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Measured - Simonovich</text:p>
          </table:table-cell>
          <table:table-cell table:number-columns-repeated="5"/>
          <table:table-cell office:value-type="string">
            <text:p>Simulated - Simonovich</text:p>
          </table:table-cell>
          <table:table-cell table:number-columns-repeated="6"/>
          <table:table-cell table:style-name="ce2"/>
          <table:table-cell office:value-type="string">
            <text:p>error - Simonovich</text:p>
          </table:table-cell>
          <table:table-cell table:number-columns-repeated="1009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f, GHz</text:p>
          </table:table-cell>
          <table:table-cell office:value-type="string">
            <text:p>gain, dB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f, GHz</text:p>
          </table:table-cell>
          <table:table-cell office:value-type="string">
            <text:p>gain, dB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3">
            <text:p>0.13</text:p>
          </table:table-cell>
          <table:table-cell/>
          <table:table-cell table:formula="of:=[.A3]/21.83*50" office:value-type="float" office:value="0.297755382501145">
            <text:p>0.2977553825</text:p>
          </table:table-cell>
          <table:table-cell table:formula="of:=-[.B3]/13.78*35" office:value-type="float" office:value="-0.330188679245283">
            <text:p>-0.3301886792</text:p>
          </table:table-cell>
          <table:table-cell/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/>
          <table:table-cell table:formula="of:=[.G3]/21.83*50" office:value-type="float" office:value="0.297755382501145">
            <text:p>0.2977553825</text:p>
          </table:table-cell>
          <table:table-cell table:formula="of:=-[.H3]/13.78*35" office:value-type="float" office:value="-0.279390420899855">
            <text:p>-0.2793904209</text:p>
          </table:table-cell>
          <table:table-cell table:number-columns-repeated="2"/>
          <table:table-cell table:formula="of:=([.K3]-[.E3])/[.E3]" office:value-type="float" office:value="-0.153846153846154">
            <text:p>-0.1538461538</text:p>
          </table:table-cell>
          <table:table-cell table:formula="of:=-[.N3]" office:value-type="float" office:value="0.153846153846154">
            <text:p>0.1538461538</text:p>
          </table:table-cell>
          <table:table-cell table:number-columns-repeated="1009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24">
            <text:p>0.24</text:p>
          </table:table-cell>
          <table:table-cell/>
          <table:table-cell table:formula="of:=[.A4]/21.83*50" office:value-type="float" office:value="1.00778744846541">
            <text:p>1.0077874485</text:p>
          </table:table-cell>
          <table:table-cell table:formula="of:=-[.B4]/13.78*35" office:value-type="float" office:value="-0.609579100145138">
            <text:p>-0.6095791001</text:p>
          </table:table-cell>
          <table:table-cell/>
          <table:table-cell office:value-type="float" office:value="0.43">
            <text:p>0.43</text:p>
          </table:table-cell>
          <table:table-cell office:value-type="float" office:value="0.23">
            <text:p>0.23</text:p>
          </table:table-cell>
          <table:table-cell/>
          <table:table-cell table:formula="of:=[.G4]/21.83*50" office:value-type="float" office:value="0.984883188273019">
            <text:p>0.9848831883</text:p>
          </table:table-cell>
          <table:table-cell table:formula="of:=-[.H4]/13.78*35" office:value-type="float" office:value="-0.584179970972424">
            <text:p>-0.584179971</text:p>
          </table:table-cell>
          <table:table-cell table:number-columns-repeated="2"/>
          <table:table-cell table:formula="of:=([.K4]-[.E4])/[.E4]" office:value-type="float" office:value="-0.0416666666666664">
            <text:p>-0.0416666667</text:p>
          </table:table-cell>
          <table:table-cell table:formula="of:=-[.N4]" office:value-type="float" office:value="0.0416666666666664">
            <text:p>0.0416666667</text:p>
          </table:table-cell>
          <table:table-cell table:number-columns-repeated="1009"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43">
            <text:p>0.43</text:p>
          </table:table-cell>
          <table:table-cell/>
          <table:table-cell table:formula="of:=[.A5]/21.83*50" office:value-type="float" office:value="1.96976637654604">
            <text:p>1.9697663765</text:p>
          </table:table-cell>
          <table:table-cell table:formula="of:=-[.B5]/13.78*35" office:value-type="float" office:value="-1.09216255442671">
            <text:p>-1.0921625544</text:p>
          </table:table-cell>
          <table:table-cell/>
          <table:table-cell office:value-type="float" office:value="0.86">
            <text:p>0.86</text:p>
          </table:table-cell>
          <table:table-cell office:value-type="float" office:value="0.42">
            <text:p>0.42</text:p>
          </table:table-cell>
          <table:table-cell/>
          <table:table-cell table:formula="of:=[.G5]/21.83*50" office:value-type="float" office:value="1.96976637654604">
            <text:p>1.9697663765</text:p>
          </table:table-cell>
          <table:table-cell table:formula="of:=-[.H5]/13.78*35" office:value-type="float" office:value="-1.06676342525399">
            <text:p>-1.0667634253</text:p>
          </table:table-cell>
          <table:table-cell table:number-columns-repeated="2"/>
          <table:table-cell table:formula="of:=([.K5]-[.E5])/[.E5]" office:value-type="float" office:value="-0.0232558139534885">
            <text:p>-0.023255814</text:p>
          </table:table-cell>
          <table:table-cell table:formula="of:=-[.N5]" office:value-type="float" office:value="0.0232558139534885">
            <text:p>0.023255814</text:p>
          </table:table-cell>
          <table:table-cell table:number-columns-repeated="1009"/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0.58">
            <text:p>0.58</text:p>
          </table:table-cell>
          <table:table-cell/>
          <table:table-cell table:formula="of:=[.A6]/21.83*50" office:value-type="float" office:value="3.00045808520385">
            <text:p>3.0004580852</text:p>
          </table:table-cell>
          <table:table-cell table:formula="of:=-[.B6]/13.78*35" office:value-type="float" office:value="-1.47314949201742">
            <text:p>-1.473149492</text:p>
          </table:table-cell>
          <table:table-cell/>
          <table:table-cell office:value-type="float" office:value="1.31">
            <text:p>1.31</text:p>
          </table:table-cell>
          <table:table-cell office:value-type="float" office:value="0.61">
            <text:p>0.61</text:p>
          </table:table-cell>
          <table:table-cell/>
          <table:table-cell table:formula="of:=[.G6]/21.83*50" office:value-type="float" office:value="3.00045808520385">
            <text:p>3.0004580852</text:p>
          </table:table-cell>
          <table:table-cell table:formula="of:=-[.H6]/13.78*35" office:value-type="float" office:value="-1.54934687953556">
            <text:p>-1.5493468795</text:p>
          </table:table-cell>
          <table:table-cell table:number-columns-repeated="2"/>
          <table:table-cell table:formula="of:=([.K6]-[.E6])/[.E6]" office:value-type="float" office:value="0.0517241379310347">
            <text:p>0.0517241379</text:p>
          </table:table-cell>
          <table:table-cell table:formula="of:=-[.N6]" office:value-type="float" office:value="-0.0517241379310347">
            <text:p>-0.0517241379</text:p>
          </table:table-cell>
          <table:table-cell table:number-columns-repeated="1009"/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.75">
            <text:p>0.75</text:p>
          </table:table-cell>
          <table:table-cell/>
          <table:table-cell table:formula="of:=[.A7]/21.83*50" office:value-type="float" office:value="3.98534127347687">
            <text:p>3.9853412735</text:p>
          </table:table-cell>
          <table:table-cell table:formula="of:=-[.B7]/13.78*35" office:value-type="float" office:value="-1.90493468795356">
            <text:p>-1.904934688</text:p>
          </table:table-cell>
          <table:table-cell/>
          <table:table-cell office:value-type="float" office:value="1.74">
            <text:p>1.74</text:p>
          </table:table-cell>
          <table:table-cell office:value-type="float" office:value="0.78">
            <text:p>0.78</text:p>
          </table:table-cell>
          <table:table-cell/>
          <table:table-cell table:formula="of:=[.G7]/21.83*50" office:value-type="float" office:value="3.98534127347687">
            <text:p>3.9853412735</text:p>
          </table:table-cell>
          <table:table-cell table:formula="of:=-[.H7]/13.78*35" office:value-type="float" office:value="-1.9811320754717">
            <text:p>-1.9811320755</text:p>
          </table:table-cell>
          <table:table-cell table:number-columns-repeated="2"/>
          <table:table-cell table:formula="of:=([.K7]-[.E7])/[.E7]" office:value-type="float" office:value="0.0399999999999999">
            <text:p>0.04</text:p>
          </table:table-cell>
          <table:table-cell table:formula="of:=-[.N7]" office:value-type="float" office:value="-0.0399999999999999">
            <text:p>-0.04</text:p>
          </table:table-cell>
          <table:table-cell table:number-columns-repeated="1009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.91">
            <text:p>0.91</text:p>
          </table:table-cell>
          <table:table-cell/>
          <table:table-cell table:formula="of:=[.A8]/21.83*50" office:value-type="float" office:value="4.99312872194228">
            <text:p>4.9931287219</text:p>
          </table:table-cell>
          <table:table-cell table:formula="of:=-[.B8]/13.78*35" office:value-type="float" office:value="-2.31132075471698">
            <text:p>-2.3113207547</text:p>
          </table:table-cell>
          <table:table-cell/>
          <table:table-cell office:value-type="float" office:value="2.19">
            <text:p>2.19</text:p>
          </table:table-cell>
          <table:table-cell office:value-type="float" office:value="0.95">
            <text:p>0.95</text:p>
          </table:table-cell>
          <table:table-cell/>
          <table:table-cell table:formula="of:=[.G8]/21.83*50" office:value-type="float" office:value="5.01603298213468">
            <text:p>5.0160329821</text:p>
          </table:table-cell>
          <table:table-cell table:formula="of:=-[.H8]/13.78*35" office:value-type="float" office:value="-2.41291727140784">
            <text:p>-2.4129172714</text:p>
          </table:table-cell>
          <table:table-cell table:number-columns-repeated="2"/>
          <table:table-cell table:formula="of:=([.K8]-[.E8])/[.E8]" office:value-type="float" office:value="0.0439560439560441">
            <text:p>0.043956044</text:p>
          </table:table-cell>
          <table:table-cell table:formula="of:=-[.N8]" office:value-type="float" office:value="-0.0439560439560441">
            <text:p>-0.043956044</text:p>
          </table:table-cell>
          <table:table-cell table:number-columns-repeated="1009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1.1">
            <text:p>1.1</text:p>
          </table:table-cell>
          <table:table-cell/>
          <table:table-cell table:formula="of:=[.A9]/21.83*50" office:value-type="float" office:value="6.0009161704077">
            <text:p>6.0009161704</text:p>
          </table:table-cell>
          <table:table-cell table:formula="of:=-[.B9]/13.78*35" office:value-type="float" office:value="-2.79390420899855">
            <text:p>-2.793904209</text:p>
          </table:table-cell>
          <table:table-cell/>
          <table:table-cell office:value-type="float" office:value="2.62">
            <text:p>2.62</text:p>
          </table:table-cell>
          <table:table-cell office:value-type="float" office:value="1.13">
            <text:p>1.13</text:p>
          </table:table-cell>
          <table:table-cell/>
          <table:table-cell table:formula="of:=[.G9]/21.83*50" office:value-type="float" office:value="6.0009161704077">
            <text:p>6.0009161704</text:p>
          </table:table-cell>
          <table:table-cell table:formula="of:=-[.H9]/13.78*35" office:value-type="float" office:value="-2.87010159651669">
            <text:p>-2.8701015965</text:p>
          </table:table-cell>
          <table:table-cell table:number-columns-repeated="2"/>
          <table:table-cell table:formula="of:=([.K9]-[.E9])/[.E9]" office:value-type="float" office:value="0.0272727272727272">
            <text:p>0.0272727273</text:p>
          </table:table-cell>
          <table:table-cell table:formula="of:=-[.N9]" office:value-type="float" office:value="-0.0272727272727272">
            <text:p>-0.0272727273</text:p>
          </table:table-cell>
          <table:table-cell table:number-columns-repeated="1009"/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1.26">
            <text:p>1.26</text:p>
          </table:table-cell>
          <table:table-cell/>
          <table:table-cell table:formula="of:=[.A10]/21.83*50" office:value-type="float" office:value="6.98579935868072">
            <text:p>6.9857993587</text:p>
          </table:table-cell>
          <table:table-cell table:formula="of:=-[.B10]/13.78*35" office:value-type="float" office:value="-3.20029027576197">
            <text:p>-3.2002902758</text:p>
          </table:table-cell>
          <table:table-cell/>
          <table:table-cell office:value-type="float" office:value="3.04">
            <text:p>3.04</text:p>
          </table:table-cell>
          <table:table-cell office:value-type="float" office:value="1.29">
            <text:p>1.29</text:p>
          </table:table-cell>
          <table:table-cell/>
          <table:table-cell table:formula="of:=[.G10]/21.83*50" office:value-type="float" office:value="6.96289509848832">
            <text:p>6.9628950985</text:p>
          </table:table-cell>
          <table:table-cell table:formula="of:=-[.H10]/13.78*35" office:value-type="float" office:value="-3.27648766328012">
            <text:p>-3.2764876633</text:p>
          </table:table-cell>
          <table:table-cell table:number-columns-repeated="2"/>
          <table:table-cell table:formula="of:=([.K10]-[.E10])/[.E10]" office:value-type="float" office:value="0.0238095238095239">
            <text:p>0.0238095238</text:p>
          </table:table-cell>
          <table:table-cell table:formula="of:=-[.N10]" office:value-type="float" office:value="-0.0238095238095239">
            <text:p>-0.0238095238</text:p>
          </table:table-cell>
          <table:table-cell table:number-columns-repeated="1009"/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1.41">
            <text:p>1.41</text:p>
          </table:table-cell>
          <table:table-cell/>
          <table:table-cell table:formula="of:=[.A11]/21.83*50" office:value-type="float" office:value="7.97068254695373">
            <text:p>7.970682547</text:p>
          </table:table-cell>
          <table:table-cell table:formula="of:=-[.B11]/13.78*35" office:value-type="float" office:value="-3.58127721335269">
            <text:p>-3.5812772134</text:p>
          </table:table-cell>
          <table:table-cell/>
          <table:table-cell office:value-type="float" office:value="3.48">
            <text:p>3.48</text:p>
          </table:table-cell>
          <table:table-cell office:value-type="float" office:value="1.46">
            <text:p>1.46</text:p>
          </table:table-cell>
          <table:table-cell/>
          <table:table-cell table:formula="of:=[.G11]/21.83*50" office:value-type="float" office:value="7.97068254695373">
            <text:p>7.970682547</text:p>
          </table:table-cell>
          <table:table-cell table:formula="of:=-[.H11]/13.78*35" office:value-type="float" office:value="-3.70827285921626">
            <text:p>-3.7082728592</text:p>
          </table:table-cell>
          <table:table-cell table:number-columns-repeated="2"/>
          <table:table-cell table:formula="of:=([.K11]-[.E11])/[.E11]" office:value-type="float" office:value="0.0354609929078015">
            <text:p>0.0354609929</text:p>
          </table:table-cell>
          <table:table-cell table:formula="of:=-[.N11]" office:value-type="float" office:value="-0.0354609929078015">
            <text:p>-0.0354609929</text:p>
          </table:table-cell>
          <table:table-cell table:number-columns-repeated="1009"/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1.58">
            <text:p>1.58</text:p>
          </table:table-cell>
          <table:table-cell/>
          <table:table-cell table:formula="of:=[.A12]/21.83*50" office:value-type="float" office:value="8.97846999541915">
            <text:p>8.9784699954</text:p>
          </table:table-cell>
          <table:table-cell table:formula="of:=-[.B12]/13.78*35" office:value-type="float" office:value="-4.01306240928883">
            <text:p>-4.0130624093</text:p>
          </table:table-cell>
          <table:table-cell/>
          <table:table-cell office:value-type="float" office:value="3.91">
            <text:p>3.91</text:p>
          </table:table-cell>
          <table:table-cell office:value-type="float" office:value="1.64">
            <text:p>1.64</text:p>
          </table:table-cell>
          <table:table-cell/>
          <table:table-cell table:formula="of:=[.G12]/21.83*50" office:value-type="float" office:value="8.95556573522675">
            <text:p>8.9555657352</text:p>
          </table:table-cell>
          <table:table-cell table:formula="of:=-[.H12]/13.78*35" office:value-type="float" office:value="-4.16545718432511">
            <text:p>-4.1654571843</text:p>
          </table:table-cell>
          <table:table-cell table:number-columns-repeated="2"/>
          <table:table-cell table:formula="of:=([.K12]-[.E12])/[.E12]" office:value-type="float" office:value="0.0379746835443039">
            <text:p>0.0379746835</text:p>
          </table:table-cell>
          <table:table-cell table:formula="of:=-[.N12]" office:value-type="float" office:value="-0.0379746835443039">
            <text:p>-0.0379746835</text:p>
          </table:table-cell>
          <table:table-cell table:number-columns-repeated="1009"/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1.75">
            <text:p>1.75</text:p>
          </table:table-cell>
          <table:table-cell/>
          <table:table-cell table:formula="of:=[.A13]/21.83*50" office:value-type="float" office:value="9.96335318369217">
            <text:p>9.9633531837</text:p>
          </table:table-cell>
          <table:table-cell table:formula="of:=-[.B13]/13.78*35" office:value-type="float" office:value="-4.44484760522496">
            <text:p>-4.4448476052</text:p>
          </table:table-cell>
          <table:table-cell/>
          <table:table-cell office:value-type="float" office:value="4.36">
            <text:p>4.36</text:p>
          </table:table-cell>
          <table:table-cell office:value-type="float" office:value="1.8">
            <text:p>1.8</text:p>
          </table:table-cell>
          <table:table-cell/>
          <table:table-cell table:formula="of:=[.G13]/21.83*50" office:value-type="float" office:value="9.98625744388456">
            <text:p>9.9862574439</text:p>
          </table:table-cell>
          <table:table-cell table:formula="of:=-[.H13]/13.78*35" office:value-type="float" office:value="-4.57184325108853">
            <text:p>-4.5718432511</text:p>
          </table:table-cell>
          <table:table-cell table:number-columns-repeated="2"/>
          <table:table-cell table:formula="of:=([.K13]-[.E13])/[.E13]" office:value-type="float" office:value="0.0285714285714286">
            <text:p>0.0285714286</text:p>
          </table:table-cell>
          <table:table-cell table:formula="of:=-[.N13]" office:value-type="float" office:value="-0.0285714285714286">
            <text:p>-0.0285714286</text:p>
          </table:table-cell>
          <table:table-cell table:number-columns-repeated="1009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1.92">
            <text:p>1.92</text:p>
          </table:table-cell>
          <table:table-cell/>
          <table:table-cell table:formula="of:=[.A14]/21.83*50" office:value-type="float" office:value="10.99404489235">
            <text:p>10.9940448924</text:p>
          </table:table-cell>
          <table:table-cell table:formula="of:=-[.B14]/13.78*35" office:value-type="float" office:value="-4.8766328011611">
            <text:p>-4.8766328012</text:p>
          </table:table-cell>
          <table:table-cell/>
          <table:table-cell office:value-type="float" office:value="4.79">
            <text:p>4.79</text:p>
          </table:table-cell>
          <table:table-cell office:value-type="float" office:value="1.97">
            <text:p>1.97</text:p>
          </table:table-cell>
          <table:table-cell/>
          <table:table-cell table:formula="of:=[.G14]/21.83*50" office:value-type="float" office:value="10.9711406321576">
            <text:p>10.9711406322</text:p>
          </table:table-cell>
          <table:table-cell table:formula="of:=-[.H14]/13.78*35" office:value-type="float" office:value="-5.00362844702467">
            <text:p>-5.003628447</text:p>
          </table:table-cell>
          <table:table-cell table:number-columns-repeated="2"/>
          <table:table-cell table:formula="of:=([.K14]-[.E14])/[.E14]" office:value-type="float" office:value="0.0260416666666669">
            <text:p>0.0260416667</text:p>
          </table:table-cell>
          <table:table-cell table:formula="of:=-[.N14]" office:value-type="float" office:value="-0.0260416666666669">
            <text:p>-0.0260416667</text:p>
          </table:table-cell>
          <table:table-cell table:number-columns-repeated="1009"/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2.07">
            <text:p>2.07</text:p>
          </table:table-cell>
          <table:table-cell/>
          <table:table-cell table:formula="of:=[.A15]/21.83*50" office:value-type="float" office:value="11.978928080623">
            <text:p>11.9789280806</text:p>
          </table:table-cell>
          <table:table-cell table:formula="of:=-[.B15]/13.78*35" office:value-type="float" office:value="-5.25761973875181">
            <text:p>-5.2576197388</text:p>
          </table:table-cell>
          <table:table-cell/>
          <table:table-cell office:value-type="float" office:value="5.23">
            <text:p>5.23</text:p>
          </table:table-cell>
          <table:table-cell office:value-type="float" office:value="2.13">
            <text:p>2.13</text:p>
          </table:table-cell>
          <table:table-cell/>
          <table:table-cell table:formula="of:=[.G15]/21.83*50" office:value-type="float" office:value="11.978928080623">
            <text:p>11.9789280806</text:p>
          </table:table-cell>
          <table:table-cell table:formula="of:=-[.H15]/13.78*35" office:value-type="float" office:value="-5.4100145137881">
            <text:p>-5.4100145138</text:p>
          </table:table-cell>
          <table:table-cell table:number-columns-repeated="2"/>
          <table:table-cell table:formula="of:=([.K15]-[.E15])/[.E15]" office:value-type="float" office:value="0.0289855072463769">
            <text:p>0.0289855072</text:p>
          </table:table-cell>
          <table:table-cell table:formula="of:=-[.N15]" office:value-type="float" office:value="-0.0289855072463769">
            <text:p>-0.0289855072</text:p>
          </table:table-cell>
          <table:table-cell table:number-columns-repeated="1009"/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2.22">
            <text:p>2.22</text:p>
          </table:table-cell>
          <table:table-cell/>
          <table:table-cell table:formula="of:=[.A16]/21.83*50" office:value-type="float" office:value="12.9867155290884">
            <text:p>12.9867155291</text:p>
          </table:table-cell>
          <table:table-cell table:formula="of:=-[.B16]/13.78*35" office:value-type="float" office:value="-5.63860667634253">
            <text:p>-5.6386066763</text:p>
          </table:table-cell>
          <table:table-cell/>
          <table:table-cell office:value-type="float" office:value="5.67">
            <text:p>5.67</text:p>
          </table:table-cell>
          <table:table-cell office:value-type="float" office:value="2.29">
            <text:p>2.29</text:p>
          </table:table-cell>
          <table:table-cell/>
          <table:table-cell table:formula="of:=[.G16]/21.83*50" office:value-type="float" office:value="12.9867155290884">
            <text:p>12.9867155291</text:p>
          </table:table-cell>
          <table:table-cell table:formula="of:=-[.H16]/13.78*35" office:value-type="float" office:value="-5.81640058055153">
            <text:p>-5.8164005806</text:p>
          </table:table-cell>
          <table:table-cell table:number-columns-repeated="2"/>
          <table:table-cell table:formula="of:=([.K16]-[.E16])/[.E16]" office:value-type="float" office:value="0.0315315315315315">
            <text:p>0.0315315315</text:p>
          </table:table-cell>
          <table:table-cell table:formula="of:=-[.N16]" office:value-type="float" office:value="-0.0315315315315315">
            <text:p>-0.0315315315</text:p>
          </table:table-cell>
          <table:table-cell table:number-columns-repeated="1009"/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2.43">
            <text:p>2.43</text:p>
          </table:table-cell>
          <table:table-cell/>
          <table:table-cell table:formula="of:=[.A17]/21.83*50" office:value-type="float" office:value="13.9945029775538">
            <text:p>13.9945029776</text:p>
          </table:table-cell>
          <table:table-cell table:formula="of:=-[.B17]/13.78*35" office:value-type="float" office:value="-6.17198838896952">
            <text:p>-6.171988389</text:p>
          </table:table-cell>
          <table:table-cell/>
          <table:table-cell office:value-type="float" office:value="6.1">
            <text:p>6.1</text:p>
          </table:table-cell>
          <table:table-cell office:value-type="float" office:value="2.46">
            <text:p>2.46</text:p>
          </table:table-cell>
          <table:table-cell/>
          <table:table-cell table:formula="of:=[.G17]/21.83*50" office:value-type="float" office:value="13.9715987173614">
            <text:p>13.9715987174</text:p>
          </table:table-cell>
          <table:table-cell table:formula="of:=-[.H17]/13.78*35" office:value-type="float" office:value="-6.24818577648766">
            <text:p>-6.2481857765</text:p>
          </table:table-cell>
          <table:table-cell table:number-columns-repeated="2"/>
          <table:table-cell table:formula="of:=([.K17]-[.E17])/[.E17]" office:value-type="float" office:value="0.0123456790123456">
            <text:p>0.012345679</text:p>
          </table:table-cell>
          <table:table-cell table:formula="of:=-[.N17]" office:value-type="float" office:value="-0.0123456790123456">
            <text:p>-0.012345679</text:p>
          </table:table-cell>
          <table:table-cell table:number-columns-repeated="1009"/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2.58">
            <text:p>2.58</text:p>
          </table:table-cell>
          <table:table-cell/>
          <table:table-cell table:formula="of:=[.A18]/21.83*50" office:value-type="float" office:value="14.9793861658268">
            <text:p>14.9793861658</text:p>
          </table:table-cell>
          <table:table-cell table:formula="of:=-[.B18]/13.78*35" office:value-type="float" office:value="-6.55297532656023">
            <text:p>-6.5529753266</text:p>
          </table:table-cell>
          <table:table-cell/>
          <table:table-cell office:value-type="float" office:value="6.53">
            <text:p>6.53</text:p>
          </table:table-cell>
          <table:table-cell office:value-type="float" office:value="2.62">
            <text:p>2.62</text:p>
          </table:table-cell>
          <table:table-cell/>
          <table:table-cell table:formula="of:=[.G18]/21.83*50" office:value-type="float" office:value="14.9564819056344">
            <text:p>14.9564819056</text:p>
          </table:table-cell>
          <table:table-cell table:formula="of:=-[.H18]/13.78*35" office:value-type="float" office:value="-6.65457184325109">
            <text:p>-6.6545718433</text:p>
          </table:table-cell>
          <table:table-cell table:number-columns-repeated="2"/>
          <table:table-cell table:formula="of:=([.K18]-[.E18])/[.E18]" office:value-type="float" office:value="0.0155038759689922">
            <text:p>0.015503876</text:p>
          </table:table-cell>
          <table:table-cell table:formula="of:=-[.N18]" office:value-type="float" office:value="-0.0155038759689922">
            <text:p>-0.015503876</text:p>
          </table:table-cell>
          <table:table-cell table:number-columns-repeated="1009"/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2.73">
            <text:p>2.73</text:p>
          </table:table-cell>
          <table:table-cell/>
          <table:table-cell table:formula="of:=[.A19]/21.83*50" office:value-type="float" office:value="15.9642693540999">
            <text:p>15.9642693541</text:p>
          </table:table-cell>
          <table:table-cell table:formula="of:=-[.B19]/13.78*35" office:value-type="float" office:value="-6.93396226415094">
            <text:p>-6.9339622642</text:p>
          </table:table-cell>
          <table:table-cell/>
          <table:table-cell office:value-type="float" office:value="6.98">
            <text:p>6.98</text:p>
          </table:table-cell>
          <table:table-cell office:value-type="float" office:value="2.78">
            <text:p>2.78</text:p>
          </table:table-cell>
          <table:table-cell/>
          <table:table-cell table:formula="of:=[.G19]/21.83*50" office:value-type="float" office:value="15.9871736142923">
            <text:p>15.9871736143</text:p>
          </table:table-cell>
          <table:table-cell table:formula="of:=-[.H19]/13.78*35" office:value-type="float" office:value="-7.06095791001452">
            <text:p>-7.06095791</text:p>
          </table:table-cell>
          <table:table-cell table:number-columns-repeated="2"/>
          <table:table-cell table:formula="of:=([.K19]-[.E19])/[.E19]" office:value-type="float" office:value="0.0183150183150185">
            <text:p>0.0183150183</text:p>
          </table:table-cell>
          <table:table-cell table:formula="of:=-[.N19]" office:value-type="float" office:value="-0.0183150183150185">
            <text:p>-0.0183150183</text:p>
          </table:table-cell>
          <table:table-cell table:number-columns-repeated="1009"/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2.9">
            <text:p>2.9</text:p>
          </table:table-cell>
          <table:table-cell/>
          <table:table-cell table:formula="of:=[.A20]/21.83*50" office:value-type="float" office:value="16.9949610627577">
            <text:p>16.9949610628</text:p>
          </table:table-cell>
          <table:table-cell table:formula="of:=-[.B20]/13.78*35" office:value-type="float" office:value="-7.36574746008708">
            <text:p>-7.3657474601</text:p>
          </table:table-cell>
          <table:table-cell/>
          <table:table-cell office:value-type="float" office:value="7.42">
            <text:p>7.42</text:p>
          </table:table-cell>
          <table:table-cell office:value-type="float" office:value="2.96">
            <text:p>2.96</text:p>
          </table:table-cell>
          <table:table-cell/>
          <table:table-cell table:formula="of:=[.G20]/21.83*50" office:value-type="float" office:value="16.9949610627577">
            <text:p>16.9949610628</text:p>
          </table:table-cell>
          <table:table-cell table:formula="of:=-[.H20]/13.78*35" office:value-type="float" office:value="-7.51814223512337">
            <text:p>-7.5181422351</text:p>
          </table:table-cell>
          <table:table-cell table:number-columns-repeated="2"/>
          <table:table-cell table:formula="of:=([.K20]-[.E20])/[.E20]" office:value-type="float" office:value="0.0206896551724138">
            <text:p>0.0206896552</text:p>
          </table:table-cell>
          <table:table-cell table:formula="of:=-[.N20]" office:value-type="float" office:value="-0.0206896551724138">
            <text:p>-0.0206896552</text:p>
          </table:table-cell>
          <table:table-cell table:number-columns-repeated="1009"/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3.06">
            <text:p>3.06</text:p>
          </table:table-cell>
          <table:table-cell/>
          <table:table-cell table:formula="of:=[.A21]/21.83*50" office:value-type="float" office:value="17.9798442510307">
            <text:p>17.979844251</text:p>
          </table:table-cell>
          <table:table-cell table:formula="of:=-[.B21]/13.78*35" office:value-type="float" office:value="-7.77213352685051">
            <text:p>-7.7721335269</text:p>
          </table:table-cell>
          <table:table-cell/>
          <table:table-cell office:value-type="float" office:value="7.85">
            <text:p>7.85</text:p>
          </table:table-cell>
          <table:table-cell office:value-type="float" office:value="3.11">
            <text:p>3.11</text:p>
          </table:table-cell>
          <table:table-cell/>
          <table:table-cell table:formula="of:=[.G21]/21.83*50" office:value-type="float" office:value="17.9798442510307">
            <text:p>17.979844251</text:p>
          </table:table-cell>
          <table:table-cell table:formula="of:=-[.H21]/13.78*35" office:value-type="float" office:value="-7.89912917271408">
            <text:p>-7.8991291727</text:p>
          </table:table-cell>
          <table:table-cell table:number-columns-repeated="2"/>
          <table:table-cell table:formula="of:=([.K21]-[.E21])/[.E21]" office:value-type="float" office:value="0.0163398692810455">
            <text:p>0.0163398693</text:p>
          </table:table-cell>
          <table:table-cell table:formula="of:=-[.N21]" office:value-type="float" office:value="-0.0163398692810455">
            <text:p>-0.0163398693</text:p>
          </table:table-cell>
          <table:table-cell table:number-columns-repeated="1009"/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3.24">
            <text:p>3.24</text:p>
          </table:table-cell>
          <table:table-cell/>
          <table:table-cell table:formula="of:=[.A22]/21.83*50" office:value-type="float" office:value="18.9876316994961">
            <text:p>18.9876316995</text:p>
          </table:table-cell>
          <table:table-cell table:formula="of:=-[.B22]/13.78*35" office:value-type="float" office:value="-8.22931785195936">
            <text:p>-8.229317852</text:p>
          </table:table-cell>
          <table:table-cell/>
          <table:table-cell office:value-type="float" office:value="8.29">
            <text:p>8.29</text:p>
          </table:table-cell>
          <table:table-cell office:value-type="float" office:value="3.28">
            <text:p>3.28</text:p>
          </table:table-cell>
          <table:table-cell/>
          <table:table-cell table:formula="of:=[.G22]/21.83*50" office:value-type="float" office:value="18.9876316994961">
            <text:p>18.9876316995</text:p>
          </table:table-cell>
          <table:table-cell table:formula="of:=-[.H22]/13.78*35" office:value-type="float" office:value="-8.33091436865022">
            <text:p>-8.3309143687</text:p>
          </table:table-cell>
          <table:table-cell table:number-columns-repeated="2"/>
          <table:table-cell table:formula="of:=([.K22]-[.E22])/[.E22]" office:value-type="float" office:value="0.0123456790123459">
            <text:p>0.012345679</text:p>
          </table:table-cell>
          <table:table-cell table:formula="of:=-[.N22]" office:value-type="float" office:value="-0.0123456790123459">
            <text:p>-0.012345679</text:p>
          </table:table-cell>
          <table:table-cell table:number-columns-repeated="1009"/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3.39">
            <text:p>3.39</text:p>
          </table:table-cell>
          <table:table-cell/>
          <table:table-cell table:formula="of:=[.A23]/21.83*50" office:value-type="float" office:value="19.9954191479615">
            <text:p>19.995419148</text:p>
          </table:table-cell>
          <table:table-cell table:formula="of:=-[.B23]/13.78*35" office:value-type="float" office:value="-8.61030478955007">
            <text:p>-8.6103047896</text:p>
          </table:table-cell>
          <table:table-cell/>
          <table:table-cell office:value-type="float" office:value="8.72">
            <text:p>8.72</text:p>
          </table:table-cell>
          <table:table-cell office:value-type="float" office:value="3.42">
            <text:p>3.42</text:p>
          </table:table-cell>
          <table:table-cell/>
          <table:table-cell table:formula="of:=[.G23]/21.83*50" office:value-type="float" office:value="19.9725148877691">
            <text:p>19.9725148878</text:p>
          </table:table-cell>
          <table:table-cell table:formula="of:=-[.H23]/13.78*35" office:value-type="float" office:value="-8.68650217706822">
            <text:p>-8.6865021771</text:p>
          </table:table-cell>
          <table:table-cell table:number-columns-repeated="2"/>
          <table:table-cell table:formula="of:=([.K23]-[.E23])/[.E23]" office:value-type="float" office:value="0.00884955752212393">
            <text:p>0.0088495575</text:p>
          </table:table-cell>
          <table:table-cell table:formula="of:=-[.N23]" office:value-type="float" office:value="-0.00884955752212393">
            <text:p>-0.0088495575</text:p>
          </table:table-cell>
          <table:table-cell table:number-columns-repeated="1009"/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3.59">
            <text:p>3.59</text:p>
          </table:table-cell>
          <table:table-cell/>
          <table:table-cell table:formula="of:=[.A24]/21.83*50" office:value-type="float" office:value="21.0261108566193">
            <text:p>21.0261108566</text:p>
          </table:table-cell>
          <table:table-cell table:formula="of:=-[.B24]/13.78*35" office:value-type="float" office:value="-9.11828737300436">
            <text:p>-9.118287373</text:p>
          </table:table-cell>
          <table:table-cell/>
          <table:table-cell office:value-type="float" office:value="9.16">
            <text:p>9.16</text:p>
          </table:table-cell>
          <table:table-cell office:value-type="float" office:value="3.59">
            <text:p>3.59</text:p>
          </table:table-cell>
          <table:table-cell/>
          <table:table-cell table:formula="of:=[.G24]/21.83*50" office:value-type="float" office:value="20.9803023362345">
            <text:p>20.9803023362</text:p>
          </table:table-cell>
          <table:table-cell table:formula="of:=-[.H24]/13.78*35" office:value-type="float" office:value="-9.11828737300436">
            <text:p>-9.118287373</text:p>
          </table:table-cell>
          <table:table-cell table:number-columns-repeated="2"/>
          <table:table-cell table:formula="of:=([.K24]-[.E24])/[.E24]" office:value-type="float" office:value="-0">
            <text:p>-0</text:p>
          </table:table-cell>
          <table:table-cell table:formula="of:=-[.N24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3.76">
            <text:p>3.76</text:p>
          </table:table-cell>
          <table:table-cell/>
          <table:table-cell table:formula="of:=[.A25]/21.83*50" office:value-type="float" office:value="22.0109940448924">
            <text:p>22.0109940449</text:p>
          </table:table-cell>
          <table:table-cell table:formula="of:=-[.B25]/13.78*35" office:value-type="float" office:value="-9.55007256894049">
            <text:p>-9.5500725689</text:p>
          </table:table-cell>
          <table:table-cell/>
          <table:table-cell office:value-type="float" office:value="9.61">
            <text:p>9.61</text:p>
          </table:table-cell>
          <table:table-cell office:value-type="float" office:value="3.76">
            <text:p>3.76</text:p>
          </table:table-cell>
          <table:table-cell/>
          <table:table-cell table:formula="of:=[.G25]/21.83*50" office:value-type="float" office:value="22.0109940448924">
            <text:p>22.0109940449</text:p>
          </table:table-cell>
          <table:table-cell table:formula="of:=-[.H25]/13.78*35" office:value-type="float" office:value="-9.55007256894049">
            <text:p>-9.5500725689</text:p>
          </table:table-cell>
          <table:table-cell table:number-columns-repeated="2"/>
          <table:table-cell table:formula="of:=([.K25]-[.E25])/[.E25]" office:value-type="float" office:value="-0">
            <text:p>-0</text:p>
          </table:table-cell>
          <table:table-cell table:formula="of:=-[.N2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0.03">
            <text:p>10.03</text:p>
          </table:table-cell>
          <table:table-cell office:value-type="float" office:value="3.93">
            <text:p>3.93</text:p>
          </table:table-cell>
          <table:table-cell/>
          <table:table-cell table:formula="of:=[.A26]/21.83*50" office:value-type="float" office:value="22.972972972973">
            <text:p>22.972972973</text:p>
          </table:table-cell>
          <table:table-cell table:formula="of:=-[.B26]/13.78*35" office:value-type="float" office:value="-9.98185776487664">
            <text:p>-9.9818577649</text:p>
          </table:table-cell>
          <table:table-cell/>
          <table:table-cell office:value-type="float" office:value="10.05">
            <text:p>10.05</text:p>
          </table:table-cell>
          <table:table-cell office:value-type="float" office:value="3.91">
            <text:p>3.91</text:p>
          </table:table-cell>
          <table:table-cell/>
          <table:table-cell table:formula="of:=[.G26]/21.83*50" office:value-type="float" office:value="23.0187814933578">
            <text:p>23.0187814934</text:p>
          </table:table-cell>
          <table:table-cell table:formula="of:=-[.H26]/13.78*35" office:value-type="float" office:value="-9.93105950653121">
            <text:p>-9.9310595065</text:p>
          </table:table-cell>
          <table:table-cell table:number-columns-repeated="2"/>
          <table:table-cell table:formula="of:=([.K26]-[.E26])/[.E26]" office:value-type="float" office:value="-0.00508905852417311">
            <text:p>-0.0050890585</text:p>
          </table:table-cell>
          <table:table-cell table:formula="of:=-[.N26]" office:value-type="float" office:value="0.00508905852417311">
            <text:p>0.0050890585</text:p>
          </table:table-cell>
          <table:table-cell table:number-columns-repeated="1009"/>
        </table:table-row>
        <table:table-row table:style-name="ro1">
          <table:table-cell office:value-type="float" office:value="10.47">
            <text:p>10.47</text:p>
          </table:table-cell>
          <table:table-cell office:value-type="float" office:value="4.11">
            <text:p>4.11</text:p>
          </table:table-cell>
          <table:table-cell/>
          <table:table-cell table:formula="of:=[.A27]/21.83*50" office:value-type="float" office:value="23.9807604214384">
            <text:p>23.9807604214</text:p>
          </table:table-cell>
          <table:table-cell table:formula="of:=-[.B27]/13.78*35" office:value-type="float" office:value="-10.4390420899855">
            <text:p>-10.43904209</text:p>
          </table:table-cell>
          <table:table-cell/>
          <table:table-cell office:value-type="float" office:value="10.49">
            <text:p>10.49</text:p>
          </table:table-cell>
          <table:table-cell office:value-type="float" office:value="4.08">
            <text:p>4.08</text:p>
          </table:table-cell>
          <table:table-cell/>
          <table:table-cell table:formula="of:=[.G27]/21.83*50" office:value-type="float" office:value="24.0265689418232">
            <text:p>24.0265689418</text:p>
          </table:table-cell>
          <table:table-cell table:formula="of:=-[.H27]/13.78*35" office:value-type="float" office:value="-10.3628447024673">
            <text:p>-10.3628447025</text:p>
          </table:table-cell>
          <table:table-cell table:number-columns-repeated="2"/>
          <table:table-cell table:formula="of:=([.K27]-[.E27])/[.E27]" office:value-type="float" office:value="-0.00729927007299273">
            <text:p>-0.0072992701</text:p>
          </table:table-cell>
          <table:table-cell table:formula="of:=-[.N27]" office:value-type="float" office:value="0.00729927007299273">
            <text:p>0.0072992701</text:p>
          </table:table-cell>
          <table:table-cell table:number-columns-repeated="1009"/>
        </table:table-row>
        <table:table-row table:style-name="ro1">
          <table:table-cell office:value-type="float" office:value="10.92">
            <text:p>10.92</text:p>
          </table:table-cell>
          <table:table-cell office:value-type="float" office:value="4.26">
            <text:p>4.26</text:p>
          </table:table-cell>
          <table:table-cell/>
          <table:table-cell table:formula="of:=[.A28]/21.83*50" office:value-type="float" office:value="25.0114521300962">
            <text:p>25.0114521301</text:p>
          </table:table-cell>
          <table:table-cell table:formula="of:=-[.B28]/13.78*35" office:value-type="float" office:value="-10.8200290275762">
            <text:p>-10.8200290276</text:p>
          </table:table-cell>
          <table:table-cell/>
          <table:table-cell office:value-type="float" office:value="10.89">
            <text:p>10.89</text:p>
          </table:table-cell>
          <table:table-cell office:value-type="float" office:value="4.23">
            <text:p>4.23</text:p>
          </table:table-cell>
          <table:table-cell/>
          <table:table-cell table:formula="of:=[.G28]/21.83*50" office:value-type="float" office:value="24.942739349519">
            <text:p>24.9427393495</text:p>
          </table:table-cell>
          <table:table-cell table:formula="of:=-[.H28]/13.78*35" office:value-type="float" office:value="-10.7438316400581">
            <text:p>-10.7438316401</text:p>
          </table:table-cell>
          <table:table-cell table:number-columns-repeated="2"/>
          <table:table-cell table:formula="of:=([.K28]-[.E28])/[.E28]" office:value-type="float" office:value="-0.00704225352112662">
            <text:p>-0.0070422535</text:p>
          </table:table-cell>
          <table:table-cell table:formula="of:=-[.N28]" office:value-type="float" office:value="0.00704225352112662">
            <text:p>0.0070422535</text:p>
          </table:table-cell>
          <table:table-cell table:number-columns-repeated="1009"/>
        </table:table-row>
        <table:table-row table:style-name="ro1">
          <table:table-cell office:value-type="float" office:value="11.35">
            <text:p>11.35</text:p>
          </table:table-cell>
          <table:table-cell office:value-type="float" office:value="4.45">
            <text:p>4.45</text:p>
          </table:table-cell>
          <table:table-cell/>
          <table:table-cell table:formula="of:=[.A29]/21.83*50" office:value-type="float" office:value="25.9963353183692">
            <text:p>25.9963353184</text:p>
          </table:table-cell>
          <table:table-cell table:formula="of:=-[.B29]/13.78*35" office:value-type="float" office:value="-11.3026124818578">
            <text:p>-11.3026124819</text:p>
          </table:table-cell>
          <table:table-cell/>
          <table:table-cell office:value-type="float" office:value="11.34">
            <text:p>11.34</text:p>
          </table:table-cell>
          <table:table-cell office:value-type="float" office:value="4.39">
            <text:p>4.39</text:p>
          </table:table-cell>
          <table:table-cell/>
          <table:table-cell table:formula="of:=[.G29]/21.83*50" office:value-type="float" office:value="25.9734310581768">
            <text:p>25.9734310582</text:p>
          </table:table-cell>
          <table:table-cell table:formula="of:=-[.H29]/13.78*35" office:value-type="float" office:value="-11.1502177068215">
            <text:p>-11.1502177068</text:p>
          </table:table-cell>
          <table:table-cell table:number-columns-repeated="2"/>
          <table:table-cell table:formula="of:=([.K29]-[.E29])/[.E29]" office:value-type="float" office:value="-0.0134831460674159">
            <text:p>-0.0134831461</text:p>
          </table:table-cell>
          <table:table-cell table:formula="of:=-[.N29]" office:value-type="float" office:value="0.0134831460674159">
            <text:p>0.0134831461</text:p>
          </table:table-cell>
          <table:table-cell table:number-columns-repeated="1009"/>
        </table:table-row>
        <table:table-row table:style-name="ro1">
          <table:table-cell office:value-type="float" office:value="11.79">
            <text:p>11.79</text:p>
          </table:table-cell>
          <table:table-cell office:value-type="float" office:value="4.61">
            <text:p>4.61</text:p>
          </table:table-cell>
          <table:table-cell/>
          <table:table-cell table:formula="of:=[.A30]/21.83*50" office:value-type="float" office:value="27.0041227668346">
            <text:p>27.0041227668</text:p>
          </table:table-cell>
          <table:table-cell table:formula="of:=-[.B30]/13.78*35" office:value-type="float" office:value="-11.7089985486212">
            <text:p>-11.7089985486</text:p>
          </table:table-cell>
          <table:table-cell/>
          <table:table-cell office:value-type="float" office:value="11.78">
            <text:p>11.78</text:p>
          </table:table-cell>
          <table:table-cell office:value-type="float" office:value="4.54">
            <text:p>4.54</text:p>
          </table:table-cell>
          <table:table-cell/>
          <table:table-cell table:formula="of:=[.G30]/21.83*50" office:value-type="float" office:value="26.9812185066422">
            <text:p>26.9812185066</text:p>
          </table:table-cell>
          <table:table-cell table:formula="of:=-[.H30]/13.78*35" office:value-type="float" office:value="-11.5312046444122">
            <text:p>-11.5312046444</text:p>
          </table:table-cell>
          <table:table-cell table:number-columns-repeated="2"/>
          <table:table-cell table:formula="of:=([.K30]-[.E30])/[.E30]" office:value-type="float" office:value="-0.015184381778742">
            <text:p>-0.0151843818</text:p>
          </table:table-cell>
          <table:table-cell table:formula="of:=-[.N30]" office:value-type="float" office:value="0.015184381778742">
            <text:p>0.0151843818</text:p>
          </table:table-cell>
          <table:table-cell table:number-columns-repeated="1009"/>
        </table:table-row>
        <table:table-row table:style-name="ro1">
          <table:table-cell office:value-type="float" office:value="12.22">
            <text:p>12.22</text:p>
          </table:table-cell>
          <table:table-cell office:value-type="float" office:value="4.76">
            <text:p>4.76</text:p>
          </table:table-cell>
          <table:table-cell/>
          <table:table-cell table:formula="of:=[.A31]/21.83*50" office:value-type="float" office:value="27.9890059551077">
            <text:p>27.9890059551</text:p>
          </table:table-cell>
          <table:table-cell table:formula="of:=-[.B31]/13.78*35" office:value-type="float" office:value="-12.0899854862119">
            <text:p>-12.0899854862</text:p>
          </table:table-cell>
          <table:table-cell/>
          <table:table-cell office:value-type="float" office:value="12.22">
            <text:p>12.22</text:p>
          </table:table-cell>
          <table:table-cell office:value-type="float" office:value="4.71">
            <text:p>4.71</text:p>
          </table:table-cell>
          <table:table-cell/>
          <table:table-cell table:formula="of:=[.G31]/21.83*50" office:value-type="float" office:value="27.9890059551077">
            <text:p>27.9890059551</text:p>
          </table:table-cell>
          <table:table-cell table:formula="of:=-[.H31]/13.78*35" office:value-type="float" office:value="-11.9629898403483">
            <text:p>-11.9629898403</text:p>
          </table:table-cell>
          <table:table-cell table:number-columns-repeated="2"/>
          <table:table-cell table:formula="of:=([.K31]-[.E31])/[.E31]" office:value-type="float" office:value="-0.0105042016806722">
            <text:p>-0.0105042017</text:p>
          </table:table-cell>
          <table:table-cell table:formula="of:=-[.N31]" office:value-type="float" office:value="0.0105042016806722">
            <text:p>0.0105042017</text:p>
          </table:table-cell>
          <table:table-cell table:number-columns-repeated="1009"/>
        </table:table-row>
        <table:table-row table:style-name="ro1">
          <table:table-cell office:value-type="float" office:value="12.66">
            <text:p>12.66</text:p>
          </table:table-cell>
          <table:table-cell office:value-type="float" office:value="4.94">
            <text:p>4.94</text:p>
          </table:table-cell>
          <table:table-cell/>
          <table:table-cell table:formula="of:=[.A32]/21.83*50" office:value-type="float" office:value="28.9967934035731">
            <text:p>28.9967934036</text:p>
          </table:table-cell>
          <table:table-cell table:formula="of:=-[.B32]/13.78*35" office:value-type="float" office:value="-12.5471698113208">
            <text:p>-12.5471698113</text:p>
          </table:table-cell>
          <table:table-cell/>
          <table:table-cell office:value-type="float" office:value="12.66">
            <text:p>12.66</text:p>
          </table:table-cell>
          <table:table-cell office:value-type="float" office:value="4.86">
            <text:p>4.86</text:p>
          </table:table-cell>
          <table:table-cell/>
          <table:table-cell table:formula="of:=[.G32]/21.83*50" office:value-type="float" office:value="28.9967934035731">
            <text:p>28.9967934036</text:p>
          </table:table-cell>
          <table:table-cell table:formula="of:=-[.H32]/13.78*35" office:value-type="float" office:value="-12.343976777939">
            <text:p>-12.3439767779</text:p>
          </table:table-cell>
          <table:table-cell table:number-columns-repeated="2"/>
          <table:table-cell table:formula="of:=([.K32]-[.E32])/[.E32]" office:value-type="float" office:value="-0.0161943319838056">
            <text:p>-0.016194332</text:p>
          </table:table-cell>
          <table:table-cell table:formula="of:=-[.N32]" office:value-type="float" office:value="0.0161943319838056">
            <text:p>0.016194332</text:p>
          </table:table-cell>
          <table:table-cell table:number-columns-repeated="1009"/>
        </table:table-row>
        <table:table-row table:style-name="ro1">
          <table:table-cell office:value-type="float" office:value="13.09">
            <text:p>13.09</text:p>
          </table:table-cell>
          <table:table-cell office:value-type="float" office:value="5.12">
            <text:p>5.12</text:p>
          </table:table-cell>
          <table:table-cell/>
          <table:table-cell table:formula="of:=[.A33]/21.83*50" office:value-type="float" office:value="29.9816765918461">
            <text:p>29.9816765918</text:p>
          </table:table-cell>
          <table:table-cell table:formula="of:=-[.B33]/13.78*35" office:value-type="float" office:value="-13.0043541364296">
            <text:p>-13.0043541364</text:p>
          </table:table-cell>
          <table:table-cell/>
          <table:table-cell office:value-type="float" office:value="13.1">
            <text:p>13.1</text:p>
          </table:table-cell>
          <table:table-cell office:value-type="float" office:value="5.01">
            <text:p>5.01</text:p>
          </table:table-cell>
          <table:table-cell/>
          <table:table-cell table:formula="of:=[.G33]/21.83*50" office:value-type="float" office:value="30.0045808520385">
            <text:p>30.004580852</text:p>
          </table:table-cell>
          <table:table-cell table:formula="of:=-[.H33]/13.78*35" office:value-type="float" office:value="-12.7249637155298">
            <text:p>-12.7249637155</text:p>
          </table:table-cell>
          <table:table-cell table:number-columns-repeated="2"/>
          <table:table-cell table:formula="of:=([.K33]-[.E33])/[.E33]" office:value-type="float" office:value="-0.021484375">
            <text:p>-0.021484375</text:p>
          </table:table-cell>
          <table:table-cell table:formula="of:=-[.N33]" office:value-type="float" office:value="0.021484375">
            <text:p>0.021484375</text:p>
          </table:table-cell>
          <table:table-cell table:number-columns-repeated="1009"/>
        </table:table-row>
        <table:table-row table:style-name="ro1">
          <table:table-cell office:value-type="float" office:value="13.35">
            <text:p>13.35</text:p>
          </table:table-cell>
          <table:table-cell office:value-type="float" office:value="5.2">
            <text:p>5.2</text:p>
          </table:table-cell>
          <table:table-cell/>
          <table:table-cell table:formula="of:=[.A34]/21.83*50" office:value-type="float" office:value="30.5771873568484">
            <text:p>30.5771873568</text:p>
          </table:table-cell>
          <table:table-cell table:formula="of:=-[.B34]/13.78*35" office:value-type="float" office:value="-13.2075471698113">
            <text:p>-13.2075471698</text:p>
          </table:table-cell>
          <table:table-cell/>
          <table:table-cell office:value-type="float" office:value="13.54">
            <text:p>13.54</text:p>
          </table:table-cell>
          <table:table-cell office:value-type="float" office:value="5.17">
            <text:p>5.17</text:p>
          </table:table-cell>
          <table:table-cell/>
          <table:table-cell table:formula="of:=[.G34]/21.83*50" office:value-type="float" office:value="31.0123683005039">
            <text:p>31.0123683005</text:p>
          </table:table-cell>
          <table:table-cell table:formula="of:=-[.H34]/13.78*35" office:value-type="float" office:value="-13.1313497822932">
            <text:p>-13.1313497823</text:p>
          </table:table-cell>
          <table:table-cell table:number-columns-repeated="2"/>
          <table:table-cell table:formula="of:=([.K34]-[.E35])/[.E35]" office:value-type="float" office:value="-0.018975332068311">
            <text:p>-0.0189753321</text:p>
          </table:table-cell>
          <table:table-cell table:formula="of:=-[.N34]" office:value-type="float" office:value="0.018975332068311">
            <text:p>0.0189753321</text:p>
          </table:table-cell>
          <table:table-cell table:number-columns-repeated="1009"/>
        </table:table-row>
        <table:table-row table:style-name="ro1">
          <table:table-cell office:value-type="float" office:value="13.54">
            <text:p>13.54</text:p>
          </table:table-cell>
          <table:table-cell office:value-type="float" office:value="5.27">
            <text:p>5.27</text:p>
          </table:table-cell>
          <table:table-cell/>
          <table:table-cell table:formula="of:=[.A35]/21.83*50" office:value-type="float" office:value="31.0123683005039">
            <text:p>31.0123683005</text:p>
          </table:table-cell>
          <table:table-cell table:formula="of:=-[.B35]/13.78*35" office:value-type="float" office:value="-13.3853410740203">
            <text:p>-13.385341074</text:p>
          </table:table-cell>
          <table:table-cell/>
          <table:table-cell office:value-type="float" office:value="13.97">
            <text:p>13.97</text:p>
          </table:table-cell>
          <table:table-cell office:value-type="float" office:value="5.33">
            <text:p>5.33</text:p>
          </table:table-cell>
          <table:table-cell/>
          <table:table-cell table:formula="of:=[.G35]/21.83*50" office:value-type="float" office:value="31.9972514887769">
            <text:p>31.9972514888</text:p>
          </table:table-cell>
          <table:table-cell table:formula="of:=-[.H35]/13.78*35" office:value-type="float" office:value="-13.5377358490566">
            <text:p>-13.5377358491</text:p>
          </table:table-cell>
          <table:table-cell table:number-columns-repeated="2"/>
          <table:table-cell table:formula="of:=([.K35]-[.E37])/[.E37]" office:value-type="float" office:value="-0.0202205882352942">
            <text:p>-0.0202205882</text:p>
          </table:table-cell>
          <table:table-cell table:formula="of:=-[.N35]" office:value-type="float" office:value="0.0202205882352942">
            <text:p>0.0202205882</text:p>
          </table:table-cell>
          <table:table-cell table:number-columns-repeated="1009"/>
        </table:table-row>
        <table:table-row table:style-name="ro1">
          <table:table-cell office:value-type="float" office:value="13.77">
            <text:p>13.77</text:p>
          </table:table-cell>
          <table:table-cell office:value-type="float" office:value="5.37">
            <text:p>5.37</text:p>
          </table:table-cell>
          <table:table-cell/>
          <table:table-cell table:formula="of:=[.A36]/21.83*50" office:value-type="float" office:value="31.539166284929">
            <text:p>31.5391662849</text:p>
          </table:table-cell>
          <table:table-cell table:formula="of:=-[.B36]/13.78*35" office:value-type="float" office:value="-13.6393323657475">
            <text:p>-13.6393323657</text:p>
          </table:table-cell>
          <table:table-cell/>
          <table:table-cell office:value-type="float" office:value="14.4">
            <text:p>14.4</text:p>
          </table:table-cell>
          <table:table-cell office:value-type="float" office:value="5.48">
            <text:p>5.48</text:p>
          </table:table-cell>
          <table:table-cell/>
          <table:table-cell table:formula="of:=[.G36]/21.83*50" office:value-type="float" office:value="32.9821346770499">
            <text:p>32.9821346771</text:p>
          </table:table-cell>
          <table:table-cell table:formula="of:=-[.H36]/13.78*35" office:value-type="float" office:value="-13.9187227866473">
            <text:p>-13.9187227866</text:p>
          </table:table-cell>
          <table:table-cell table:number-columns-repeated="2"/>
          <table:table-cell table:formula="of:=([.K36]-[.E39])/[.E39]" office:value-type="float" office:value="-0.0214285714285713">
            <text:p>-0.0214285714</text:p>
          </table:table-cell>
          <table:table-cell table:formula="of:=-[.N36]" office:value-type="float" office:value="0.0214285714285713">
            <text:p>0.0214285714</text:p>
          </table:table-cell>
          <table:table-cell table:number-columns-repeated="1009"/>
        </table:table-row>
        <table:table-row table:style-name="ro1">
          <table:table-cell office:value-type="float" office:value="13.97">
            <text:p>13.97</text:p>
          </table:table-cell>
          <table:table-cell office:value-type="float" office:value="5.44">
            <text:p>5.44</text:p>
          </table:table-cell>
          <table:table-cell/>
          <table:table-cell table:formula="of:=[.A37]/21.83*50" office:value-type="float" office:value="31.9972514887769">
            <text:p>31.9972514888</text:p>
          </table:table-cell>
          <table:table-cell table:formula="of:=-[.B37]/13.78*35" office:value-type="float" office:value="-13.8171262699565">
            <text:p>-13.81712627</text:p>
          </table:table-cell>
          <table:table-cell/>
          <table:table-cell office:value-type="float" office:value="14.83">
            <text:p>14.83</text:p>
          </table:table-cell>
          <table:table-cell office:value-type="float" office:value="5.64">
            <text:p>5.64</text:p>
          </table:table-cell>
          <table:table-cell/>
          <table:table-cell table:formula="of:=[.G37]/21.83*50" office:value-type="float" office:value="33.9670178653229">
            <text:p>33.9670178653</text:p>
          </table:table-cell>
          <table:table-cell table:formula="of:=-[.H37]/13.78*35" office:value-type="float" office:value="-14.3251088534107">
            <text:p>-14.3251088534</text:p>
          </table:table-cell>
          <table:table-cell table:number-columns-repeated="2"/>
          <table:table-cell table:formula="of:=([.K37]-[.E41])/[.E41]" office:value-type="float" office:value="-0.0225303292894281">
            <text:p>-0.0225303293</text:p>
          </table:table-cell>
          <table:table-cell table:formula="of:=-[.N37]" office:value-type="float" office:value="0.0225303292894281">
            <text:p>0.0225303293</text:p>
          </table:table-cell>
          <table:table-cell table:number-columns-repeated="1009"/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5.52">
            <text:p>5.52</text:p>
          </table:table-cell>
          <table:table-cell/>
          <table:table-cell table:formula="of:=[.A38]/21.83*50" office:value-type="float" office:value="32.524049473202">
            <text:p>32.5240494732</text:p>
          </table:table-cell>
          <table:table-cell table:formula="of:=-[.B38]/13.78*35" office:value-type="float" office:value="-14.0203193033382">
            <text:p>-14.0203193033</text:p>
          </table:table-cell>
          <table:table-cell/>
          <table:table-cell office:value-type="float" office:value="15.27">
            <text:p>15.27</text:p>
          </table:table-cell>
          <table:table-cell office:value-type="float" office:value="5.79">
            <text:p>5.79</text:p>
          </table:table-cell>
          <table:table-cell/>
          <table:table-cell table:formula="of:=[.G38]/21.83*50" office:value-type="float" office:value="34.9748053137884">
            <text:p>34.9748053138</text:p>
          </table:table-cell>
          <table:table-cell table:formula="of:=-[.H38]/13.78*35" office:value-type="float" office:value="-14.7060957910015">
            <text:p>-14.706095791</text:p>
          </table:table-cell>
          <table:table-cell table:number-columns-repeated="2"/>
          <table:table-cell table:formula="of:=([.K38]-[.E43])/[.E43]" office:value-type="float" office:value="-0.0203045685279187">
            <text:p>-0.0203045685</text:p>
          </table:table-cell>
          <table:table-cell table:formula="of:=-[.N38]" office:value-type="float" office:value="0.0203045685279187">
            <text:p>0.0203045685</text:p>
          </table:table-cell>
          <table:table-cell table:number-columns-repeated="1009"/>
        </table:table-row>
        <table:table-row table:style-name="ro1">
          <table:table-cell office:value-type="float" office:value="14.41">
            <text:p>14.41</text:p>
          </table:table-cell>
          <table:table-cell office:value-type="float" office:value="5.6">
            <text:p>5.6</text:p>
          </table:table-cell>
          <table:table-cell/>
          <table:table-cell table:formula="of:=[.A39]/21.83*50" office:value-type="float" office:value="33.0050389372423">
            <text:p>33.0050389372</text:p>
          </table:table-cell>
          <table:table-cell table:formula="of:=-[.B39]/13.78*35" office:value-type="float" office:value="-14.2235123367199">
            <text:p>-14.2235123367</text:p>
          </table:table-cell>
          <table:table-cell/>
          <table:table-cell office:value-type="float" office:value="15.72">
            <text:p>15.72</text:p>
          </table:table-cell>
          <table:table-cell office:value-type="float" office:value="5.94">
            <text:p>5.94</text:p>
          </table:table-cell>
          <table:table-cell/>
          <table:table-cell table:formula="of:=[.G39]/21.83*50" office:value-type="float" office:value="36.0054970224462">
            <text:p>36.0054970224</text:p>
          </table:table-cell>
          <table:table-cell table:formula="of:=-[.H39]/13.78*35" office:value-type="float" office:value="-15.0870827285922">
            <text:p>-15.0870827286</text:p>
          </table:table-cell>
          <table:table-cell table:number-columns-repeated="2"/>
          <table:table-cell table:formula="of:=([.K39]-[.E45])/[.E45]" office:value-type="float" office:value="-0.0309951060358891">
            <text:p>-0.030995106</text:p>
          </table:table-cell>
          <table:table-cell table:formula="of:=-[.N39]" office:value-type="float" office:value="0.0309951060358891">
            <text:p>0.030995106</text:p>
          </table:table-cell>
          <table:table-cell table:number-columns-repeated="1009"/>
        </table:table-row>
        <table:table-row table:style-name="ro1">
          <table:table-cell office:value-type="float" office:value="14.65">
            <text:p>14.65</text:p>
          </table:table-cell>
          <table:table-cell office:value-type="float" office:value="5.68">
            <text:p>5.68</text:p>
          </table:table-cell>
          <table:table-cell/>
          <table:table-cell table:formula="of:=[.A40]/21.83*50" office:value-type="float" office:value="33.5547411818598">
            <text:p>33.5547411819</text:p>
          </table:table-cell>
          <table:table-cell table:formula="of:=-[.B40]/13.78*35" office:value-type="float" office:value="-14.4267053701016">
            <text:p>-14.4267053701</text:p>
          </table:table-cell>
          <table:table-cell/>
          <table:table-cell office:value-type="float" office:value="16.15">
            <text:p>16.15</text:p>
          </table:table-cell>
          <table:table-cell office:value-type="float" office:value="6.1">
            <text:p>6.1</text:p>
          </table:table-cell>
          <table:table-cell/>
          <table:table-cell table:formula="of:=[.G40]/21.83*50" office:value-type="float" office:value="36.9903802107192">
            <text:p>36.9903802107</text:p>
          </table:table-cell>
          <table:table-cell table:formula="of:=-[.H40]/13.78*35" office:value-type="float" office:value="-15.4934687953556">
            <text:p>-15.4934687954</text:p>
          </table:table-cell>
          <table:table-cell table:number-columns-repeated="2"/>
          <table:table-cell table:formula="of:=([.K40]-[.E47])/[.E47]" office:value-type="float" office:value="-0.0271132376395535">
            <text:p>-0.0271132376</text:p>
          </table:table-cell>
          <table:table-cell table:formula="of:=-[.N40]" office:value-type="float" office:value="0.0271132376395535">
            <text:p>0.0271132376</text:p>
          </table:table-cell>
          <table:table-cell table:number-columns-repeated="1009"/>
        </table:table-row>
        <table:table-row table:style-name="ro1">
          <table:table-cell office:value-type="float" office:value="14.84">
            <text:p>14.84</text:p>
          </table:table-cell>
          <table:table-cell office:value-type="float" office:value="5.77">
            <text:p>5.77</text:p>
          </table:table-cell>
          <table:table-cell/>
          <table:table-cell table:formula="of:=[.A41]/21.83*50" office:value-type="float" office:value="33.9899221255153">
            <text:p>33.9899221255</text:p>
          </table:table-cell>
          <table:table-cell table:formula="of:=-[.B41]/13.78*35" office:value-type="float" office:value="-14.655297532656">
            <text:p>-14.6552975327</text:p>
          </table:table-cell>
          <table:table-cell/>
          <table:table-cell office:value-type="float" office:value="16.59">
            <text:p>16.59</text:p>
          </table:table-cell>
          <table:table-cell office:value-type="float" office:value="6.24">
            <text:p>6.24</text:p>
          </table:table-cell>
          <table:table-cell/>
          <table:table-cell table:formula="of:=[.G41]/21.83*50" office:value-type="float" office:value="37.9981676591846">
            <text:p>37.9981676592</text:p>
          </table:table-cell>
          <table:table-cell table:formula="of:=-[.H41]/13.78*35" office:value-type="float" office:value="-15.8490566037736">
            <text:p>-15.8490566038</text:p>
          </table:table-cell>
          <table:table-cell table:number-columns-repeated="2"/>
          <table:table-cell table:formula="of:=([.K41]-[.E49])/[.E49]" office:value-type="float" office:value="-0.0310559006211182">
            <text:p>-0.0310559006</text:p>
          </table:table-cell>
          <table:table-cell table:formula="of:=-[.N41]" office:value-type="float" office:value="0.0310559006211182">
            <text:p>0.0310559006</text:p>
          </table:table-cell>
          <table:table-cell table:number-columns-repeated="1009"/>
        </table:table-row>
        <table:table-row table:style-name="ro1">
          <table:table-cell office:value-type="float" office:value="15.08">
            <text:p>15.08</text:p>
          </table:table-cell>
          <table:table-cell office:value-type="float" office:value="5.86">
            <text:p>5.86</text:p>
          </table:table-cell>
          <table:table-cell/>
          <table:table-cell table:formula="of:=[.A42]/21.83*50" office:value-type="float" office:value="34.5396243701328">
            <text:p>34.5396243701</text:p>
          </table:table-cell>
          <table:table-cell table:formula="of:=-[.B42]/13.78*35" office:value-type="float" office:value="-14.8838896952105">
            <text:p>-14.8838896952</text:p>
          </table:table-cell>
          <table:table-cell/>
          <table:table-cell office:value-type="float" office:value="17.03">
            <text:p>17.03</text:p>
          </table:table-cell>
          <table:table-cell office:value-type="float" office:value="6.4">
            <text:p>6.4</text:p>
          </table:table-cell>
          <table:table-cell/>
          <table:table-cell table:formula="of:=[.G42]/21.83*50" office:value-type="float" office:value="39.00595510765">
            <text:p>39.0059551077</text:p>
          </table:table-cell>
          <table:table-cell table:formula="of:=-[.H42]/13.78*35" office:value-type="float" office:value="-16.255442670537">
            <text:p>-16.2554426705</text:p>
          </table:table-cell>
          <table:table-cell table:number-columns-repeated="2"/>
          <table:table-cell table:formula="of:=([.K42]-[.E53])/[.E53]" office:value-type="float" office:value="-0.037593984962406">
            <text:p>-0.037593985</text:p>
          </table:table-cell>
          <table:table-cell table:formula="of:=-[.N42]" office:value-type="float" office:value="0.037593984962406">
            <text:p>0.037593985</text:p>
          </table:table-cell>
          <table:table-cell table:number-columns-repeated="1009"/>
        </table:table-row>
        <table:table-row table:style-name="ro1">
          <table:table-cell office:value-type="float" office:value="15.28">
            <text:p>15.28</text:p>
          </table:table-cell>
          <table:table-cell office:value-type="float" office:value="5.91">
            <text:p>5.91</text:p>
          </table:table-cell>
          <table:table-cell/>
          <table:table-cell table:formula="of:=[.A43]/21.83*50" office:value-type="float" office:value="34.9977095739808">
            <text:p>34.997709574</text:p>
          </table:table-cell>
          <table:table-cell table:formula="of:=-[.B43]/13.78*35" office:value-type="float" office:value="-15.010885341074">
            <text:p>-15.0108853411</text:p>
          </table:table-cell>
          <table:table-cell/>
          <table:table-cell office:value-type="float" office:value="17.45">
            <text:p>17.45</text:p>
          </table:table-cell>
          <table:table-cell office:value-type="float" office:value="6.55">
            <text:p>6.55</text:p>
          </table:table-cell>
          <table:table-cell/>
          <table:table-cell table:formula="of:=[.G43]/21.83*50" office:value-type="float" office:value="39.9679340357306">
            <text:p>39.9679340357</text:p>
          </table:table-cell>
          <table:table-cell table:formula="of:=-[.H43]/13.78*35" office:value-type="float" office:value="-16.6364296081277">
            <text:p>-16.6364296081</text:p>
          </table:table-cell>
          <table:table-cell table:number-columns-repeated="2"/>
          <table:table-cell table:formula="of:=([.K43]-[.E57])/[.E57]" office:value-type="float" office:value="-0.0310650887573964">
            <text:p>-0.0310650888</text:p>
          </table:table-cell>
          <table:table-cell table:formula="of:=-[.N43]" office:value-type="float" office:value="0.0310650887573964">
            <text:p>0.0310650888</text:p>
          </table:table-cell>
          <table:table-cell table:number-columns-repeated="1009"/>
        </table:table-row>
        <table:table-row table:style-name="ro1">
          <table:table-cell office:value-type="float" office:value="15.52">
            <text:p>15.52</text:p>
          </table:table-cell>
          <table:table-cell office:value-type="float" office:value="6.04">
            <text:p>6.04</text:p>
          </table:table-cell>
          <table:table-cell/>
          <table:table-cell table:formula="of:=[.A44]/21.83*50" office:value-type="float" office:value="35.5474118185983">
            <text:p>35.5474118186</text:p>
          </table:table-cell>
          <table:table-cell table:formula="of:=-[.B44]/13.78*35" office:value-type="float" office:value="-15.3410740203193">
            <text:p>-15.3410740203</text:p>
          </table:table-cell>
          <table:table-cell/>
          <table:table-cell office:value-type="float" office:value="17.89">
            <text:p>17.89</text:p>
          </table:table-cell>
          <table:table-cell office:value-type="float" office:value="6.71">
            <text:p>6.71</text:p>
          </table:table-cell>
          <table:table-cell/>
          <table:table-cell table:formula="of:=[.G44]/21.83*50" office:value-type="float" office:value="40.9757214841961">
            <text:p>40.9757214842</text:p>
          </table:table-cell>
          <table:table-cell table:formula="of:=-[.H44]/13.78*35" office:value-type="float" office:value="-17.0428156748911">
            <text:p>-17.0428156749</text:p>
          </table:table-cell>
          <table:table-cell table:number-columns-repeated="2"/>
          <table:table-cell table:formula="of:=([.K44]-[.E61])/[.E61]" office:value-type="float" office:value="-0.0414285714285713">
            <text:p>-0.0414285714</text:p>
          </table:table-cell>
          <table:table-cell table:formula="of:=-[.N44]" office:value-type="float" office:value="0.0414285714285713">
            <text:p>0.0414285714</text:p>
          </table:table-cell>
          <table:table-cell table:number-columns-repeated="1009"/>
        </table:table-row>
        <table:table-row table:style-name="ro1">
          <table:table-cell office:value-type="float" office:value="15.72">
            <text:p>15.72</text:p>
          </table:table-cell>
          <table:table-cell office:value-type="float" office:value="6.13">
            <text:p>6.13</text:p>
          </table:table-cell>
          <table:table-cell/>
          <table:table-cell table:formula="of:=[.A45]/21.83*50" office:value-type="float" office:value="36.0054970224462">
            <text:p>36.0054970224</text:p>
          </table:table-cell>
          <table:table-cell table:formula="of:=-[.B45]/13.78*35" office:value-type="float" office:value="-15.5696661828737">
            <text:p>-15.5696661829</text:p>
          </table:table-cell>
          <table:table-cell/>
          <table:table-cell office:value-type="float" office:value="18.34">
            <text:p>18.34</text:p>
          </table:table-cell>
          <table:table-cell office:value-type="float" office:value="6.85">
            <text:p>6.85</text:p>
          </table:table-cell>
          <table:table-cell/>
          <table:table-cell table:formula="of:=[.G45]/21.83*50" office:value-type="float" office:value="42.0064131928539">
            <text:p>42.0064131929</text:p>
          </table:table-cell>
          <table:table-cell table:formula="of:=-[.H45]/13.78*35" office:value-type="float" office:value="-17.3984034833091">
            <text:p>-17.3984034833</text:p>
          </table:table-cell>
          <table:table-cell table:number-columns-repeated="2"/>
          <table:table-cell table:formula="of:=([.K45]-[.E65])/[.E65]" office:value-type="float" office:value="-0.048611111111111">
            <text:p>-0.0486111111</text:p>
          </table:table-cell>
          <table:table-cell table:formula="of:=-[.N45]" office:value-type="float" office:value="0.048611111111111">
            <text:p>0.0486111111</text:p>
          </table:table-cell>
          <table:table-cell table:number-columns-repeated="1009"/>
        </table:table-row>
        <table:table-row table:style-name="ro1">
          <table:table-cell office:value-type="float" office:value="15.96">
            <text:p>15.96</text:p>
          </table:table-cell>
          <table:table-cell office:value-type="float" office:value="6.19">
            <text:p>6.19</text:p>
          </table:table-cell>
          <table:table-cell/>
          <table:table-cell table:formula="of:=[.A46]/21.83*50" office:value-type="float" office:value="36.5551992670637">
            <text:p>36.5551992671</text:p>
          </table:table-cell>
          <table:table-cell table:formula="of:=-[.B46]/13.78*35" office:value-type="float" office:value="-15.72206095791">
            <text:p>-15.7220609579</text:p>
          </table:table-cell>
          <table:table-cell/>
          <table:table-cell office:value-type="float" office:value="18.77">
            <text:p>18.77</text:p>
          </table:table-cell>
          <table:table-cell office:value-type="float" office:value="7">
            <text:p>7</text:p>
          </table:table-cell>
          <table:table-cell/>
          <table:table-cell table:formula="of:=[.G46]/21.83*50" office:value-type="float" office:value="42.9912963811269">
            <text:p>42.9912963811</text:p>
          </table:table-cell>
          <table:table-cell table:formula="of:=-[.H46]/13.78*35" office:value-type="float" office:value="-17.7793904208999">
            <text:p>-17.7793904209</text:p>
          </table:table-cell>
          <table:table-cell table:number-columns-repeated="2"/>
          <table:table-cell table:formula="of:=([.K46]-[.E70])/[.E70]" office:value-type="float" office:value="-0.0291262135922329">
            <text:p>-0.0291262136</text:p>
          </table:table-cell>
          <table:table-cell table:formula="of:=-[.N46]" office:value-type="float" office:value="0.0291262135922329">
            <text:p>0.0291262136</text:p>
          </table:table-cell>
          <table:table-cell table:number-columns-repeated="1009"/>
        </table:table-row>
        <table:table-row table:style-name="ro1">
          <table:table-cell office:value-type="float" office:value="16.16">
            <text:p>16.16</text:p>
          </table:table-cell>
          <table:table-cell office:value-type="float" office:value="6.27">
            <text:p>6.27</text:p>
          </table:table-cell>
          <table:table-cell/>
          <table:table-cell table:formula="of:=[.A47]/21.83*50" office:value-type="float" office:value="37.0132844709116">
            <text:p>37.0132844709</text:p>
          </table:table-cell>
          <table:table-cell table:formula="of:=-[.B47]/13.78*35" office:value-type="float" office:value="-15.9252539912917">
            <text:p>-15.9252539913</text:p>
          </table:table-cell>
          <table:table-cell/>
          <table:table-cell office:value-type="float" office:value="19.21">
            <text:p>19.21</text:p>
          </table:table-cell>
          <table:table-cell office:value-type="float" office:value="7.16">
            <text:p>7.16</text:p>
          </table:table-cell>
          <table:table-cell/>
          <table:table-cell table:formula="of:=[.G47]/21.83*50" office:value-type="float" office:value="43.9990838295923">
            <text:p>43.9990838296</text:p>
          </table:table-cell>
          <table:table-cell table:formula="of:=-[.H47]/13.78*35" office:value-type="float" office:value="-18.1857764876633">
            <text:p>-18.1857764877</text:p>
          </table:table-cell>
          <table:table-cell table:number-columns-repeated="2"/>
          <table:table-cell table:formula="of:=([.K47]-[.E75])/[.E75]" office:value-type="float" office:value="-0.0402144772117962">
            <text:p>-0.0402144772</text:p>
          </table:table-cell>
          <table:table-cell table:formula="of:=-[.N47]" office:value-type="float" office:value="0.0402144772117962">
            <text:p>0.0402144772</text:p>
          </table:table-cell>
          <table:table-cell table:number-columns-repeated="1009"/>
        </table:table-row>
        <table:table-row table:style-name="ro1">
          <table:table-cell office:value-type="float" office:value="16.39">
            <text:p>16.39</text:p>
          </table:table-cell>
          <table:table-cell office:value-type="float" office:value="6.38">
            <text:p>6.38</text:p>
          </table:table-cell>
          <table:table-cell/>
          <table:table-cell table:formula="of:=[.A48]/21.83*50" office:value-type="float" office:value="37.5400824553367">
            <text:p>37.5400824553</text:p>
          </table:table-cell>
          <table:table-cell table:formula="of:=-[.B48]/13.78*35" office:value-type="float" office:value="-16.2046444121916">
            <text:p>-16.2046444122</text:p>
          </table:table-cell>
          <table:table-cell/>
          <table:table-cell office:value-type="float" office:value="19.64">
            <text:p>19.64</text:p>
          </table:table-cell>
          <table:table-cell office:value-type="float" office:value="7.3">
            <text:p>7.3</text:p>
          </table:table-cell>
          <table:table-cell/>
          <table:table-cell table:formula="of:=[.G48]/21.83*50" office:value-type="float" office:value="44.9839670178653">
            <text:p>44.9839670179</text:p>
          </table:table-cell>
          <table:table-cell table:formula="of:=-[.H48]/13.78*35" office:value-type="float" office:value="-18.5413642960813">
            <text:p>-18.5413642961</text:p>
          </table:table-cell>
          <table:table-cell table:number-columns-repeated="2"/>
          <table:table-cell table:formula="of:=([.K48]-[.E81])/[.E81]" office:value-type="float" office:value="-0.0531776913099872">
            <text:p>-0.0531776913</text:p>
          </table:table-cell>
          <table:table-cell table:formula="of:=-[.N48]" office:value-type="float" office:value="0.0531776913099872">
            <text:p>0.0531776913</text:p>
          </table:table-cell>
          <table:table-cell table:number-columns-repeated="1009"/>
        </table:table-row>
        <table:table-row table:style-name="ro1">
          <table:table-cell office:value-type="float" office:value="16.59">
            <text:p>16.59</text:p>
          </table:table-cell>
          <table:table-cell office:value-type="float" office:value="6.44">
            <text:p>6.44</text:p>
          </table:table-cell>
          <table:table-cell/>
          <table:table-cell table:formula="of:=[.A49]/21.83*50" office:value-type="float" office:value="37.9981676591846">
            <text:p>37.9981676592</text:p>
          </table:table-cell>
          <table:table-cell table:formula="of:=-[.B49]/13.78*35" office:value-type="float" office:value="-16.3570391872279">
            <text:p>-16.3570391872</text:p>
          </table:table-cell>
          <table:table-cell/>
          <table:table-cell office:value-type="float" office:value="20.08">
            <text:p>20.08</text:p>
          </table:table-cell>
          <table:table-cell office:value-type="float" office:value="7.45">
            <text:p>7.45</text:p>
          </table:table-cell>
          <table:table-cell/>
          <table:table-cell table:formula="of:=[.G49]/21.83*50" office:value-type="float" office:value="45.9917544663307">
            <text:p>45.9917544663</text:p>
          </table:table-cell>
          <table:table-cell table:formula="of:=-[.H49]/13.78*35" office:value-type="float" office:value="-18.922351233672">
            <text:p>-18.9223512337</text:p>
          </table:table-cell>
          <table:table-cell table:number-columns-repeated="2"/>
          <table:table-cell table:formula="of:=([.K49]-[.E86])/[.E86]" office:value-type="float" office:value="-0.0235910878112714">
            <text:p>-0.0235910878</text:p>
          </table:table-cell>
          <table:table-cell table:formula="of:=-[.N49]" office:value-type="float" office:value="0.0235910878112714">
            <text:p>0.0235910878</text:p>
          </table:table-cell>
          <table:table-cell table:number-columns-repeated="1009"/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6.48">
            <text:p>6.48</text:p>
          </table:table-cell>
          <table:table-cell/>
          <table:table-cell table:formula="of:=[.A50]/21.83*50" office:value-type="float" office:value="38.250114521301">
            <text:p>38.2501145213</text:p>
          </table:table-cell>
          <table:table-cell table:formula="of:=-[.B50]/13.78*35" office:value-type="float" office:value="-16.4586357039187">
            <text:p>-16.4586357039</text:p>
          </table:table-cell>
          <table:table-cell/>
          <table:table-cell office:value-type="float" office:value="20.51">
            <text:p>20.51</text:p>
          </table:table-cell>
          <table:table-cell office:value-type="float" office:value="7.6">
            <text:p>7.6</text:p>
          </table:table-cell>
          <table:table-cell/>
          <table:table-cell table:formula="of:=[.G50]/21.83*50" office:value-type="float" office:value="46.9766376546038">
            <text:p>46.9766376546</text:p>
          </table:table-cell>
          <table:table-cell table:formula="of:=-[.H50]/13.78*35" office:value-type="float" office:value="-19.3033381712627">
            <text:p>-19.3033381713</text:p>
          </table:table-cell>
          <table:table-cell table:number-columns-repeated="2"/>
          <table:table-cell table:formula="of:=([.K50]-[.E92])/[.E92]" office:value-type="float" office:value="-0.0720390720390721">
            <text:p>-0.072039072</text:p>
          </table:table-cell>
          <table:table-cell table:formula="of:=-[.N50]" office:value-type="float" office:value="0.0720390720390721">
            <text:p>0.072039072</text:p>
          </table:table-cell>
          <table:table-cell table:number-columns-repeated="1009"/>
        </table:table-row>
        <table:table-row table:style-name="ro1">
          <table:table-cell office:value-type="float" office:value="16.84">
            <text:p>16.84</text:p>
          </table:table-cell>
          <table:table-cell office:value-type="float" office:value="6.54">
            <text:p>6.54</text:p>
          </table:table-cell>
          <table:table-cell/>
          <table:table-cell table:formula="of:=[.A51]/21.83*50" office:value-type="float" office:value="38.5707741639945">
            <text:p>38.570774164</text:p>
          </table:table-cell>
          <table:table-cell table:formula="of:=-[.B51]/13.78*35" office:value-type="float" office:value="-16.611030478955">
            <text:p>-16.611030479</text:p>
          </table:table-cell>
          <table:table-cell/>
          <table:table-cell office:value-type="float" office:value="20.96">
            <text:p>20.96</text:p>
          </table:table-cell>
          <table:table-cell office:value-type="float" office:value="7.74">
            <text:p>7.74</text:p>
          </table:table-cell>
          <table:table-cell/>
          <table:table-cell table:formula="of:=[.G51]/21.83*50" office:value-type="float" office:value="48.0073293632616">
            <text:p>48.0073293633</text:p>
          </table:table-cell>
          <table:table-cell table:formula="of:=-[.H51]/13.78*35" office:value-type="float" office:value="-19.6589259796807">
            <text:p>-19.6589259797</text:p>
          </table:table-cell>
          <table:table-cell table:number-columns-repeated="2"/>
          <table:table-cell table:formula="of:=([.K51]-[.E97])/[.E97]" office:value-type="float" office:value="-0.0456226880394573">
            <text:p>-0.045622688</text:p>
          </table:table-cell>
          <table:table-cell table:formula="of:=-[.N51]" office:value-type="float" office:value="0.0456226880394573">
            <text:p>0.045622688</text:p>
          </table:table-cell>
          <table:table-cell table:number-columns-repeated="1009"/>
        </table:table-row>
        <table:table-row table:style-name="ro1">
          <table:table-cell office:value-type="float" office:value="16.94">
            <text:p>16.94</text:p>
          </table:table-cell>
          <table:table-cell office:value-type="float" office:value="6.6">
            <text:p>6.6</text:p>
          </table:table-cell>
          <table:table-cell/>
          <table:table-cell table:formula="of:=[.A52]/21.83*50" office:value-type="float" office:value="38.7998167659185">
            <text:p>38.7998167659</text:p>
          </table:table-cell>
          <table:table-cell table:formula="of:=-[.B52]/13.78*35" office:value-type="float" office:value="-16.7634252539913">
            <text:p>-16.763425254</text:p>
          </table:table-cell>
          <table:table-cell/>
          <table:table-cell office:value-type="float" office:value="21.38">
            <text:p>21.38</text:p>
          </table:table-cell>
          <table:table-cell office:value-type="float" office:value="7.9">
            <text:p>7.9</text:p>
          </table:table-cell>
          <table:table-cell/>
          <table:table-cell table:formula="of:=[.G52]/21.83*50" office:value-type="float" office:value="48.9693082913422">
            <text:p>48.9693082913</text:p>
          </table:table-cell>
          <table:table-cell table:formula="of:=-[.H52]/13.78*35" office:value-type="float" office:value="-20.0653120464441">
            <text:p>-20.0653120464</text:p>
          </table:table-cell>
          <table:table-cell table:number-columns-repeated="2"/>
          <table:table-cell table:formula="of:=([.K52]-[.E103])/[.E103]" office:value-type="float" office:value="0.0180412371134021">
            <text:p>0.0180412371</text:p>
          </table:table-cell>
          <table:table-cell table:formula="of:=-[.N52]" office:value-type="float" office:value="-0.0180412371134021">
            <text:p>-0.0180412371</text:p>
          </table:table-cell>
          <table:table-cell table:number-columns-repeated="1009"/>
        </table:table-row>
        <table:table-row table:style-name="ro1">
          <table:table-cell office:value-type="float" office:value="17.03">
            <text:p>17.03</text:p>
          </table:table-cell>
          <table:table-cell office:value-type="float" office:value="6.65">
            <text:p>6.65</text:p>
          </table:table-cell>
          <table:table-cell/>
          <table:table-cell table:formula="of:=[.A53]/21.83*50" office:value-type="float" office:value="39.00595510765">
            <text:p>39.0059551077</text:p>
          </table:table-cell>
          <table:table-cell table:formula="of:=-[.B53]/13.78*35" office:value-type="float" office:value="-16.8904208998549">
            <text:p>-16.8904208999</text:p>
          </table:table-cell>
          <table:table-cell/>
          <table:table-cell office:value-type="float" office:value="21.83">
            <text:p>21.83</text:p>
          </table:table-cell>
          <table:table-cell office:value-type="float" office:value="8.03">
            <text:p>8.03</text:p>
          </table:table-cell>
          <table:table-cell/>
          <table:table-cell table:formula="of:=[.G53]/21.83*50" office:value-type="float" office:value="50">
            <text:p>50</text:p>
          </table:table-cell>
          <table:table-cell table:formula="of:=-[.H53]/13.78*35" office:value-type="float" office:value="-20.3955007256894">
            <text:p>-20.3955007257</text:p>
          </table:table-cell>
          <table:table-cell table:number-columns-repeated="2"/>
          <table:table-cell table:formula="of:=([.K53]-[.E111])/[.E111]" office:value-type="float" office:value="-0.0716763005780347">
            <text:p>-0.0716763006</text:p>
          </table:table-cell>
          <table:table-cell table:formula="of:=-[.N53]" office:value-type="float" office:value="0.0716763005780347">
            <text:p>0.0716763006</text:p>
          </table:table-cell>
          <table:table-cell table:number-columns-repeated="1009"/>
        </table:table-row>
        <table:table-row table:style-name="ro1">
          <table:table-cell office:value-type="float" office:value="17.15">
            <text:p>17.15</text:p>
          </table:table-cell>
          <table:table-cell office:value-type="float" office:value="6.69">
            <text:p>6.69</text:p>
          </table:table-cell>
          <table:table-cell/>
          <table:table-cell table:formula="of:=[.A54]/21.83*50" office:value-type="float" office:value="39.2808062299588">
            <text:p>39.28080623</text:p>
          </table:table-cell>
          <table:table-cell table:formula="of:=-[.B54]/13.78*35" office:value-type="float" office:value="-16.9920174165457">
            <text:p>-16.9920174165</text:p>
          </table:table-cell>
          <table:table-cell table:number-columns-repeated="1019"/>
        </table:table-row>
        <table:table-row table:style-name="ro1">
          <table:table-cell office:value-type="float" office:value="17.25">
            <text:p>17.25</text:p>
          </table:table-cell>
          <table:table-cell office:value-type="float" office:value="6.73">
            <text:p>6.73</text:p>
          </table:table-cell>
          <table:table-cell/>
          <table:table-cell table:formula="of:=[.A55]/21.83*50" office:value-type="float" office:value="39.5098488318827">
            <text:p>39.5098488319</text:p>
          </table:table-cell>
          <table:table-cell table:formula="of:=-[.B55]/13.78*35" office:value-type="float" office:value="-17.0936139332366">
            <text:p>-17.0936139332</text:p>
          </table:table-cell>
          <table:table-cell table:number-columns-repeated="1019"/>
        </table:table-row>
        <table:table-row table:style-name="ro1">
          <table:table-cell office:value-type="float" office:value="17.34">
            <text:p>17.34</text:p>
          </table:table-cell>
          <table:table-cell office:value-type="float" office:value="6.74">
            <text:p>6.74</text:p>
          </table:table-cell>
          <table:table-cell/>
          <table:table-cell table:formula="of:=[.A56]/21.83*50" office:value-type="float" office:value="39.7159871736143">
            <text:p>39.7159871736</text:p>
          </table:table-cell>
          <table:table-cell table:formula="of:=-[.B56]/13.78*35" office:value-type="float" office:value="-17.1190130624093">
            <text:p>-17.1190130624</text:p>
          </table:table-cell>
          <table:table-cell table:number-columns-repeated="1019"/>
        </table:table-row>
        <table:table-row table:style-name="ro1">
          <table:table-cell office:value-type="float" office:value="17.46">
            <text:p>17.46</text:p>
          </table:table-cell>
          <table:table-cell office:value-type="float" office:value="6.76">
            <text:p>6.76</text:p>
          </table:table-cell>
          <table:table-cell/>
          <table:table-cell table:formula="of:=[.A57]/21.83*50" office:value-type="float" office:value="39.990838295923">
            <text:p>39.9908382959</text:p>
          </table:table-cell>
          <table:table-cell table:formula="of:=-[.B57]/13.78*35" office:value-type="float" office:value="-17.1698113207547">
            <text:p>-17.1698113208</text:p>
          </table:table-cell>
          <table:table-cell table:number-columns-repeated="1019"/>
        </table:table-row>
        <table:table-row table:style-name="ro1">
          <table:table-cell office:value-type="float" office:value="17.57">
            <text:p>17.57</text:p>
          </table:table-cell>
          <table:table-cell office:value-type="float" office:value="6.81">
            <text:p>6.81</text:p>
          </table:table-cell>
          <table:table-cell/>
          <table:table-cell table:formula="of:=[.A58]/21.83*50" office:value-type="float" office:value="40.2427851580394">
            <text:p>40.242785158</text:p>
          </table:table-cell>
          <table:table-cell table:formula="of:=-[.B58]/13.78*35" office:value-type="float" office:value="-17.2968069666183">
            <text:p>-17.2968069666</text:p>
          </table:table-cell>
          <table:table-cell table:number-columns-repeated="1019"/>
        </table:table-row>
        <table:table-row table:style-name="ro1">
          <table:table-cell office:value-type="float" office:value="17.69">
            <text:p>17.69</text:p>
          </table:table-cell>
          <table:table-cell office:value-type="float" office:value="6.9">
            <text:p>6.9</text:p>
          </table:table-cell>
          <table:table-cell/>
          <table:table-cell table:formula="of:=[.A59]/21.83*50" office:value-type="float" office:value="40.5176362803481">
            <text:p>40.5176362803</text:p>
          </table:table-cell>
          <table:table-cell table:formula="of:=-[.B59]/13.78*35" office:value-type="float" office:value="-17.5253991291727">
            <text:p>-17.5253991292</text:p>
          </table:table-cell>
          <table:table-cell table:number-columns-repeated="1019"/>
        </table:table-row>
        <table:table-row table:style-name="ro1">
          <table:table-cell office:value-type="float" office:value="17.78">
            <text:p>17.78</text:p>
          </table:table-cell>
          <table:table-cell office:value-type="float" office:value="6.97">
            <text:p>6.97</text:p>
          </table:table-cell>
          <table:table-cell/>
          <table:table-cell table:formula="of:=[.A60]/21.83*50" office:value-type="float" office:value="40.7237746220797">
            <text:p>40.7237746221</text:p>
          </table:table-cell>
          <table:table-cell table:formula="of:=-[.B60]/13.78*35" office:value-type="float" office:value="-17.7031930333817">
            <text:p>-17.7031930334</text:p>
          </table:table-cell>
          <table:table-cell table:number-columns-repeated="1019"/>
        </table:table-row>
        <table:table-row table:style-name="ro1">
          <table:table-cell office:value-type="float" office:value="17.9">
            <text:p>17.9</text:p>
          </table:table-cell>
          <table:table-cell office:value-type="float" office:value="7">
            <text:p>7</text:p>
          </table:table-cell>
          <table:table-cell/>
          <table:table-cell table:formula="of:=[.A61]/21.83*50" office:value-type="float" office:value="40.9986257443885">
            <text:p>40.9986257444</text:p>
          </table:table-cell>
          <table:table-cell table:formula="of:=-[.B61]/13.78*35" office:value-type="float" office:value="-17.7793904208999">
            <text:p>-17.7793904209</text:p>
          </table:table-cell>
          <table:table-cell table:number-columns-repeated="1019"/>
        </table:table-row>
        <table:table-row table:style-name="ro1">
          <table:table-cell office:value-type="float" office:value="17.99">
            <text:p>17.99</text:p>
          </table:table-cell>
          <table:table-cell office:value-type="float" office:value="6.99">
            <text:p>6.99</text:p>
          </table:table-cell>
          <table:table-cell/>
          <table:table-cell table:formula="of:=[.A62]/21.83*50" office:value-type="float" office:value="41.20476408612">
            <text:p>41.2047640861</text:p>
          </table:table-cell>
          <table:table-cell table:formula="of:=-[.B62]/13.78*35" office:value-type="float" office:value="-17.7539912917271">
            <text:p>-17.7539912917</text:p>
          </table:table-cell>
          <table:table-cell table:number-columns-repeated="1019"/>
        </table:table-row>
        <table:table-row table:style-name="ro1">
          <table:table-cell office:value-type="float" office:value="18.13">
            <text:p>18.13</text:p>
          </table:table-cell>
          <table:table-cell office:value-type="float" office:value="7.03">
            <text:p>7.03</text:p>
          </table:table-cell>
          <table:table-cell/>
          <table:table-cell table:formula="of:=[.A63]/21.83*50" office:value-type="float" office:value="41.5254237288136">
            <text:p>41.5254237288</text:p>
          </table:table-cell>
          <table:table-cell table:formula="of:=-[.B63]/13.78*35" office:value-type="float" office:value="-17.855587808418">
            <text:p>-17.8555878084</text:p>
          </table:table-cell>
          <table:table-cell table:number-columns-repeated="1019"/>
        </table:table-row>
        <table:table-row table:style-name="ro1">
          <table:table-cell office:value-type="float" office:value="18.24">
            <text:p>18.24</text:p>
          </table:table-cell>
          <table:table-cell office:value-type="float" office:value="7.12">
            <text:p>7.12</text:p>
          </table:table-cell>
          <table:table-cell/>
          <table:table-cell table:formula="of:=[.A64]/21.83*50" office:value-type="float" office:value="41.7773705909299">
            <text:p>41.7773705909</text:p>
          </table:table-cell>
          <table:table-cell table:formula="of:=-[.B64]/13.78*35" office:value-type="float" office:value="-18.0841799709724">
            <text:p>-18.084179971</text:p>
          </table:table-cell>
          <table:table-cell table:number-columns-repeated="1019"/>
        </table:table-row>
        <table:table-row table:style-name="ro1">
          <table:table-cell office:value-type="float" office:value="18.34">
            <text:p>18.34</text:p>
          </table:table-cell>
          <table:table-cell office:value-type="float" office:value="7.2">
            <text:p>7.2</text:p>
          </table:table-cell>
          <table:table-cell/>
          <table:table-cell table:formula="of:=[.A65]/21.83*50" office:value-type="float" office:value="42.0064131928539">
            <text:p>42.0064131929</text:p>
          </table:table-cell>
          <table:table-cell table:formula="of:=-[.B65]/13.78*35" office:value-type="float" office:value="-18.2873730043541">
            <text:p>-18.2873730044</text:p>
          </table:table-cell>
          <table:table-cell table:number-columns-repeated="1019"/>
        </table:table-row>
        <table:table-row table:style-name="ro1">
          <table:table-cell office:value-type="float" office:value="18.42">
            <text:p>18.42</text:p>
          </table:table-cell>
          <table:table-cell office:value-type="float" office:value="7.2">
            <text:p>7.2</text:p>
          </table:table-cell>
          <table:table-cell/>
          <table:table-cell table:formula="of:=[.A66]/21.83*50" office:value-type="float" office:value="42.1896472743931">
            <text:p>42.1896472744</text:p>
          </table:table-cell>
          <table:table-cell table:formula="of:=-[.B66]/13.78*35" office:value-type="float" office:value="-18.2873730043541">
            <text:p>-18.2873730044</text:p>
          </table:table-cell>
          <table:table-cell table:number-columns-repeated="1019"/>
        </table:table-row>
        <table:table-row table:style-name="ro1">
          <table:table-cell office:value-type="float" office:value="18.51">
            <text:p>18.51</text:p>
          </table:table-cell>
          <table:table-cell office:value-type="float" office:value="7.21">
            <text:p>7.21</text:p>
          </table:table-cell>
          <table:table-cell/>
          <table:table-cell table:formula="of:=[.A67]/21.83*50" office:value-type="float" office:value="42.3957856161246">
            <text:p>42.3957856161</text:p>
          </table:table-cell>
          <table:table-cell table:formula="of:=-[.B67]/13.78*35" office:value-type="float" office:value="-18.3127721335269">
            <text:p>-18.3127721335</text:p>
          </table:table-cell>
          <table:table-cell table:number-columns-repeated="1019"/>
        </table:table-row>
        <table:table-row table:style-name="ro1">
          <table:table-cell office:value-type="float" office:value="18.64">
            <text:p>18.64</text:p>
          </table:table-cell>
          <table:table-cell office:value-type="float" office:value="7.2">
            <text:p>7.2</text:p>
          </table:table-cell>
          <table:table-cell/>
          <table:table-cell table:formula="of:=[.A68]/21.83*50" office:value-type="float" office:value="42.6935409986258">
            <text:p>42.6935409986</text:p>
          </table:table-cell>
          <table:table-cell table:formula="of:=-[.B68]/13.78*35" office:value-type="float" office:value="-18.2873730043541">
            <text:p>-18.2873730044</text:p>
          </table:table-cell>
          <table:table-cell table:number-columns-repeated="1019"/>
        </table:table-row>
        <table:table-row table:style-name="ro1">
          <table:table-cell office:value-type="float" office:value="18.72">
            <text:p>18.72</text:p>
          </table:table-cell>
          <table:table-cell office:value-type="float" office:value="7.16">
            <text:p>7.16</text:p>
          </table:table-cell>
          <table:table-cell/>
          <table:table-cell table:formula="of:=[.A69]/21.83*50" office:value-type="float" office:value="42.8767750801649">
            <text:p>42.8767750802</text:p>
          </table:table-cell>
          <table:table-cell table:formula="of:=-[.B69]/13.78*35" office:value-type="float" office:value="-18.1857764876633">
            <text:p>-18.1857764877</text:p>
          </table:table-cell>
          <table:table-cell table:number-columns-repeated="4"/>
          <table:table-cell>
            <draw:frame table:end-cell-address="Sheet1.S88" table:end-x="0.3386in" table:end-y="0.1256in" draw:z-index="1" draw:style-name="gr1" draw:text-style-name="P1" svg:width="6.3in" svg:height="3.5398in" svg:x="0.0657in" svg:y="0.0823in">
              <draw:object draw:notify-on-update-of-ranges="Sheet1.O123:Sheet1.O173 Sheet1.R122:Sheet1.R122 Sheet1.R123:Sheet1.R173 Sheet1.J3:Sheet1.J53 Sheet1.O1:Sheet1.O1 Sheet1.O3:Sheet1.O5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8.77">
            <text:p>18.77</text:p>
          </table:table-cell>
          <table:table-cell office:value-type="float" office:value="7.21">
            <text:p>7.21</text:p>
          </table:table-cell>
          <table:table-cell/>
          <table:table-cell table:formula="of:=[.A70]/21.83*50" office:value-type="float" office:value="42.9912963811269">
            <text:p>42.9912963811</text:p>
          </table:table-cell>
          <table:table-cell table:formula="of:=-[.B70]/13.78*35" office:value-type="float" office:value="-18.3127721335269">
            <text:p>-18.3127721335</text:p>
          </table:table-cell>
          <table:table-cell table:number-columns-repeated="1019"/>
        </table:table-row>
        <table:table-row table:style-name="ro1">
          <table:table-cell office:value-type="float" office:value="18.87">
            <text:p>18.87</text:p>
          </table:table-cell>
          <table:table-cell office:value-type="float" office:value="7.28">
            <text:p>7.28</text:p>
          </table:table-cell>
          <table:table-cell/>
          <table:table-cell table:formula="of:=[.A71]/21.83*50" office:value-type="float" office:value="43.2203389830509">
            <text:p>43.2203389831</text:p>
          </table:table-cell>
          <table:table-cell table:formula="of:=-[.B71]/13.78*35" office:value-type="float" office:value="-18.4905660377359">
            <text:p>-18.4905660377</text:p>
          </table:table-cell>
          <table:table-cell table:number-columns-repeated="1019"/>
        </table:table-row>
        <table:table-row table:style-name="ro1">
          <table:table-cell office:value-type="float" office:value="18.99">
            <text:p>18.99</text:p>
          </table:table-cell>
          <table:table-cell office:value-type="float" office:value="7.42">
            <text:p>7.42</text:p>
          </table:table-cell>
          <table:table-cell/>
          <table:table-cell table:formula="of:=[.A72]/21.83*50" office:value-type="float" office:value="43.4951901053596">
            <text:p>43.4951901054</text:p>
          </table:table-cell>
          <table:table-cell table:formula="of:=-[.B72]/13.78*35" office:value-type="float" office:value="-18.8461538461538">
            <text:p>-18.8461538462</text:p>
          </table:table-cell>
          <table:table-cell table:number-columns-repeated="1019"/>
        </table:table-row>
        <table:table-row table:style-name="ro1">
          <table:table-cell office:value-type="float" office:value="19.06">
            <text:p>19.06</text:p>
          </table:table-cell>
          <table:table-cell office:value-type="float" office:value="7.47">
            <text:p>7.47</text:p>
          </table:table-cell>
          <table:table-cell/>
          <table:table-cell table:formula="of:=[.A73]/21.83*50" office:value-type="float" office:value="43.6555199267064">
            <text:p>43.6555199267</text:p>
          </table:table-cell>
          <table:table-cell table:formula="of:=-[.B73]/13.78*35" office:value-type="float" office:value="-18.9731494920174">
            <text:p>-18.973149492</text:p>
          </table:table-cell>
          <table:table-cell table:number-columns-repeated="1019"/>
        </table:table-row>
        <table:table-row table:style-name="ro1">
          <table:table-cell office:value-type="float" office:value="19.15">
            <text:p>19.15</text:p>
          </table:table-cell>
          <table:table-cell office:value-type="float" office:value="7.47">
            <text:p>7.47</text:p>
          </table:table-cell>
          <table:table-cell/>
          <table:table-cell table:formula="of:=[.A74]/21.83*50" office:value-type="float" office:value="43.8616582684379">
            <text:p>43.8616582684</text:p>
          </table:table-cell>
          <table:table-cell table:formula="of:=-[.B74]/13.78*35" office:value-type="float" office:value="-18.9731494920174">
            <text:p>-18.973149492</text:p>
          </table:table-cell>
          <table:table-cell table:number-columns-repeated="1019"/>
        </table:table-row>
        <table:table-row table:style-name="ro1">
          <table:table-cell office:value-type="float" office:value="19.22">
            <text:p>19.22</text:p>
          </table:table-cell>
          <table:table-cell office:value-type="float" office:value="7.46">
            <text:p>7.46</text:p>
          </table:table-cell>
          <table:table-cell/>
          <table:table-cell table:formula="of:=[.A75]/21.83*50" office:value-type="float" office:value="44.0219880897847">
            <text:p>44.0219880898</text:p>
          </table:table-cell>
          <table:table-cell table:formula="of:=-[.B75]/13.78*35" office:value-type="float" office:value="-18.9477503628447">
            <text:p>-18.9477503628</text:p>
          </table:table-cell>
          <table:table-cell table:number-columns-repeated="1019"/>
        </table:table-row>
        <table:table-row table:style-name="ro1">
          <table:table-cell office:value-type="float" office:value="19.28">
            <text:p>19.28</text:p>
          </table:table-cell>
          <table:table-cell office:value-type="float" office:value="7.43">
            <text:p>7.43</text:p>
          </table:table-cell>
          <table:table-cell/>
          <table:table-cell table:formula="of:=[.A76]/21.83*50" office:value-type="float" office:value="44.1594136509391">
            <text:p>44.1594136509</text:p>
          </table:table-cell>
          <table:table-cell table:formula="of:=-[.B76]/13.78*35" office:value-type="float" office:value="-18.8715529753266">
            <text:p>-18.8715529753</text:p>
          </table:table-cell>
          <table:table-cell table:number-columns-repeated="1019"/>
        </table:table-row>
        <table:table-row table:style-name="ro1">
          <table:table-cell office:value-type="float" office:value="19.34">
            <text:p>19.34</text:p>
          </table:table-cell>
          <table:table-cell office:value-type="float" office:value="7.39">
            <text:p>7.39</text:p>
          </table:table-cell>
          <table:table-cell/>
          <table:table-cell table:formula="of:=[.A77]/21.83*50" office:value-type="float" office:value="44.2968392120935">
            <text:p>44.2968392121</text:p>
          </table:table-cell>
          <table:table-cell table:formula="of:=-[.B77]/13.78*35" office:value-type="float" office:value="-18.7699564586357">
            <text:p>-18.7699564586</text:p>
          </table:table-cell>
          <table:table-cell table:number-columns-repeated="1019"/>
        </table:table-row>
        <table:table-row table:style-name="ro1">
          <table:table-cell office:value-type="float" office:value="19.43">
            <text:p>19.43</text:p>
          </table:table-cell>
          <table:table-cell office:value-type="float" office:value="7.4">
            <text:p>7.4</text:p>
          </table:table-cell>
          <table:table-cell/>
          <table:table-cell table:formula="of:=[.A78]/21.83*50" office:value-type="float" office:value="44.502977553825">
            <text:p>44.5029775538</text:p>
          </table:table-cell>
          <table:table-cell table:formula="of:=-[.B78]/13.78*35" office:value-type="float" office:value="-18.7953555878084">
            <text:p>-18.7953555878</text:p>
          </table:table-cell>
          <table:table-cell table:number-columns-repeated="1019"/>
        </table:table-row>
        <table:table-row table:style-name="ro1">
          <table:table-cell office:value-type="float" office:value="19.52">
            <text:p>19.52</text:p>
          </table:table-cell>
          <table:table-cell office:value-type="float" office:value="7.5">
            <text:p>7.5</text:p>
          </table:table-cell>
          <table:table-cell/>
          <table:table-cell table:formula="of:=[.A79]/21.83*50" office:value-type="float" office:value="44.7091158955566">
            <text:p>44.7091158956</text:p>
          </table:table-cell>
          <table:table-cell table:formula="of:=-[.B79]/13.78*35" office:value-type="float" office:value="-19.0493468795356">
            <text:p>-19.0493468795</text:p>
          </table:table-cell>
          <table:table-cell table:number-columns-repeated="1019"/>
        </table:table-row>
        <table:table-row table:style-name="ro1">
          <table:table-cell office:value-type="float" office:value="19.58">
            <text:p>19.58</text:p>
          </table:table-cell>
          <table:table-cell office:value-type="float" office:value="7.61">
            <text:p>7.61</text:p>
          </table:table-cell>
          <table:table-cell/>
          <table:table-cell table:formula="of:=[.A80]/21.83*50" office:value-type="float" office:value="44.8465414567109">
            <text:p>44.8465414567</text:p>
          </table:table-cell>
          <table:table-cell table:formula="of:=-[.B80]/13.78*35" office:value-type="float" office:value="-19.3287373004354">
            <text:p>-19.3287373004</text:p>
          </table:table-cell>
          <table:table-cell table:number-columns-repeated="1019"/>
        </table:table-row>
        <table:table-row table:style-name="ro1">
          <table:table-cell office:value-type="float" office:value="19.65">
            <text:p>19.65</text:p>
          </table:table-cell>
          <table:table-cell office:value-type="float" office:value="7.71">
            <text:p>7.71</text:p>
          </table:table-cell>
          <table:table-cell/>
          <table:table-cell table:formula="of:=[.A81]/21.83*50" office:value-type="float" office:value="45.0068712780577">
            <text:p>45.0068712781</text:p>
          </table:table-cell>
          <table:table-cell table:formula="of:=-[.B81]/13.78*35" office:value-type="float" office:value="-19.5827285921626">
            <text:p>-19.5827285922</text:p>
          </table:table-cell>
          <table:table-cell table:number-columns-repeated="1019"/>
        </table:table-row>
        <table:table-row table:style-name="ro1">
          <table:table-cell office:value-type="float" office:value="19.74">
            <text:p>19.74</text:p>
          </table:table-cell>
          <table:table-cell office:value-type="float" office:value="7.81">
            <text:p>7.81</text:p>
          </table:table-cell>
          <table:table-cell/>
          <table:table-cell table:formula="of:=[.A82]/21.83*50" office:value-type="float" office:value="45.2130096197893">
            <text:p>45.2130096198</text:p>
          </table:table-cell>
          <table:table-cell table:formula="of:=-[.B82]/13.78*35" office:value-type="float" office:value="-19.8367198838897">
            <text:p>-19.8367198839</text:p>
          </table:table-cell>
          <table:table-cell table:number-columns-repeated="1019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7.87">
            <text:p>7.87</text:p>
          </table:table-cell>
          <table:table-cell/>
          <table:table-cell table:formula="of:=[.A83]/21.83*50" office:value-type="float" office:value="45.3504351809437">
            <text:p>45.3504351809</text:p>
          </table:table-cell>
          <table:table-cell table:formula="of:=-[.B83]/13.78*35" office:value-type="float" office:value="-19.989114658926">
            <text:p>-19.9891146589</text:p>
          </table:table-cell>
          <table:table-cell table:number-columns-repeated="1019"/>
        </table:table-row>
        <table:table-row table:style-name="ro1">
          <table:table-cell office:value-type="float" office:value="19.89">
            <text:p>19.89</text:p>
          </table:table-cell>
          <table:table-cell office:value-type="float" office:value="7.79">
            <text:p>7.79</text:p>
          </table:table-cell>
          <table:table-cell/>
          <table:table-cell table:formula="of:=[.A84]/21.83*50" office:value-type="float" office:value="45.5565735226752">
            <text:p>45.5565735227</text:p>
          </table:table-cell>
          <table:table-cell table:formula="of:=-[.B84]/13.78*35" office:value-type="float" office:value="-19.7859216255443">
            <text:p>-19.7859216255</text:p>
          </table:table-cell>
          <table:table-cell table:number-columns-repeated="1019"/>
        </table:table-row>
        <table:table-row table:style-name="ro1">
          <table:table-cell office:value-type="float" office:value="19.99">
            <text:p>19.99</text:p>
          </table:table-cell>
          <table:table-cell office:value-type="float" office:value="7.7">
            <text:p>7.7</text:p>
          </table:table-cell>
          <table:table-cell/>
          <table:table-cell table:formula="of:=[.A85]/21.83*50" office:value-type="float" office:value="45.7856161245992">
            <text:p>45.7856161246</text:p>
          </table:table-cell>
          <table:table-cell table:formula="of:=-[.B85]/13.78*35" office:value-type="float" office:value="-19.5573294629898">
            <text:p>-19.557329463</text:p>
          </table:table-cell>
          <table:table-cell table:number-columns-repeated="1019"/>
        </table:table-row>
        <table:table-row table:style-name="ro1">
          <table:table-cell office:value-type="float" office:value="20.09">
            <text:p>20.09</text:p>
          </table:table-cell>
          <table:table-cell office:value-type="float" office:value="7.63">
            <text:p>7.63</text:p>
          </table:table-cell>
          <table:table-cell/>
          <table:table-cell table:formula="of:=[.A86]/21.83*50" office:value-type="float" office:value="46.0146587265231">
            <text:p>46.0146587265</text:p>
          </table:table-cell>
          <table:table-cell table:formula="of:=-[.B86]/13.78*35" office:value-type="float" office:value="-19.3795355587808">
            <text:p>-19.3795355588</text:p>
          </table:table-cell>
          <table:table-cell table:number-columns-repeated="1019"/>
        </table:table-row>
        <table:table-row table:style-name="ro1">
          <table:table-cell office:value-type="float" office:value="20.17">
            <text:p>20.17</text:p>
          </table:table-cell>
          <table:table-cell office:value-type="float" office:value="7.73">
            <text:p>7.73</text:p>
          </table:table-cell>
          <table:table-cell/>
          <table:table-cell table:formula="of:=[.A87]/21.83*50" office:value-type="float" office:value="46.1978928080623">
            <text:p>46.1978928081</text:p>
          </table:table-cell>
          <table:table-cell table:formula="of:=-[.B87]/13.78*35" office:value-type="float" office:value="-19.633526850508">
            <text:p>-19.6335268505</text:p>
          </table:table-cell>
          <table:table-cell table:number-columns-repeated="1019"/>
        </table:table-row>
        <table:table-row table:style-name="ro1">
          <table:table-cell office:value-type="float" office:value="20.24">
            <text:p>20.24</text:p>
          </table:table-cell>
          <table:table-cell office:value-type="float" office:value="7.89">
            <text:p>7.89</text:p>
          </table:table-cell>
          <table:table-cell/>
          <table:table-cell table:formula="of:=[.A88]/21.83*50" office:value-type="float" office:value="46.3582226294091">
            <text:p>46.3582226294</text:p>
          </table:table-cell>
          <table:table-cell table:formula="of:=-[.B88]/13.78*35" office:value-type="float" office:value="-20.0399129172714">
            <text:p>-20.0399129173</text:p>
          </table:table-cell>
          <table:table-cell table:number-columns-repeated="1019"/>
        </table:table-row>
        <table:table-row table:style-name="ro1">
          <table:table-cell office:value-type="float" office:value="20.32">
            <text:p>20.32</text:p>
          </table:table-cell>
          <table:table-cell office:value-type="float" office:value="8.08">
            <text:p>8.08</text:p>
          </table:table-cell>
          <table:table-cell/>
          <table:table-cell table:formula="of:=[.A89]/21.83*50" office:value-type="float" office:value="46.5414567109482">
            <text:p>46.5414567109</text:p>
          </table:table-cell>
          <table:table-cell table:formula="of:=-[.B89]/13.78*35" office:value-type="float" office:value="-20.522496371553">
            <text:p>-20.5224963716</text:p>
          </table:table-cell>
          <table:table-cell table:number-columns-repeated="1019"/>
        </table:table-row>
        <table:table-row table:style-name="ro1">
          <table:table-cell office:value-type="float" office:value="20.39">
            <text:p>20.39</text:p>
          </table:table-cell>
          <table:table-cell office:value-type="float" office:value="8.21">
            <text:p>8.21</text:p>
          </table:table-cell>
          <table:table-cell/>
          <table:table-cell table:formula="of:=[.A90]/21.83*50" office:value-type="float" office:value="46.701786532295">
            <text:p>46.7017865323</text:p>
          </table:table-cell>
          <table:table-cell table:formula="of:=-[.B90]/13.78*35" office:value-type="float" office:value="-20.8526850507983">
            <text:p>-20.8526850508</text:p>
          </table:table-cell>
          <table:table-cell table:number-columns-repeated="4"/>
          <table:table-cell>
            <draw:frame table:end-cell-address="Sheet1.S109" table:end-x="0.3602in" table:end-y="0.1114in" draw:z-index="0" draw:style-name="gr1" draw:text-style-name="P1" svg:width="6.2988in" svg:height="3.5425in" svg:x="0.0886in" svg:y="0.0654in">
              <draw:object draw:notify-on-update-of-ranges="Sheet1.O123:Sheet1.O173 Sheet1.A121:Sheet1.A121 Sheet1.P123:Sheet1.P173 Sheet1.D3:Sheet1.D111 Sheet1.A1:Sheet1.A1 Sheet1.E3:Sheet1.E111 Sheet1.J3:Sheet1.J53 Sheet1.G1:Sheet1.G1 Sheet1.K3:Sheet1.K5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20.47">
            <text:p>20.47</text:p>
          </table:table-cell>
          <table:table-cell office:value-type="float" office:value="8.25">
            <text:p>8.25</text:p>
          </table:table-cell>
          <table:table-cell/>
          <table:table-cell table:formula="of:=[.A91]/21.83*50" office:value-type="float" office:value="46.8850206138342">
            <text:p>46.8850206138</text:p>
          </table:table-cell>
          <table:table-cell table:formula="of:=-[.B91]/13.78*35" office:value-type="float" office:value="-20.9542815674891">
            <text:p>-20.9542815675</text:p>
          </table:table-cell>
          <table:table-cell table:number-columns-repeated="1019"/>
        </table:table-row>
        <table:table-row table:style-name="ro1">
          <table:table-cell office:value-type="float" office:value="20.53">
            <text:p>20.53</text:p>
          </table:table-cell>
          <table:table-cell office:value-type="float" office:value="8.19">
            <text:p>8.19</text:p>
          </table:table-cell>
          <table:table-cell/>
          <table:table-cell table:formula="of:=[.A92]/21.83*50" office:value-type="float" office:value="47.0224461749886">
            <text:p>47.022446175</text:p>
          </table:table-cell>
          <table:table-cell table:formula="of:=-[.B92]/13.78*35" office:value-type="float" office:value="-20.8018867924528">
            <text:p>-20.8018867925</text:p>
          </table:table-cell>
          <table:table-cell table:number-columns-repeated="1019"/>
        </table:table-row>
        <table:table-row table:style-name="ro1">
          <table:table-cell office:value-type="float" office:value="20.59">
            <text:p>20.59</text:p>
          </table:table-cell>
          <table:table-cell office:value-type="float" office:value="8.07">
            <text:p>8.07</text:p>
          </table:table-cell>
          <table:table-cell/>
          <table:table-cell table:formula="of:=[.A93]/21.83*50" office:value-type="float" office:value="47.1598717361429">
            <text:p>47.1598717361</text:p>
          </table:table-cell>
          <table:table-cell table:formula="of:=-[.B93]/13.78*35" office:value-type="float" office:value="-20.4970972423803">
            <text:p>-20.4970972424</text:p>
          </table:table-cell>
          <table:table-cell table:number-columns-repeated="1019"/>
        </table:table-row>
        <table:table-row table:style-name="ro1">
          <table:table-cell office:value-type="float" office:value="20.66">
            <text:p>20.66</text:p>
          </table:table-cell>
          <table:table-cell office:value-type="float" office:value="7.85">
            <text:p>7.85</text:p>
          </table:table-cell>
          <table:table-cell/>
          <table:table-cell table:formula="of:=[.A94]/21.83*50" office:value-type="float" office:value="47.3202015574897">
            <text:p>47.3202015575</text:p>
          </table:table-cell>
          <table:table-cell table:formula="of:=-[.B94]/13.78*35" office:value-type="float" office:value="-19.9383164005806">
            <text:p>-19.9383164006</text:p>
          </table:table-cell>
          <table:table-cell table:number-columns-repeated="1019"/>
        </table:table-row>
        <table:table-row table:style-name="ro1">
          <table:table-cell office:value-type="float" office:value="20.74">
            <text:p>20.74</text:p>
          </table:table-cell>
          <table:table-cell office:value-type="float" office:value="7.73">
            <text:p>7.73</text:p>
          </table:table-cell>
          <table:table-cell/>
          <table:table-cell table:formula="of:=[.A95]/21.83*50" office:value-type="float" office:value="47.5034356390289">
            <text:p>47.503435639</text:p>
          </table:table-cell>
          <table:table-cell table:formula="of:=-[.B95]/13.78*35" office:value-type="float" office:value="-19.633526850508">
            <text:p>-19.6335268505</text:p>
          </table:table-cell>
          <table:table-cell table:number-columns-repeated="1019"/>
        </table:table-row>
        <table:table-row table:style-name="ro1">
          <table:table-cell office:value-type="float" office:value="20.83">
            <text:p>20.83</text:p>
          </table:table-cell>
          <table:table-cell office:value-type="float" office:value="7.82">
            <text:p>7.82</text:p>
          </table:table-cell>
          <table:table-cell/>
          <table:table-cell table:formula="of:=[.A96]/21.83*50" office:value-type="float" office:value="47.7095739807604">
            <text:p>47.7095739808</text:p>
          </table:table-cell>
          <table:table-cell table:formula="of:=-[.B96]/13.78*35" office:value-type="float" office:value="-19.8621190130624">
            <text:p>-19.8621190131</text:p>
          </table:table-cell>
          <table:table-cell table:number-columns-repeated="1019"/>
        </table:table-row>
        <table:table-row table:style-name="ro1">
          <table:table-cell office:value-type="float" office:value="20.92">
            <text:p>20.92</text:p>
          </table:table-cell>
          <table:table-cell office:value-type="float" office:value="8.11">
            <text:p>8.11</text:p>
          </table:table-cell>
          <table:table-cell/>
          <table:table-cell table:formula="of:=[.A97]/21.83*50" office:value-type="float" office:value="47.915712322492">
            <text:p>47.9157123225</text:p>
          </table:table-cell>
          <table:table-cell table:formula="of:=-[.B97]/13.78*35" office:value-type="float" office:value="-20.5986937590711">
            <text:p>-20.598693759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35">
            <text:p>8.35</text:p>
          </table:table-cell>
          <table:table-cell/>
          <table:table-cell table:formula="of:=[.A98]/21.83*50" office:value-type="float" office:value="48.0989464040312">
            <text:p>48.098946404</text:p>
          </table:table-cell>
          <table:table-cell table:formula="of:=-[.B98]/13.78*35" office:value-type="float" office:value="-21.2082728592163">
            <text:p>-21.2082728592</text:p>
          </table:table-cell>
          <table:table-cell table:number-columns-repeated="1019"/>
        </table:table-row>
        <table:table-row table:style-name="ro1">
          <table:table-cell office:value-type="float" office:value="21.09">
            <text:p>21.09</text:p>
          </table:table-cell>
          <table:table-cell office:value-type="float" office:value="8.49">
            <text:p>8.49</text:p>
          </table:table-cell>
          <table:table-cell/>
          <table:table-cell table:formula="of:=[.A99]/21.83*50" office:value-type="float" office:value="48.3050847457627">
            <text:p>48.3050847458</text:p>
          </table:table-cell>
          <table:table-cell table:formula="of:=-[.B99]/13.78*35" office:value-type="float" office:value="-21.5638606676343">
            <text:p>-21.5638606676</text:p>
          </table:table-cell>
          <table:table-cell table:number-columns-repeated="1019"/>
        </table:table-row>
        <table:table-row table:style-name="ro1">
          <table:table-cell office:value-type="float" office:value="21.19">
            <text:p>21.19</text:p>
          </table:table-cell>
          <table:table-cell office:value-type="float" office:value="8.35">
            <text:p>8.35</text:p>
          </table:table-cell>
          <table:table-cell/>
          <table:table-cell table:formula="of:=[.A100]/21.83*50" office:value-type="float" office:value="48.5341273476867">
            <text:p>48.5341273477</text:p>
          </table:table-cell>
          <table:table-cell table:formula="of:=-[.B100]/13.78*35" office:value-type="float" office:value="-21.2082728592163">
            <text:p>-21.2082728592</text:p>
          </table:table-cell>
          <table:table-cell table:number-columns-repeated="1019"/>
        </table:table-row>
        <table:table-row table:style-name="ro1">
          <table:table-cell office:value-type="float" office:value="21.26">
            <text:p>21.26</text:p>
          </table:table-cell>
          <table:table-cell office:value-type="float" office:value="8.11">
            <text:p>8.11</text:p>
          </table:table-cell>
          <table:table-cell/>
          <table:table-cell table:formula="of:=[.A101]/21.83*50" office:value-type="float" office:value="48.6944571690334">
            <text:p>48.694457169</text:p>
          </table:table-cell>
          <table:table-cell table:formula="of:=-[.B101]/13.78*35" office:value-type="float" office:value="-20.5986937590711">
            <text:p>-20.5986937591</text:p>
          </table:table-cell>
          <table:table-cell table:number-columns-repeated="1019"/>
        </table:table-row>
        <table:table-row table:style-name="ro1">
          <table:table-cell office:value-type="float" office:value="21.33">
            <text:p>21.33</text:p>
          </table:table-cell>
          <table:table-cell office:value-type="float" office:value="7.85">
            <text:p>7.85</text:p>
          </table:table-cell>
          <table:table-cell/>
          <table:table-cell table:formula="of:=[.A102]/21.83*50" office:value-type="float" office:value="48.8547869903802">
            <text:p>48.8547869904</text:p>
          </table:table-cell>
          <table:table-cell table:formula="of:=-[.B102]/13.78*35" office:value-type="float" office:value="-19.9383164005806">
            <text:p>-19.9383164006</text:p>
          </table:table-cell>
          <table:table-cell table:number-columns-repeated="1019"/>
        </table:table-row>
        <table:table-row table:style-name="ro1">
          <table:table-cell office:value-type="float" office:value="21.39">
            <text:p>21.39</text:p>
          </table:table-cell>
          <table:table-cell office:value-type="float" office:value="7.76">
            <text:p>7.76</text:p>
          </table:table-cell>
          <table:table-cell/>
          <table:table-cell table:formula="of:=[.A103]/21.83*50" office:value-type="float" office:value="48.9922125515346">
            <text:p>48.9922125515</text:p>
          </table:table-cell>
          <table:table-cell table:formula="of:=-[.B103]/13.78*35" office:value-type="float" office:value="-19.7097242380261">
            <text:p>-19.709724238</text:p>
          </table:table-cell>
          <table:table-cell table:number-columns-repeated="1019"/>
        </table:table-row>
        <table:table-row table:style-name="ro1">
          <table:table-cell office:value-type="float" office:value="21.47">
            <text:p>21.47</text:p>
          </table:table-cell>
          <table:table-cell office:value-type="float" office:value="7.86">
            <text:p>7.86</text:p>
          </table:table-cell>
          <table:table-cell/>
          <table:table-cell table:formula="of:=[.A104]/21.83*50" office:value-type="float" office:value="49.1754466330738">
            <text:p>49.1754466331</text:p>
          </table:table-cell>
          <table:table-cell table:formula="of:=-[.B104]/13.78*35" office:value-type="float" office:value="-19.9637155297533">
            <text:p>-19.9637155298</text:p>
          </table:table-cell>
          <table:table-cell table:number-columns-repeated="1019"/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8.11">
            <text:p>8.11</text:p>
          </table:table-cell>
          <table:table-cell/>
          <table:table-cell table:formula="of:=[.A105]/21.83*50" office:value-type="float" office:value="49.244159413651">
            <text:p>49.2441594137</text:p>
          </table:table-cell>
          <table:table-cell table:formula="of:=-[.B105]/13.78*35" office:value-type="float" office:value="-20.5986937590711">
            <text:p>-20.5986937591</text:p>
          </table:table-cell>
          <table:table-cell table:number-columns-repeated="1019"/>
        </table:table-row>
        <table:table-row table:style-name="ro1">
          <table:table-cell office:value-type="float" office:value="21.55">
            <text:p>21.55</text:p>
          </table:table-cell>
          <table:table-cell office:value-type="float" office:value="8.41">
            <text:p>8.41</text:p>
          </table:table-cell>
          <table:table-cell/>
          <table:table-cell table:formula="of:=[.A106]/21.83*50" office:value-type="float" office:value="49.3586807146129">
            <text:p>49.3586807146</text:p>
          </table:table-cell>
          <table:table-cell table:formula="of:=-[.B106]/13.78*35" office:value-type="float" office:value="-21.3606676342525">
            <text:p>-21.3606676343</text:p>
          </table:table-cell>
          <table:table-cell table:number-columns-repeated="1019"/>
        </table:table-row>
        <table:table-row table:style-name="ro1">
          <table:table-cell office:value-type="float" office:value="21.62">
            <text:p>21.62</text:p>
          </table:table-cell>
          <table:table-cell office:value-type="float" office:value="8.75">
            <text:p>8.75</text:p>
          </table:table-cell>
          <table:table-cell/>
          <table:table-cell table:formula="of:=[.A107]/21.83*50" office:value-type="float" office:value="49.5190105359597">
            <text:p>49.519010536</text:p>
          </table:table-cell>
          <table:table-cell table:formula="of:=-[.B107]/13.78*35" office:value-type="float" office:value="-22.2242380261248">
            <text:p>-22.2242380261</text:p>
          </table:table-cell>
          <table:table-cell table:number-columns-repeated="1019"/>
        </table:table-row>
        <table:table-row table:style-name="ro1">
          <table:table-cell office:value-type="float" office:value="21.66">
            <text:p>21.66</text:p>
          </table:table-cell>
          <table:table-cell office:value-type="float" office:value="8.92">
            <text:p>8.92</text:p>
          </table:table-cell>
          <table:table-cell/>
          <table:table-cell table:formula="of:=[.A108]/21.83*50" office:value-type="float" office:value="49.6106275767293">
            <text:p>49.6106275767</text:p>
          </table:table-cell>
          <table:table-cell table:formula="of:=-[.B108]/13.78*35" office:value-type="float" office:value="-22.656023222061">
            <text:p>-22.6560232221</text:p>
          </table:table-cell>
          <table:table-cell table:number-columns-repeated="1019"/>
        </table:table-row>
        <table:table-row table:style-name="ro1">
          <table:table-cell office:value-type="float" office:value="21.73">
            <text:p>21.73</text:p>
          </table:table-cell>
          <table:table-cell office:value-type="float" office:value="8.97">
            <text:p>8.97</text:p>
          </table:table-cell>
          <table:table-cell/>
          <table:table-cell table:formula="of:=[.A109]/21.83*50" office:value-type="float" office:value="49.7709573980761">
            <text:p>49.7709573981</text:p>
          </table:table-cell>
          <table:table-cell table:formula="of:=-[.B109]/13.78*35" office:value-type="float" office:value="-22.7830188679245">
            <text:p>-22.7830188679</text:p>
          </table:table-cell>
          <table:table-cell table:number-columns-repeated="1019"/>
        </table:table-row>
        <table:table-row table:style-name="ro1">
          <table:table-cell office:value-type="float" office:value="21.79">
            <text:p>21.79</text:p>
          </table:table-cell>
          <table:table-cell office:value-type="float" office:value="8.88">
            <text:p>8.88</text:p>
          </table:table-cell>
          <table:table-cell/>
          <table:table-cell table:formula="of:=[.A110]/21.83*50" office:value-type="float" office:value="49.9083829592304">
            <text:p>49.9083829592</text:p>
          </table:table-cell>
          <table:table-cell table:formula="of:=-[.B110]/13.78*35" office:value-type="float" office:value="-22.5544267053701">
            <text:p>-22.5544267054</text:p>
          </table:table-cell>
          <table:table-cell table:number-columns-repeated="1019"/>
        </table:table-row>
        <table:table-row table:style-name="ro1">
          <table:table-cell office:value-type="float" office:value="21.82">
            <text:p>21.82</text:p>
          </table:table-cell>
          <table:table-cell office:value-type="float" office:value="8.65">
            <text:p>8.65</text:p>
          </table:table-cell>
          <table:table-cell/>
          <table:table-cell table:formula="of:=[.A111]/21.83*50" office:value-type="float" office:value="49.9770957398076">
            <text:p>49.9770957398</text:p>
          </table:table-cell>
          <table:table-cell table:formula="of:=-[.B111]/13.78*35" office:value-type="float" office:value="-21.9702467343977">
            <text:p>-21.970246734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imulated with openEM2D:</text:p>
          </table:table-cell>
          <table:table-cell table:number-columns-repeated="1023"/>
        </table:table-row>
        <table:table-row table:style-name="ro1">
          <table:table-cell office:value-type="string">
            <text:p>Simulated - OpenParEM2D</text:p>
          </table:table-cell>
          <table:table-cell table:number-columns-repeated="14"/>
          <table:table-cell office:value-type="string">
            <text:p>6 in line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#frequency</text:p>
          </table:table-cell>
          <table:table-cell table:style-name="Default" office:value-type="string">
            <text:p>iteration</text:p>
          </table:table-cell>
          <table:table-cell table:style-name="Default" office:value-type="string">
            <text:p>mesh size</text:p>
          </table:table-cell>
          <table:table-cell table:style-name="Default" office:value-type="string">
            <text:p>matrix size</text:p>
          </table:table-cell>
          <table:table-cell table:style-name="Default" office:value-type="string">
            <text:p>converged</text:p>
          </table:table-cell>
          <table:table-cell table:style-name="Default" office:value-type="string">
            <text:p>final error</text:p>
          </table:table-cell>
          <table:table-cell table:style-name="Default" office:value-type="string">
            <text:p>elapsed time (s)</text:p>
          </table:table-cell>
          <table:table-cell table:style-name="Default" office:value-type="string">
            <text:p>modal impedance calculation</text:p>
          </table:table-cell>
          <table:table-cell table:style-name="Default" office:value-type="string">
            <text:p>mode count</text:p>
          </table:table-cell>
          <table:table-cell table:style-name="Default" office:value-type="string">
            <text:p>alpha[1] db/m</text:p>
          </table:table-cell>
          <table:table-cell table:style-name="Default" office:value-type="string">
            <text:p>beta[1]/ko</text:p>
          </table:table-cell>
          <table:table-cell table:style-name="Default" office:value-type="string">
            <text:p>real(Z[1;1])</text:p>
          </table:table-cell>
          <table:table-cell table:style-name="Default" office:value-type="string">
            <text:p>imag(Z[1;1])</text:p>
          </table:table-cell>
          <table:table-cell/>
          <table:table-cell office:value-type="string">
            <text:p>f, GHz</text:p>
          </table:table-cell>
          <table:table-cell office:value-type="string">
            <text:p>total loss, dB</text:p>
          </table:table-cell>
          <table:table-cell/>
          <table:table-cell office:value-type="string">
            <text:p>error - OpenParEM2D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">
            <text:p>3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8.814331306">
            <text:p>98.81433130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.7263070609349">
            <text:p>1.7263070609</text:p>
          </table:table-cell>
          <table:table-cell table:style-name="Default" office:value-type="float" office:value="1.92835777312085">
            <text:p>1.9283577731</text:p>
          </table:table-cell>
          <table:table-cell table:style-name="Default" office:value-type="float" office:value="49.8204198731131">
            <text:p>49.8204198731</text:p>
          </table:table-cell>
          <table:table-cell table:style-name="Default" office:value-type="float" office:value="0.235502037084675">
            <text:p>0.2355020371</text:p>
          </table:table-cell>
          <table:table-cell/>
          <table:table-cell table:formula="of:=[.A123]*0.000000001" office:value-type="float" office:value="0.3">
            <text:p>0.3</text:p>
          </table:table-cell>
          <table:table-cell table:formula="of:=-[.J123]/100*2.54*6" office:value-type="float" office:value="-0.263089196086479">
            <text:p>-0.2630891961</text:p>
          </table:table-cell>
          <table:table-cell/>
          <table:table-cell table:formula="of:=([.E3]-[.P123])/[.E3]" office:value-type="float" office:value="0.203215577566664">
            <text:p>0.203215577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">
            <text:p>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7.82325346">
            <text:p>97.8232534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.11520186149918">
            <text:p>4.1152018615</text:p>
          </table:table-cell>
          <table:table-cell table:style-name="Default" office:value-type="float" office:value="1.92835998415063">
            <text:p>1.9283599842</text:p>
          </table:table-cell>
          <table:table-cell table:style-name="Default" office:value-type="float" office:value="49.820371462983">
            <text:p>49.820371463</text:p>
          </table:table-cell>
          <table:table-cell table:style-name="Default" office:value-type="float" office:value="0.235500160798684">
            <text:p>0.2355001608</text:p>
          </table:table-cell>
          <table:table-cell/>
          <table:table-cell table:formula="of:=[.A124]*0.000000001" office:value-type="float" office:value="1">
            <text:p>1</text:p>
          </table:table-cell>
          <table:table-cell table:formula="of:=-[.J124]/100*2.54*6" office:value-type="float" office:value="-0.627156763692475">
            <text:p>-0.6271567637</text:p>
          </table:table-cell>
          <table:table-cell/>
          <table:table-cell table:formula="of:=([.E4]-[.P124])/[.E4]" office:value-type="float" office:value="-0.028835738533608">
            <text:p>-0.0288357385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">
            <text:p>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241152156">
            <text:p>100.24115215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7.16218479055122">
            <text:p>7.1621847906</text:p>
          </table:table-cell>
          <table:table-cell table:style-name="Default" office:value-type="float" office:value="1.92835986037391">
            <text:p>1.9283598604</text:p>
          </table:table-cell>
          <table:table-cell table:style-name="Default" office:value-type="float" office:value="49.8203758202619">
            <text:p>49.8203758203</text:p>
          </table:table-cell>
          <table:table-cell table:style-name="Default" office:value-type="float" office:value="0.235500191086322">
            <text:p>0.2355001911</text:p>
          </table:table-cell>
          <table:table-cell/>
          <table:table-cell table:formula="of:=[.A125]*0.000000001" office:value-type="float" office:value="2">
            <text:p>2</text:p>
          </table:table-cell>
          <table:table-cell table:formula="of:=-[.J125]/100*2.54*6" office:value-type="float" office:value="-1.09151696208001">
            <text:p>-1.0915169621</text:p>
          </table:table-cell>
          <table:table-cell/>
          <table:table-cell table:formula="of:=([.E5]-[.P125])/[.E5]" office:value-type="float" office:value="0.00059111378986856">
            <text:p>0.0005911138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">
            <text:p>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8.716731838">
            <text:p>98.71673183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.0853968644196">
            <text:p>10.0853968644</text:p>
          </table:table-cell>
          <table:table-cell table:style-name="Default" office:value-type="float" office:value="1.92835985278198">
            <text:p>1.9283598528</text:p>
          </table:table-cell>
          <table:table-cell table:style-name="Default" office:value-type="float" office:value="49.8203770641904">
            <text:p>49.8203770642</text:p>
          </table:table-cell>
          <table:table-cell table:style-name="Default" office:value-type="float" office:value="0.235500167930084">
            <text:p>0.2355001679</text:p>
          </table:table-cell>
          <table:table-cell/>
          <table:table-cell table:formula="of:=[.A126]*0.000000001" office:value-type="float" office:value="3">
            <text:p>3</text:p>
          </table:table-cell>
          <table:table-cell table:formula="of:=-[.J126]/100*2.54*6" office:value-type="float" office:value="-1.53701448213755">
            <text:p>-1.5370144821</text:p>
          </table:table-cell>
          <table:table-cell/>
          <table:table-cell table:formula="of:=([.E6]-[.P126])/[.E6]" office:value-type="float" office:value="-0.0433526878746503">
            <text:p>-0.0433526879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">
            <text:p>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591713668">
            <text:p>99.5917136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.9528668912411">
            <text:p>12.9528668912</text:p>
          </table:table-cell>
          <table:table-cell table:style-name="Default" office:value-type="float" office:value="1.92835987526181">
            <text:p>1.9283598753</text:p>
          </table:table-cell>
          <table:table-cell table:style-name="Default" office:value-type="float" office:value="49.8203781458015">
            <text:p>49.8203781458</text:p>
          </table:table-cell>
          <table:table-cell table:style-name="Default" office:value-type="float" office:value="0.235500123292477">
            <text:p>0.2355001233</text:p>
          </table:table-cell>
          <table:table-cell/>
          <table:table-cell table:formula="of:=[.A127]*0.000000001" office:value-type="float" office:value="4">
            <text:p>4</text:p>
          </table:table-cell>
          <table:table-cell table:formula="of:=-[.J127]/100*2.54*6" office:value-type="float" office:value="-1.97401691422514">
            <text:p>-1.9740169142</text:p>
          </table:table-cell>
          <table:table-cell/>
          <table:table-cell table:formula="of:=([.E7]-[.P127])/[.E7]" office:value-type="float" office:value="-0.036264879162761">
            <text:p>-0.0362648792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">
            <text:p>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7.325987461">
            <text:p>107.32598746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5.7869276628851">
            <text:p>15.7869276629</text:p>
          </table:table-cell>
          <table:table-cell table:style-name="Default" office:value-type="float" office:value="1.92835992711747">
            <text:p>1.9283599271</text:p>
          </table:table-cell>
          <table:table-cell table:style-name="Default" office:value-type="float" office:value="49.8203795621816">
            <text:p>49.8203795622</text:p>
          </table:table-cell>
          <table:table-cell table:style-name="Default" office:value-type="float" office:value="0.235500060541969">
            <text:p>0.2355000605</text:p>
          </table:table-cell>
          <table:table-cell/>
          <table:table-cell table:formula="of:=[.A128]*0.000000001" office:value-type="float" office:value="5">
            <text:p>5</text:p>
          </table:table-cell>
          <table:table-cell table:formula="of:=-[.J128]/100*2.54*6" office:value-type="float" office:value="-2.40592777582369">
            <text:p>-2.4059277758</text:p>
          </table:table-cell>
          <table:table-cell/>
          <table:table-cell table:formula="of:=([.E8]-[.P128])/[.E8]" office:value-type="float" office:value="-0.0409320172951471">
            <text:p>-0.0409320173</text:p>
          </table:table-cell>
          <table:table-cell table:number-columns-repeated="1006"/>
        </table:table-row>
        <table:table-row table:style-name="ro1">
          <table:table-cell table:style-name="Default" office:value-type="float" office:value="6000000000">
            <text:p>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2.396676495">
            <text:p>102.39667649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8.5975089080723">
            <text:p>18.5975089081</text:p>
          </table:table-cell>
          <table:table-cell table:style-name="Default" office:value-type="float" office:value="1.92835998595254">
            <text:p>1.928359986</text:p>
          </table:table-cell>
          <table:table-cell table:style-name="Default" office:value-type="float" office:value="49.8203823336308">
            <text:p>49.8203823336</text:p>
          </table:table-cell>
          <table:table-cell table:style-name="Default" office:value-type="float" office:value="0.235499989812278">
            <text:p>0.2354999898</text:p>
          </table:table-cell>
          <table:table-cell/>
          <table:table-cell table:formula="of:=[.A129]*0.000000001" office:value-type="float" office:value="6">
            <text:p>6</text:p>
          </table:table-cell>
          <table:table-cell table:formula="of:=-[.J129]/100*2.54*6" office:value-type="float" office:value="-2.83426035759022">
            <text:p>-2.8342603576</text:p>
          </table:table-cell>
          <table:table-cell/>
          <table:table-cell table:formula="of:=([.E9]-[.P129])/[.E9]" office:value-type="float" office:value="-0.0144443565608626">
            <text:p>-0.0144443566</text:p>
          </table:table-cell>
          <table:table-cell table:number-columns-repeated="1006"/>
        </table:table-row>
        <table:table-row table:style-name="ro1">
          <table:table-cell table:style-name="Default" office:value-type="float" office:value="7000000000">
            <text:p>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1.798596704">
            <text:p>101.79859670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1.3898209458561">
            <text:p>21.3898209459</text:p>
          </table:table-cell>
          <table:table-cell table:style-name="Default" office:value-type="float" office:value="1.92836005904954">
            <text:p>1.928360059</text:p>
          </table:table-cell>
          <table:table-cell table:style-name="Default" office:value-type="float" office:value="49.8203868138039">
            <text:p>49.8203868138</text:p>
          </table:table-cell>
          <table:table-cell table:style-name="Default" office:value-type="float" office:value="0.235499910808409">
            <text:p>0.2354999108</text:p>
          </table:table-cell>
          <table:table-cell/>
          <table:table-cell table:formula="of:=[.A130]*0.000000001" office:value-type="float" office:value="7">
            <text:p>7</text:p>
          </table:table-cell>
          <table:table-cell table:formula="of:=-[.J130]/100*2.54*6" office:value-type="float" office:value="-3.25980871214847">
            <text:p>-3.2598087121</text:p>
          </table:table-cell>
          <table:table-cell/>
          <table:table-cell table:formula="of:=([.E10]-[.P130])/[.E10]" office:value-type="float" office:value="-0.0185978243402702">
            <text:p>-0.0185978243</text:p>
          </table:table-cell>
          <table:table-cell table:number-columns-repeated="1006"/>
        </table:table-row>
        <table:table-row table:style-name="ro1">
          <table:table-cell table:style-name="Default" office:value-type="float" office:value="8000000000">
            <text:p>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6.083529908">
            <text:p>96.08352990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4.1669185669602">
            <text:p>24.166918567</text:p>
          </table:table-cell>
          <table:table-cell table:style-name="Default" office:value-type="float" office:value="1.92836014284597">
            <text:p>1.9283601428</text:p>
          </table:table-cell>
          <table:table-cell table:style-name="Default" office:value-type="float" office:value="49.820393785152">
            <text:p>49.8203937852</text:p>
          </table:table-cell>
          <table:table-cell table:style-name="Default" office:value-type="float" office:value="0.235499828373166">
            <text:p>0.2354998284</text:p>
          </table:table-cell>
          <table:table-cell/>
          <table:table-cell table:formula="of:=[.A131]*0.000000001" office:value-type="float" office:value="8">
            <text:p>8</text:p>
          </table:table-cell>
          <table:table-cell table:formula="of:=-[.J131]/100*2.54*6" office:value-type="float" office:value="-3.68303838960473">
            <text:p>-3.6830383896</text:p>
          </table:table-cell>
          <table:table-cell/>
          <table:table-cell table:formula="of:=([.E11]-[.P131])/[.E11]" office:value-type="float" office:value="-0.0284147722138447">
            <text:p>-0.0284147722</text:p>
          </table:table-cell>
          <table:table-cell table:number-columns-repeated="1006"/>
        </table:table-row>
        <table:table-row table:style-name="ro1">
          <table:table-cell table:style-name="Default" office:value-type="float" office:value="9000000000">
            <text:p>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7.889690152">
            <text:p>97.88969015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6.9307480788921">
            <text:p>26.9307480789</text:p>
          </table:table-cell>
          <table:table-cell table:style-name="Default" office:value-type="float" office:value="1.92836023922339">
            <text:p>1.9283602392</text:p>
          </table:table-cell>
          <table:table-cell table:style-name="Default" office:value-type="float" office:value="49.8204039500287">
            <text:p>49.82040395</text:p>
          </table:table-cell>
          <table:table-cell table:style-name="Default" office:value-type="float" office:value="0.235499745247502">
            <text:p>0.2354997452</text:p>
          </table:table-cell>
          <table:table-cell/>
          <table:table-cell table:formula="of:=[.A132]*0.000000001" office:value-type="float" office:value="9">
            <text:p>9</text:p>
          </table:table-cell>
          <table:table-cell table:formula="of:=-[.J132]/100*2.54*6" office:value-type="float" office:value="-4.10424600722316">
            <text:p>-4.1042460072</text:p>
          </table:table-cell>
          <table:table-cell/>
          <table:table-cell table:formula="of:=([.E12]-[.P132])/[.E12]" office:value-type="float" office:value="-0.0227216994490976">
            <text:p>-0.022721699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0">
            <text:p>1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682517085">
            <text:p>99.68251708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9.6826351187917">
            <text:p>29.6826351188</text:p>
          </table:table-cell>
          <table:table-cell table:style-name="Default" office:value-type="float" office:value="1.92836034636737">
            <text:p>1.9283603464</text:p>
          </table:table-cell>
          <table:table-cell table:style-name="Default" office:value-type="float" office:value="49.8204182258949">
            <text:p>49.8204182259</text:p>
          </table:table-cell>
          <table:table-cell table:style-name="Default" office:value-type="float" office:value="0.235499666257232">
            <text:p>0.2354996663</text:p>
          </table:table-cell>
          <table:table-cell/>
          <table:table-cell table:formula="of:=[.A133]*0.000000001" office:value-type="float" office:value="10">
            <text:p>10</text:p>
          </table:table-cell>
          <table:table-cell table:formula="of:=-[.J133]/100*2.54*6" office:value-type="float" office:value="-4.52363359210386">
            <text:p>-4.5236335921</text:p>
          </table:table-cell>
          <table:table-cell/>
          <table:table-cell table:formula="of:=([.E13]-[.P133])/[.E13]" office:value-type="float" office:value="-0.0177252391704673">
            <text:p>-0.017725239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000000000">
            <text:p>1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7.997152502">
            <text:p>107.99715250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2.4235343482314">
            <text:p>32.4235343482</text:p>
          </table:table-cell>
          <table:table-cell table:style-name="Default" office:value-type="float" office:value="1.9283604651697">
            <text:p>1.9283604652</text:p>
          </table:table-cell>
          <table:table-cell table:style-name="Default" office:value-type="float" office:value="49.8204375534868">
            <text:p>49.8204375535</text:p>
          </table:table-cell>
          <table:table-cell table:style-name="Default" office:value-type="float" office:value="0.23549959559319">
            <text:p>0.2354995956</text:p>
          </table:table-cell>
          <table:table-cell/>
          <table:table-cell table:formula="of:=[.A134]*0.000000001" office:value-type="float" office:value="11">
            <text:p>11</text:p>
          </table:table-cell>
          <table:table-cell table:formula="of:=-[.J134]/100*2.54*6" office:value-type="float" office:value="-4.94134663467047">
            <text:p>-4.9413466347</text:p>
          </table:table-cell>
          <table:table-cell/>
          <table:table-cell table:formula="of:=([.E14]-[.P134])/[.E14]" office:value-type="float" office:value="-0.0132701878833186">
            <text:p>-0.013270187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000000000">
            <text:p>1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2.781290644">
            <text:p>102.78129064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5.1541667120003">
            <text:p>35.154166712</text:p>
          </table:table-cell>
          <table:table-cell table:style-name="Default" office:value-type="float" office:value="1.92836059476704">
            <text:p>1.9283605948</text:p>
          </table:table-cell>
          <table:table-cell table:style-name="Default" office:value-type="float" office:value="49.8204630280125">
            <text:p>49.820463028</text:p>
          </table:table-cell>
          <table:table-cell table:style-name="Default" office:value-type="float" office:value="0.235499538666077">
            <text:p>0.2354995387</text:p>
          </table:table-cell>
          <table:table-cell/>
          <table:table-cell table:formula="of:=[.A135]*0.000000001" office:value-type="float" office:value="12">
            <text:p>12</text:p>
          </table:table-cell>
          <table:table-cell table:formula="of:=-[.J135]/100*2.54*6" office:value-type="float" office:value="-5.35749500690885">
            <text:p>-5.3574950069</text:p>
          </table:table-cell>
          <table:table-cell/>
          <table:table-cell table:formula="of:=([.E15]-[.P135])/[.E15]" office:value-type="float" office:value="-0.0189962897888737">
            <text:p>-0.018996289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000000000">
            <text:p>1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500564125">
            <text:p>100.50056412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7.8750992445215">
            <text:p>37.8750992445</text:p>
          </table:table-cell>
          <table:table-cell table:style-name="Default" office:value-type="float" office:value="1.92836073735546">
            <text:p>1.9283607374</text:p>
          </table:table-cell>
          <table:table-cell table:style-name="Default" office:value-type="float" office:value="49.8204957640765">
            <text:p>49.8204957641</text:p>
          </table:table-cell>
          <table:table-cell table:style-name="Default" office:value-type="float" office:value="0.235499500196634">
            <text:p>0.2354995002</text:p>
          </table:table-cell>
          <table:table-cell/>
          <table:table-cell table:formula="of:=[.A136]*0.000000001" office:value-type="float" office:value="13">
            <text:p>13</text:p>
          </table:table-cell>
          <table:table-cell table:formula="of:=-[.J136]/100*2.54*6" office:value-type="float" office:value="-5.77216512486508">
            <text:p>-5.7721651249</text:p>
          </table:table-cell>
          <table:table-cell/>
          <table:table-cell table:formula="of:=([.E16]-[.P136])/[.E16]" office:value-type="float" office:value="-0.0236864275500739">
            <text:p>-0.023686427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000000000">
            <text:p>1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7.700807887">
            <text:p>97.70080788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0.5867936847314">
            <text:p>40.5867936847</text:p>
          </table:table-cell>
          <table:table-cell table:style-name="Default" office:value-type="float" office:value="1.92836089109513">
            <text:p>1.9283608911</text:p>
          </table:table-cell>
          <table:table-cell table:style-name="Default" office:value-type="float" office:value="49.8205370831464">
            <text:p>49.8205370831</text:p>
          </table:table-cell>
          <table:table-cell table:style-name="Default" office:value-type="float" office:value="0.235499486863586">
            <text:p>0.2354994869</text:p>
          </table:table-cell>
          <table:table-cell/>
          <table:table-cell table:formula="of:=[.A137]*0.000000001" office:value-type="float" office:value="14">
            <text:p>14</text:p>
          </table:table-cell>
          <table:table-cell table:formula="of:=-[.J137]/100*2.54*6" office:value-type="float" office:value="-6.18542735755307">
            <text:p>-6.1854273576</text:p>
          </table:table-cell>
          <table:table-cell/>
          <table:table-cell table:formula="of:=([.E17]-[.P137])/[.E17]" office:value-type="float" office:value="-0.00217741313440591">
            <text:p>-0.00217741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000000000">
            <text:p>1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7.227279103">
            <text:p>97.22727910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3.2896372108402">
            <text:p>43.2896372108</text:p>
          </table:table-cell>
          <table:table-cell table:style-name="Default" office:value-type="float" office:value="1.92836105611534">
            <text:p>1.9283610561</text:p>
          </table:table-cell>
          <table:table-cell table:style-name="Default" office:value-type="float" office:value="49.8205883618519">
            <text:p>49.8205883619</text:p>
          </table:table-cell>
          <table:table-cell table:style-name="Default" office:value-type="float" office:value="0.235499505154811">
            <text:p>0.2354995052</text:p>
          </table:table-cell>
          <table:table-cell/>
          <table:table-cell table:formula="of:=[.A138]*0.000000001" office:value-type="float" office:value="15">
            <text:p>15</text:p>
          </table:table-cell>
          <table:table-cell table:formula="of:=-[.J138]/100*2.54*6" office:value-type="float" office:value="-6.59734071093205">
            <text:p>-6.5973407109</text:p>
          </table:table-cell>
          <table:table-cell/>
          <table:table-cell table:formula="of:=([.E18]-[.P138])/[.E18]" office:value-type="float" office:value="-0.00677026574356121">
            <text:p>-0.006770265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000000000">
            <text:p>1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6.054884995">
            <text:p>96.05488499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5.9839625646329">
            <text:p>45.9839625646</text:p>
          </table:table-cell>
          <table:table-cell table:style-name="Default" office:value-type="float" office:value="1.92836123189543">
            <text:p>1.9283612319</text:p>
          </table:table-cell>
          <table:table-cell table:style-name="Default" office:value-type="float" office:value="49.8206510942317">
            <text:p>49.8206510942</text:p>
          </table:table-cell>
          <table:table-cell table:style-name="Default" office:value-type="float" office:value="0.235499562249443">
            <text:p>0.2354995622</text:p>
          </table:table-cell>
          <table:table-cell/>
          <table:table-cell table:formula="of:=[.A139]*0.000000001" office:value-type="float" office:value="16">
            <text:p>16</text:p>
          </table:table-cell>
          <table:table-cell table:formula="of:=-[.J139]/100*2.54*6" office:value-type="float" office:value="-7.00795589485005">
            <text:p>-7.0079558949</text:p>
          </table:table-cell>
          <table:table-cell/>
          <table:table-cell table:formula="of:=([.E19]-[.P139])/[.E19]" office:value-type="float" office:value="-0.0106711902776948">
            <text:p>-0.010671190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000000000">
            <text:p>1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3.658945189">
            <text:p>103.65894518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8.6700615869835">
            <text:p>48.670061587</text:p>
          </table:table-cell>
          <table:table-cell table:style-name="Default" office:value-type="float" office:value="1.9283614193343">
            <text:p>1.9283614193</text:p>
          </table:table-cell>
          <table:table-cell table:style-name="Default" office:value-type="float" office:value="49.8207268377297">
            <text:p>49.8207268377</text:p>
          </table:table-cell>
          <table:table-cell table:style-name="Default" office:value-type="float" office:value="0.235499665250491">
            <text:p>0.2354996653</text:p>
          </table:table-cell>
          <table:table-cell/>
          <table:table-cell table:formula="of:=[.A140]*0.000000001" office:value-type="float" office:value="17">
            <text:p>17</text:p>
          </table:table-cell>
          <table:table-cell table:formula="of:=-[.J140]/100*2.54*6" office:value-type="float" office:value="-7.41731738585629">
            <text:p>-7.4173173859</text:p>
          </table:table-cell>
          <table:table-cell/>
          <table:table-cell table:formula="of:=([.E20]-[.P140])/[.E20]" office:value-type="float" office:value="-0.00700131603053814">
            <text:p>-0.00700131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000000000">
            <text:p>1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5.083141535">
            <text:p>105.08314153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1.3481945810098">
            <text:p>51.348194581</text:p>
          </table:table-cell>
          <table:table-cell table:style-name="Default" office:value-type="float" office:value="1.92836161862312">
            <text:p>1.9283616186</text:p>
          </table:table-cell>
          <table:table-cell table:style-name="Default" office:value-type="float" office:value="49.8208172802992">
            <text:p>49.8208172803</text:p>
          </table:table-cell>
          <table:table-cell table:style-name="Default" office:value-type="float" office:value="0.235499822133358">
            <text:p>0.2354998221</text:p>
          </table:table-cell>
          <table:table-cell/>
          <table:table-cell table:formula="of:=[.A141]*0.000000001" office:value-type="float" office:value="18">
            <text:p>18</text:p>
          </table:table-cell>
          <table:table-cell table:formula="of:=-[.J141]/100*2.54*6" office:value-type="float" office:value="-7.82546485414589">
            <text:p>-7.8254648541</text:p>
          </table:table-cell>
          <table:table-cell/>
          <table:table-cell table:formula="of:=([.E21]-[.P141])/[.E21]" office:value-type="float" office:value="-0.00686186452035854">
            <text:p>-0.006861864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000000000">
            <text:p>1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2.81326381">
            <text:p>102.8132638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4.0185969420788">
            <text:p>54.0185969421</text:p>
          </table:table-cell>
          <table:table-cell table:style-name="Default" office:value-type="float" office:value="1.92836182905953">
            <text:p>1.9283618291</text:p>
          </table:table-cell>
          <table:table-cell table:style-name="Default" office:value-type="float" office:value="49.8209242282901">
            <text:p>49.8209242283</text:p>
          </table:table-cell>
          <table:table-cell table:style-name="Default" office:value-type="float" office:value="0.235500041567231">
            <text:p>0.2355000416</text:p>
          </table:table-cell>
          <table:table-cell/>
          <table:table-cell table:formula="of:=[.A142]*0.000000001" office:value-type="float" office:value="19">
            <text:p>19</text:p>
          </table:table-cell>
          <table:table-cell table:formula="of:=-[.J142]/100*2.54*6" office:value-type="float" office:value="-8.23243417397281">
            <text:p>-8.232434174</text:p>
          </table:table-cell>
          <table:table-cell/>
          <table:table-cell table:formula="of:=([.E22]-[.P142])/[.E22]" office:value-type="float" office:value="-0.000378685338142016">
            <text:p>-0.000378685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0">
            <text:p>2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1.113674461">
            <text:p>101.11367446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6.6814839300511">
            <text:p>56.6814839301</text:p>
          </table:table-cell>
          <table:table-cell table:style-name="Default" office:value-type="float" office:value="1.92836205099566">
            <text:p>1.928362051</text:p>
          </table:table-cell>
          <table:table-cell table:style-name="Default" office:value-type="float" office:value="49.8210495675036">
            <text:p>49.8210495675</text:p>
          </table:table-cell>
          <table:table-cell table:style-name="Default" office:value-type="float" office:value="0.235500332368821">
            <text:p>0.2355003324</text:p>
          </table:table-cell>
          <table:table-cell/>
          <table:table-cell table:formula="of:=[.A143]*0.000000001" office:value-type="float" office:value="20">
            <text:p>20</text:p>
          </table:table-cell>
          <table:table-cell table:formula="of:=-[.J143]/100*2.54*6" office:value-type="float" office:value="-8.63825815093979">
            <text:p>-8.6382581509</text:p>
          </table:table-cell>
          <table:table-cell/>
          <table:table-cell table:formula="of:=([.E23]-[.P143])/[.E23]" office:value-type="float" office:value="-0.00324650080025532">
            <text:p>-0.003246500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1000000000">
            <text:p>2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867995271">
            <text:p>100.86799527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9.3370542063351">
            <text:p>59.3370542063</text:p>
          </table:table-cell>
          <table:table-cell table:style-name="Default" office:value-type="float" office:value="1.92836228436143">
            <text:p>1.9283622844</text:p>
          </table:table-cell>
          <table:table-cell table:style-name="Default" office:value-type="float" office:value="49.8211953018501">
            <text:p>49.8211953019</text:p>
          </table:table-cell>
          <table:table-cell table:style-name="Default" office:value-type="float" office:value="0.235500704042207">
            <text:p>0.235500704</text:p>
          </table:table-cell>
          <table:table-cell/>
          <table:table-cell table:formula="of:=[.A144]*0.000000001" office:value-type="float" office:value="21">
            <text:p>21</text:p>
          </table:table-cell>
          <table:table-cell table:formula="of:=-[.J144]/100*2.54*6" office:value-type="float" office:value="-9.04296706104547">
            <text:p>-9.042967061</text:p>
          </table:table-cell>
          <table:table-cell/>
          <table:table-cell table:formula="of:=([.E24]-[.P144])/[.E24]" office:value-type="float" office:value="0.00826035733222013">
            <text:p>0.008260357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2000000000">
            <text:p>2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8.405859017">
            <text:p>98.40585901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1.9854924880697">
            <text:p>61.9854924881</text:p>
          </table:table-cell>
          <table:table-cell table:style-name="Default" office:value-type="float" office:value="1.9283625292027">
            <text:p>1.9283625292</text:p>
          </table:table-cell>
          <table:table-cell table:style-name="Default" office:value-type="float" office:value="49.8213635322305">
            <text:p>49.8213635322</text:p>
          </table:table-cell>
          <table:table-cell table:style-name="Default" office:value-type="float" office:value="0.235501166479335">
            <text:p>0.2355011665</text:p>
          </table:table-cell>
          <table:table-cell/>
          <table:table-cell table:formula="of:=[.A145]*0.000000001" office:value-type="float" office:value="22">
            <text:p>22</text:p>
          </table:table-cell>
          <table:table-cell table:formula="of:=-[.J145]/100*2.54*6" office:value-type="float" office:value="-9.44658905518182">
            <text:p>-9.4465890552</text:p>
          </table:table-cell>
          <table:table-cell/>
          <table:table-cell table:formula="of:=([.E25]-[.P145])/[.E25]" office:value-type="float" office:value="0.0108358876868881">
            <text:p>0.0108358877</text:p>
          </table:table-cell>
          <table:table-cell table:number-columns-repeated="1006"/>
        </table:table-row>
        <table:table-row table:style-name="ro1">
          <table:table-cell table:style-name="Default" office:value-type="float" office:value="23000000000">
            <text:p>2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8.562115844">
            <text:p>108.56211584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4.6269715777627">
            <text:p>64.6269715778</text:p>
          </table:table-cell>
          <table:table-cell table:style-name="Default" office:value-type="float" office:value="1.92836278537358">
            <text:p>1.9283627854</text:p>
          </table:table-cell>
          <table:table-cell table:style-name="Default" office:value-type="float" office:value="49.8215564713767">
            <text:p>49.8215564714</text:p>
          </table:table-cell>
          <table:table-cell table:style-name="Default" office:value-type="float" office:value="0.235501730166895">
            <text:p>0.2355017302</text:p>
          </table:table-cell>
          <table:table-cell/>
          <table:table-cell table:formula="of:=[.A146]*0.000000001" office:value-type="float" office:value="23">
            <text:p>23</text:p>
          </table:table-cell>
          <table:table-cell table:formula="of:=-[.J146]/100*2.54*6" office:value-type="float" office:value="-9.84915046845104">
            <text:p>-9.8491504685</text:p>
          </table:table-cell>
          <table:table-cell/>
          <table:table-cell table:formula="of:=([.E26]-[.P146])/[.E26]" office:value-type="float" office:value="0.0132948494710632">
            <text:p>0.0132948495</text:p>
          </table:table-cell>
          <table:table-cell table:number-columns-repeated="1006"/>
        </table:table-row>
        <table:table-row table:style-name="ro1">
          <table:table-cell table:style-name="Default" office:value-type="float" office:value="24000000000">
            <text:p>2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7.089307737">
            <text:p>107.08930773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7.2616539394338">
            <text:p>67.2616539394</text:p>
          </table:table-cell>
          <table:table-cell table:style-name="Default" office:value-type="float" office:value="1.9283630531097">
            <text:p>1.9283630531</text:p>
          </table:table-cell>
          <table:table-cell table:style-name="Default" office:value-type="float" office:value="49.8217764275604">
            <text:p>49.8217764276</text:p>
          </table:table-cell>
          <table:table-cell table:style-name="Default" office:value-type="float" office:value="0.235502405954401">
            <text:p>0.235502406</text:p>
          </table:table-cell>
          <table:table-cell/>
          <table:table-cell table:formula="of:=[.A147]*0.000000001" office:value-type="float" office:value="24">
            <text:p>24</text:p>
          </table:table-cell>
          <table:table-cell table:formula="of:=-[.J147]/100*2.54*6" office:value-type="float" office:value="-10.2506760603697">
            <text:p>-10.2506760604</text:p>
          </table:table-cell>
          <table:table-cell/>
          <table:table-cell table:formula="of:=([.E27]-[.P147])/[.E27]" office:value-type="float" office:value="0.0180443787841876">
            <text:p>0.01804437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5000000000">
            <text:p>2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883454103">
            <text:p>100.88345410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9.889692954955">
            <text:p>69.889692955</text:p>
          </table:table-cell>
          <table:table-cell table:style-name="Default" office:value-type="float" office:value="1.92836333231329">
            <text:p>1.9283633323</text:p>
          </table:table-cell>
          <table:table-cell table:style-name="Default" office:value-type="float" office:value="49.8220258214703">
            <text:p>49.8220258215</text:p>
          </table:table-cell>
          <table:table-cell table:style-name="Default" office:value-type="float" office:value="0.235503205287661">
            <text:p>0.2355032053</text:p>
          </table:table-cell>
          <table:table-cell/>
          <table:table-cell table:formula="of:=[.A148]*0.000000001" office:value-type="float" office:value="25">
            <text:p>25</text:p>
          </table:table-cell>
          <table:table-cell table:formula="of:=-[.J148]/100*2.54*6" office:value-type="float" office:value="-10.6511892063351">
            <text:p>-10.6511892063</text:p>
          </table:table-cell>
          <table:table-cell/>
          <table:table-cell table:formula="of:=([.E28]-[.P148])/[.E28]" office:value-type="float" office:value="0.0156043778450822">
            <text:p>0.015604377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6000000000">
            <text:p>2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6.970551225">
            <text:p>106.97055122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72.5112339255597">
            <text:p>72.5112339256</text:p>
          </table:table-cell>
          <table:table-cell table:style-name="Default" office:value-type="float" office:value="1.9283636227544">
            <text:p>1.9283636228</text:p>
          </table:table-cell>
          <table:table-cell table:style-name="Default" office:value-type="float" office:value="49.8223071843786">
            <text:p>49.8223071844</text:p>
          </table:table-cell>
          <table:table-cell table:style-name="Default" office:value-type="float" office:value="0.235504140182275">
            <text:p>0.2355041402</text:p>
          </table:table-cell>
          <table:table-cell/>
          <table:table-cell table:formula="of:=[.A149]*0.000000001" office:value-type="float" office:value="26">
            <text:p>26</text:p>
          </table:table-cell>
          <table:table-cell table:formula="of:=-[.J149]/100*2.54*6" office:value-type="float" office:value="-11.0507120502553">
            <text:p>-11.0507120503</text:p>
          </table:table-cell>
          <table:table-cell/>
          <table:table-cell table:formula="of:=([.E29]-[.P149])/[.E29]" office:value-type="float" office:value="0.0222869210111205">
            <text:p>0.022286921</text:p>
          </table:table-cell>
          <table:table-cell table:number-columns-repeated="1006"/>
        </table:table-row>
        <table:table-row table:style-name="ro1">
          <table:table-cell table:style-name="Default" office:value-type="float" office:value="27000000000">
            <text:p>2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13.850599167">
            <text:p>113.85059916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75.1264148818861">
            <text:p>75.1264148819</text:p>
          </table:table-cell>
          <table:table-cell table:style-name="Default" office:value-type="float" office:value="1.92836392489332">
            <text:p>1.9283639249</text:p>
          </table:table-cell>
          <table:table-cell table:style-name="Default" office:value-type="float" office:value="49.8226231349706">
            <text:p>49.822623135</text:p>
          </table:table-cell>
          <table:table-cell table:style-name="Default" office:value-type="float" office:value="0.235505222894892">
            <text:p>0.2355052229</text:p>
          </table:table-cell>
          <table:table-cell/>
          <table:table-cell table:formula="of:=[.A150]*0.000000001" office:value-type="float" office:value="27">
            <text:p>27</text:p>
          </table:table-cell>
          <table:table-cell table:formula="of:=-[.J150]/100*2.54*6" office:value-type="float" office:value="-11.4492656279994">
            <text:p>-11.449265628</text:p>
          </table:table-cell>
          <table:table-cell/>
          <table:table-cell table:formula="of:=([.E30]-[.P150])/[.E30]" office:value-type="float" office:value="0.0221823343425332">
            <text:p>0.022182334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8000000000">
            <text:p>2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4.533799832">
            <text:p>104.53379983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77.7353672726467">
            <text:p>77.7353672726</text:p>
          </table:table-cell>
          <table:table-cell table:style-name="Default" office:value-type="float" office:value="1.92836423851132">
            <text:p>1.9283642385</text:p>
          </table:table-cell>
          <table:table-cell table:style-name="Default" office:value-type="float" office:value="49.822976415843">
            <text:p>49.8229764158</text:p>
          </table:table-cell>
          <table:table-cell table:style-name="Default" office:value-type="float" office:value="0.235506466430493">
            <text:p>0.2355064664</text:p>
          </table:table-cell>
          <table:table-cell/>
          <table:table-cell table:formula="of:=[.A151]*0.000000001" office:value-type="float" office:value="28">
            <text:p>28</text:p>
          </table:table-cell>
          <table:table-cell table:formula="of:=-[.J151]/100*2.54*6" office:value-type="float" office:value="-11.8468699723514">
            <text:p>-11.8468699724</text:p>
          </table:table-cell>
          <table:table-cell/>
          <table:table-cell table:formula="of:=([.E31]-[.P151])/[.E31]" office:value-type="float" office:value="0.0201088342196777">
            <text:p>0.020108834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9000000000">
            <text:p>2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254820865">
            <text:p>99.25482086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80.3382165238276">
            <text:p>80.3382165238</text:p>
          </table:table-cell>
          <table:table-cell table:style-name="Default" office:value-type="float" office:value="1.92836456351008">
            <text:p>1.9283645635</text:p>
          </table:table-cell>
          <table:table-cell table:style-name="Default" office:value-type="float" office:value="49.8233698717706">
            <text:p>49.8233698718</text:p>
          </table:table-cell>
          <table:table-cell table:style-name="Default" office:value-type="float" office:value="0.23550788423771">
            <text:p>0.2355078842</text:p>
          </table:table-cell>
          <table:table-cell/>
          <table:table-cell table:formula="of:=[.A152]*0.000000001" office:value-type="float" office:value="29">
            <text:p>29</text:p>
          </table:table-cell>
          <table:table-cell table:formula="of:=-[.J152]/100*2.54*6" office:value-type="float" office:value="-12.2435441982313">
            <text:p>-12.2435441982</text:p>
          </table:table-cell>
          <table:table-cell/>
          <table:table-cell table:formula="of:=([.E32]-[.P152])/[.E32]" office:value-type="float" office:value="0.0241987330732929">
            <text:p>0.02419873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0">
            <text:p>3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9.15613909">
            <text:p>109.156139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82.9350825143861">
            <text:p>82.9350825144</text:p>
          </table:table-cell>
          <table:table-cell table:style-name="Default" office:value-type="float" office:value="1.92836489990604">
            <text:p>1.9283648999</text:p>
          </table:table-cell>
          <table:table-cell table:style-name="Default" office:value-type="float" office:value="49.823806453419">
            <text:p>49.8238064534</text:p>
          </table:table-cell>
          <table:table-cell table:style-name="Default" office:value-type="float" office:value="0.235509490254433">
            <text:p>0.2355094903</text:p>
          </table:table-cell>
          <table:table-cell/>
          <table:table-cell table:formula="of:=[.A153]*0.000000001" office:value-type="float" office:value="30">
            <text:p>30</text:p>
          </table:table-cell>
          <table:table-cell table:formula="of:=-[.J153]/100*2.54*6" office:value-type="float" office:value="-12.6393065751924">
            <text:p>-12.6393065752</text:p>
          </table:table-cell>
          <table:table-cell/>
          <table:table-cell table:formula="of:=([.E33]-[.P153])/[.E33]" office:value-type="float" office:value="0.0280711796531706">
            <text:p>0.0280711797</text:p>
          </table:table-cell>
          <table:table-cell table:number-columns-repeated="1006"/>
        </table:table-row>
        <table:table-row table:style-name="ro1">
          <table:table-cell table:style-name="Default" office:value-type="float" office:value="31000000000">
            <text:p>3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9.758764241">
            <text:p>109.75876424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85.5260799877689">
            <text:p>85.5260799878</text:p>
          </table:table-cell>
          <table:table-cell table:style-name="Default" office:value-type="float" office:value="1.9283652479457">
            <text:p>1.9283652479</text:p>
          </table:table-cell>
          <table:table-cell table:style-name="Default" office:value-type="float" office:value="49.8242892115692">
            <text:p>49.8242892116</text:p>
          </table:table-cell>
          <table:table-cell table:style-name="Default" office:value-type="float" office:value="0.235511298829198">
            <text:p>0.2355112988</text:p>
          </table:table-cell>
          <table:table-cell/>
          <table:table-cell table:formula="of:=[.A154]*0.000000001" office:value-type="float" office:value="31">
            <text:p>31</text:p>
          </table:table-cell>
          <table:table-cell table:formula="of:=-[.J154]/100*2.54*6" office:value-type="float" office:value="-13.034174590136">
            <text:p>-13.0341745901</text:p>
          </table:table-cell>
          <table:table-cell/>
          <table:table-cell table:formula="of:=([.E35]-[.P154])/[.E35]" office:value-type="float" office:value="0.0262351539600225">
            <text:p>0.026235154</text:p>
          </table:table-cell>
          <table:table-cell table:number-columns-repeated="1006"/>
        </table:table-row>
        <table:table-row table:style-name="ro1">
          <table:table-cell table:style-name="Default" office:value-type="float" office:value="32000000000">
            <text:p>3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4.370275879">
            <text:p>104.37027587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88.1113189132519">
            <text:p>88.1113189133</text:p>
          </table:table-cell>
          <table:table-cell table:style-name="Default" office:value-type="float" office:value="1.92836560747858">
            <text:p>1.9283656075</text:p>
          </table:table-cell>
          <table:table-cell table:style-name="Default" office:value-type="float" office:value="49.8248213142717">
            <text:p>49.8248213143</text:p>
          </table:table-cell>
          <table:table-cell table:style-name="Default" office:value-type="float" office:value="0.235513324953438">
            <text:p>0.235513325</text:p>
          </table:table-cell>
          <table:table-cell/>
          <table:table-cell table:formula="of:=[.A155]*0.000000001" office:value-type="float" office:value="32">
            <text:p>32</text:p>
          </table:table-cell>
          <table:table-cell table:formula="of:=-[.J155]/100*2.54*6" office:value-type="float" office:value="-13.4281650023796">
            <text:p>-13.4281650024</text:p>
          </table:table-cell>
          <table:table-cell/>
          <table:table-cell table:formula="of:=([.E37]-[.P155])/[.E37]" office:value-type="float" office:value="0.028150663168116">
            <text:p>0.0281506632</text:p>
          </table:table-cell>
          <table:table-cell table:number-columns-repeated="1006"/>
        </table:table-row>
        <table:table-row table:style-name="ro1">
          <table:table-cell table:style-name="Default" office:value-type="float" office:value="33000000000">
            <text:p>3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225641123">
            <text:p>100.22564112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90.6909047901077">
            <text:p>90.6909047901</text:p>
          </table:table-cell>
          <table:table-cell table:style-name="Default" office:value-type="float" office:value="1.92836597836266">
            <text:p>1.9283659784</text:p>
          </table:table-cell>
          <table:table-cell table:style-name="Default" office:value-type="float" office:value="49.8254060386867">
            <text:p>49.8254060387</text:p>
          </table:table-cell>
          <table:table-cell table:style-name="Default" office:value-type="float" office:value="0.235515584144659">
            <text:p>0.2355155841</text:p>
          </table:table-cell>
          <table:table-cell/>
          <table:table-cell table:formula="of:=[.A156]*0.000000001" office:value-type="float" office:value="33">
            <text:p>33</text:p>
          </table:table-cell>
          <table:table-cell table:formula="of:=-[.J156]/100*2.54*6" office:value-type="float" office:value="-13.8212938900124">
            <text:p>-13.82129389</text:p>
          </table:table-cell>
          <table:table-cell/>
          <table:table-cell table:formula="of:=([.E39]-[.P156])/[.E39]" office:value-type="float" office:value="0.0282784193654538">
            <text:p>0.0282784194</text:p>
          </table:table-cell>
          <table:table-cell table:number-columns-repeated="1006"/>
        </table:table-row>
        <table:table-row table:style-name="ro1">
          <table:table-cell table:style-name="Default" office:value-type="float" office:value="34000000000">
            <text:p>3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1.93431957">
            <text:p>101.9343195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93.2649389178875">
            <text:p>93.2649389179</text:p>
          </table:table-cell>
          <table:table-cell table:style-name="Default" office:value-type="float" office:value="1.92836636089953">
            <text:p>1.9283663609</text:p>
          </table:table-cell>
          <table:table-cell table:style-name="Default" office:value-type="float" office:value="49.8260467567429">
            <text:p>49.8260467567</text:p>
          </table:table-cell>
          <table:table-cell table:style-name="Default" office:value-type="float" office:value="0.235518092248375">
            <text:p>0.2355180922</text:p>
          </table:table-cell>
          <table:table-cell/>
          <table:table-cell table:formula="of:=[.A157]*0.000000001" office:value-type="float" office:value="34">
            <text:p>34</text:p>
          </table:table-cell>
          <table:table-cell table:formula="of:=-[.J157]/100*2.54*6" office:value-type="float" office:value="-14.2135766910861">
            <text:p>-14.2135766911</text:p>
          </table:table-cell>
          <table:table-cell/>
          <table:table-cell table:formula="of:=([.E41]-[.P157])/[.E41]" office:value-type="float" office:value="0.030140694215569">
            <text:p>0.0301406942</text:p>
          </table:table-cell>
          <table:table-cell table:number-columns-repeated="1006"/>
        </table:table-row>
        <table:table-row table:style-name="ro1">
          <table:table-cell table:style-name="Default" office:value-type="float" office:value="35000000000">
            <text:p>3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5.952101555">
            <text:p>105.95210155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95.8335186463548">
            <text:p>95.8335186464</text:p>
          </table:table-cell>
          <table:table-cell table:style-name="Default" office:value-type="float" office:value="1.92836675498697">
            <text:p>1.928366755</text:p>
          </table:table-cell>
          <table:table-cell table:style-name="Default" office:value-type="float" office:value="49.8267469614007">
            <text:p>49.8267469614</text:p>
          </table:table-cell>
          <table:table-cell table:style-name="Default" office:value-type="float" office:value="0.235520865793796">
            <text:p>0.2355208658</text:p>
          </table:table-cell>
          <table:table-cell/>
          <table:table-cell table:formula="of:=[.A158]*0.000000001" office:value-type="float" office:value="35">
            <text:p>35</text:p>
          </table:table-cell>
          <table:table-cell table:formula="of:=-[.J158]/100*2.54*6" office:value-type="float" office:value="-14.6050282417045">
            <text:p>-14.6050282417</text:p>
          </table:table-cell>
          <table:table-cell/>
          <table:table-cell table:formula="of:=([.E43]-[.P158])/[.E43]" office:value-type="float" office:value="0.027037519116811">
            <text:p>0.027037519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6000000000">
            <text:p>3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681385221">
            <text:p>99.68138522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98.3967375914369">
            <text:p>98.3967375914</text:p>
          </table:table-cell>
          <table:table-cell table:style-name="Default" office:value-type="float" office:value="1.92836716056057">
            <text:p>1.9283671606</text:p>
          </table:table-cell>
          <table:table-cell table:style-name="Default" office:value-type="float" office:value="49.8275102509455">
            <text:p>49.8275102509</text:p>
          </table:table-cell>
          <table:table-cell table:style-name="Default" office:value-type="float" office:value="0.235523921778806">
            <text:p>0.2355239218</text:p>
          </table:table-cell>
          <table:table-cell/>
          <table:table-cell table:formula="of:=[.A159]*0.000000001" office:value-type="float" office:value="36">
            <text:p>36</text:p>
          </table:table-cell>
          <table:table-cell table:formula="of:=-[.J159]/100*2.54*6" office:value-type="float" office:value="-14.995662808935">
            <text:p>-14.9956628089</text:p>
          </table:table-cell>
          <table:table-cell/>
          <table:table-cell table:formula="of:=([.E45]-[.P159])/[.E45]" office:value-type="float" office:value="0.0368667746114003">
            <text:p>0.0368667746</text:p>
          </table:table-cell>
          <table:table-cell table:number-columns-repeated="1006"/>
        </table:table-row>
        <table:table-row table:style-name="ro1">
          <table:table-cell table:style-name="Default" office:value-type="float" office:value="37000000000">
            <text:p>3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3.043660974">
            <text:p>103.04366097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0.954685826742">
            <text:p>100.9546858267</text:p>
          </table:table-cell>
          <table:table-cell table:style-name="Default" office:value-type="float" office:value="1.92836757755996">
            <text:p>1.9283675776</text:p>
          </table:table-cell>
          <table:table-cell table:style-name="Default" office:value-type="float" office:value="49.8283403346738">
            <text:p>49.8283403347</text:p>
          </table:table-cell>
          <table:table-cell table:style-name="Default" office:value-type="float" office:value="0.235527277740402">
            <text:p>0.2355272777</text:p>
          </table:table-cell>
          <table:table-cell/>
          <table:table-cell table:formula="of:=[.A160]*0.000000001" office:value-type="float" office:value="37">
            <text:p>37</text:p>
          </table:table-cell>
          <table:table-cell table:formula="of:=-[.J160]/100*2.54*6" office:value-type="float" office:value="-15.3854941199955">
            <text:p>-15.38549412</text:p>
          </table:table-cell>
          <table:table-cell/>
          <table:table-cell table:formula="of:=([.E47]-[.P160])/[.E47]" office:value-type="float" office:value="0.0338933288970714">
            <text:p>0.0338933289</text:p>
          </table:table-cell>
          <table:table-cell table:number-columns-repeated="1006"/>
        </table:table-row>
        <table:table-row table:style-name="ro1">
          <table:table-cell table:style-name="Default" office:value-type="float" office:value="38000000000">
            <text:p>3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12.534794832">
            <text:p>112.53479483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3.507450057684">
            <text:p>103.5074500577</text:p>
          </table:table-cell>
          <table:table-cell table:style-name="Default" office:value-type="float" office:value="1.9283680062961">
            <text:p>1.9283680063</text:p>
          </table:table-cell>
          <table:table-cell table:style-name="Default" office:value-type="float" office:value="49.8292410209763">
            <text:p>49.829241021</text:p>
          </table:table-cell>
          <table:table-cell table:style-name="Default" office:value-type="float" office:value="0.235530951593346">
            <text:p>0.2355309516</text:p>
          </table:table-cell>
          <table:table-cell/>
          <table:table-cell table:formula="of:=[.A161]*0.000000001" office:value-type="float" office:value="38">
            <text:p>38</text:p>
          </table:table-cell>
          <table:table-cell table:formula="of:=-[.J161]/100*2.54*6" office:value-type="float" office:value="-15.774535388791">
            <text:p>-15.7745353888</text:p>
          </table:table-cell>
          <table:table-cell/>
          <table:table-cell table:formula="of:=([.E49]-[.P161])/[.E49]" office:value-type="float" office:value="0.0356118116346915">
            <text:p>0.0356118116</text:p>
          </table:table-cell>
          <table:table-cell table:number-columns-repeated="1006"/>
        </table:table-row>
        <table:table-row table:style-name="ro1">
          <table:table-cell table:style-name="Default" office:value-type="float" office:value="39000000000">
            <text:p>3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444269253">
            <text:p>99.44426925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6.055113795099">
            <text:p>106.0551137951</text:p>
          </table:table-cell>
          <table:table-cell table:style-name="Default" office:value-type="float" office:value="1.92836844655774">
            <text:p>1.9283684466</text:p>
          </table:table-cell>
          <table:table-cell table:style-name="Default" office:value-type="float" office:value="49.8302162413048">
            <text:p>49.8302162413</text:p>
          </table:table-cell>
          <table:table-cell table:style-name="Default" office:value-type="float" office:value="0.235534961952185">
            <text:p>0.235534962</text:p>
          </table:table-cell>
          <table:table-cell/>
          <table:table-cell table:formula="of:=[.A162]*0.000000001" office:value-type="float" office:value="39">
            <text:p>39</text:p>
          </table:table-cell>
          <table:table-cell table:formula="of:=-[.J162]/100*2.54*6" office:value-type="float" office:value="-16.1627993423731">
            <text:p>-16.1627993424</text:p>
          </table:table-cell>
          <table:table-cell/>
          <table:table-cell table:formula="of:=([.E53]-[.P162])/[.E53]" office:value-type="float" office:value="0.0430789476352261">
            <text:p>0.0430789476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0">
            <text:p>4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1.204531633">
            <text:p>101.20453163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8.597757494111">
            <text:p>108.5977574941</text:p>
          </table:table-cell>
          <table:table-cell table:style-name="Default" office:value-type="float" office:value="1.92836889822608">
            <text:p>1.9283688982</text:p>
          </table:table-cell>
          <table:table-cell table:style-name="Default" office:value-type="float" office:value="49.8312700347091">
            <text:p>49.8312700347</text:p>
          </table:table-cell>
          <table:table-cell table:style-name="Default" office:value-type="float" office:value="0.235539327919419">
            <text:p>0.2355393279</text:p>
          </table:table-cell>
          <table:table-cell/>
          <table:table-cell table:formula="of:=[.A163]*0.000000001" office:value-type="float" office:value="40">
            <text:p>40</text:p>
          </table:table-cell>
          <table:table-cell table:formula="of:=-[.J163]/100*2.54*6" office:value-type="float" office:value="-16.5502982421025">
            <text:p>-16.5502982421</text:p>
          </table:table-cell>
          <table:table-cell/>
          <table:table-cell table:formula="of:=([.E57]-[.P163])/[.E57]" office:value-type="float" office:value="0.0360815309544688">
            <text:p>0.0360815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41000000000">
            <text:p>4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267558886">
            <text:p>100.26755888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11.135458681864">
            <text:p>111.1354586819</text:p>
          </table:table-cell>
          <table:table-cell table:style-name="Default" office:value-type="float" office:value="1.92836936162536">
            <text:p>1.9283693616</text:p>
          </table:table-cell>
          <table:table-cell table:style-name="Default" office:value-type="float" office:value="49.8324065395913">
            <text:p>49.8324065396</text:p>
          </table:table-cell>
          <table:table-cell table:style-name="Default" office:value-type="float" office:value="0.235544068966785">
            <text:p>0.235544069</text:p>
          </table:table-cell>
          <table:table-cell/>
          <table:table-cell table:formula="of:=[.A164]*0.000000001" office:value-type="float" office:value="41">
            <text:p>41</text:p>
          </table:table-cell>
          <table:table-cell table:formula="of:=-[.J164]/100*2.54*6" office:value-type="float" office:value="-16.9370439031161">
            <text:p>-16.9370439031</text:p>
          </table:table-cell>
          <table:table-cell/>
          <table:table-cell table:formula="of:=([.E61]-[.P164])/[.E61]" office:value-type="float" office:value="0.0473776939390227">
            <text:p>0.0473776939</text:p>
          </table:table-cell>
          <table:table-cell table:number-columns-repeated="1006"/>
        </table:table-row>
        <table:table-row table:style-name="ro1">
          <table:table-cell table:style-name="Default" office:value-type="float" office:value="42000000000">
            <text:p>4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172205567">
            <text:p>100.17220556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13.668292099902">
            <text:p>113.6682920999</text:p>
          </table:table-cell>
          <table:table-cell table:style-name="Default" office:value-type="float" office:value="1.9283698365434">
            <text:p>1.9283698365</text:p>
          </table:table-cell>
          <table:table-cell table:style-name="Default" office:value-type="float" office:value="49.8336300183988">
            <text:p>49.8336300184</text:p>
          </table:table-cell>
          <table:table-cell table:style-name="Default" office:value-type="float" office:value="0.235549205272858">
            <text:p>0.2355492053</text:p>
          </table:table-cell>
          <table:table-cell/>
          <table:table-cell table:formula="of:=[.A165]*0.000000001" office:value-type="float" office:value="42">
            <text:p>42</text:p>
          </table:table-cell>
          <table:table-cell table:formula="of:=-[.J165]/100*2.54*6" office:value-type="float" office:value="-17.3230477160251">
            <text:p>-17.323047716</text:p>
          </table:table-cell>
          <table:table-cell/>
          <table:table-cell table:formula="of:=([.E65]-[.P165])/[.E65]" office:value-type="float" office:value="0.052731755845931">
            <text:p>0.0527317558</text:p>
          </table:table-cell>
          <table:table-cell table:number-columns-repeated="1006"/>
        </table:table-row>
        <table:table-row table:style-name="ro1">
          <table:table-cell table:style-name="Default" office:value-type="float" office:value="43000000000">
            <text:p>4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238806605">
            <text:p>99.23880660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16.196329806283">
            <text:p>116.1963298063</text:p>
          </table:table-cell>
          <table:table-cell table:style-name="Default" office:value-type="float" office:value="1.92837032306384">
            <text:p>1.9283703231</text:p>
          </table:table-cell>
          <table:table-cell table:style-name="Default" office:value-type="float" office:value="49.8349448361991">
            <text:p>49.8349448362</text:p>
          </table:table-cell>
          <table:table-cell table:style-name="Default" office:value-type="float" office:value="0.235554757431209">
            <text:p>0.2355547574</text:p>
          </table:table-cell>
          <table:table-cell/>
          <table:table-cell table:formula="of:=[.A166]*0.000000001" office:value-type="float" office:value="43">
            <text:p>43</text:p>
          </table:table-cell>
          <table:table-cell table:formula="of:=-[.J166]/100*2.54*6" office:value-type="float" office:value="-17.7083206624775">
            <text:p>-17.7083206625</text:p>
          </table:table-cell>
          <table:table-cell/>
          <table:table-cell table:formula="of:=([.E70]-[.P166])/[.E70]" office:value-type="float" office:value="0.0330070983596575">
            <text:p>0.0330070984</text:p>
          </table:table-cell>
          <table:table-cell table:number-columns-repeated="1006"/>
        </table:table-row>
        <table:table-row table:style-name="ro1">
          <table:table-cell table:style-name="Default" office:value-type="float" office:value="44000000000">
            <text:p>4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66231851">
            <text:p>100.6623185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18.719641284527">
            <text:p>118.7196412845</text:p>
          </table:table-cell>
          <table:table-cell table:style-name="Default" office:value-type="float" office:value="1.92837082122803">
            <text:p>1.9283708212</text:p>
          </table:table-cell>
          <table:table-cell table:style-name="Default" office:value-type="float" office:value="49.8363554719588">
            <text:p>49.836355472</text:p>
          </table:table-cell>
          <table:table-cell table:style-name="Default" office:value-type="float" office:value="0.235560746592504">
            <text:p>0.2355607466</text:p>
          </table:table-cell>
          <table:table-cell/>
          <table:table-cell table:formula="of:=[.A167]*0.000000001" office:value-type="float" office:value="44">
            <text:p>44</text:p>
          </table:table-cell>
          <table:table-cell table:formula="of:=-[.J167]/100*2.54*6" office:value-type="float" office:value="-18.0928733317619">
            <text:p>-18.0928733318</text:p>
          </table:table-cell>
          <table:table-cell/>
          <table:table-cell table:formula="of:=([.E75]-[.P167])/[.E75]" office:value-type="float" office:value="0.0451176004914624">
            <text:p>0.0451176005</text:p>
          </table:table-cell>
          <table:table-cell table:number-columns-repeated="1006"/>
        </table:table-row>
        <table:table-row table:style-name="ro1">
          <table:table-cell table:style-name="Default" office:value-type="float" office:value="45000000000">
            <text:p>4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036338137">
            <text:p>99.03633813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1.23829354849">
            <text:p>121.2382935485</text:p>
          </table:table-cell>
          <table:table-cell table:style-name="Default" office:value-type="float" office:value="1.92837133100461">
            <text:p>1.928371331</text:p>
          </table:table-cell>
          <table:table-cell table:style-name="Default" office:value-type="float" office:value="49.8378665161901">
            <text:p>49.8378665162</text:p>
          </table:table-cell>
          <table:table-cell table:style-name="Default" office:value-type="float" office:value="0.235567194438399">
            <text:p>0.2355671944</text:p>
          </table:table-cell>
          <table:table-cell/>
          <table:table-cell table:formula="of:=[.A168]*0.000000001" office:value-type="float" office:value="45">
            <text:p>45</text:p>
          </table:table-cell>
          <table:table-cell table:formula="of:=-[.J168]/100*2.54*6" office:value-type="float" office:value="-18.4767159367899">
            <text:p>-18.4767159368</text:p>
          </table:table-cell>
          <table:table-cell/>
          <table:table-cell table:formula="of:=([.E81]-[.P168])/[.E81]" office:value-type="float" office:value="0.0564789860701706">
            <text:p>0.0564789861</text:p>
          </table:table-cell>
          <table:table-cell table:number-columns-repeated="1006"/>
        </table:table-row>
        <table:table-row table:style-name="ro1">
          <table:table-cell table:style-name="Default" office:value-type="float" office:value="46000000000">
            <text:p>4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531864945">
            <text:p>99.5318649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3.752351232224">
            <text:p>123.7523512322</text:p>
          </table:table-cell>
          <table:table-cell table:style-name="Default" office:value-type="float" office:value="1.92837185229299">
            <text:p>1.9283718523</text:p>
          </table:table-cell>
          <table:table-cell table:style-name="Default" office:value-type="float" office:value="49.8394826738114">
            <text:p>49.8394826738</text:p>
          </table:table-cell>
          <table:table-cell table:style-name="Default" office:value-type="float" office:value="0.235574123217016">
            <text:p>0.2355741232</text:p>
          </table:table-cell>
          <table:table-cell/>
          <table:table-cell table:formula="of:=[.A169]*0.000000001" office:value-type="float" office:value="46">
            <text:p>46</text:p>
          </table:table-cell>
          <table:table-cell table:formula="of:=-[.J169]/100*2.54*6" office:value-type="float" office:value="-18.8598583277909">
            <text:p>-18.8598583278</text:p>
          </table:table-cell>
          <table:table-cell/>
          <table:table-cell table:formula="of:=([.E86]-[.P169])/[.E86]" office:value-type="float" office:value="0.0268157732373747">
            <text:p>0.0268157732</text:p>
          </table:table-cell>
          <table:table-cell table:number-columns-repeated="1006"/>
        </table:table-row>
        <table:table-row table:style-name="ro1">
          <table:table-cell table:style-name="Default" office:value-type="float" office:value="47000000000">
            <text:p>4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8.942070478">
            <text:p>98.94207047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6.261876670245">
            <text:p>126.2618766702</text:p>
          </table:table-cell>
          <table:table-cell table:style-name="Default" office:value-type="float" office:value="1.92837238528005">
            <text:p>1.9283723853</text:p>
          </table:table-cell>
          <table:table-cell table:style-name="Default" office:value-type="float" office:value="49.8412087540589">
            <text:p>49.8412087541</text:p>
          </table:table-cell>
          <table:table-cell table:style-name="Default" office:value-type="float" office:value="0.235581555599576">
            <text:p>0.2355815556</text:p>
          </table:table-cell>
          <table:table-cell/>
          <table:table-cell table:formula="of:=[.A170]*0.000000001" office:value-type="float" office:value="47">
            <text:p>47</text:p>
          </table:table-cell>
          <table:table-cell table:formula="of:=-[.J170]/100*2.54*6" office:value-type="float" office:value="-19.2423100045453">
            <text:p>-19.2423100045</text:p>
          </table:table-cell>
          <table:table-cell/>
          <table:table-cell table:formula="of:=([.E92]-[.P170])/[.E92]" office:value-type="float" office:value="0.0749728523892037">
            <text:p>0.0749728524</text:p>
          </table:table-cell>
          <table:table-cell table:number-columns-repeated="1006"/>
        </table:table-row>
        <table:table-row table:style-name="ro1">
          <table:table-cell table:style-name="Default" office:value-type="float" office:value="48000000000">
            <text:p>4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205575935">
            <text:p>99.20557593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8.766929991902">
            <text:p>128.7669299919</text:p>
          </table:table-cell>
          <table:table-cell table:style-name="Default" office:value-type="float" office:value="1.92837292986775">
            <text:p>1.9283729299</text:p>
          </table:table-cell>
          <table:table-cell table:style-name="Default" office:value-type="float" office:value="49.8430496846711">
            <text:p>49.8430496847</text:p>
          </table:table-cell>
          <table:table-cell table:style-name="Default" office:value-type="float" office:value="0.235589514880308">
            <text:p>0.2355895149</text:p>
          </table:table-cell>
          <table:table-cell/>
          <table:table-cell table:formula="of:=[.A171]*0.000000001" office:value-type="float" office:value="48">
            <text:p>48</text:p>
          </table:table-cell>
          <table:table-cell table:formula="of:=-[.J171]/100*2.54*6" office:value-type="float" office:value="-19.6240801307659">
            <text:p>-19.6240801308</text:p>
          </table:table-cell>
          <table:table-cell/>
          <table:table-cell table:formula="of:=([.E97]-[.P171])/[.E97]" office:value-type="float" office:value="0.0473143413706056">
            <text:p>0.0473143414</text:p>
          </table:table-cell>
          <table:table-cell table:number-columns-repeated="1006"/>
        </table:table-row>
        <table:table-row table:style-name="ro1">
          <table:table-cell table:style-name="Default" office:value-type="float" office:value="49000000000">
            <text:p>4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348844085">
            <text:p>99.34884408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31.267569183847">
            <text:p>131.2675691838</text:p>
          </table:table-cell>
          <table:table-cell table:style-name="Default" office:value-type="float" office:value="1.92837348617747">
            <text:p>1.9283734862</text:p>
          </table:table-cell>
          <table:table-cell table:style-name="Default" office:value-type="float" office:value="49.8450105012027">
            <text:p>49.8450105012</text:p>
          </table:table-cell>
          <table:table-cell table:style-name="Default" office:value-type="float" office:value="0.235598024816835">
            <text:p>0.2355980248</text:p>
          </table:table-cell>
          <table:table-cell/>
          <table:table-cell table:formula="of:=[.A172]*0.000000001" office:value-type="float" office:value="49">
            <text:p>49</text:p>
          </table:table-cell>
          <table:table-cell table:formula="of:=-[.J172]/100*2.54*6" office:value-type="float" office:value="-20.0051775436183">
            <text:p>-20.0051775436</text:p>
          </table:table-cell>
          <table:table-cell/>
          <table:table-cell table:formula="of:=([.E103]-[.P172])/[.E103]" office:value-type="float" office:value="-0.0149902303058171">
            <text:p>-0.0149902303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0">
            <text:p>5000000000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3.9957304383836e-05</text:p>
          </table:table-cell>
          <table:table-cell table:style-name="Default" office:value-type="float" office:value="1408.391252088">
            <text:p>1408.39125208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33.763850177665">
            <text:p>133.7638501777</text:p>
          </table:table-cell>
          <table:table-cell table:style-name="Default" office:value-type="float" office:value="1.92837405398683">
            <text:p>1.928374054</text:p>
          </table:table-cell>
          <table:table-cell table:style-name="Default" office:value-type="float" office:value="49.8470963592405">
            <text:p>49.8470963592</text:p>
          </table:table-cell>
          <table:table-cell table:style-name="Default" office:value-type="float" office:value="0.235607109808762">
            <text:p>0.2356071098</text:p>
          </table:table-cell>
          <table:table-cell/>
          <table:table-cell table:formula="of:=[.A173]*0.000000001" office:value-type="float" office:value="50">
            <text:p>50</text:p>
          </table:table-cell>
          <table:table-cell table:formula="of:=-[.J173]/100*2.54*6" office:value-type="float" office:value="-20.3856107670761">
            <text:p>-20.3856107671</text:p>
          </table:table-cell>
          <table:table-cell/>
          <table:table-cell table:formula="of:=([.E111]-[.P173])/[.E111]" office:value-type="float" office:value="0.0721264529469553">
            <text:p>0.0721264529</text:p>
          </table:table-cell>
          <table:table-cell table:number-columns-repeated="1006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5">
          <table:table-cell table:style-name="ce2"/>
          <table:table-cell table:number-columns-repeated="4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7"/>
          <table:table-cell office:value-type="string">
            <text:p>\</text:p>
          </table:table-cell>
          <table:table-cell table:number-columns-repeated="1015"/>
        </table:table-row>
        <table:table-row table:style-name="ro1" table:number-rows-repeated="19">
          <table:table-cell table:style-name="ce2"/>
          <table:table-cell table:number-columns-repeated="1023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omed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Zoomed extraction from plot from 0-5 GHz</text:p>
          </table:table-cell>
          <table:table-cell table:number-columns-repeated="12"/>
          <table:table-cell table:style-name="ce2"/>
          <table:table-cell table:number-columns-repeated="1010"/>
        </table:table-row>
        <table:table-row table:style-name="ro1">
          <table:table-cell table:number-columns-repeated="13"/>
          <table:table-cell table:style-name="ce2"/>
          <table:table-cell table:number-columns-repeated="1010"/>
        </table:table-row>
        <table:table-row table:style-name="ro1">
          <table:table-cell office:value-type="string">
            <text:p>Measured - Simonovich</text:p>
          </table:table-cell>
          <table:table-cell table:number-columns-repeated="5"/>
          <table:table-cell office:value-type="string">
            <text:p>Simulated - Simonovich</text:p>
          </table:table-cell>
          <table:table-cell table:number-columns-repeated="6"/>
          <table:table-cell table:style-name="ce2"/>
          <table:table-cell office:value-type="string">
            <text:p>error - Simonovich</text:p>
          </table:table-cell>
          <table:table-cell table:number-columns-repeated="1009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f, GHz</text:p>
          </table:table-cell>
          <table:table-cell office:value-type="string">
            <text:p>gain, dB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f, GHz</text:p>
          </table:table-cell>
          <table:table-cell office:value-type="string">
            <text:p>gain, dB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3">
            <text:p>0.3</text:p>
          </table:table-cell>
          <table:table-cell office:value-type="float" office:value="-0.271">
            <text:p>-0.271</text:p>
          </table:table-cell>
          <table:table-cell table:number-columns-repeated="4"/>
          <table:table-cell office:value-type="float" office:value="0.3">
            <text:p>0.3</text:p>
          </table:table-cell>
          <table:table-cell office:value-type="float" office:value="-0.271">
            <text:p>-0.271</text:p>
          </table:table-cell>
          <table:table-cell table:number-columns-repeated="2"/>
          <table:table-cell table:formula="of:=([.K5]-[.E5])/[.E5]" office:value-type="float" office:value="-0">
            <text:p>-0</text:p>
          </table:table-cell>
          <table:table-cell table:formula="of:=-[.N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0.99161">
            <text:p>0.99161</text:p>
          </table:table-cell>
          <table:table-cell office:value-type="float" office:value="-0.6367">
            <text:p>-0.6367</text:p>
          </table:table-cell>
          <table:table-cell table:number-columns-repeated="4"/>
          <table:table-cell office:value-type="float" office:value="0.99161">
            <text:p>0.99161</text:p>
          </table:table-cell>
          <table:table-cell office:value-type="float" office:value="-0.6367">
            <text:p>-0.6367</text:p>
          </table:table-cell>
          <table:table-cell table:number-columns-repeated="2"/>
          <table:table-cell table:formula="of:=([.K6]-[.E6])/[.E6]" office:value-type="float" office:value="-0">
            <text:p>-0</text:p>
          </table:table-cell>
          <table:table-cell table:formula="of:=-[.N6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.0012">
            <text:p>2.0012</text:p>
          </table:table-cell>
          <table:table-cell office:value-type="float" office:value="-1.13">
            <text:p>-1.13</text:p>
          </table:table-cell>
          <table:table-cell table:number-columns-repeated="4"/>
          <table:table-cell office:value-type="float" office:value="2.0012">
            <text:p>2.0012</text:p>
          </table:table-cell>
          <table:table-cell office:value-type="float" office:value="-1.13">
            <text:p>-1.13</text:p>
          </table:table-cell>
          <table:table-cell table:number-columns-repeated="2"/>
          <table:table-cell table:formula="of:=([.K7]-[.E7])/[.E7]" office:value-type="float" office:value="-0">
            <text:p>-0</text:p>
          </table:table-cell>
          <table:table-cell table:formula="of:=-[.N7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.00779">
            <text:p>3.00779</text:p>
          </table:table-cell>
          <table:table-cell office:value-type="float" office:value="-1.54">
            <text:p>-1.54</text:p>
          </table:table-cell>
          <table:table-cell table:number-columns-repeated="4"/>
          <table:table-cell office:value-type="float" office:value="3.0018">
            <text:p>3.0018</text:p>
          </table:table-cell>
          <table:table-cell office:value-type="float" office:value="-1.5633">
            <text:p>-1.5633</text:p>
          </table:table-cell>
          <table:table-cell table:number-columns-repeated="2"/>
          <table:table-cell table:formula="of:=([.K8]-[.E8])/[.E8]" office:value-type="float" office:value="0.01512987012987">
            <text:p>0.0151298701</text:p>
          </table:table-cell>
          <table:table-cell table:formula="of:=-[.N8]" office:value-type="float" office:value="-0.01512987012987">
            <text:p>-0.015129870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.00839">
            <text:p>4.00839</text:p>
          </table:table-cell>
          <table:table-cell office:value-type="float" office:value="-1.94">
            <text:p>-1.94</text:p>
          </table:table-cell>
          <table:table-cell table:number-columns-repeated="4"/>
          <table:table-cell office:value-type="float" office:value="4.00839">
            <text:p>4.00839</text:p>
          </table:table-cell>
          <table:table-cell office:value-type="float" office:value="-2.0167">
            <text:p>-2.0167</text:p>
          </table:table-cell>
          <table:table-cell table:number-columns-repeated="2"/>
          <table:table-cell table:formula="of:=([.K9]-[.E9])/[.E9]" office:value-type="float" office:value="0.0395360824742269">
            <text:p>0.0395360825</text:p>
          </table:table-cell>
          <table:table-cell table:formula="of:=-[.N9]" office:value-type="float" office:value="-0.0395360824742269">
            <text:p>-0.039536082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5.01498">
            <text:p>5.01498</text:p>
          </table:table-cell>
          <table:table-cell office:value-type="float" office:value="-2.3367">
            <text:p>-2.3367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2.46">
            <text:p>-2.46</text:p>
          </table:table-cell>
          <table:table-cell table:number-columns-repeated="2"/>
          <table:table-cell table:formula="of:=([.K10]-[.E10])/[.E10]" office:value-type="float" office:value="0.0527667223006804">
            <text:p>0.0527667223</text:p>
          </table:table-cell>
          <table:table-cell table:formula="of:=-[.N10]" office:value-type="float" office:value="-0.0527667223006804">
            <text:p>-0.0527667223</text:p>
          </table:table-cell>
          <table:table-cell table:number-columns-repeated="1009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1.1">
            <text:p>1.1</text:p>
          </table:table-cell>
          <table:table-cell/>
          <table:table-cell table:formula="of:=[.A11]/21.83*50" office:value-type="float" office:value="6.0009161704077">
            <text:p>6.0009161704</text:p>
          </table:table-cell>
          <table:table-cell table:formula="of:=-[.B11]/13.78*35" office:value-type="float" office:value="-2.79390420899855">
            <text:p>-2.793904209</text:p>
          </table:table-cell>
          <table:table-cell/>
          <table:table-cell office:value-type="float" office:value="2.62">
            <text:p>2.62</text:p>
          </table:table-cell>
          <table:table-cell office:value-type="float" office:value="1.13">
            <text:p>1.13</text:p>
          </table:table-cell>
          <table:table-cell/>
          <table:table-cell table:formula="of:=[.G11]/21.83*50" office:value-type="float" office:value="6.0009161704077">
            <text:p>6.0009161704</text:p>
          </table:table-cell>
          <table:table-cell table:formula="of:=-[.H11]/13.78*35" office:value-type="float" office:value="-2.87010159651669">
            <text:p>-2.8701015965</text:p>
          </table:table-cell>
          <table:table-cell table:number-columns-repeated="2"/>
          <table:table-cell table:formula="of:=([.K11]-[.E11])/[.E11]" office:value-type="float" office:value="0.0272727272727272">
            <text:p>0.0272727273</text:p>
          </table:table-cell>
          <table:table-cell table:formula="of:=-[.N11]" office:value-type="float" office:value="-0.0272727272727272">
            <text:p>-0.0272727273</text:p>
          </table:table-cell>
          <table:table-cell table:number-columns-repeated="1009"/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1.26">
            <text:p>1.26</text:p>
          </table:table-cell>
          <table:table-cell/>
          <table:table-cell table:formula="of:=[.A12]/21.83*50" office:value-type="float" office:value="6.98579935868072">
            <text:p>6.9857993587</text:p>
          </table:table-cell>
          <table:table-cell table:formula="of:=-[.B12]/13.78*35" office:value-type="float" office:value="-3.20029027576197">
            <text:p>-3.2002902758</text:p>
          </table:table-cell>
          <table:table-cell/>
          <table:table-cell office:value-type="float" office:value="3.04">
            <text:p>3.04</text:p>
          </table:table-cell>
          <table:table-cell office:value-type="float" office:value="1.29">
            <text:p>1.29</text:p>
          </table:table-cell>
          <table:table-cell/>
          <table:table-cell table:formula="of:=[.G12]/21.83*50" office:value-type="float" office:value="6.96289509848832">
            <text:p>6.9628950985</text:p>
          </table:table-cell>
          <table:table-cell table:formula="of:=-[.H12]/13.78*35" office:value-type="float" office:value="-3.27648766328012">
            <text:p>-3.2764876633</text:p>
          </table:table-cell>
          <table:table-cell table:number-columns-repeated="2"/>
          <table:table-cell table:formula="of:=([.K12]-[.E12])/[.E12]" office:value-type="float" office:value="0.0238095238095239">
            <text:p>0.0238095238</text:p>
          </table:table-cell>
          <table:table-cell table:formula="of:=-[.N12]" office:value-type="float" office:value="-0.0238095238095239">
            <text:p>-0.0238095238</text:p>
          </table:table-cell>
          <table:table-cell table:number-columns-repeated="1009"/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1.41">
            <text:p>1.41</text:p>
          </table:table-cell>
          <table:table-cell/>
          <table:table-cell table:formula="of:=[.A13]/21.83*50" office:value-type="float" office:value="7.97068254695373">
            <text:p>7.970682547</text:p>
          </table:table-cell>
          <table:table-cell table:formula="of:=-[.B13]/13.78*35" office:value-type="float" office:value="-3.58127721335269">
            <text:p>-3.5812772134</text:p>
          </table:table-cell>
          <table:table-cell/>
          <table:table-cell office:value-type="float" office:value="3.48">
            <text:p>3.48</text:p>
          </table:table-cell>
          <table:table-cell office:value-type="float" office:value="1.46">
            <text:p>1.46</text:p>
          </table:table-cell>
          <table:table-cell/>
          <table:table-cell table:formula="of:=[.G13]/21.83*50" office:value-type="float" office:value="7.97068254695373">
            <text:p>7.970682547</text:p>
          </table:table-cell>
          <table:table-cell table:formula="of:=-[.H13]/13.78*35" office:value-type="float" office:value="-3.70827285921626">
            <text:p>-3.7082728592</text:p>
          </table:table-cell>
          <table:table-cell table:number-columns-repeated="2"/>
          <table:table-cell table:formula="of:=([.K13]-[.E13])/[.E13]" office:value-type="float" office:value="0.0354609929078015">
            <text:p>0.0354609929</text:p>
          </table:table-cell>
          <table:table-cell table:formula="of:=-[.N13]" office:value-type="float" office:value="-0.0354609929078015">
            <text:p>-0.0354609929</text:p>
          </table:table-cell>
          <table:table-cell table:number-columns-repeated="1009"/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1.58">
            <text:p>1.58</text:p>
          </table:table-cell>
          <table:table-cell/>
          <table:table-cell table:formula="of:=[.A14]/21.83*50" office:value-type="float" office:value="8.97846999541915">
            <text:p>8.9784699954</text:p>
          </table:table-cell>
          <table:table-cell table:formula="of:=-[.B14]/13.78*35" office:value-type="float" office:value="-4.01306240928883">
            <text:p>-4.0130624093</text:p>
          </table:table-cell>
          <table:table-cell/>
          <table:table-cell office:value-type="float" office:value="3.91">
            <text:p>3.91</text:p>
          </table:table-cell>
          <table:table-cell office:value-type="float" office:value="1.64">
            <text:p>1.64</text:p>
          </table:table-cell>
          <table:table-cell/>
          <table:table-cell table:formula="of:=[.G14]/21.83*50" office:value-type="float" office:value="8.95556573522675">
            <text:p>8.9555657352</text:p>
          </table:table-cell>
          <table:table-cell table:formula="of:=-[.H14]/13.78*35" office:value-type="float" office:value="-4.16545718432511">
            <text:p>-4.1654571843</text:p>
          </table:table-cell>
          <table:table-cell table:number-columns-repeated="2"/>
          <table:table-cell table:formula="of:=([.K14]-[.E14])/[.E14]" office:value-type="float" office:value="0.0379746835443039">
            <text:p>0.0379746835</text:p>
          </table:table-cell>
          <table:table-cell table:formula="of:=-[.N14]" office:value-type="float" office:value="-0.0379746835443039">
            <text:p>-0.0379746835</text:p>
          </table:table-cell>
          <table:table-cell table:number-columns-repeated="1009"/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1.75">
            <text:p>1.75</text:p>
          </table:table-cell>
          <table:table-cell/>
          <table:table-cell table:formula="of:=[.A15]/21.83*50" office:value-type="float" office:value="9.96335318369217">
            <text:p>9.9633531837</text:p>
          </table:table-cell>
          <table:table-cell table:formula="of:=-[.B15]/13.78*35" office:value-type="float" office:value="-4.44484760522496">
            <text:p>-4.4448476052</text:p>
          </table:table-cell>
          <table:table-cell/>
          <table:table-cell office:value-type="float" office:value="4.36">
            <text:p>4.36</text:p>
          </table:table-cell>
          <table:table-cell office:value-type="float" office:value="1.8">
            <text:p>1.8</text:p>
          </table:table-cell>
          <table:table-cell/>
          <table:table-cell table:formula="of:=[.G15]/21.83*50" office:value-type="float" office:value="9.98625744388456">
            <text:p>9.9862574439</text:p>
          </table:table-cell>
          <table:table-cell table:formula="of:=-[.H15]/13.78*35" office:value-type="float" office:value="-4.57184325108853">
            <text:p>-4.5718432511</text:p>
          </table:table-cell>
          <table:table-cell table:number-columns-repeated="2"/>
          <table:table-cell table:formula="of:=([.K15]-[.E15])/[.E15]" office:value-type="float" office:value="0.0285714285714286">
            <text:p>0.0285714286</text:p>
          </table:table-cell>
          <table:table-cell table:formula="of:=-[.N15]" office:value-type="float" office:value="-0.0285714285714286">
            <text:p>-0.0285714286</text:p>
          </table:table-cell>
          <table:table-cell table:number-columns-repeated="1009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1.92">
            <text:p>1.92</text:p>
          </table:table-cell>
          <table:table-cell/>
          <table:table-cell table:formula="of:=[.A16]/21.83*50" office:value-type="float" office:value="10.99404489235">
            <text:p>10.9940448924</text:p>
          </table:table-cell>
          <table:table-cell table:formula="of:=-[.B16]/13.78*35" office:value-type="float" office:value="-4.8766328011611">
            <text:p>-4.8766328012</text:p>
          </table:table-cell>
          <table:table-cell/>
          <table:table-cell office:value-type="float" office:value="4.79">
            <text:p>4.79</text:p>
          </table:table-cell>
          <table:table-cell office:value-type="float" office:value="1.97">
            <text:p>1.97</text:p>
          </table:table-cell>
          <table:table-cell/>
          <table:table-cell table:formula="of:=[.G16]/21.83*50" office:value-type="float" office:value="10.9711406321576">
            <text:p>10.9711406322</text:p>
          </table:table-cell>
          <table:table-cell table:formula="of:=-[.H16]/13.78*35" office:value-type="float" office:value="-5.00362844702467">
            <text:p>-5.003628447</text:p>
          </table:table-cell>
          <table:table-cell table:number-columns-repeated="2"/>
          <table:table-cell table:formula="of:=([.K16]-[.E16])/[.E16]" office:value-type="float" office:value="0.0260416666666669">
            <text:p>0.0260416667</text:p>
          </table:table-cell>
          <table:table-cell table:formula="of:=-[.N16]" office:value-type="float" office:value="-0.0260416666666669">
            <text:p>-0.0260416667</text:p>
          </table:table-cell>
          <table:table-cell table:number-columns-repeated="1009"/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2.07">
            <text:p>2.07</text:p>
          </table:table-cell>
          <table:table-cell/>
          <table:table-cell table:formula="of:=[.A17]/21.83*50" office:value-type="float" office:value="11.978928080623">
            <text:p>11.9789280806</text:p>
          </table:table-cell>
          <table:table-cell table:formula="of:=-[.B17]/13.78*35" office:value-type="float" office:value="-5.25761973875181">
            <text:p>-5.2576197388</text:p>
          </table:table-cell>
          <table:table-cell/>
          <table:table-cell office:value-type="float" office:value="5.23">
            <text:p>5.23</text:p>
          </table:table-cell>
          <table:table-cell office:value-type="float" office:value="2.13">
            <text:p>2.13</text:p>
          </table:table-cell>
          <table:table-cell/>
          <table:table-cell table:formula="of:=[.G17]/21.83*50" office:value-type="float" office:value="11.978928080623">
            <text:p>11.9789280806</text:p>
          </table:table-cell>
          <table:table-cell table:formula="of:=-[.H17]/13.78*35" office:value-type="float" office:value="-5.4100145137881">
            <text:p>-5.4100145138</text:p>
          </table:table-cell>
          <table:table-cell table:number-columns-repeated="2"/>
          <table:table-cell table:formula="of:=([.K17]-[.E17])/[.E17]" office:value-type="float" office:value="0.0289855072463769">
            <text:p>0.0289855072</text:p>
          </table:table-cell>
          <table:table-cell table:formula="of:=-[.N17]" office:value-type="float" office:value="-0.0289855072463769">
            <text:p>-0.0289855072</text:p>
          </table:table-cell>
          <table:table-cell table:number-columns-repeated="1009"/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2.22">
            <text:p>2.22</text:p>
          </table:table-cell>
          <table:table-cell/>
          <table:table-cell table:formula="of:=[.A18]/21.83*50" office:value-type="float" office:value="12.9867155290884">
            <text:p>12.9867155291</text:p>
          </table:table-cell>
          <table:table-cell table:formula="of:=-[.B18]/13.78*35" office:value-type="float" office:value="-5.63860667634253">
            <text:p>-5.6386066763</text:p>
          </table:table-cell>
          <table:table-cell/>
          <table:table-cell office:value-type="float" office:value="5.67">
            <text:p>5.67</text:p>
          </table:table-cell>
          <table:table-cell office:value-type="float" office:value="2.29">
            <text:p>2.29</text:p>
          </table:table-cell>
          <table:table-cell/>
          <table:table-cell table:formula="of:=[.G18]/21.83*50" office:value-type="float" office:value="12.9867155290884">
            <text:p>12.9867155291</text:p>
          </table:table-cell>
          <table:table-cell table:formula="of:=-[.H18]/13.78*35" office:value-type="float" office:value="-5.81640058055153">
            <text:p>-5.8164005806</text:p>
          </table:table-cell>
          <table:table-cell table:number-columns-repeated="2"/>
          <table:table-cell table:formula="of:=([.K18]-[.E18])/[.E18]" office:value-type="float" office:value="0.0315315315315315">
            <text:p>0.0315315315</text:p>
          </table:table-cell>
          <table:table-cell table:formula="of:=-[.N18]" office:value-type="float" office:value="-0.0315315315315315">
            <text:p>-0.0315315315</text:p>
          </table:table-cell>
          <table:table-cell table:number-columns-repeated="1009"/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2.43">
            <text:p>2.43</text:p>
          </table:table-cell>
          <table:table-cell/>
          <table:table-cell table:formula="of:=[.A19]/21.83*50" office:value-type="float" office:value="13.9945029775538">
            <text:p>13.9945029776</text:p>
          </table:table-cell>
          <table:table-cell table:formula="of:=-[.B19]/13.78*35" office:value-type="float" office:value="-6.17198838896952">
            <text:p>-6.171988389</text:p>
          </table:table-cell>
          <table:table-cell/>
          <table:table-cell office:value-type="float" office:value="6.1">
            <text:p>6.1</text:p>
          </table:table-cell>
          <table:table-cell office:value-type="float" office:value="2.46">
            <text:p>2.46</text:p>
          </table:table-cell>
          <table:table-cell/>
          <table:table-cell table:formula="of:=[.G19]/21.83*50" office:value-type="float" office:value="13.9715987173614">
            <text:p>13.9715987174</text:p>
          </table:table-cell>
          <table:table-cell table:formula="of:=-[.H19]/13.78*35" office:value-type="float" office:value="-6.24818577648766">
            <text:p>-6.2481857765</text:p>
          </table:table-cell>
          <table:table-cell table:number-columns-repeated="2"/>
          <table:table-cell table:formula="of:=([.K19]-[.E19])/[.E19]" office:value-type="float" office:value="0.0123456790123456">
            <text:p>0.012345679</text:p>
          </table:table-cell>
          <table:table-cell table:formula="of:=-[.N19]" office:value-type="float" office:value="-0.0123456790123456">
            <text:p>-0.012345679</text:p>
          </table:table-cell>
          <table:table-cell table:number-columns-repeated="1009"/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2.58">
            <text:p>2.58</text:p>
          </table:table-cell>
          <table:table-cell/>
          <table:table-cell table:formula="of:=[.A20]/21.83*50" office:value-type="float" office:value="14.9793861658268">
            <text:p>14.9793861658</text:p>
          </table:table-cell>
          <table:table-cell table:formula="of:=-[.B20]/13.78*35" office:value-type="float" office:value="-6.55297532656023">
            <text:p>-6.5529753266</text:p>
          </table:table-cell>
          <table:table-cell/>
          <table:table-cell office:value-type="float" office:value="6.53">
            <text:p>6.53</text:p>
          </table:table-cell>
          <table:table-cell office:value-type="float" office:value="2.62">
            <text:p>2.62</text:p>
          </table:table-cell>
          <table:table-cell/>
          <table:table-cell table:formula="of:=[.G20]/21.83*50" office:value-type="float" office:value="14.9564819056344">
            <text:p>14.9564819056</text:p>
          </table:table-cell>
          <table:table-cell table:formula="of:=-[.H20]/13.78*35" office:value-type="float" office:value="-6.65457184325109">
            <text:p>-6.6545718433</text:p>
          </table:table-cell>
          <table:table-cell table:number-columns-repeated="2"/>
          <table:table-cell table:formula="of:=([.K20]-[.E20])/[.E20]" office:value-type="float" office:value="0.0155038759689922">
            <text:p>0.015503876</text:p>
          </table:table-cell>
          <table:table-cell table:formula="of:=-[.N20]" office:value-type="float" office:value="-0.0155038759689922">
            <text:p>-0.015503876</text:p>
          </table:table-cell>
          <table:table-cell table:number-columns-repeated="1009"/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2.73">
            <text:p>2.73</text:p>
          </table:table-cell>
          <table:table-cell/>
          <table:table-cell table:formula="of:=[.A21]/21.83*50" office:value-type="float" office:value="15.9642693540999">
            <text:p>15.9642693541</text:p>
          </table:table-cell>
          <table:table-cell table:formula="of:=-[.B21]/13.78*35" office:value-type="float" office:value="-6.93396226415094">
            <text:p>-6.9339622642</text:p>
          </table:table-cell>
          <table:table-cell/>
          <table:table-cell office:value-type="float" office:value="6.98">
            <text:p>6.98</text:p>
          </table:table-cell>
          <table:table-cell office:value-type="float" office:value="2.78">
            <text:p>2.78</text:p>
          </table:table-cell>
          <table:table-cell/>
          <table:table-cell table:formula="of:=[.G21]/21.83*50" office:value-type="float" office:value="15.9871736142923">
            <text:p>15.9871736143</text:p>
          </table:table-cell>
          <table:table-cell table:formula="of:=-[.H21]/13.78*35" office:value-type="float" office:value="-7.06095791001452">
            <text:p>-7.06095791</text:p>
          </table:table-cell>
          <table:table-cell table:number-columns-repeated="2"/>
          <table:table-cell table:formula="of:=([.K21]-[.E21])/[.E21]" office:value-type="float" office:value="0.0183150183150185">
            <text:p>0.0183150183</text:p>
          </table:table-cell>
          <table:table-cell table:formula="of:=-[.N21]" office:value-type="float" office:value="-0.0183150183150185">
            <text:p>-0.0183150183</text:p>
          </table:table-cell>
          <table:table-cell table:number-columns-repeated="1009"/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2.9">
            <text:p>2.9</text:p>
          </table:table-cell>
          <table:table-cell/>
          <table:table-cell table:formula="of:=[.A22]/21.83*50" office:value-type="float" office:value="16.9949610627577">
            <text:p>16.9949610628</text:p>
          </table:table-cell>
          <table:table-cell table:formula="of:=-[.B22]/13.78*35" office:value-type="float" office:value="-7.36574746008708">
            <text:p>-7.3657474601</text:p>
          </table:table-cell>
          <table:table-cell/>
          <table:table-cell office:value-type="float" office:value="7.42">
            <text:p>7.42</text:p>
          </table:table-cell>
          <table:table-cell office:value-type="float" office:value="2.96">
            <text:p>2.96</text:p>
          </table:table-cell>
          <table:table-cell/>
          <table:table-cell table:formula="of:=[.G22]/21.83*50" office:value-type="float" office:value="16.9949610627577">
            <text:p>16.9949610628</text:p>
          </table:table-cell>
          <table:table-cell table:formula="of:=-[.H22]/13.78*35" office:value-type="float" office:value="-7.51814223512337">
            <text:p>-7.5181422351</text:p>
          </table:table-cell>
          <table:table-cell table:number-columns-repeated="2"/>
          <table:table-cell table:formula="of:=([.K22]-[.E22])/[.E22]" office:value-type="float" office:value="0.0206896551724138">
            <text:p>0.0206896552</text:p>
          </table:table-cell>
          <table:table-cell table:formula="of:=-[.N22]" office:value-type="float" office:value="-0.0206896551724138">
            <text:p>-0.0206896552</text:p>
          </table:table-cell>
          <table:table-cell table:number-columns-repeated="1009"/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3.06">
            <text:p>3.06</text:p>
          </table:table-cell>
          <table:table-cell/>
          <table:table-cell table:formula="of:=[.A23]/21.83*50" office:value-type="float" office:value="17.9798442510307">
            <text:p>17.979844251</text:p>
          </table:table-cell>
          <table:table-cell table:formula="of:=-[.B23]/13.78*35" office:value-type="float" office:value="-7.77213352685051">
            <text:p>-7.7721335269</text:p>
          </table:table-cell>
          <table:table-cell/>
          <table:table-cell office:value-type="float" office:value="7.85">
            <text:p>7.85</text:p>
          </table:table-cell>
          <table:table-cell office:value-type="float" office:value="3.11">
            <text:p>3.11</text:p>
          </table:table-cell>
          <table:table-cell/>
          <table:table-cell table:formula="of:=[.G23]/21.83*50" office:value-type="float" office:value="17.9798442510307">
            <text:p>17.979844251</text:p>
          </table:table-cell>
          <table:table-cell table:formula="of:=-[.H23]/13.78*35" office:value-type="float" office:value="-7.89912917271408">
            <text:p>-7.8991291727</text:p>
          </table:table-cell>
          <table:table-cell table:number-columns-repeated="2"/>
          <table:table-cell table:formula="of:=([.K23]-[.E23])/[.E23]" office:value-type="float" office:value="0.0163398692810455">
            <text:p>0.0163398693</text:p>
          </table:table-cell>
          <table:table-cell table:formula="of:=-[.N23]" office:value-type="float" office:value="-0.0163398692810455">
            <text:p>-0.0163398693</text:p>
          </table:table-cell>
          <table:table-cell table:number-columns-repeated="1009"/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3.24">
            <text:p>3.24</text:p>
          </table:table-cell>
          <table:table-cell/>
          <table:table-cell table:formula="of:=[.A24]/21.83*50" office:value-type="float" office:value="18.9876316994961">
            <text:p>18.9876316995</text:p>
          </table:table-cell>
          <table:table-cell table:formula="of:=-[.B24]/13.78*35" office:value-type="float" office:value="-8.22931785195936">
            <text:p>-8.229317852</text:p>
          </table:table-cell>
          <table:table-cell/>
          <table:table-cell office:value-type="float" office:value="8.29">
            <text:p>8.29</text:p>
          </table:table-cell>
          <table:table-cell office:value-type="float" office:value="3.28">
            <text:p>3.28</text:p>
          </table:table-cell>
          <table:table-cell/>
          <table:table-cell table:formula="of:=[.G24]/21.83*50" office:value-type="float" office:value="18.9876316994961">
            <text:p>18.9876316995</text:p>
          </table:table-cell>
          <table:table-cell table:formula="of:=-[.H24]/13.78*35" office:value-type="float" office:value="-8.33091436865022">
            <text:p>-8.3309143687</text:p>
          </table:table-cell>
          <table:table-cell table:number-columns-repeated="2"/>
          <table:table-cell table:formula="of:=([.K24]-[.E24])/[.E24]" office:value-type="float" office:value="0.0123456790123459">
            <text:p>0.012345679</text:p>
          </table:table-cell>
          <table:table-cell table:formula="of:=-[.N24]" office:value-type="float" office:value="-0.0123456790123459">
            <text:p>-0.012345679</text:p>
          </table:table-cell>
          <table:table-cell table:number-columns-repeated="1009"/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3.39">
            <text:p>3.39</text:p>
          </table:table-cell>
          <table:table-cell/>
          <table:table-cell table:formula="of:=[.A25]/21.83*50" office:value-type="float" office:value="19.9954191479615">
            <text:p>19.995419148</text:p>
          </table:table-cell>
          <table:table-cell table:formula="of:=-[.B25]/13.78*35" office:value-type="float" office:value="-8.61030478955007">
            <text:p>-8.6103047896</text:p>
          </table:table-cell>
          <table:table-cell/>
          <table:table-cell office:value-type="float" office:value="8.72">
            <text:p>8.72</text:p>
          </table:table-cell>
          <table:table-cell office:value-type="float" office:value="3.42">
            <text:p>3.42</text:p>
          </table:table-cell>
          <table:table-cell/>
          <table:table-cell table:formula="of:=[.G25]/21.83*50" office:value-type="float" office:value="19.9725148877691">
            <text:p>19.9725148878</text:p>
          </table:table-cell>
          <table:table-cell table:formula="of:=-[.H25]/13.78*35" office:value-type="float" office:value="-8.68650217706822">
            <text:p>-8.6865021771</text:p>
          </table:table-cell>
          <table:table-cell table:number-columns-repeated="2"/>
          <table:table-cell table:formula="of:=([.K25]-[.E25])/[.E25]" office:value-type="float" office:value="0.00884955752212393">
            <text:p>0.0088495575</text:p>
          </table:table-cell>
          <table:table-cell table:formula="of:=-[.N25]" office:value-type="float" office:value="-0.00884955752212393">
            <text:p>-0.0088495575</text:p>
          </table:table-cell>
          <table:table-cell table:number-columns-repeated="1009"/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3.59">
            <text:p>3.59</text:p>
          </table:table-cell>
          <table:table-cell/>
          <table:table-cell table:formula="of:=[.A26]/21.83*50" office:value-type="float" office:value="21.0261108566193">
            <text:p>21.0261108566</text:p>
          </table:table-cell>
          <table:table-cell table:formula="of:=-[.B26]/13.78*35" office:value-type="float" office:value="-9.11828737300436">
            <text:p>-9.118287373</text:p>
          </table:table-cell>
          <table:table-cell/>
          <table:table-cell office:value-type="float" office:value="9.16">
            <text:p>9.16</text:p>
          </table:table-cell>
          <table:table-cell office:value-type="float" office:value="3.59">
            <text:p>3.59</text:p>
          </table:table-cell>
          <table:table-cell/>
          <table:table-cell table:formula="of:=[.G26]/21.83*50" office:value-type="float" office:value="20.9803023362345">
            <text:p>20.9803023362</text:p>
          </table:table-cell>
          <table:table-cell table:formula="of:=-[.H26]/13.78*35" office:value-type="float" office:value="-9.11828737300436">
            <text:p>-9.118287373</text:p>
          </table:table-cell>
          <table:table-cell table:number-columns-repeated="2"/>
          <table:table-cell table:formula="of:=([.K26]-[.E26])/[.E26]" office:value-type="float" office:value="-0">
            <text:p>-0</text:p>
          </table:table-cell>
          <table:table-cell table:formula="of:=-[.N26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3.76">
            <text:p>3.76</text:p>
          </table:table-cell>
          <table:table-cell/>
          <table:table-cell table:formula="of:=[.A27]/21.83*50" office:value-type="float" office:value="22.0109940448924">
            <text:p>22.0109940449</text:p>
          </table:table-cell>
          <table:table-cell table:formula="of:=-[.B27]/13.78*35" office:value-type="float" office:value="-9.55007256894049">
            <text:p>-9.5500725689</text:p>
          </table:table-cell>
          <table:table-cell/>
          <table:table-cell office:value-type="float" office:value="9.61">
            <text:p>9.61</text:p>
          </table:table-cell>
          <table:table-cell office:value-type="float" office:value="3.76">
            <text:p>3.76</text:p>
          </table:table-cell>
          <table:table-cell/>
          <table:table-cell table:formula="of:=[.G27]/21.83*50" office:value-type="float" office:value="22.0109940448924">
            <text:p>22.0109940449</text:p>
          </table:table-cell>
          <table:table-cell table:formula="of:=-[.H27]/13.78*35" office:value-type="float" office:value="-9.55007256894049">
            <text:p>-9.5500725689</text:p>
          </table:table-cell>
          <table:table-cell table:number-columns-repeated="2"/>
          <table:table-cell table:formula="of:=([.K27]-[.E27])/[.E27]" office:value-type="float" office:value="-0">
            <text:p>-0</text:p>
          </table:table-cell>
          <table:table-cell table:formula="of:=-[.N27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float" office:value="10.03">
            <text:p>10.03</text:p>
          </table:table-cell>
          <table:table-cell office:value-type="float" office:value="3.93">
            <text:p>3.93</text:p>
          </table:table-cell>
          <table:table-cell/>
          <table:table-cell table:formula="of:=[.A28]/21.83*50" office:value-type="float" office:value="22.972972972973">
            <text:p>22.972972973</text:p>
          </table:table-cell>
          <table:table-cell table:formula="of:=-[.B28]/13.78*35" office:value-type="float" office:value="-9.98185776487664">
            <text:p>-9.9818577649</text:p>
          </table:table-cell>
          <table:table-cell/>
          <table:table-cell office:value-type="float" office:value="10.05">
            <text:p>10.05</text:p>
          </table:table-cell>
          <table:table-cell office:value-type="float" office:value="3.91">
            <text:p>3.91</text:p>
          </table:table-cell>
          <table:table-cell/>
          <table:table-cell table:formula="of:=[.G28]/21.83*50" office:value-type="float" office:value="23.0187814933578">
            <text:p>23.0187814934</text:p>
          </table:table-cell>
          <table:table-cell table:formula="of:=-[.H28]/13.78*35" office:value-type="float" office:value="-9.93105950653121">
            <text:p>-9.9310595065</text:p>
          </table:table-cell>
          <table:table-cell table:number-columns-repeated="2"/>
          <table:table-cell table:formula="of:=([.K28]-[.E28])/[.E28]" office:value-type="float" office:value="-0.00508905852417311">
            <text:p>-0.0050890585</text:p>
          </table:table-cell>
          <table:table-cell table:formula="of:=-[.N28]" office:value-type="float" office:value="0.00508905852417311">
            <text:p>0.0050890585</text:p>
          </table:table-cell>
          <table:table-cell table:number-columns-repeated="1009"/>
        </table:table-row>
        <table:table-row table:style-name="ro1">
          <table:table-cell office:value-type="float" office:value="10.47">
            <text:p>10.47</text:p>
          </table:table-cell>
          <table:table-cell office:value-type="float" office:value="4.11">
            <text:p>4.11</text:p>
          </table:table-cell>
          <table:table-cell/>
          <table:table-cell table:formula="of:=[.A29]/21.83*50" office:value-type="float" office:value="23.9807604214384">
            <text:p>23.9807604214</text:p>
          </table:table-cell>
          <table:table-cell table:formula="of:=-[.B29]/13.78*35" office:value-type="float" office:value="-10.4390420899855">
            <text:p>-10.43904209</text:p>
          </table:table-cell>
          <table:table-cell/>
          <table:table-cell office:value-type="float" office:value="10.49">
            <text:p>10.49</text:p>
          </table:table-cell>
          <table:table-cell office:value-type="float" office:value="4.08">
            <text:p>4.08</text:p>
          </table:table-cell>
          <table:table-cell/>
          <table:table-cell table:formula="of:=[.G29]/21.83*50" office:value-type="float" office:value="24.0265689418232">
            <text:p>24.0265689418</text:p>
          </table:table-cell>
          <table:table-cell table:formula="of:=-[.H29]/13.78*35" office:value-type="float" office:value="-10.3628447024673">
            <text:p>-10.3628447025</text:p>
          </table:table-cell>
          <table:table-cell table:number-columns-repeated="2"/>
          <table:table-cell table:formula="of:=([.K29]-[.E29])/[.E29]" office:value-type="float" office:value="-0.00729927007299273">
            <text:p>-0.0072992701</text:p>
          </table:table-cell>
          <table:table-cell table:formula="of:=-[.N29]" office:value-type="float" office:value="0.00729927007299273">
            <text:p>0.0072992701</text:p>
          </table:table-cell>
          <table:table-cell table:number-columns-repeated="1009"/>
        </table:table-row>
        <table:table-row table:style-name="ro1">
          <table:table-cell office:value-type="float" office:value="10.92">
            <text:p>10.92</text:p>
          </table:table-cell>
          <table:table-cell office:value-type="float" office:value="4.26">
            <text:p>4.26</text:p>
          </table:table-cell>
          <table:table-cell/>
          <table:table-cell table:formula="of:=[.A30]/21.83*50" office:value-type="float" office:value="25.0114521300962">
            <text:p>25.0114521301</text:p>
          </table:table-cell>
          <table:table-cell table:formula="of:=-[.B30]/13.78*35" office:value-type="float" office:value="-10.8200290275762">
            <text:p>-10.8200290276</text:p>
          </table:table-cell>
          <table:table-cell/>
          <table:table-cell office:value-type="float" office:value="10.89">
            <text:p>10.89</text:p>
          </table:table-cell>
          <table:table-cell office:value-type="float" office:value="4.23">
            <text:p>4.23</text:p>
          </table:table-cell>
          <table:table-cell/>
          <table:table-cell table:formula="of:=[.G30]/21.83*50" office:value-type="float" office:value="24.942739349519">
            <text:p>24.9427393495</text:p>
          </table:table-cell>
          <table:table-cell table:formula="of:=-[.H30]/13.78*35" office:value-type="float" office:value="-10.7438316400581">
            <text:p>-10.7438316401</text:p>
          </table:table-cell>
          <table:table-cell table:number-columns-repeated="2"/>
          <table:table-cell table:formula="of:=([.K30]-[.E30])/[.E30]" office:value-type="float" office:value="-0.00704225352112662">
            <text:p>-0.0070422535</text:p>
          </table:table-cell>
          <table:table-cell table:formula="of:=-[.N30]" office:value-type="float" office:value="0.00704225352112662">
            <text:p>0.0070422535</text:p>
          </table:table-cell>
          <table:table-cell table:number-columns-repeated="1009"/>
        </table:table-row>
        <table:table-row table:style-name="ro1">
          <table:table-cell office:value-type="float" office:value="11.35">
            <text:p>11.35</text:p>
          </table:table-cell>
          <table:table-cell office:value-type="float" office:value="4.45">
            <text:p>4.45</text:p>
          </table:table-cell>
          <table:table-cell/>
          <table:table-cell table:formula="of:=[.A31]/21.83*50" office:value-type="float" office:value="25.9963353183692">
            <text:p>25.9963353184</text:p>
          </table:table-cell>
          <table:table-cell table:formula="of:=-[.B31]/13.78*35" office:value-type="float" office:value="-11.3026124818578">
            <text:p>-11.3026124819</text:p>
          </table:table-cell>
          <table:table-cell/>
          <table:table-cell office:value-type="float" office:value="11.34">
            <text:p>11.34</text:p>
          </table:table-cell>
          <table:table-cell office:value-type="float" office:value="4.39">
            <text:p>4.39</text:p>
          </table:table-cell>
          <table:table-cell/>
          <table:table-cell table:formula="of:=[.G31]/21.83*50" office:value-type="float" office:value="25.9734310581768">
            <text:p>25.9734310582</text:p>
          </table:table-cell>
          <table:table-cell table:formula="of:=-[.H31]/13.78*35" office:value-type="float" office:value="-11.1502177068215">
            <text:p>-11.1502177068</text:p>
          </table:table-cell>
          <table:table-cell table:number-columns-repeated="2"/>
          <table:table-cell table:formula="of:=([.K31]-[.E31])/[.E31]" office:value-type="float" office:value="-0.0134831460674159">
            <text:p>-0.0134831461</text:p>
          </table:table-cell>
          <table:table-cell table:formula="of:=-[.N31]" office:value-type="float" office:value="0.0134831460674159">
            <text:p>0.0134831461</text:p>
          </table:table-cell>
          <table:table-cell table:number-columns-repeated="1009"/>
        </table:table-row>
        <table:table-row table:style-name="ro1">
          <table:table-cell office:value-type="float" office:value="11.79">
            <text:p>11.79</text:p>
          </table:table-cell>
          <table:table-cell office:value-type="float" office:value="4.61">
            <text:p>4.61</text:p>
          </table:table-cell>
          <table:table-cell/>
          <table:table-cell table:formula="of:=[.A32]/21.83*50" office:value-type="float" office:value="27.0041227668346">
            <text:p>27.0041227668</text:p>
          </table:table-cell>
          <table:table-cell table:formula="of:=-[.B32]/13.78*35" office:value-type="float" office:value="-11.7089985486212">
            <text:p>-11.7089985486</text:p>
          </table:table-cell>
          <table:table-cell/>
          <table:table-cell office:value-type="float" office:value="11.78">
            <text:p>11.78</text:p>
          </table:table-cell>
          <table:table-cell office:value-type="float" office:value="4.54">
            <text:p>4.54</text:p>
          </table:table-cell>
          <table:table-cell/>
          <table:table-cell table:formula="of:=[.G32]/21.83*50" office:value-type="float" office:value="26.9812185066422">
            <text:p>26.9812185066</text:p>
          </table:table-cell>
          <table:table-cell table:formula="of:=-[.H32]/13.78*35" office:value-type="float" office:value="-11.5312046444122">
            <text:p>-11.5312046444</text:p>
          </table:table-cell>
          <table:table-cell table:number-columns-repeated="2"/>
          <table:table-cell table:formula="of:=([.K32]-[.E32])/[.E32]" office:value-type="float" office:value="-0.015184381778742">
            <text:p>-0.0151843818</text:p>
          </table:table-cell>
          <table:table-cell table:formula="of:=-[.N32]" office:value-type="float" office:value="0.015184381778742">
            <text:p>0.0151843818</text:p>
          </table:table-cell>
          <table:table-cell table:number-columns-repeated="1009"/>
        </table:table-row>
        <table:table-row table:style-name="ro1">
          <table:table-cell office:value-type="float" office:value="12.22">
            <text:p>12.22</text:p>
          </table:table-cell>
          <table:table-cell office:value-type="float" office:value="4.76">
            <text:p>4.76</text:p>
          </table:table-cell>
          <table:table-cell/>
          <table:table-cell table:formula="of:=[.A33]/21.83*50" office:value-type="float" office:value="27.9890059551077">
            <text:p>27.9890059551</text:p>
          </table:table-cell>
          <table:table-cell table:formula="of:=-[.B33]/13.78*35" office:value-type="float" office:value="-12.0899854862119">
            <text:p>-12.0899854862</text:p>
          </table:table-cell>
          <table:table-cell/>
          <table:table-cell office:value-type="float" office:value="12.22">
            <text:p>12.22</text:p>
          </table:table-cell>
          <table:table-cell office:value-type="float" office:value="4.71">
            <text:p>4.71</text:p>
          </table:table-cell>
          <table:table-cell/>
          <table:table-cell table:formula="of:=[.G33]/21.83*50" office:value-type="float" office:value="27.9890059551077">
            <text:p>27.9890059551</text:p>
          </table:table-cell>
          <table:table-cell table:formula="of:=-[.H33]/13.78*35" office:value-type="float" office:value="-11.9629898403483">
            <text:p>-11.9629898403</text:p>
          </table:table-cell>
          <table:table-cell table:number-columns-repeated="2"/>
          <table:table-cell table:formula="of:=([.K33]-[.E33])/[.E33]" office:value-type="float" office:value="-0.0105042016806722">
            <text:p>-0.0105042017</text:p>
          </table:table-cell>
          <table:table-cell table:formula="of:=-[.N33]" office:value-type="float" office:value="0.0105042016806722">
            <text:p>0.0105042017</text:p>
          </table:table-cell>
          <table:table-cell table:number-columns-repeated="1009"/>
        </table:table-row>
        <table:table-row table:style-name="ro1">
          <table:table-cell office:value-type="float" office:value="12.66">
            <text:p>12.66</text:p>
          </table:table-cell>
          <table:table-cell office:value-type="float" office:value="4.94">
            <text:p>4.94</text:p>
          </table:table-cell>
          <table:table-cell/>
          <table:table-cell table:formula="of:=[.A34]/21.83*50" office:value-type="float" office:value="28.9967934035731">
            <text:p>28.9967934036</text:p>
          </table:table-cell>
          <table:table-cell table:formula="of:=-[.B34]/13.78*35" office:value-type="float" office:value="-12.5471698113208">
            <text:p>-12.5471698113</text:p>
          </table:table-cell>
          <table:table-cell/>
          <table:table-cell office:value-type="float" office:value="12.66">
            <text:p>12.66</text:p>
          </table:table-cell>
          <table:table-cell office:value-type="float" office:value="4.86">
            <text:p>4.86</text:p>
          </table:table-cell>
          <table:table-cell/>
          <table:table-cell table:formula="of:=[.G34]/21.83*50" office:value-type="float" office:value="28.9967934035731">
            <text:p>28.9967934036</text:p>
          </table:table-cell>
          <table:table-cell table:formula="of:=-[.H34]/13.78*35" office:value-type="float" office:value="-12.343976777939">
            <text:p>-12.3439767779</text:p>
          </table:table-cell>
          <table:table-cell table:number-columns-repeated="2"/>
          <table:table-cell table:formula="of:=([.K34]-[.E34])/[.E34]" office:value-type="float" office:value="-0.0161943319838056">
            <text:p>-0.016194332</text:p>
          </table:table-cell>
          <table:table-cell table:formula="of:=-[.N34]" office:value-type="float" office:value="0.0161943319838056">
            <text:p>0.016194332</text:p>
          </table:table-cell>
          <table:table-cell table:number-columns-repeated="1009"/>
        </table:table-row>
        <table:table-row table:style-name="ro1">
          <table:table-cell office:value-type="float" office:value="13.09">
            <text:p>13.09</text:p>
          </table:table-cell>
          <table:table-cell office:value-type="float" office:value="5.12">
            <text:p>5.12</text:p>
          </table:table-cell>
          <table:table-cell/>
          <table:table-cell table:formula="of:=[.A35]/21.83*50" office:value-type="float" office:value="29.9816765918461">
            <text:p>29.9816765918</text:p>
          </table:table-cell>
          <table:table-cell table:formula="of:=-[.B35]/13.78*35" office:value-type="float" office:value="-13.0043541364296">
            <text:p>-13.0043541364</text:p>
          </table:table-cell>
          <table:table-cell/>
          <table:table-cell office:value-type="float" office:value="13.1">
            <text:p>13.1</text:p>
          </table:table-cell>
          <table:table-cell office:value-type="float" office:value="5.01">
            <text:p>5.01</text:p>
          </table:table-cell>
          <table:table-cell/>
          <table:table-cell table:formula="of:=[.G35]/21.83*50" office:value-type="float" office:value="30.0045808520385">
            <text:p>30.004580852</text:p>
          </table:table-cell>
          <table:table-cell table:formula="of:=-[.H35]/13.78*35" office:value-type="float" office:value="-12.7249637155298">
            <text:p>-12.7249637155</text:p>
          </table:table-cell>
          <table:table-cell table:number-columns-repeated="2"/>
          <table:table-cell table:formula="of:=([.K35]-[.E35])/[.E35]" office:value-type="float" office:value="-0.021484375">
            <text:p>-0.021484375</text:p>
          </table:table-cell>
          <table:table-cell table:formula="of:=-[.N35]" office:value-type="float" office:value="0.021484375">
            <text:p>0.021484375</text:p>
          </table:table-cell>
          <table:table-cell table:number-columns-repeated="1009"/>
        </table:table-row>
        <table:table-row table:style-name="ro1">
          <table:table-cell office:value-type="float" office:value="13.35">
            <text:p>13.35</text:p>
          </table:table-cell>
          <table:table-cell office:value-type="float" office:value="5.2">
            <text:p>5.2</text:p>
          </table:table-cell>
          <table:table-cell/>
          <table:table-cell table:formula="of:=[.A36]/21.83*50" office:value-type="float" office:value="30.5771873568484">
            <text:p>30.5771873568</text:p>
          </table:table-cell>
          <table:table-cell table:formula="of:=-[.B36]/13.78*35" office:value-type="float" office:value="-13.2075471698113">
            <text:p>-13.2075471698</text:p>
          </table:table-cell>
          <table:table-cell/>
          <table:table-cell office:value-type="float" office:value="13.54">
            <text:p>13.54</text:p>
          </table:table-cell>
          <table:table-cell office:value-type="float" office:value="5.17">
            <text:p>5.17</text:p>
          </table:table-cell>
          <table:table-cell/>
          <table:table-cell table:formula="of:=[.G36]/21.83*50" office:value-type="float" office:value="31.0123683005039">
            <text:p>31.0123683005</text:p>
          </table:table-cell>
          <table:table-cell table:formula="of:=-[.H36]/13.78*35" office:value-type="float" office:value="-13.1313497822932">
            <text:p>-13.1313497823</text:p>
          </table:table-cell>
          <table:table-cell table:number-columns-repeated="2"/>
          <table:table-cell table:formula="of:=([.K36]-[.E37])/[.E37]" office:value-type="float" office:value="-0.018975332068311">
            <text:p>-0.0189753321</text:p>
          </table:table-cell>
          <table:table-cell table:formula="of:=-[.N36]" office:value-type="float" office:value="0.018975332068311">
            <text:p>0.0189753321</text:p>
          </table:table-cell>
          <table:table-cell table:number-columns-repeated="1009"/>
        </table:table-row>
        <table:table-row table:style-name="ro1">
          <table:table-cell office:value-type="float" office:value="13.54">
            <text:p>13.54</text:p>
          </table:table-cell>
          <table:table-cell office:value-type="float" office:value="5.27">
            <text:p>5.27</text:p>
          </table:table-cell>
          <table:table-cell/>
          <table:table-cell table:formula="of:=[.A37]/21.83*50" office:value-type="float" office:value="31.0123683005039">
            <text:p>31.0123683005</text:p>
          </table:table-cell>
          <table:table-cell table:formula="of:=-[.B37]/13.78*35" office:value-type="float" office:value="-13.3853410740203">
            <text:p>-13.385341074</text:p>
          </table:table-cell>
          <table:table-cell/>
          <table:table-cell office:value-type="float" office:value="13.97">
            <text:p>13.97</text:p>
          </table:table-cell>
          <table:table-cell office:value-type="float" office:value="5.33">
            <text:p>5.33</text:p>
          </table:table-cell>
          <table:table-cell/>
          <table:table-cell table:formula="of:=[.G37]/21.83*50" office:value-type="float" office:value="31.9972514887769">
            <text:p>31.9972514888</text:p>
          </table:table-cell>
          <table:table-cell table:formula="of:=-[.H37]/13.78*35" office:value-type="float" office:value="-13.5377358490566">
            <text:p>-13.5377358491</text:p>
          </table:table-cell>
          <table:table-cell table:number-columns-repeated="2"/>
          <table:table-cell table:formula="of:=([.K37]-[.E39])/[.E39]" office:value-type="float" office:value="-0.0202205882352942">
            <text:p>-0.0202205882</text:p>
          </table:table-cell>
          <table:table-cell table:formula="of:=-[.N37]" office:value-type="float" office:value="0.0202205882352942">
            <text:p>0.0202205882</text:p>
          </table:table-cell>
          <table:table-cell table:number-columns-repeated="1009"/>
        </table:table-row>
        <table:table-row table:style-name="ro1">
          <table:table-cell office:value-type="float" office:value="13.77">
            <text:p>13.77</text:p>
          </table:table-cell>
          <table:table-cell office:value-type="float" office:value="5.37">
            <text:p>5.37</text:p>
          </table:table-cell>
          <table:table-cell/>
          <table:table-cell table:formula="of:=[.A38]/21.83*50" office:value-type="float" office:value="31.539166284929">
            <text:p>31.5391662849</text:p>
          </table:table-cell>
          <table:table-cell table:formula="of:=-[.B38]/13.78*35" office:value-type="float" office:value="-13.6393323657475">
            <text:p>-13.6393323657</text:p>
          </table:table-cell>
          <table:table-cell/>
          <table:table-cell office:value-type="float" office:value="14.4">
            <text:p>14.4</text:p>
          </table:table-cell>
          <table:table-cell office:value-type="float" office:value="5.48">
            <text:p>5.48</text:p>
          </table:table-cell>
          <table:table-cell/>
          <table:table-cell table:formula="of:=[.G38]/21.83*50" office:value-type="float" office:value="32.9821346770499">
            <text:p>32.9821346771</text:p>
          </table:table-cell>
          <table:table-cell table:formula="of:=-[.H38]/13.78*35" office:value-type="float" office:value="-13.9187227866473">
            <text:p>-13.9187227866</text:p>
          </table:table-cell>
          <table:table-cell table:number-columns-repeated="2"/>
          <table:table-cell table:formula="of:=([.K38]-[.E41])/[.E41]" office:value-type="float" office:value="-0.0214285714285713">
            <text:p>-0.0214285714</text:p>
          </table:table-cell>
          <table:table-cell table:formula="of:=-[.N38]" office:value-type="float" office:value="0.0214285714285713">
            <text:p>0.0214285714</text:p>
          </table:table-cell>
          <table:table-cell table:number-columns-repeated="1009"/>
        </table:table-row>
        <table:table-row table:style-name="ro1">
          <table:table-cell office:value-type="float" office:value="13.97">
            <text:p>13.97</text:p>
          </table:table-cell>
          <table:table-cell office:value-type="float" office:value="5.44">
            <text:p>5.44</text:p>
          </table:table-cell>
          <table:table-cell/>
          <table:table-cell table:formula="of:=[.A39]/21.83*50" office:value-type="float" office:value="31.9972514887769">
            <text:p>31.9972514888</text:p>
          </table:table-cell>
          <table:table-cell table:formula="of:=-[.B39]/13.78*35" office:value-type="float" office:value="-13.8171262699565">
            <text:p>-13.81712627</text:p>
          </table:table-cell>
          <table:table-cell/>
          <table:table-cell office:value-type="float" office:value="14.83">
            <text:p>14.83</text:p>
          </table:table-cell>
          <table:table-cell office:value-type="float" office:value="5.64">
            <text:p>5.64</text:p>
          </table:table-cell>
          <table:table-cell/>
          <table:table-cell table:formula="of:=[.G39]/21.83*50" office:value-type="float" office:value="33.9670178653229">
            <text:p>33.9670178653</text:p>
          </table:table-cell>
          <table:table-cell table:formula="of:=-[.H39]/13.78*35" office:value-type="float" office:value="-14.3251088534107">
            <text:p>-14.3251088534</text:p>
          </table:table-cell>
          <table:table-cell table:number-columns-repeated="2"/>
          <table:table-cell table:formula="of:=([.K39]-[.E43])/[.E43]" office:value-type="float" office:value="-0.0225303292894281">
            <text:p>-0.0225303293</text:p>
          </table:table-cell>
          <table:table-cell table:formula="of:=-[.N39]" office:value-type="float" office:value="0.0225303292894281">
            <text:p>0.0225303293</text:p>
          </table:table-cell>
          <table:table-cell table:number-columns-repeated="1009"/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5.52">
            <text:p>5.52</text:p>
          </table:table-cell>
          <table:table-cell/>
          <table:table-cell table:formula="of:=[.A40]/21.83*50" office:value-type="float" office:value="32.524049473202">
            <text:p>32.5240494732</text:p>
          </table:table-cell>
          <table:table-cell table:formula="of:=-[.B40]/13.78*35" office:value-type="float" office:value="-14.0203193033382">
            <text:p>-14.0203193033</text:p>
          </table:table-cell>
          <table:table-cell/>
          <table:table-cell office:value-type="float" office:value="15.27">
            <text:p>15.27</text:p>
          </table:table-cell>
          <table:table-cell office:value-type="float" office:value="5.79">
            <text:p>5.79</text:p>
          </table:table-cell>
          <table:table-cell/>
          <table:table-cell table:formula="of:=[.G40]/21.83*50" office:value-type="float" office:value="34.9748053137884">
            <text:p>34.9748053138</text:p>
          </table:table-cell>
          <table:table-cell table:formula="of:=-[.H40]/13.78*35" office:value-type="float" office:value="-14.7060957910015">
            <text:p>-14.706095791</text:p>
          </table:table-cell>
          <table:table-cell table:number-columns-repeated="2"/>
          <table:table-cell table:formula="of:=([.K40]-[.E45])/[.E45]" office:value-type="float" office:value="-0.0203045685279187">
            <text:p>-0.0203045685</text:p>
          </table:table-cell>
          <table:table-cell table:formula="of:=-[.N40]" office:value-type="float" office:value="0.0203045685279187">
            <text:p>0.0203045685</text:p>
          </table:table-cell>
          <table:table-cell table:number-columns-repeated="1009"/>
        </table:table-row>
        <table:table-row table:style-name="ro1">
          <table:table-cell office:value-type="float" office:value="14.41">
            <text:p>14.41</text:p>
          </table:table-cell>
          <table:table-cell office:value-type="float" office:value="5.6">
            <text:p>5.6</text:p>
          </table:table-cell>
          <table:table-cell/>
          <table:table-cell table:formula="of:=[.A41]/21.83*50" office:value-type="float" office:value="33.0050389372423">
            <text:p>33.0050389372</text:p>
          </table:table-cell>
          <table:table-cell table:formula="of:=-[.B41]/13.78*35" office:value-type="float" office:value="-14.2235123367199">
            <text:p>-14.2235123367</text:p>
          </table:table-cell>
          <table:table-cell/>
          <table:table-cell office:value-type="float" office:value="15.72">
            <text:p>15.72</text:p>
          </table:table-cell>
          <table:table-cell office:value-type="float" office:value="5.94">
            <text:p>5.94</text:p>
          </table:table-cell>
          <table:table-cell/>
          <table:table-cell table:formula="of:=[.G41]/21.83*50" office:value-type="float" office:value="36.0054970224462">
            <text:p>36.0054970224</text:p>
          </table:table-cell>
          <table:table-cell table:formula="of:=-[.H41]/13.78*35" office:value-type="float" office:value="-15.0870827285922">
            <text:p>-15.0870827286</text:p>
          </table:table-cell>
          <table:table-cell table:number-columns-repeated="2"/>
          <table:table-cell table:formula="of:=([.K41]-[.E47])/[.E47]" office:value-type="float" office:value="-0.0309951060358891">
            <text:p>-0.030995106</text:p>
          </table:table-cell>
          <table:table-cell table:formula="of:=-[.N41]" office:value-type="float" office:value="0.0309951060358891">
            <text:p>0.030995106</text:p>
          </table:table-cell>
          <table:table-cell table:number-columns-repeated="1009"/>
        </table:table-row>
        <table:table-row table:style-name="ro1">
          <table:table-cell office:value-type="float" office:value="14.65">
            <text:p>14.65</text:p>
          </table:table-cell>
          <table:table-cell office:value-type="float" office:value="5.68">
            <text:p>5.68</text:p>
          </table:table-cell>
          <table:table-cell/>
          <table:table-cell table:formula="of:=[.A42]/21.83*50" office:value-type="float" office:value="33.5547411818598">
            <text:p>33.5547411819</text:p>
          </table:table-cell>
          <table:table-cell table:formula="of:=-[.B42]/13.78*35" office:value-type="float" office:value="-14.4267053701016">
            <text:p>-14.4267053701</text:p>
          </table:table-cell>
          <table:table-cell/>
          <table:table-cell office:value-type="float" office:value="16.15">
            <text:p>16.15</text:p>
          </table:table-cell>
          <table:table-cell office:value-type="float" office:value="6.1">
            <text:p>6.1</text:p>
          </table:table-cell>
          <table:table-cell/>
          <table:table-cell table:formula="of:=[.G42]/21.83*50" office:value-type="float" office:value="36.9903802107192">
            <text:p>36.9903802107</text:p>
          </table:table-cell>
          <table:table-cell table:formula="of:=-[.H42]/13.78*35" office:value-type="float" office:value="-15.4934687953556">
            <text:p>-15.4934687954</text:p>
          </table:table-cell>
          <table:table-cell table:number-columns-repeated="2"/>
          <table:table-cell table:formula="of:=([.K42]-[.E49])/[.E49]" office:value-type="float" office:value="-0.0271132376395535">
            <text:p>-0.0271132376</text:p>
          </table:table-cell>
          <table:table-cell table:formula="of:=-[.N42]" office:value-type="float" office:value="0.0271132376395535">
            <text:p>0.0271132376</text:p>
          </table:table-cell>
          <table:table-cell table:number-columns-repeated="1009"/>
        </table:table-row>
        <table:table-row table:style-name="ro1">
          <table:table-cell office:value-type="float" office:value="14.84">
            <text:p>14.84</text:p>
          </table:table-cell>
          <table:table-cell office:value-type="float" office:value="5.77">
            <text:p>5.77</text:p>
          </table:table-cell>
          <table:table-cell/>
          <table:table-cell table:formula="of:=[.A43]/21.83*50" office:value-type="float" office:value="33.9899221255153">
            <text:p>33.9899221255</text:p>
          </table:table-cell>
          <table:table-cell table:formula="of:=-[.B43]/13.78*35" office:value-type="float" office:value="-14.655297532656">
            <text:p>-14.6552975327</text:p>
          </table:table-cell>
          <table:table-cell/>
          <table:table-cell office:value-type="float" office:value="16.59">
            <text:p>16.59</text:p>
          </table:table-cell>
          <table:table-cell office:value-type="float" office:value="6.24">
            <text:p>6.24</text:p>
          </table:table-cell>
          <table:table-cell/>
          <table:table-cell table:formula="of:=[.G43]/21.83*50" office:value-type="float" office:value="37.9981676591846">
            <text:p>37.9981676592</text:p>
          </table:table-cell>
          <table:table-cell table:formula="of:=-[.H43]/13.78*35" office:value-type="float" office:value="-15.8490566037736">
            <text:p>-15.8490566038</text:p>
          </table:table-cell>
          <table:table-cell table:number-columns-repeated="2"/>
          <table:table-cell table:formula="of:=([.K43]-[.E51])/[.E51]" office:value-type="float" office:value="-0.0310559006211182">
            <text:p>-0.0310559006</text:p>
          </table:table-cell>
          <table:table-cell table:formula="of:=-[.N43]" office:value-type="float" office:value="0.0310559006211182">
            <text:p>0.0310559006</text:p>
          </table:table-cell>
          <table:table-cell table:number-columns-repeated="1009"/>
        </table:table-row>
        <table:table-row table:style-name="ro1">
          <table:table-cell office:value-type="float" office:value="15.08">
            <text:p>15.08</text:p>
          </table:table-cell>
          <table:table-cell office:value-type="float" office:value="5.86">
            <text:p>5.86</text:p>
          </table:table-cell>
          <table:table-cell/>
          <table:table-cell table:formula="of:=[.A44]/21.83*50" office:value-type="float" office:value="34.5396243701328">
            <text:p>34.5396243701</text:p>
          </table:table-cell>
          <table:table-cell table:formula="of:=-[.B44]/13.78*35" office:value-type="float" office:value="-14.8838896952105">
            <text:p>-14.8838896952</text:p>
          </table:table-cell>
          <table:table-cell/>
          <table:table-cell office:value-type="float" office:value="17.03">
            <text:p>17.03</text:p>
          </table:table-cell>
          <table:table-cell office:value-type="float" office:value="6.4">
            <text:p>6.4</text:p>
          </table:table-cell>
          <table:table-cell/>
          <table:table-cell table:formula="of:=[.G44]/21.83*50" office:value-type="float" office:value="39.00595510765">
            <text:p>39.0059551077</text:p>
          </table:table-cell>
          <table:table-cell table:formula="of:=-[.H44]/13.78*35" office:value-type="float" office:value="-16.255442670537">
            <text:p>-16.2554426705</text:p>
          </table:table-cell>
          <table:table-cell table:number-columns-repeated="2"/>
          <table:table-cell table:formula="of:=([.K44]-[.E55])/[.E55]" office:value-type="float" office:value="-0.037593984962406">
            <text:p>-0.037593985</text:p>
          </table:table-cell>
          <table:table-cell table:formula="of:=-[.N44]" office:value-type="float" office:value="0.037593984962406">
            <text:p>0.037593985</text:p>
          </table:table-cell>
          <table:table-cell table:number-columns-repeated="1009"/>
        </table:table-row>
        <table:table-row table:style-name="ro1">
          <table:table-cell office:value-type="float" office:value="15.28">
            <text:p>15.28</text:p>
          </table:table-cell>
          <table:table-cell office:value-type="float" office:value="5.91">
            <text:p>5.91</text:p>
          </table:table-cell>
          <table:table-cell/>
          <table:table-cell table:formula="of:=[.A45]/21.83*50" office:value-type="float" office:value="34.9977095739808">
            <text:p>34.997709574</text:p>
          </table:table-cell>
          <table:table-cell table:formula="of:=-[.B45]/13.78*35" office:value-type="float" office:value="-15.010885341074">
            <text:p>-15.0108853411</text:p>
          </table:table-cell>
          <table:table-cell/>
          <table:table-cell office:value-type="float" office:value="17.45">
            <text:p>17.45</text:p>
          </table:table-cell>
          <table:table-cell office:value-type="float" office:value="6.55">
            <text:p>6.55</text:p>
          </table:table-cell>
          <table:table-cell/>
          <table:table-cell table:formula="of:=[.G45]/21.83*50" office:value-type="float" office:value="39.9679340357306">
            <text:p>39.9679340357</text:p>
          </table:table-cell>
          <table:table-cell table:formula="of:=-[.H45]/13.78*35" office:value-type="float" office:value="-16.6364296081277">
            <text:p>-16.6364296081</text:p>
          </table:table-cell>
          <table:table-cell table:number-columns-repeated="2"/>
          <table:table-cell table:formula="of:=([.K45]-[.E59])/[.E59]" office:value-type="float" office:value="-0.0310650887573964">
            <text:p>-0.0310650888</text:p>
          </table:table-cell>
          <table:table-cell table:formula="of:=-[.N45]" office:value-type="float" office:value="0.0310650887573964">
            <text:p>0.0310650888</text:p>
          </table:table-cell>
          <table:table-cell table:number-columns-repeated="1009"/>
        </table:table-row>
        <table:table-row table:style-name="ro1">
          <table:table-cell office:value-type="float" office:value="15.52">
            <text:p>15.52</text:p>
          </table:table-cell>
          <table:table-cell office:value-type="float" office:value="6.04">
            <text:p>6.04</text:p>
          </table:table-cell>
          <table:table-cell/>
          <table:table-cell table:formula="of:=[.A46]/21.83*50" office:value-type="float" office:value="35.5474118185983">
            <text:p>35.5474118186</text:p>
          </table:table-cell>
          <table:table-cell table:formula="of:=-[.B46]/13.78*35" office:value-type="float" office:value="-15.3410740203193">
            <text:p>-15.3410740203</text:p>
          </table:table-cell>
          <table:table-cell/>
          <table:table-cell office:value-type="float" office:value="17.89">
            <text:p>17.89</text:p>
          </table:table-cell>
          <table:table-cell office:value-type="float" office:value="6.71">
            <text:p>6.71</text:p>
          </table:table-cell>
          <table:table-cell/>
          <table:table-cell table:formula="of:=[.G46]/21.83*50" office:value-type="float" office:value="40.9757214841961">
            <text:p>40.9757214842</text:p>
          </table:table-cell>
          <table:table-cell table:formula="of:=-[.H46]/13.78*35" office:value-type="float" office:value="-17.0428156748911">
            <text:p>-17.0428156749</text:p>
          </table:table-cell>
          <table:table-cell table:number-columns-repeated="2"/>
          <table:table-cell table:formula="of:=([.K46]-[.E63])/[.E63]" office:value-type="float" office:value="-0.0414285714285713">
            <text:p>-0.0414285714</text:p>
          </table:table-cell>
          <table:table-cell table:formula="of:=-[.N46]" office:value-type="float" office:value="0.0414285714285713">
            <text:p>0.0414285714</text:p>
          </table:table-cell>
          <table:table-cell table:number-columns-repeated="1009"/>
        </table:table-row>
        <table:table-row table:style-name="ro1">
          <table:table-cell office:value-type="float" office:value="15.72">
            <text:p>15.72</text:p>
          </table:table-cell>
          <table:table-cell office:value-type="float" office:value="6.13">
            <text:p>6.13</text:p>
          </table:table-cell>
          <table:table-cell/>
          <table:table-cell table:formula="of:=[.A47]/21.83*50" office:value-type="float" office:value="36.0054970224462">
            <text:p>36.0054970224</text:p>
          </table:table-cell>
          <table:table-cell table:formula="of:=-[.B47]/13.78*35" office:value-type="float" office:value="-15.5696661828737">
            <text:p>-15.5696661829</text:p>
          </table:table-cell>
          <table:table-cell/>
          <table:table-cell office:value-type="float" office:value="18.34">
            <text:p>18.34</text:p>
          </table:table-cell>
          <table:table-cell office:value-type="float" office:value="6.85">
            <text:p>6.85</text:p>
          </table:table-cell>
          <table:table-cell/>
          <table:table-cell table:formula="of:=[.G47]/21.83*50" office:value-type="float" office:value="42.0064131928539">
            <text:p>42.0064131929</text:p>
          </table:table-cell>
          <table:table-cell table:formula="of:=-[.H47]/13.78*35" office:value-type="float" office:value="-17.3984034833091">
            <text:p>-17.3984034833</text:p>
          </table:table-cell>
          <table:table-cell table:number-columns-repeated="2"/>
          <table:table-cell table:formula="of:=([.K47]-[.E67])/[.E67]" office:value-type="float" office:value="-0.048611111111111">
            <text:p>-0.0486111111</text:p>
          </table:table-cell>
          <table:table-cell table:formula="of:=-[.N47]" office:value-type="float" office:value="0.048611111111111">
            <text:p>0.0486111111</text:p>
          </table:table-cell>
          <table:table-cell table:number-columns-repeated="1009"/>
        </table:table-row>
        <table:table-row table:style-name="ro1">
          <table:table-cell office:value-type="float" office:value="15.96">
            <text:p>15.96</text:p>
          </table:table-cell>
          <table:table-cell office:value-type="float" office:value="6.19">
            <text:p>6.19</text:p>
          </table:table-cell>
          <table:table-cell/>
          <table:table-cell table:formula="of:=[.A48]/21.83*50" office:value-type="float" office:value="36.5551992670637">
            <text:p>36.5551992671</text:p>
          </table:table-cell>
          <table:table-cell table:formula="of:=-[.B48]/13.78*35" office:value-type="float" office:value="-15.72206095791">
            <text:p>-15.7220609579</text:p>
          </table:table-cell>
          <table:table-cell/>
          <table:table-cell office:value-type="float" office:value="18.77">
            <text:p>18.77</text:p>
          </table:table-cell>
          <table:table-cell office:value-type="float" office:value="7">
            <text:p>7</text:p>
          </table:table-cell>
          <table:table-cell/>
          <table:table-cell table:formula="of:=[.G48]/21.83*50" office:value-type="float" office:value="42.9912963811269">
            <text:p>42.9912963811</text:p>
          </table:table-cell>
          <table:table-cell table:formula="of:=-[.H48]/13.78*35" office:value-type="float" office:value="-17.7793904208999">
            <text:p>-17.7793904209</text:p>
          </table:table-cell>
          <table:table-cell table:number-columns-repeated="2"/>
          <table:table-cell table:formula="of:=([.K48]-[.E72])/[.E72]" office:value-type="float" office:value="-0.0291262135922329">
            <text:p>-0.0291262136</text:p>
          </table:table-cell>
          <table:table-cell table:formula="of:=-[.N48]" office:value-type="float" office:value="0.0291262135922329">
            <text:p>0.0291262136</text:p>
          </table:table-cell>
          <table:table-cell table:number-columns-repeated="1009"/>
        </table:table-row>
        <table:table-row table:style-name="ro1">
          <table:table-cell office:value-type="float" office:value="16.16">
            <text:p>16.16</text:p>
          </table:table-cell>
          <table:table-cell office:value-type="float" office:value="6.27">
            <text:p>6.27</text:p>
          </table:table-cell>
          <table:table-cell/>
          <table:table-cell table:formula="of:=[.A49]/21.83*50" office:value-type="float" office:value="37.0132844709116">
            <text:p>37.0132844709</text:p>
          </table:table-cell>
          <table:table-cell table:formula="of:=-[.B49]/13.78*35" office:value-type="float" office:value="-15.9252539912917">
            <text:p>-15.9252539913</text:p>
          </table:table-cell>
          <table:table-cell/>
          <table:table-cell office:value-type="float" office:value="19.21">
            <text:p>19.21</text:p>
          </table:table-cell>
          <table:table-cell office:value-type="float" office:value="7.16">
            <text:p>7.16</text:p>
          </table:table-cell>
          <table:table-cell/>
          <table:table-cell table:formula="of:=[.G49]/21.83*50" office:value-type="float" office:value="43.9990838295923">
            <text:p>43.9990838296</text:p>
          </table:table-cell>
          <table:table-cell table:formula="of:=-[.H49]/13.78*35" office:value-type="float" office:value="-18.1857764876633">
            <text:p>-18.1857764877</text:p>
          </table:table-cell>
          <table:table-cell table:number-columns-repeated="2"/>
          <table:table-cell table:formula="of:=([.K49]-[.E77])/[.E77]" office:value-type="float" office:value="-0.0402144772117962">
            <text:p>-0.0402144772</text:p>
          </table:table-cell>
          <table:table-cell table:formula="of:=-[.N49]" office:value-type="float" office:value="0.0402144772117962">
            <text:p>0.0402144772</text:p>
          </table:table-cell>
          <table:table-cell table:number-columns-repeated="1009"/>
        </table:table-row>
        <table:table-row table:style-name="ro1">
          <table:table-cell office:value-type="float" office:value="16.39">
            <text:p>16.39</text:p>
          </table:table-cell>
          <table:table-cell office:value-type="float" office:value="6.38">
            <text:p>6.38</text:p>
          </table:table-cell>
          <table:table-cell/>
          <table:table-cell table:formula="of:=[.A50]/21.83*50" office:value-type="float" office:value="37.5400824553367">
            <text:p>37.5400824553</text:p>
          </table:table-cell>
          <table:table-cell table:formula="of:=-[.B50]/13.78*35" office:value-type="float" office:value="-16.2046444121916">
            <text:p>-16.2046444122</text:p>
          </table:table-cell>
          <table:table-cell/>
          <table:table-cell office:value-type="float" office:value="19.64">
            <text:p>19.64</text:p>
          </table:table-cell>
          <table:table-cell office:value-type="float" office:value="7.3">
            <text:p>7.3</text:p>
          </table:table-cell>
          <table:table-cell/>
          <table:table-cell table:formula="of:=[.G50]/21.83*50" office:value-type="float" office:value="44.9839670178653">
            <text:p>44.9839670179</text:p>
          </table:table-cell>
          <table:table-cell table:formula="of:=-[.H50]/13.78*35" office:value-type="float" office:value="-18.5413642960813">
            <text:p>-18.5413642961</text:p>
          </table:table-cell>
          <table:table-cell table:number-columns-repeated="2"/>
          <table:table-cell table:formula="of:=([.K50]-[.E83])/[.E83]" office:value-type="float" office:value="-0.0531776913099872">
            <text:p>-0.0531776913</text:p>
          </table:table-cell>
          <table:table-cell table:formula="of:=-[.N50]" office:value-type="float" office:value="0.0531776913099872">
            <text:p>0.0531776913</text:p>
          </table:table-cell>
          <table:table-cell table:number-columns-repeated="1009"/>
        </table:table-row>
        <table:table-row table:style-name="ro1">
          <table:table-cell office:value-type="float" office:value="16.59">
            <text:p>16.59</text:p>
          </table:table-cell>
          <table:table-cell office:value-type="float" office:value="6.44">
            <text:p>6.44</text:p>
          </table:table-cell>
          <table:table-cell/>
          <table:table-cell table:formula="of:=[.A51]/21.83*50" office:value-type="float" office:value="37.9981676591846">
            <text:p>37.9981676592</text:p>
          </table:table-cell>
          <table:table-cell table:formula="of:=-[.B51]/13.78*35" office:value-type="float" office:value="-16.3570391872279">
            <text:p>-16.3570391872</text:p>
          </table:table-cell>
          <table:table-cell/>
          <table:table-cell office:value-type="float" office:value="20.08">
            <text:p>20.08</text:p>
          </table:table-cell>
          <table:table-cell office:value-type="float" office:value="7.45">
            <text:p>7.45</text:p>
          </table:table-cell>
          <table:table-cell/>
          <table:table-cell table:formula="of:=[.G51]/21.83*50" office:value-type="float" office:value="45.9917544663307">
            <text:p>45.9917544663</text:p>
          </table:table-cell>
          <table:table-cell table:formula="of:=-[.H51]/13.78*35" office:value-type="float" office:value="-18.922351233672">
            <text:p>-18.9223512337</text:p>
          </table:table-cell>
          <table:table-cell table:number-columns-repeated="2"/>
          <table:table-cell table:formula="of:=([.K51]-[.E88])/[.E88]" office:value-type="float" office:value="-0.0235910878112714">
            <text:p>-0.0235910878</text:p>
          </table:table-cell>
          <table:table-cell table:formula="of:=-[.N51]" office:value-type="float" office:value="0.0235910878112714">
            <text:p>0.0235910878</text:p>
          </table:table-cell>
          <table:table-cell table:number-columns-repeated="1009"/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6.48">
            <text:p>6.48</text:p>
          </table:table-cell>
          <table:table-cell/>
          <table:table-cell table:formula="of:=[.A52]/21.83*50" office:value-type="float" office:value="38.250114521301">
            <text:p>38.2501145213</text:p>
          </table:table-cell>
          <table:table-cell table:formula="of:=-[.B52]/13.78*35" office:value-type="float" office:value="-16.4586357039187">
            <text:p>-16.4586357039</text:p>
          </table:table-cell>
          <table:table-cell/>
          <table:table-cell office:value-type="float" office:value="20.51">
            <text:p>20.51</text:p>
          </table:table-cell>
          <table:table-cell office:value-type="float" office:value="7.6">
            <text:p>7.6</text:p>
          </table:table-cell>
          <table:table-cell/>
          <table:table-cell table:formula="of:=[.G52]/21.83*50" office:value-type="float" office:value="46.9766376546038">
            <text:p>46.9766376546</text:p>
          </table:table-cell>
          <table:table-cell table:formula="of:=-[.H52]/13.78*35" office:value-type="float" office:value="-19.3033381712627">
            <text:p>-19.3033381713</text:p>
          </table:table-cell>
          <table:table-cell table:number-columns-repeated="2"/>
          <table:table-cell table:formula="of:=([.K52]-[.E94])/[.E94]" office:value-type="float" office:value="-0.0720390720390721">
            <text:p>-0.072039072</text:p>
          </table:table-cell>
          <table:table-cell table:formula="of:=-[.N52]" office:value-type="float" office:value="0.0720390720390721">
            <text:p>0.072039072</text:p>
          </table:table-cell>
          <table:table-cell table:number-columns-repeated="1009"/>
        </table:table-row>
        <table:table-row table:style-name="ro1">
          <table:table-cell office:value-type="float" office:value="16.84">
            <text:p>16.84</text:p>
          </table:table-cell>
          <table:table-cell office:value-type="float" office:value="6.54">
            <text:p>6.54</text:p>
          </table:table-cell>
          <table:table-cell/>
          <table:table-cell table:formula="of:=[.A53]/21.83*50" office:value-type="float" office:value="38.5707741639945">
            <text:p>38.570774164</text:p>
          </table:table-cell>
          <table:table-cell table:formula="of:=-[.B53]/13.78*35" office:value-type="float" office:value="-16.611030478955">
            <text:p>-16.611030479</text:p>
          </table:table-cell>
          <table:table-cell/>
          <table:table-cell office:value-type="float" office:value="20.96">
            <text:p>20.96</text:p>
          </table:table-cell>
          <table:table-cell office:value-type="float" office:value="7.74">
            <text:p>7.74</text:p>
          </table:table-cell>
          <table:table-cell/>
          <table:table-cell table:formula="of:=[.G53]/21.83*50" office:value-type="float" office:value="48.0073293632616">
            <text:p>48.0073293633</text:p>
          </table:table-cell>
          <table:table-cell table:formula="of:=-[.H53]/13.78*35" office:value-type="float" office:value="-19.6589259796807">
            <text:p>-19.6589259797</text:p>
          </table:table-cell>
          <table:table-cell table:number-columns-repeated="2"/>
          <table:table-cell table:formula="of:=([.K53]-[.E99])/[.E99]" office:value-type="float" office:value="-0.0456226880394573">
            <text:p>-0.045622688</text:p>
          </table:table-cell>
          <table:table-cell table:formula="of:=-[.N53]" office:value-type="float" office:value="0.0456226880394573">
            <text:p>0.045622688</text:p>
          </table:table-cell>
          <table:table-cell table:number-columns-repeated="1009"/>
        </table:table-row>
        <table:table-row table:style-name="ro1">
          <table:table-cell office:value-type="float" office:value="16.94">
            <text:p>16.94</text:p>
          </table:table-cell>
          <table:table-cell office:value-type="float" office:value="6.6">
            <text:p>6.6</text:p>
          </table:table-cell>
          <table:table-cell/>
          <table:table-cell table:formula="of:=[.A54]/21.83*50" office:value-type="float" office:value="38.7998167659185">
            <text:p>38.7998167659</text:p>
          </table:table-cell>
          <table:table-cell table:formula="of:=-[.B54]/13.78*35" office:value-type="float" office:value="-16.7634252539913">
            <text:p>-16.763425254</text:p>
          </table:table-cell>
          <table:table-cell/>
          <table:table-cell office:value-type="float" office:value="21.38">
            <text:p>21.38</text:p>
          </table:table-cell>
          <table:table-cell office:value-type="float" office:value="7.9">
            <text:p>7.9</text:p>
          </table:table-cell>
          <table:table-cell/>
          <table:table-cell table:formula="of:=[.G54]/21.83*50" office:value-type="float" office:value="48.9693082913422">
            <text:p>48.9693082913</text:p>
          </table:table-cell>
          <table:table-cell table:formula="of:=-[.H54]/13.78*35" office:value-type="float" office:value="-20.0653120464441">
            <text:p>-20.0653120464</text:p>
          </table:table-cell>
          <table:table-cell table:number-columns-repeated="2"/>
          <table:table-cell table:formula="of:=([.K54]-[.E105])/[.E105]" office:value-type="float" office:value="0.0180412371134021">
            <text:p>0.0180412371</text:p>
          </table:table-cell>
          <table:table-cell table:formula="of:=-[.N54]" office:value-type="float" office:value="-0.0180412371134021">
            <text:p>-0.0180412371</text:p>
          </table:table-cell>
          <table:table-cell table:number-columns-repeated="1009"/>
        </table:table-row>
        <table:table-row table:style-name="ro1">
          <table:table-cell office:value-type="float" office:value="17.03">
            <text:p>17.03</text:p>
          </table:table-cell>
          <table:table-cell office:value-type="float" office:value="6.65">
            <text:p>6.65</text:p>
          </table:table-cell>
          <table:table-cell/>
          <table:table-cell table:formula="of:=[.A55]/21.83*50" office:value-type="float" office:value="39.00595510765">
            <text:p>39.0059551077</text:p>
          </table:table-cell>
          <table:table-cell table:formula="of:=-[.B55]/13.78*35" office:value-type="float" office:value="-16.8904208998549">
            <text:p>-16.8904208999</text:p>
          </table:table-cell>
          <table:table-cell/>
          <table:table-cell office:value-type="float" office:value="21.83">
            <text:p>21.83</text:p>
          </table:table-cell>
          <table:table-cell office:value-type="float" office:value="8.03">
            <text:p>8.03</text:p>
          </table:table-cell>
          <table:table-cell/>
          <table:table-cell table:formula="of:=[.G55]/21.83*50" office:value-type="float" office:value="50">
            <text:p>50</text:p>
          </table:table-cell>
          <table:table-cell table:formula="of:=-[.H55]/13.78*35" office:value-type="float" office:value="-20.3955007256894">
            <text:p>-20.3955007257</text:p>
          </table:table-cell>
          <table:table-cell table:number-columns-repeated="2"/>
          <table:table-cell table:formula="of:=([.K55]-[.E113])/[.E113]" office:value-type="float" office:value="-0.0716763005780347">
            <text:p>-0.0716763006</text:p>
          </table:table-cell>
          <table:table-cell table:formula="of:=-[.N55]" office:value-type="float" office:value="0.0716763005780347">
            <text:p>0.0716763006</text:p>
          </table:table-cell>
          <table:table-cell table:number-columns-repeated="1009"/>
        </table:table-row>
        <table:table-row table:style-name="ro1">
          <table:table-cell office:value-type="float" office:value="17.15">
            <text:p>17.15</text:p>
          </table:table-cell>
          <table:table-cell office:value-type="float" office:value="6.69">
            <text:p>6.69</text:p>
          </table:table-cell>
          <table:table-cell/>
          <table:table-cell table:formula="of:=[.A56]/21.83*50" office:value-type="float" office:value="39.2808062299588">
            <text:p>39.28080623</text:p>
          </table:table-cell>
          <table:table-cell table:formula="of:=-[.B56]/13.78*35" office:value-type="float" office:value="-16.9920174165457">
            <text:p>-16.9920174165</text:p>
          </table:table-cell>
          <table:table-cell table:number-columns-repeated="1019"/>
        </table:table-row>
        <table:table-row table:style-name="ro1">
          <table:table-cell office:value-type="float" office:value="17.25">
            <text:p>17.25</text:p>
          </table:table-cell>
          <table:table-cell office:value-type="float" office:value="6.73">
            <text:p>6.73</text:p>
          </table:table-cell>
          <table:table-cell/>
          <table:table-cell table:formula="of:=[.A57]/21.83*50" office:value-type="float" office:value="39.5098488318827">
            <text:p>39.5098488319</text:p>
          </table:table-cell>
          <table:table-cell table:formula="of:=-[.B57]/13.78*35" office:value-type="float" office:value="-17.0936139332366">
            <text:p>-17.0936139332</text:p>
          </table:table-cell>
          <table:table-cell table:number-columns-repeated="1019"/>
        </table:table-row>
        <table:table-row table:style-name="ro1">
          <table:table-cell office:value-type="float" office:value="17.34">
            <text:p>17.34</text:p>
          </table:table-cell>
          <table:table-cell office:value-type="float" office:value="6.74">
            <text:p>6.74</text:p>
          </table:table-cell>
          <table:table-cell/>
          <table:table-cell table:formula="of:=[.A58]/21.83*50" office:value-type="float" office:value="39.7159871736143">
            <text:p>39.7159871736</text:p>
          </table:table-cell>
          <table:table-cell table:formula="of:=-[.B58]/13.78*35" office:value-type="float" office:value="-17.1190130624093">
            <text:p>-17.1190130624</text:p>
          </table:table-cell>
          <table:table-cell table:number-columns-repeated="1019"/>
        </table:table-row>
        <table:table-row table:style-name="ro1">
          <table:table-cell office:value-type="float" office:value="17.46">
            <text:p>17.46</text:p>
          </table:table-cell>
          <table:table-cell office:value-type="float" office:value="6.76">
            <text:p>6.76</text:p>
          </table:table-cell>
          <table:table-cell/>
          <table:table-cell table:formula="of:=[.A59]/21.83*50" office:value-type="float" office:value="39.990838295923">
            <text:p>39.9908382959</text:p>
          </table:table-cell>
          <table:table-cell table:formula="of:=-[.B59]/13.78*35" office:value-type="float" office:value="-17.1698113207547">
            <text:p>-17.1698113208</text:p>
          </table:table-cell>
          <table:table-cell table:number-columns-repeated="1019"/>
        </table:table-row>
        <table:table-row table:style-name="ro1">
          <table:table-cell office:value-type="float" office:value="17.57">
            <text:p>17.57</text:p>
          </table:table-cell>
          <table:table-cell office:value-type="float" office:value="6.81">
            <text:p>6.81</text:p>
          </table:table-cell>
          <table:table-cell/>
          <table:table-cell table:formula="of:=[.A60]/21.83*50" office:value-type="float" office:value="40.2427851580394">
            <text:p>40.242785158</text:p>
          </table:table-cell>
          <table:table-cell table:formula="of:=-[.B60]/13.78*35" office:value-type="float" office:value="-17.2968069666183">
            <text:p>-17.2968069666</text:p>
          </table:table-cell>
          <table:table-cell table:number-columns-repeated="1019"/>
        </table:table-row>
        <table:table-row table:style-name="ro1">
          <table:table-cell office:value-type="float" office:value="17.69">
            <text:p>17.69</text:p>
          </table:table-cell>
          <table:table-cell office:value-type="float" office:value="6.9">
            <text:p>6.9</text:p>
          </table:table-cell>
          <table:table-cell/>
          <table:table-cell table:formula="of:=[.A61]/21.83*50" office:value-type="float" office:value="40.5176362803481">
            <text:p>40.5176362803</text:p>
          </table:table-cell>
          <table:table-cell table:formula="of:=-[.B61]/13.78*35" office:value-type="float" office:value="-17.5253991291727">
            <text:p>-17.5253991292</text:p>
          </table:table-cell>
          <table:table-cell table:number-columns-repeated="1019"/>
        </table:table-row>
        <table:table-row table:style-name="ro1">
          <table:table-cell office:value-type="float" office:value="17.78">
            <text:p>17.78</text:p>
          </table:table-cell>
          <table:table-cell office:value-type="float" office:value="6.97">
            <text:p>6.97</text:p>
          </table:table-cell>
          <table:table-cell/>
          <table:table-cell table:formula="of:=[.A62]/21.83*50" office:value-type="float" office:value="40.7237746220797">
            <text:p>40.7237746221</text:p>
          </table:table-cell>
          <table:table-cell table:formula="of:=-[.B62]/13.78*35" office:value-type="float" office:value="-17.7031930333817">
            <text:p>-17.7031930334</text:p>
          </table:table-cell>
          <table:table-cell table:number-columns-repeated="1019"/>
        </table:table-row>
        <table:table-row table:style-name="ro1">
          <table:table-cell office:value-type="float" office:value="17.9">
            <text:p>17.9</text:p>
          </table:table-cell>
          <table:table-cell office:value-type="float" office:value="7">
            <text:p>7</text:p>
          </table:table-cell>
          <table:table-cell/>
          <table:table-cell table:formula="of:=[.A63]/21.83*50" office:value-type="float" office:value="40.9986257443885">
            <text:p>40.9986257444</text:p>
          </table:table-cell>
          <table:table-cell table:formula="of:=-[.B63]/13.78*35" office:value-type="float" office:value="-17.7793904208999">
            <text:p>-17.7793904209</text:p>
          </table:table-cell>
          <table:table-cell table:number-columns-repeated="1019"/>
        </table:table-row>
        <table:table-row table:style-name="ro1">
          <table:table-cell office:value-type="float" office:value="17.99">
            <text:p>17.99</text:p>
          </table:table-cell>
          <table:table-cell office:value-type="float" office:value="6.99">
            <text:p>6.99</text:p>
          </table:table-cell>
          <table:table-cell/>
          <table:table-cell table:formula="of:=[.A64]/21.83*50" office:value-type="float" office:value="41.20476408612">
            <text:p>41.2047640861</text:p>
          </table:table-cell>
          <table:table-cell table:formula="of:=-[.B64]/13.78*35" office:value-type="float" office:value="-17.7539912917271">
            <text:p>-17.7539912917</text:p>
          </table:table-cell>
          <table:table-cell table:number-columns-repeated="1019"/>
        </table:table-row>
        <table:table-row table:style-name="ro1">
          <table:table-cell office:value-type="float" office:value="18.13">
            <text:p>18.13</text:p>
          </table:table-cell>
          <table:table-cell office:value-type="float" office:value="7.03">
            <text:p>7.03</text:p>
          </table:table-cell>
          <table:table-cell/>
          <table:table-cell table:formula="of:=[.A65]/21.83*50" office:value-type="float" office:value="41.5254237288136">
            <text:p>41.5254237288</text:p>
          </table:table-cell>
          <table:table-cell table:formula="of:=-[.B65]/13.78*35" office:value-type="float" office:value="-17.855587808418">
            <text:p>-17.8555878084</text:p>
          </table:table-cell>
          <table:table-cell table:number-columns-repeated="1019"/>
        </table:table-row>
        <table:table-row table:style-name="ro1">
          <table:table-cell office:value-type="float" office:value="18.24">
            <text:p>18.24</text:p>
          </table:table-cell>
          <table:table-cell office:value-type="float" office:value="7.12">
            <text:p>7.12</text:p>
          </table:table-cell>
          <table:table-cell/>
          <table:table-cell table:formula="of:=[.A66]/21.83*50" office:value-type="float" office:value="41.7773705909299">
            <text:p>41.7773705909</text:p>
          </table:table-cell>
          <table:table-cell table:formula="of:=-[.B66]/13.78*35" office:value-type="float" office:value="-18.0841799709724">
            <text:p>-18.084179971</text:p>
          </table:table-cell>
          <table:table-cell table:number-columns-repeated="1019"/>
        </table:table-row>
        <table:table-row table:style-name="ro1">
          <table:table-cell office:value-type="float" office:value="18.34">
            <text:p>18.34</text:p>
          </table:table-cell>
          <table:table-cell office:value-type="float" office:value="7.2">
            <text:p>7.2</text:p>
          </table:table-cell>
          <table:table-cell/>
          <table:table-cell table:formula="of:=[.A67]/21.83*50" office:value-type="float" office:value="42.0064131928539">
            <text:p>42.0064131929</text:p>
          </table:table-cell>
          <table:table-cell table:formula="of:=-[.B67]/13.78*35" office:value-type="float" office:value="-18.2873730043541">
            <text:p>-18.2873730044</text:p>
          </table:table-cell>
          <table:table-cell table:number-columns-repeated="1019"/>
        </table:table-row>
        <table:table-row table:style-name="ro1">
          <table:table-cell office:value-type="float" office:value="18.42">
            <text:p>18.42</text:p>
          </table:table-cell>
          <table:table-cell office:value-type="float" office:value="7.2">
            <text:p>7.2</text:p>
          </table:table-cell>
          <table:table-cell/>
          <table:table-cell table:formula="of:=[.A68]/21.83*50" office:value-type="float" office:value="42.1896472743931">
            <text:p>42.1896472744</text:p>
          </table:table-cell>
          <table:table-cell table:formula="of:=-[.B68]/13.78*35" office:value-type="float" office:value="-18.2873730043541">
            <text:p>-18.2873730044</text:p>
          </table:table-cell>
          <table:table-cell table:number-columns-repeated="1019"/>
        </table:table-row>
        <table:table-row table:style-name="ro1">
          <table:table-cell office:value-type="float" office:value="18.51">
            <text:p>18.51</text:p>
          </table:table-cell>
          <table:table-cell office:value-type="float" office:value="7.21">
            <text:p>7.21</text:p>
          </table:table-cell>
          <table:table-cell/>
          <table:table-cell table:formula="of:=[.A69]/21.83*50" office:value-type="float" office:value="42.3957856161246">
            <text:p>42.3957856161</text:p>
          </table:table-cell>
          <table:table-cell table:formula="of:=-[.B69]/13.78*35" office:value-type="float" office:value="-18.3127721335269">
            <text:p>-18.3127721335</text:p>
          </table:table-cell>
          <table:table-cell table:number-columns-repeated="1019"/>
        </table:table-row>
        <table:table-row table:style-name="ro1">
          <table:table-cell office:value-type="float" office:value="18.64">
            <text:p>18.64</text:p>
          </table:table-cell>
          <table:table-cell office:value-type="float" office:value="7.2">
            <text:p>7.2</text:p>
          </table:table-cell>
          <table:table-cell/>
          <table:table-cell table:formula="of:=[.A70]/21.83*50" office:value-type="float" office:value="42.6935409986258">
            <text:p>42.6935409986</text:p>
          </table:table-cell>
          <table:table-cell table:formula="of:=-[.B70]/13.78*35" office:value-type="float" office:value="-18.2873730043541">
            <text:p>-18.2873730044</text:p>
          </table:table-cell>
          <table:table-cell table:number-columns-repeated="1019"/>
        </table:table-row>
        <table:table-row table:style-name="ro1">
          <table:table-cell office:value-type="float" office:value="18.72">
            <text:p>18.72</text:p>
          </table:table-cell>
          <table:table-cell office:value-type="float" office:value="7.16">
            <text:p>7.16</text:p>
          </table:table-cell>
          <table:table-cell/>
          <table:table-cell table:formula="of:=[.A71]/21.83*50" office:value-type="float" office:value="42.8767750801649">
            <text:p>42.8767750802</text:p>
          </table:table-cell>
          <table:table-cell table:formula="of:=-[.B71]/13.78*35" office:value-type="float" office:value="-18.1857764876633">
            <text:p>-18.1857764877</text:p>
          </table:table-cell>
          <table:table-cell table:number-columns-repeated="4"/>
          <table:table-cell>
            <draw:frame table:end-cell-address="zoomed.S90" table:end-x="0.3386in" table:end-y="0.1256in" draw:z-index="1" draw:style-name="gr1" draw:text-style-name="P1" svg:width="6.3in" svg:height="3.5398in" svg:x="0.0657in" svg:y="0.0827in">
              <draw:object draw:notify-on-update-of-ranges="zoomed.O125:zoomed.O175 zoomed.R124:zoomed.R124 zoomed.R125:zoomed.R175 zoomed.J5:zoomed.J55 zoomed.O3:zoomed.O3 zoomed.O5:zoomed.O5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8.77">
            <text:p>18.77</text:p>
          </table:table-cell>
          <table:table-cell office:value-type="float" office:value="7.21">
            <text:p>7.21</text:p>
          </table:table-cell>
          <table:table-cell/>
          <table:table-cell table:formula="of:=[.A72]/21.83*50" office:value-type="float" office:value="42.9912963811269">
            <text:p>42.9912963811</text:p>
          </table:table-cell>
          <table:table-cell table:formula="of:=-[.B72]/13.78*35" office:value-type="float" office:value="-18.3127721335269">
            <text:p>-18.3127721335</text:p>
          </table:table-cell>
          <table:table-cell table:number-columns-repeated="1019"/>
        </table:table-row>
        <table:table-row table:style-name="ro1">
          <table:table-cell office:value-type="float" office:value="18.87">
            <text:p>18.87</text:p>
          </table:table-cell>
          <table:table-cell office:value-type="float" office:value="7.28">
            <text:p>7.28</text:p>
          </table:table-cell>
          <table:table-cell/>
          <table:table-cell table:formula="of:=[.A73]/21.83*50" office:value-type="float" office:value="43.2203389830509">
            <text:p>43.2203389831</text:p>
          </table:table-cell>
          <table:table-cell table:formula="of:=-[.B73]/13.78*35" office:value-type="float" office:value="-18.4905660377359">
            <text:p>-18.4905660377</text:p>
          </table:table-cell>
          <table:table-cell table:number-columns-repeated="1019"/>
        </table:table-row>
        <table:table-row table:style-name="ro1">
          <table:table-cell office:value-type="float" office:value="18.99">
            <text:p>18.99</text:p>
          </table:table-cell>
          <table:table-cell office:value-type="float" office:value="7.42">
            <text:p>7.42</text:p>
          </table:table-cell>
          <table:table-cell/>
          <table:table-cell table:formula="of:=[.A74]/21.83*50" office:value-type="float" office:value="43.4951901053596">
            <text:p>43.4951901054</text:p>
          </table:table-cell>
          <table:table-cell table:formula="of:=-[.B74]/13.78*35" office:value-type="float" office:value="-18.8461538461538">
            <text:p>-18.8461538462</text:p>
          </table:table-cell>
          <table:table-cell table:number-columns-repeated="1019"/>
        </table:table-row>
        <table:table-row table:style-name="ro1">
          <table:table-cell office:value-type="float" office:value="19.06">
            <text:p>19.06</text:p>
          </table:table-cell>
          <table:table-cell office:value-type="float" office:value="7.47">
            <text:p>7.47</text:p>
          </table:table-cell>
          <table:table-cell/>
          <table:table-cell table:formula="of:=[.A75]/21.83*50" office:value-type="float" office:value="43.6555199267064">
            <text:p>43.6555199267</text:p>
          </table:table-cell>
          <table:table-cell table:formula="of:=-[.B75]/13.78*35" office:value-type="float" office:value="-18.9731494920174">
            <text:p>-18.973149492</text:p>
          </table:table-cell>
          <table:table-cell table:number-columns-repeated="1019"/>
        </table:table-row>
        <table:table-row table:style-name="ro1">
          <table:table-cell office:value-type="float" office:value="19.15">
            <text:p>19.15</text:p>
          </table:table-cell>
          <table:table-cell office:value-type="float" office:value="7.47">
            <text:p>7.47</text:p>
          </table:table-cell>
          <table:table-cell/>
          <table:table-cell table:formula="of:=[.A76]/21.83*50" office:value-type="float" office:value="43.8616582684379">
            <text:p>43.8616582684</text:p>
          </table:table-cell>
          <table:table-cell table:formula="of:=-[.B76]/13.78*35" office:value-type="float" office:value="-18.9731494920174">
            <text:p>-18.973149492</text:p>
          </table:table-cell>
          <table:table-cell table:number-columns-repeated="1019"/>
        </table:table-row>
        <table:table-row table:style-name="ro1">
          <table:table-cell office:value-type="float" office:value="19.22">
            <text:p>19.22</text:p>
          </table:table-cell>
          <table:table-cell office:value-type="float" office:value="7.46">
            <text:p>7.46</text:p>
          </table:table-cell>
          <table:table-cell/>
          <table:table-cell table:formula="of:=[.A77]/21.83*50" office:value-type="float" office:value="44.0219880897847">
            <text:p>44.0219880898</text:p>
          </table:table-cell>
          <table:table-cell table:formula="of:=-[.B77]/13.78*35" office:value-type="float" office:value="-18.9477503628447">
            <text:p>-18.9477503628</text:p>
          </table:table-cell>
          <table:table-cell table:number-columns-repeated="1019"/>
        </table:table-row>
        <table:table-row table:style-name="ro1">
          <table:table-cell office:value-type="float" office:value="19.28">
            <text:p>19.28</text:p>
          </table:table-cell>
          <table:table-cell office:value-type="float" office:value="7.43">
            <text:p>7.43</text:p>
          </table:table-cell>
          <table:table-cell/>
          <table:table-cell table:formula="of:=[.A78]/21.83*50" office:value-type="float" office:value="44.1594136509391">
            <text:p>44.1594136509</text:p>
          </table:table-cell>
          <table:table-cell table:formula="of:=-[.B78]/13.78*35" office:value-type="float" office:value="-18.8715529753266">
            <text:p>-18.8715529753</text:p>
          </table:table-cell>
          <table:table-cell table:number-columns-repeated="1019"/>
        </table:table-row>
        <table:table-row table:style-name="ro1">
          <table:table-cell office:value-type="float" office:value="19.34">
            <text:p>19.34</text:p>
          </table:table-cell>
          <table:table-cell office:value-type="float" office:value="7.39">
            <text:p>7.39</text:p>
          </table:table-cell>
          <table:table-cell/>
          <table:table-cell table:formula="of:=[.A79]/21.83*50" office:value-type="float" office:value="44.2968392120935">
            <text:p>44.2968392121</text:p>
          </table:table-cell>
          <table:table-cell table:formula="of:=-[.B79]/13.78*35" office:value-type="float" office:value="-18.7699564586357">
            <text:p>-18.7699564586</text:p>
          </table:table-cell>
          <table:table-cell table:number-columns-repeated="1019"/>
        </table:table-row>
        <table:table-row table:style-name="ro1">
          <table:table-cell office:value-type="float" office:value="19.43">
            <text:p>19.43</text:p>
          </table:table-cell>
          <table:table-cell office:value-type="float" office:value="7.4">
            <text:p>7.4</text:p>
          </table:table-cell>
          <table:table-cell/>
          <table:table-cell table:formula="of:=[.A80]/21.83*50" office:value-type="float" office:value="44.502977553825">
            <text:p>44.5029775538</text:p>
          </table:table-cell>
          <table:table-cell table:formula="of:=-[.B80]/13.78*35" office:value-type="float" office:value="-18.7953555878084">
            <text:p>-18.7953555878</text:p>
          </table:table-cell>
          <table:table-cell table:number-columns-repeated="1019"/>
        </table:table-row>
        <table:table-row table:style-name="ro1">
          <table:table-cell office:value-type="float" office:value="19.52">
            <text:p>19.52</text:p>
          </table:table-cell>
          <table:table-cell office:value-type="float" office:value="7.5">
            <text:p>7.5</text:p>
          </table:table-cell>
          <table:table-cell/>
          <table:table-cell table:formula="of:=[.A81]/21.83*50" office:value-type="float" office:value="44.7091158955566">
            <text:p>44.7091158956</text:p>
          </table:table-cell>
          <table:table-cell table:formula="of:=-[.B81]/13.78*35" office:value-type="float" office:value="-19.0493468795356">
            <text:p>-19.0493468795</text:p>
          </table:table-cell>
          <table:table-cell table:number-columns-repeated="1019"/>
        </table:table-row>
        <table:table-row table:style-name="ro1">
          <table:table-cell office:value-type="float" office:value="19.58">
            <text:p>19.58</text:p>
          </table:table-cell>
          <table:table-cell office:value-type="float" office:value="7.61">
            <text:p>7.61</text:p>
          </table:table-cell>
          <table:table-cell/>
          <table:table-cell table:formula="of:=[.A82]/21.83*50" office:value-type="float" office:value="44.8465414567109">
            <text:p>44.8465414567</text:p>
          </table:table-cell>
          <table:table-cell table:formula="of:=-[.B82]/13.78*35" office:value-type="float" office:value="-19.3287373004354">
            <text:p>-19.3287373004</text:p>
          </table:table-cell>
          <table:table-cell table:number-columns-repeated="1019"/>
        </table:table-row>
        <table:table-row table:style-name="ro1">
          <table:table-cell office:value-type="float" office:value="19.65">
            <text:p>19.65</text:p>
          </table:table-cell>
          <table:table-cell office:value-type="float" office:value="7.71">
            <text:p>7.71</text:p>
          </table:table-cell>
          <table:table-cell/>
          <table:table-cell table:formula="of:=[.A83]/21.83*50" office:value-type="float" office:value="45.0068712780577">
            <text:p>45.0068712781</text:p>
          </table:table-cell>
          <table:table-cell table:formula="of:=-[.B83]/13.78*35" office:value-type="float" office:value="-19.5827285921626">
            <text:p>-19.5827285922</text:p>
          </table:table-cell>
          <table:table-cell table:number-columns-repeated="1019"/>
        </table:table-row>
        <table:table-row table:style-name="ro1">
          <table:table-cell office:value-type="float" office:value="19.74">
            <text:p>19.74</text:p>
          </table:table-cell>
          <table:table-cell office:value-type="float" office:value="7.81">
            <text:p>7.81</text:p>
          </table:table-cell>
          <table:table-cell/>
          <table:table-cell table:formula="of:=[.A84]/21.83*50" office:value-type="float" office:value="45.2130096197893">
            <text:p>45.2130096198</text:p>
          </table:table-cell>
          <table:table-cell table:formula="of:=-[.B84]/13.78*35" office:value-type="float" office:value="-19.8367198838897">
            <text:p>-19.8367198839</text:p>
          </table:table-cell>
          <table:table-cell table:number-columns-repeated="1019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7.87">
            <text:p>7.87</text:p>
          </table:table-cell>
          <table:table-cell/>
          <table:table-cell table:formula="of:=[.A85]/21.83*50" office:value-type="float" office:value="45.3504351809437">
            <text:p>45.3504351809</text:p>
          </table:table-cell>
          <table:table-cell table:formula="of:=-[.B85]/13.78*35" office:value-type="float" office:value="-19.989114658926">
            <text:p>-19.9891146589</text:p>
          </table:table-cell>
          <table:table-cell table:number-columns-repeated="1019"/>
        </table:table-row>
        <table:table-row table:style-name="ro1">
          <table:table-cell office:value-type="float" office:value="19.89">
            <text:p>19.89</text:p>
          </table:table-cell>
          <table:table-cell office:value-type="float" office:value="7.79">
            <text:p>7.79</text:p>
          </table:table-cell>
          <table:table-cell/>
          <table:table-cell table:formula="of:=[.A86]/21.83*50" office:value-type="float" office:value="45.5565735226752">
            <text:p>45.5565735227</text:p>
          </table:table-cell>
          <table:table-cell table:formula="of:=-[.B86]/13.78*35" office:value-type="float" office:value="-19.7859216255443">
            <text:p>-19.7859216255</text:p>
          </table:table-cell>
          <table:table-cell table:number-columns-repeated="1019"/>
        </table:table-row>
        <table:table-row table:style-name="ro1">
          <table:table-cell office:value-type="float" office:value="19.99">
            <text:p>19.99</text:p>
          </table:table-cell>
          <table:table-cell office:value-type="float" office:value="7.7">
            <text:p>7.7</text:p>
          </table:table-cell>
          <table:table-cell/>
          <table:table-cell table:formula="of:=[.A87]/21.83*50" office:value-type="float" office:value="45.7856161245992">
            <text:p>45.7856161246</text:p>
          </table:table-cell>
          <table:table-cell table:formula="of:=-[.B87]/13.78*35" office:value-type="float" office:value="-19.5573294629898">
            <text:p>-19.557329463</text:p>
          </table:table-cell>
          <table:table-cell table:number-columns-repeated="1019"/>
        </table:table-row>
        <table:table-row table:style-name="ro1">
          <table:table-cell office:value-type="float" office:value="20.09">
            <text:p>20.09</text:p>
          </table:table-cell>
          <table:table-cell office:value-type="float" office:value="7.63">
            <text:p>7.63</text:p>
          </table:table-cell>
          <table:table-cell/>
          <table:table-cell table:formula="of:=[.A88]/21.83*50" office:value-type="float" office:value="46.0146587265231">
            <text:p>46.0146587265</text:p>
          </table:table-cell>
          <table:table-cell table:formula="of:=-[.B88]/13.78*35" office:value-type="float" office:value="-19.3795355587808">
            <text:p>-19.3795355588</text:p>
          </table:table-cell>
          <table:table-cell table:number-columns-repeated="1019"/>
        </table:table-row>
        <table:table-row table:style-name="ro1">
          <table:table-cell office:value-type="float" office:value="20.17">
            <text:p>20.17</text:p>
          </table:table-cell>
          <table:table-cell office:value-type="float" office:value="7.73">
            <text:p>7.73</text:p>
          </table:table-cell>
          <table:table-cell/>
          <table:table-cell table:formula="of:=[.A89]/21.83*50" office:value-type="float" office:value="46.1978928080623">
            <text:p>46.1978928081</text:p>
          </table:table-cell>
          <table:table-cell table:formula="of:=-[.B89]/13.78*35" office:value-type="float" office:value="-19.633526850508">
            <text:p>-19.6335268505</text:p>
          </table:table-cell>
          <table:table-cell table:number-columns-repeated="1019"/>
        </table:table-row>
        <table:table-row table:style-name="ro1">
          <table:table-cell office:value-type="float" office:value="20.24">
            <text:p>20.24</text:p>
          </table:table-cell>
          <table:table-cell office:value-type="float" office:value="7.89">
            <text:p>7.89</text:p>
          </table:table-cell>
          <table:table-cell/>
          <table:table-cell table:formula="of:=[.A90]/21.83*50" office:value-type="float" office:value="46.3582226294091">
            <text:p>46.3582226294</text:p>
          </table:table-cell>
          <table:table-cell table:formula="of:=-[.B90]/13.78*35" office:value-type="float" office:value="-20.0399129172714">
            <text:p>-20.0399129173</text:p>
          </table:table-cell>
          <table:table-cell table:number-columns-repeated="1019"/>
        </table:table-row>
        <table:table-row table:style-name="ro1">
          <table:table-cell office:value-type="float" office:value="20.32">
            <text:p>20.32</text:p>
          </table:table-cell>
          <table:table-cell office:value-type="float" office:value="8.08">
            <text:p>8.08</text:p>
          </table:table-cell>
          <table:table-cell/>
          <table:table-cell table:formula="of:=[.A91]/21.83*50" office:value-type="float" office:value="46.5414567109482">
            <text:p>46.5414567109</text:p>
          </table:table-cell>
          <table:table-cell table:formula="of:=-[.B91]/13.78*35" office:value-type="float" office:value="-20.522496371553">
            <text:p>-20.5224963716</text:p>
          </table:table-cell>
          <table:table-cell table:number-columns-repeated="1019"/>
        </table:table-row>
        <table:table-row table:style-name="ro1">
          <table:table-cell office:value-type="float" office:value="20.39">
            <text:p>20.39</text:p>
          </table:table-cell>
          <table:table-cell office:value-type="float" office:value="8.21">
            <text:p>8.21</text:p>
          </table:table-cell>
          <table:table-cell/>
          <table:table-cell table:formula="of:=[.A92]/21.83*50" office:value-type="float" office:value="46.701786532295">
            <text:p>46.7017865323</text:p>
          </table:table-cell>
          <table:table-cell table:formula="of:=-[.B92]/13.78*35" office:value-type="float" office:value="-20.8526850507983">
            <text:p>-20.8526850508</text:p>
          </table:table-cell>
          <table:table-cell table:number-columns-repeated="4"/>
          <table:table-cell>
            <draw:frame table:end-cell-address="zoomed.S111" table:end-x="0.3602in" table:end-y="0.1118in" draw:z-index="0" draw:style-name="gr1" draw:text-style-name="P1" svg:width="6.2988in" svg:height="3.5425in" svg:x="0.0886in" svg:y="0.0657in">
              <draw:object draw:notify-on-update-of-ranges="zoomed.O125:zoomed.O175 zoomed.A123:zoomed.A123 zoomed.P125:zoomed.P175 zoomed.D5:zoomed.D113 zoomed.A3:zoomed.A3 zoomed.E5:zoomed.E113 zoomed.J5:zoomed.J55 zoomed.G3:zoomed.G3 zoomed.K5:zoomed.K5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20.47">
            <text:p>20.47</text:p>
          </table:table-cell>
          <table:table-cell office:value-type="float" office:value="8.25">
            <text:p>8.25</text:p>
          </table:table-cell>
          <table:table-cell/>
          <table:table-cell table:formula="of:=[.A93]/21.83*50" office:value-type="float" office:value="46.8850206138342">
            <text:p>46.8850206138</text:p>
          </table:table-cell>
          <table:table-cell table:formula="of:=-[.B93]/13.78*35" office:value-type="float" office:value="-20.9542815674891">
            <text:p>-20.9542815675</text:p>
          </table:table-cell>
          <table:table-cell table:number-columns-repeated="1019"/>
        </table:table-row>
        <table:table-row table:style-name="ro1">
          <table:table-cell office:value-type="float" office:value="20.53">
            <text:p>20.53</text:p>
          </table:table-cell>
          <table:table-cell office:value-type="float" office:value="8.19">
            <text:p>8.19</text:p>
          </table:table-cell>
          <table:table-cell/>
          <table:table-cell table:formula="of:=[.A94]/21.83*50" office:value-type="float" office:value="47.0224461749886">
            <text:p>47.022446175</text:p>
          </table:table-cell>
          <table:table-cell table:formula="of:=-[.B94]/13.78*35" office:value-type="float" office:value="-20.8018867924528">
            <text:p>-20.8018867925</text:p>
          </table:table-cell>
          <table:table-cell table:number-columns-repeated="1019"/>
        </table:table-row>
        <table:table-row table:style-name="ro1">
          <table:table-cell office:value-type="float" office:value="20.59">
            <text:p>20.59</text:p>
          </table:table-cell>
          <table:table-cell office:value-type="float" office:value="8.07">
            <text:p>8.07</text:p>
          </table:table-cell>
          <table:table-cell/>
          <table:table-cell table:formula="of:=[.A95]/21.83*50" office:value-type="float" office:value="47.1598717361429">
            <text:p>47.1598717361</text:p>
          </table:table-cell>
          <table:table-cell table:formula="of:=-[.B95]/13.78*35" office:value-type="float" office:value="-20.4970972423803">
            <text:p>-20.4970972424</text:p>
          </table:table-cell>
          <table:table-cell table:number-columns-repeated="1019"/>
        </table:table-row>
        <table:table-row table:style-name="ro1">
          <table:table-cell office:value-type="float" office:value="20.66">
            <text:p>20.66</text:p>
          </table:table-cell>
          <table:table-cell office:value-type="float" office:value="7.85">
            <text:p>7.85</text:p>
          </table:table-cell>
          <table:table-cell/>
          <table:table-cell table:formula="of:=[.A96]/21.83*50" office:value-type="float" office:value="47.3202015574897">
            <text:p>47.3202015575</text:p>
          </table:table-cell>
          <table:table-cell table:formula="of:=-[.B96]/13.78*35" office:value-type="float" office:value="-19.9383164005806">
            <text:p>-19.9383164006</text:p>
          </table:table-cell>
          <table:table-cell table:number-columns-repeated="1019"/>
        </table:table-row>
        <table:table-row table:style-name="ro1">
          <table:table-cell office:value-type="float" office:value="20.74">
            <text:p>20.74</text:p>
          </table:table-cell>
          <table:table-cell office:value-type="float" office:value="7.73">
            <text:p>7.73</text:p>
          </table:table-cell>
          <table:table-cell/>
          <table:table-cell table:formula="of:=[.A97]/21.83*50" office:value-type="float" office:value="47.5034356390289">
            <text:p>47.503435639</text:p>
          </table:table-cell>
          <table:table-cell table:formula="of:=-[.B97]/13.78*35" office:value-type="float" office:value="-19.633526850508">
            <text:p>-19.6335268505</text:p>
          </table:table-cell>
          <table:table-cell table:number-columns-repeated="1019"/>
        </table:table-row>
        <table:table-row table:style-name="ro1">
          <table:table-cell office:value-type="float" office:value="20.83">
            <text:p>20.83</text:p>
          </table:table-cell>
          <table:table-cell office:value-type="float" office:value="7.82">
            <text:p>7.82</text:p>
          </table:table-cell>
          <table:table-cell/>
          <table:table-cell table:formula="of:=[.A98]/21.83*50" office:value-type="float" office:value="47.7095739807604">
            <text:p>47.7095739808</text:p>
          </table:table-cell>
          <table:table-cell table:formula="of:=-[.B98]/13.78*35" office:value-type="float" office:value="-19.8621190130624">
            <text:p>-19.8621190131</text:p>
          </table:table-cell>
          <table:table-cell table:number-columns-repeated="1019"/>
        </table:table-row>
        <table:table-row table:style-name="ro1">
          <table:table-cell office:value-type="float" office:value="20.92">
            <text:p>20.92</text:p>
          </table:table-cell>
          <table:table-cell office:value-type="float" office:value="8.11">
            <text:p>8.11</text:p>
          </table:table-cell>
          <table:table-cell/>
          <table:table-cell table:formula="of:=[.A99]/21.83*50" office:value-type="float" office:value="47.915712322492">
            <text:p>47.9157123225</text:p>
          </table:table-cell>
          <table:table-cell table:formula="of:=-[.B99]/13.78*35" office:value-type="float" office:value="-20.5986937590711">
            <text:p>-20.5986937591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35">
            <text:p>8.35</text:p>
          </table:table-cell>
          <table:table-cell/>
          <table:table-cell table:formula="of:=[.A100]/21.83*50" office:value-type="float" office:value="48.0989464040312">
            <text:p>48.098946404</text:p>
          </table:table-cell>
          <table:table-cell table:formula="of:=-[.B100]/13.78*35" office:value-type="float" office:value="-21.2082728592163">
            <text:p>-21.2082728592</text:p>
          </table:table-cell>
          <table:table-cell table:number-columns-repeated="1019"/>
        </table:table-row>
        <table:table-row table:style-name="ro1">
          <table:table-cell office:value-type="float" office:value="21.09">
            <text:p>21.09</text:p>
          </table:table-cell>
          <table:table-cell office:value-type="float" office:value="8.49">
            <text:p>8.49</text:p>
          </table:table-cell>
          <table:table-cell/>
          <table:table-cell table:formula="of:=[.A101]/21.83*50" office:value-type="float" office:value="48.3050847457627">
            <text:p>48.3050847458</text:p>
          </table:table-cell>
          <table:table-cell table:formula="of:=-[.B101]/13.78*35" office:value-type="float" office:value="-21.5638606676343">
            <text:p>-21.5638606676</text:p>
          </table:table-cell>
          <table:table-cell table:number-columns-repeated="1019"/>
        </table:table-row>
        <table:table-row table:style-name="ro1">
          <table:table-cell office:value-type="float" office:value="21.19">
            <text:p>21.19</text:p>
          </table:table-cell>
          <table:table-cell office:value-type="float" office:value="8.35">
            <text:p>8.35</text:p>
          </table:table-cell>
          <table:table-cell/>
          <table:table-cell table:formula="of:=[.A102]/21.83*50" office:value-type="float" office:value="48.5341273476867">
            <text:p>48.5341273477</text:p>
          </table:table-cell>
          <table:table-cell table:formula="of:=-[.B102]/13.78*35" office:value-type="float" office:value="-21.2082728592163">
            <text:p>-21.2082728592</text:p>
          </table:table-cell>
          <table:table-cell table:number-columns-repeated="1019"/>
        </table:table-row>
        <table:table-row table:style-name="ro1">
          <table:table-cell office:value-type="float" office:value="21.26">
            <text:p>21.26</text:p>
          </table:table-cell>
          <table:table-cell office:value-type="float" office:value="8.11">
            <text:p>8.11</text:p>
          </table:table-cell>
          <table:table-cell/>
          <table:table-cell table:formula="of:=[.A103]/21.83*50" office:value-type="float" office:value="48.6944571690334">
            <text:p>48.694457169</text:p>
          </table:table-cell>
          <table:table-cell table:formula="of:=-[.B103]/13.78*35" office:value-type="float" office:value="-20.5986937590711">
            <text:p>-20.5986937591</text:p>
          </table:table-cell>
          <table:table-cell table:number-columns-repeated="1019"/>
        </table:table-row>
        <table:table-row table:style-name="ro1">
          <table:table-cell office:value-type="float" office:value="21.33">
            <text:p>21.33</text:p>
          </table:table-cell>
          <table:table-cell office:value-type="float" office:value="7.85">
            <text:p>7.85</text:p>
          </table:table-cell>
          <table:table-cell/>
          <table:table-cell table:formula="of:=[.A104]/21.83*50" office:value-type="float" office:value="48.8547869903802">
            <text:p>48.8547869904</text:p>
          </table:table-cell>
          <table:table-cell table:formula="of:=-[.B104]/13.78*35" office:value-type="float" office:value="-19.9383164005806">
            <text:p>-19.9383164006</text:p>
          </table:table-cell>
          <table:table-cell table:number-columns-repeated="1019"/>
        </table:table-row>
        <table:table-row table:style-name="ro1">
          <table:table-cell office:value-type="float" office:value="21.39">
            <text:p>21.39</text:p>
          </table:table-cell>
          <table:table-cell office:value-type="float" office:value="7.76">
            <text:p>7.76</text:p>
          </table:table-cell>
          <table:table-cell/>
          <table:table-cell table:formula="of:=[.A105]/21.83*50" office:value-type="float" office:value="48.9922125515346">
            <text:p>48.9922125515</text:p>
          </table:table-cell>
          <table:table-cell table:formula="of:=-[.B105]/13.78*35" office:value-type="float" office:value="-19.7097242380261">
            <text:p>-19.709724238</text:p>
          </table:table-cell>
          <table:table-cell table:number-columns-repeated="1019"/>
        </table:table-row>
        <table:table-row table:style-name="ro1">
          <table:table-cell office:value-type="float" office:value="21.47">
            <text:p>21.47</text:p>
          </table:table-cell>
          <table:table-cell office:value-type="float" office:value="7.86">
            <text:p>7.86</text:p>
          </table:table-cell>
          <table:table-cell/>
          <table:table-cell table:formula="of:=[.A106]/21.83*50" office:value-type="float" office:value="49.1754466330738">
            <text:p>49.1754466331</text:p>
          </table:table-cell>
          <table:table-cell table:formula="of:=-[.B106]/13.78*35" office:value-type="float" office:value="-19.9637155297533">
            <text:p>-19.9637155298</text:p>
          </table:table-cell>
          <table:table-cell table:number-columns-repeated="1019"/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8.11">
            <text:p>8.11</text:p>
          </table:table-cell>
          <table:table-cell/>
          <table:table-cell table:formula="of:=[.A107]/21.83*50" office:value-type="float" office:value="49.244159413651">
            <text:p>49.2441594137</text:p>
          </table:table-cell>
          <table:table-cell table:formula="of:=-[.B107]/13.78*35" office:value-type="float" office:value="-20.5986937590711">
            <text:p>-20.5986937591</text:p>
          </table:table-cell>
          <table:table-cell table:number-columns-repeated="1019"/>
        </table:table-row>
        <table:table-row table:style-name="ro1">
          <table:table-cell office:value-type="float" office:value="21.55">
            <text:p>21.55</text:p>
          </table:table-cell>
          <table:table-cell office:value-type="float" office:value="8.41">
            <text:p>8.41</text:p>
          </table:table-cell>
          <table:table-cell/>
          <table:table-cell table:formula="of:=[.A108]/21.83*50" office:value-type="float" office:value="49.3586807146129">
            <text:p>49.3586807146</text:p>
          </table:table-cell>
          <table:table-cell table:formula="of:=-[.B108]/13.78*35" office:value-type="float" office:value="-21.3606676342525">
            <text:p>-21.3606676343</text:p>
          </table:table-cell>
          <table:table-cell table:number-columns-repeated="1019"/>
        </table:table-row>
        <table:table-row table:style-name="ro1">
          <table:table-cell office:value-type="float" office:value="21.62">
            <text:p>21.62</text:p>
          </table:table-cell>
          <table:table-cell office:value-type="float" office:value="8.75">
            <text:p>8.75</text:p>
          </table:table-cell>
          <table:table-cell/>
          <table:table-cell table:formula="of:=[.A109]/21.83*50" office:value-type="float" office:value="49.5190105359597">
            <text:p>49.519010536</text:p>
          </table:table-cell>
          <table:table-cell table:formula="of:=-[.B109]/13.78*35" office:value-type="float" office:value="-22.2242380261248">
            <text:p>-22.2242380261</text:p>
          </table:table-cell>
          <table:table-cell table:number-columns-repeated="1019"/>
        </table:table-row>
        <table:table-row table:style-name="ro1">
          <table:table-cell office:value-type="float" office:value="21.66">
            <text:p>21.66</text:p>
          </table:table-cell>
          <table:table-cell office:value-type="float" office:value="8.92">
            <text:p>8.92</text:p>
          </table:table-cell>
          <table:table-cell/>
          <table:table-cell table:formula="of:=[.A110]/21.83*50" office:value-type="float" office:value="49.6106275767293">
            <text:p>49.6106275767</text:p>
          </table:table-cell>
          <table:table-cell table:formula="of:=-[.B110]/13.78*35" office:value-type="float" office:value="-22.656023222061">
            <text:p>-22.6560232221</text:p>
          </table:table-cell>
          <table:table-cell table:number-columns-repeated="1019"/>
        </table:table-row>
        <table:table-row table:style-name="ro1">
          <table:table-cell office:value-type="float" office:value="21.73">
            <text:p>21.73</text:p>
          </table:table-cell>
          <table:table-cell office:value-type="float" office:value="8.97">
            <text:p>8.97</text:p>
          </table:table-cell>
          <table:table-cell/>
          <table:table-cell table:formula="of:=[.A111]/21.83*50" office:value-type="float" office:value="49.7709573980761">
            <text:p>49.7709573981</text:p>
          </table:table-cell>
          <table:table-cell table:formula="of:=-[.B111]/13.78*35" office:value-type="float" office:value="-22.7830188679245">
            <text:p>-22.7830188679</text:p>
          </table:table-cell>
          <table:table-cell table:number-columns-repeated="1019"/>
        </table:table-row>
        <table:table-row table:style-name="ro1">
          <table:table-cell office:value-type="float" office:value="21.79">
            <text:p>21.79</text:p>
          </table:table-cell>
          <table:table-cell office:value-type="float" office:value="8.88">
            <text:p>8.88</text:p>
          </table:table-cell>
          <table:table-cell/>
          <table:table-cell table:formula="of:=[.A112]/21.83*50" office:value-type="float" office:value="49.9083829592304">
            <text:p>49.9083829592</text:p>
          </table:table-cell>
          <table:table-cell table:formula="of:=-[.B112]/13.78*35" office:value-type="float" office:value="-22.5544267053701">
            <text:p>-22.5544267054</text:p>
          </table:table-cell>
          <table:table-cell table:number-columns-repeated="1019"/>
        </table:table-row>
        <table:table-row table:style-name="ro1">
          <table:table-cell office:value-type="float" office:value="21.82">
            <text:p>21.82</text:p>
          </table:table-cell>
          <table:table-cell office:value-type="float" office:value="8.65">
            <text:p>8.65</text:p>
          </table:table-cell>
          <table:table-cell/>
          <table:table-cell table:formula="of:=[.A113]/21.83*50" office:value-type="float" office:value="49.9770957398076">
            <text:p>49.9770957398</text:p>
          </table:table-cell>
          <table:table-cell table:formula="of:=-[.B113]/13.78*35" office:value-type="float" office:value="-21.9702467343977">
            <text:p>-21.970246734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imulated with openEM2D:</text:p>
          </table:table-cell>
          <table:table-cell table:number-columns-repeated="1023"/>
        </table:table-row>
        <table:table-row table:style-name="ro1">
          <table:table-cell office:value-type="string">
            <text:p>Simulated - OpenParEM2D</text:p>
          </table:table-cell>
          <table:table-cell table:number-columns-repeated="14"/>
          <table:table-cell office:value-type="string">
            <text:p>6 in line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#frequency</text:p>
          </table:table-cell>
          <table:table-cell table:style-name="Default" office:value-type="string">
            <text:p>iteration</text:p>
          </table:table-cell>
          <table:table-cell table:style-name="Default" office:value-type="string">
            <text:p>mesh size</text:p>
          </table:table-cell>
          <table:table-cell table:style-name="Default" office:value-type="string">
            <text:p>matrix size</text:p>
          </table:table-cell>
          <table:table-cell table:style-name="Default" office:value-type="string">
            <text:p>converged</text:p>
          </table:table-cell>
          <table:table-cell table:style-name="Default" office:value-type="string">
            <text:p>final error</text:p>
          </table:table-cell>
          <table:table-cell table:style-name="Default" office:value-type="string">
            <text:p>elapsed time (s)</text:p>
          </table:table-cell>
          <table:table-cell table:style-name="Default" office:value-type="string">
            <text:p>modal impedance calculation</text:p>
          </table:table-cell>
          <table:table-cell table:style-name="Default" office:value-type="string">
            <text:p>mode count</text:p>
          </table:table-cell>
          <table:table-cell table:style-name="Default" office:value-type="string">
            <text:p>alpha[1] db/m</text:p>
          </table:table-cell>
          <table:table-cell table:style-name="Default" office:value-type="string">
            <text:p>beta[1]/ko</text:p>
          </table:table-cell>
          <table:table-cell table:style-name="Default" office:value-type="string">
            <text:p>real(Z[1;1])</text:p>
          </table:table-cell>
          <table:table-cell table:style-name="Default" office:value-type="string">
            <text:p>imag(Z[1;1])</text:p>
          </table:table-cell>
          <table:table-cell/>
          <table:table-cell office:value-type="string">
            <text:p>f, GHz</text:p>
          </table:table-cell>
          <table:table-cell office:value-type="string">
            <text:p>total loss, dB</text:p>
          </table:table-cell>
          <table:table-cell/>
          <table:table-cell office:value-type="string">
            <text:p>error - OpenParEM2D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">
            <text:p>3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8.814331306">
            <text:p>98.81433130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.7263070609349">
            <text:p>1.7263070609</text:p>
          </table:table-cell>
          <table:table-cell table:style-name="Default" office:value-type="float" office:value="1.92835777312085">
            <text:p>1.9283577731</text:p>
          </table:table-cell>
          <table:table-cell table:style-name="Default" office:value-type="float" office:value="49.8204198731131">
            <text:p>49.8204198731</text:p>
          </table:table-cell>
          <table:table-cell table:style-name="Default" office:value-type="float" office:value="0.235502037084675">
            <text:p>0.2355020371</text:p>
          </table:table-cell>
          <table:table-cell/>
          <table:table-cell table:formula="of:=[.A125]*0.000000001" office:value-type="float" office:value="0.3">
            <text:p>0.3</text:p>
          </table:table-cell>
          <table:table-cell table:formula="of:=-[.J125]/100*2.54*6" office:value-type="float" office:value="-0.263089196086479">
            <text:p>-0.2630891961</text:p>
          </table:table-cell>
          <table:table-cell/>
          <table:table-cell table:formula="of:=([.E5]-[.P125])/[.E5]" office:value-type="float" office:value="0.029191158352477">
            <text:p>0.029191158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">
            <text:p>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7.82325346">
            <text:p>97.8232534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.11520186149918">
            <text:p>4.1152018615</text:p>
          </table:table-cell>
          <table:table-cell table:style-name="Default" office:value-type="float" office:value="1.92835998415063">
            <text:p>1.9283599842</text:p>
          </table:table-cell>
          <table:table-cell table:style-name="Default" office:value-type="float" office:value="49.820371462983">
            <text:p>49.820371463</text:p>
          </table:table-cell>
          <table:table-cell table:style-name="Default" office:value-type="float" office:value="0.235500160798684">
            <text:p>0.2355001608</text:p>
          </table:table-cell>
          <table:table-cell/>
          <table:table-cell table:formula="of:=[.A126]*0.000000001" office:value-type="float" office:value="1">
            <text:p>1</text:p>
          </table:table-cell>
          <table:table-cell table:formula="of:=-[.J126]/100*2.54*6" office:value-type="float" office:value="-0.627156763692475">
            <text:p>-0.6271567637</text:p>
          </table:table-cell>
          <table:table-cell/>
          <table:table-cell table:formula="of:=([.E6]-[.P126])/[.E6]" office:value-type="float" office:value="0.0149885916562352">
            <text:p>0.0149885917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">
            <text:p>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241152156">
            <text:p>100.24115215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7.16218479055122">
            <text:p>7.1621847906</text:p>
          </table:table-cell>
          <table:table-cell table:style-name="Default" office:value-type="float" office:value="1.92835986037391">
            <text:p>1.9283598604</text:p>
          </table:table-cell>
          <table:table-cell table:style-name="Default" office:value-type="float" office:value="49.8203758202619">
            <text:p>49.8203758203</text:p>
          </table:table-cell>
          <table:table-cell table:style-name="Default" office:value-type="float" office:value="0.235500191086322">
            <text:p>0.2355001911</text:p>
          </table:table-cell>
          <table:table-cell/>
          <table:table-cell table:formula="of:=[.A127]*0.000000001" office:value-type="float" office:value="2">
            <text:p>2</text:p>
          </table:table-cell>
          <table:table-cell table:formula="of:=-[.J127]/100*2.54*6" office:value-type="float" office:value="-1.09151696208001">
            <text:p>-1.0915169621</text:p>
          </table:table-cell>
          <table:table-cell/>
          <table:table-cell table:formula="of:=([.E7]-[.P127])/[.E7]" office:value-type="float" office:value="0.0340557857699063">
            <text:p>0.0340557858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">
            <text:p>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8.716731838">
            <text:p>98.71673183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.0853968644196">
            <text:p>10.0853968644</text:p>
          </table:table-cell>
          <table:table-cell table:style-name="Default" office:value-type="float" office:value="1.92835985278198">
            <text:p>1.9283598528</text:p>
          </table:table-cell>
          <table:table-cell table:style-name="Default" office:value-type="float" office:value="49.8203770641904">
            <text:p>49.8203770642</text:p>
          </table:table-cell>
          <table:table-cell table:style-name="Default" office:value-type="float" office:value="0.235500167930084">
            <text:p>0.2355001679</text:p>
          </table:table-cell>
          <table:table-cell/>
          <table:table-cell table:formula="of:=[.A128]*0.000000001" office:value-type="float" office:value="3">
            <text:p>3</text:p>
          </table:table-cell>
          <table:table-cell table:formula="of:=-[.J128]/100*2.54*6" office:value-type="float" office:value="-1.53701448213755">
            <text:p>-1.5370144821</text:p>
          </table:table-cell>
          <table:table-cell/>
          <table:table-cell table:formula="of:=([.E8]-[.P128])/[.E8]" office:value-type="float" office:value="0.00193864796263178">
            <text:p>0.001938648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">
            <text:p>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591713668">
            <text:p>99.5917136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.9528668912411">
            <text:p>12.9528668912</text:p>
          </table:table-cell>
          <table:table-cell table:style-name="Default" office:value-type="float" office:value="1.92835987526181">
            <text:p>1.9283598753</text:p>
          </table:table-cell>
          <table:table-cell table:style-name="Default" office:value-type="float" office:value="49.8203781458015">
            <text:p>49.8203781458</text:p>
          </table:table-cell>
          <table:table-cell table:style-name="Default" office:value-type="float" office:value="0.235500123292477">
            <text:p>0.2355001233</text:p>
          </table:table-cell>
          <table:table-cell/>
          <table:table-cell table:formula="of:=[.A129]*0.000000001" office:value-type="float" office:value="4">
            <text:p>4</text:p>
          </table:table-cell>
          <table:table-cell table:formula="of:=-[.J129]/100*2.54*6" office:value-type="float" office:value="-1.97401691422514">
            <text:p>-1.9740169142</text:p>
          </table:table-cell>
          <table:table-cell/>
          <table:table-cell table:formula="of:=([.E9]-[.P129])/[.E9]" office:value-type="float" office:value="-0.0175344918686307">
            <text:p>-0.0175344919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">
            <text:p>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7.325987461">
            <text:p>107.32598746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5.7869276628851">
            <text:p>15.7869276629</text:p>
          </table:table-cell>
          <table:table-cell table:style-name="Default" office:value-type="float" office:value="1.92835992711747">
            <text:p>1.9283599271</text:p>
          </table:table-cell>
          <table:table-cell table:style-name="Default" office:value-type="float" office:value="49.8203795621816">
            <text:p>49.8203795622</text:p>
          </table:table-cell>
          <table:table-cell table:style-name="Default" office:value-type="float" office:value="0.235500060541969">
            <text:p>0.2355000605</text:p>
          </table:table-cell>
          <table:table-cell/>
          <table:table-cell table:formula="of:=[.A130]*0.000000001" office:value-type="float" office:value="5">
            <text:p>5</text:p>
          </table:table-cell>
          <table:table-cell table:formula="of:=-[.J130]/100*2.54*6" office:value-type="float" office:value="-2.40592777582369">
            <text:p>-2.4059277758</text:p>
          </table:table-cell>
          <table:table-cell/>
          <table:table-cell table:formula="of:=([.E10]-[.P130])/[.E10]" office:value-type="float" office:value="-0.0296263002626306">
            <text:p>-0.0296263003</text:p>
          </table:table-cell>
          <table:table-cell table:number-columns-repeated="1006"/>
        </table:table-row>
        <table:table-row table:style-name="ro1">
          <table:table-cell table:style-name="Default" office:value-type="float" office:value="6000000000">
            <text:p>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2.396676495">
            <text:p>102.39667649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8.5975089080723">
            <text:p>18.5975089081</text:p>
          </table:table-cell>
          <table:table-cell table:style-name="Default" office:value-type="float" office:value="1.92835998595254">
            <text:p>1.928359986</text:p>
          </table:table-cell>
          <table:table-cell table:style-name="Default" office:value-type="float" office:value="49.8203823336308">
            <text:p>49.8203823336</text:p>
          </table:table-cell>
          <table:table-cell table:style-name="Default" office:value-type="float" office:value="0.235499989812278">
            <text:p>0.2354999898</text:p>
          </table:table-cell>
          <table:table-cell/>
          <table:table-cell table:formula="of:=[.A131]*0.000000001" office:value-type="float" office:value="6">
            <text:p>6</text:p>
          </table:table-cell>
          <table:table-cell table:formula="of:=-[.J131]/100*2.54*6" office:value-type="float" office:value="-2.83426035759022">
            <text:p>-2.8342603576</text:p>
          </table:table-cell>
          <table:table-cell/>
          <table:table-cell table:formula="of:=([.E11]-[.P131])/[.E11]" office:value-type="float" office:value="-0.0144443565608626">
            <text:p>-0.0144443566</text:p>
          </table:table-cell>
          <table:table-cell table:number-columns-repeated="1006"/>
        </table:table-row>
        <table:table-row table:style-name="ro1">
          <table:table-cell table:style-name="Default" office:value-type="float" office:value="7000000000">
            <text:p>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1.798596704">
            <text:p>101.79859670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1.3898209458561">
            <text:p>21.3898209459</text:p>
          </table:table-cell>
          <table:table-cell table:style-name="Default" office:value-type="float" office:value="1.92836005904954">
            <text:p>1.928360059</text:p>
          </table:table-cell>
          <table:table-cell table:style-name="Default" office:value-type="float" office:value="49.8203868138039">
            <text:p>49.8203868138</text:p>
          </table:table-cell>
          <table:table-cell table:style-name="Default" office:value-type="float" office:value="0.235499910808409">
            <text:p>0.2354999108</text:p>
          </table:table-cell>
          <table:table-cell/>
          <table:table-cell table:formula="of:=[.A132]*0.000000001" office:value-type="float" office:value="7">
            <text:p>7</text:p>
          </table:table-cell>
          <table:table-cell table:formula="of:=-[.J132]/100*2.54*6" office:value-type="float" office:value="-3.25980871214847">
            <text:p>-3.2598087121</text:p>
          </table:table-cell>
          <table:table-cell/>
          <table:table-cell table:formula="of:=([.E12]-[.P132])/[.E12]" office:value-type="float" office:value="-0.0185978243402702">
            <text:p>-0.0185978243</text:p>
          </table:table-cell>
          <table:table-cell table:number-columns-repeated="1006"/>
        </table:table-row>
        <table:table-row table:style-name="ro1">
          <table:table-cell table:style-name="Default" office:value-type="float" office:value="8000000000">
            <text:p>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6.083529908">
            <text:p>96.08352990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4.1669185669602">
            <text:p>24.166918567</text:p>
          </table:table-cell>
          <table:table-cell table:style-name="Default" office:value-type="float" office:value="1.92836014284597">
            <text:p>1.9283601428</text:p>
          </table:table-cell>
          <table:table-cell table:style-name="Default" office:value-type="float" office:value="49.820393785152">
            <text:p>49.8203937852</text:p>
          </table:table-cell>
          <table:table-cell table:style-name="Default" office:value-type="float" office:value="0.235499828373166">
            <text:p>0.2354998284</text:p>
          </table:table-cell>
          <table:table-cell/>
          <table:table-cell table:formula="of:=[.A133]*0.000000001" office:value-type="float" office:value="8">
            <text:p>8</text:p>
          </table:table-cell>
          <table:table-cell table:formula="of:=-[.J133]/100*2.54*6" office:value-type="float" office:value="-3.68303838960473">
            <text:p>-3.6830383896</text:p>
          </table:table-cell>
          <table:table-cell/>
          <table:table-cell table:formula="of:=([.E13]-[.P133])/[.E13]" office:value-type="float" office:value="-0.0284147722138447">
            <text:p>-0.0284147722</text:p>
          </table:table-cell>
          <table:table-cell table:number-columns-repeated="1006"/>
        </table:table-row>
        <table:table-row table:style-name="ro1">
          <table:table-cell table:style-name="Default" office:value-type="float" office:value="9000000000">
            <text:p>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7.889690152">
            <text:p>97.88969015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6.9307480788921">
            <text:p>26.9307480789</text:p>
          </table:table-cell>
          <table:table-cell table:style-name="Default" office:value-type="float" office:value="1.92836023922339">
            <text:p>1.9283602392</text:p>
          </table:table-cell>
          <table:table-cell table:style-name="Default" office:value-type="float" office:value="49.8204039500287">
            <text:p>49.82040395</text:p>
          </table:table-cell>
          <table:table-cell table:style-name="Default" office:value-type="float" office:value="0.235499745247502">
            <text:p>0.2354997452</text:p>
          </table:table-cell>
          <table:table-cell/>
          <table:table-cell table:formula="of:=[.A134]*0.000000001" office:value-type="float" office:value="9">
            <text:p>9</text:p>
          </table:table-cell>
          <table:table-cell table:formula="of:=-[.J134]/100*2.54*6" office:value-type="float" office:value="-4.10424600722316">
            <text:p>-4.1042460072</text:p>
          </table:table-cell>
          <table:table-cell/>
          <table:table-cell table:formula="of:=([.E14]-[.P134])/[.E14]" office:value-type="float" office:value="-0.0227216994490976">
            <text:p>-0.022721699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000000000">
            <text:p>1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682517085">
            <text:p>99.68251708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9.6826351187917">
            <text:p>29.6826351188</text:p>
          </table:table-cell>
          <table:table-cell table:style-name="Default" office:value-type="float" office:value="1.92836034636737">
            <text:p>1.9283603464</text:p>
          </table:table-cell>
          <table:table-cell table:style-name="Default" office:value-type="float" office:value="49.8204182258949">
            <text:p>49.8204182259</text:p>
          </table:table-cell>
          <table:table-cell table:style-name="Default" office:value-type="float" office:value="0.235499666257232">
            <text:p>0.2354996663</text:p>
          </table:table-cell>
          <table:table-cell/>
          <table:table-cell table:formula="of:=[.A135]*0.000000001" office:value-type="float" office:value="10">
            <text:p>10</text:p>
          </table:table-cell>
          <table:table-cell table:formula="of:=-[.J135]/100*2.54*6" office:value-type="float" office:value="-4.52363359210386">
            <text:p>-4.5236335921</text:p>
          </table:table-cell>
          <table:table-cell/>
          <table:table-cell table:formula="of:=([.E15]-[.P135])/[.E15]" office:value-type="float" office:value="-0.0177252391704673">
            <text:p>-0.017725239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000000000">
            <text:p>1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7.997152502">
            <text:p>107.99715250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2.4235343482314">
            <text:p>32.4235343482</text:p>
          </table:table-cell>
          <table:table-cell table:style-name="Default" office:value-type="float" office:value="1.9283604651697">
            <text:p>1.9283604652</text:p>
          </table:table-cell>
          <table:table-cell table:style-name="Default" office:value-type="float" office:value="49.8204375534868">
            <text:p>49.8204375535</text:p>
          </table:table-cell>
          <table:table-cell table:style-name="Default" office:value-type="float" office:value="0.23549959559319">
            <text:p>0.2354995956</text:p>
          </table:table-cell>
          <table:table-cell/>
          <table:table-cell table:formula="of:=[.A136]*0.000000001" office:value-type="float" office:value="11">
            <text:p>11</text:p>
          </table:table-cell>
          <table:table-cell table:formula="of:=-[.J136]/100*2.54*6" office:value-type="float" office:value="-4.94134663467047">
            <text:p>-4.9413466347</text:p>
          </table:table-cell>
          <table:table-cell/>
          <table:table-cell table:formula="of:=([.E16]-[.P136])/[.E16]" office:value-type="float" office:value="-0.0132701878833186">
            <text:p>-0.013270187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000000000">
            <text:p>1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2.781290644">
            <text:p>102.78129064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5.1541667120003">
            <text:p>35.154166712</text:p>
          </table:table-cell>
          <table:table-cell table:style-name="Default" office:value-type="float" office:value="1.92836059476704">
            <text:p>1.9283605948</text:p>
          </table:table-cell>
          <table:table-cell table:style-name="Default" office:value-type="float" office:value="49.8204630280125">
            <text:p>49.820463028</text:p>
          </table:table-cell>
          <table:table-cell table:style-name="Default" office:value-type="float" office:value="0.235499538666077">
            <text:p>0.2354995387</text:p>
          </table:table-cell>
          <table:table-cell/>
          <table:table-cell table:formula="of:=[.A137]*0.000000001" office:value-type="float" office:value="12">
            <text:p>12</text:p>
          </table:table-cell>
          <table:table-cell table:formula="of:=-[.J137]/100*2.54*6" office:value-type="float" office:value="-5.35749500690885">
            <text:p>-5.3574950069</text:p>
          </table:table-cell>
          <table:table-cell/>
          <table:table-cell table:formula="of:=([.E17]-[.P137])/[.E17]" office:value-type="float" office:value="-0.0189962897888737">
            <text:p>-0.018996289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000000000">
            <text:p>1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500564125">
            <text:p>100.50056412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7.8750992445215">
            <text:p>37.8750992445</text:p>
          </table:table-cell>
          <table:table-cell table:style-name="Default" office:value-type="float" office:value="1.92836073735546">
            <text:p>1.9283607374</text:p>
          </table:table-cell>
          <table:table-cell table:style-name="Default" office:value-type="float" office:value="49.8204957640765">
            <text:p>49.8204957641</text:p>
          </table:table-cell>
          <table:table-cell table:style-name="Default" office:value-type="float" office:value="0.235499500196634">
            <text:p>0.2354995002</text:p>
          </table:table-cell>
          <table:table-cell/>
          <table:table-cell table:formula="of:=[.A138]*0.000000001" office:value-type="float" office:value="13">
            <text:p>13</text:p>
          </table:table-cell>
          <table:table-cell table:formula="of:=-[.J138]/100*2.54*6" office:value-type="float" office:value="-5.77216512486508">
            <text:p>-5.7721651249</text:p>
          </table:table-cell>
          <table:table-cell/>
          <table:table-cell table:formula="of:=([.E18]-[.P138])/[.E18]" office:value-type="float" office:value="-0.0236864275500739">
            <text:p>-0.023686427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000000000">
            <text:p>1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7.700807887">
            <text:p>97.70080788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0.5867936847314">
            <text:p>40.5867936847</text:p>
          </table:table-cell>
          <table:table-cell table:style-name="Default" office:value-type="float" office:value="1.92836089109513">
            <text:p>1.9283608911</text:p>
          </table:table-cell>
          <table:table-cell table:style-name="Default" office:value-type="float" office:value="49.8205370831464">
            <text:p>49.8205370831</text:p>
          </table:table-cell>
          <table:table-cell table:style-name="Default" office:value-type="float" office:value="0.235499486863586">
            <text:p>0.2354994869</text:p>
          </table:table-cell>
          <table:table-cell/>
          <table:table-cell table:formula="of:=[.A139]*0.000000001" office:value-type="float" office:value="14">
            <text:p>14</text:p>
          </table:table-cell>
          <table:table-cell table:formula="of:=-[.J139]/100*2.54*6" office:value-type="float" office:value="-6.18542735755307">
            <text:p>-6.1854273576</text:p>
          </table:table-cell>
          <table:table-cell/>
          <table:table-cell table:formula="of:=([.E19]-[.P139])/[.E19]" office:value-type="float" office:value="-0.00217741313440591">
            <text:p>-0.00217741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000000000">
            <text:p>1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7.227279103">
            <text:p>97.22727910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3.2896372108402">
            <text:p>43.2896372108</text:p>
          </table:table-cell>
          <table:table-cell table:style-name="Default" office:value-type="float" office:value="1.92836105611534">
            <text:p>1.9283610561</text:p>
          </table:table-cell>
          <table:table-cell table:style-name="Default" office:value-type="float" office:value="49.8205883618519">
            <text:p>49.8205883619</text:p>
          </table:table-cell>
          <table:table-cell table:style-name="Default" office:value-type="float" office:value="0.235499505154811">
            <text:p>0.2354995052</text:p>
          </table:table-cell>
          <table:table-cell/>
          <table:table-cell table:formula="of:=[.A140]*0.000000001" office:value-type="float" office:value="15">
            <text:p>15</text:p>
          </table:table-cell>
          <table:table-cell table:formula="of:=-[.J140]/100*2.54*6" office:value-type="float" office:value="-6.59734071093205">
            <text:p>-6.5973407109</text:p>
          </table:table-cell>
          <table:table-cell/>
          <table:table-cell table:formula="of:=([.E20]-[.P140])/[.E20]" office:value-type="float" office:value="-0.00677026574356121">
            <text:p>-0.006770265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000000000">
            <text:p>1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6.054884995">
            <text:p>96.05488499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5.9839625646329">
            <text:p>45.9839625646</text:p>
          </table:table-cell>
          <table:table-cell table:style-name="Default" office:value-type="float" office:value="1.92836123189543">
            <text:p>1.9283612319</text:p>
          </table:table-cell>
          <table:table-cell table:style-name="Default" office:value-type="float" office:value="49.8206510942317">
            <text:p>49.8206510942</text:p>
          </table:table-cell>
          <table:table-cell table:style-name="Default" office:value-type="float" office:value="0.235499562249443">
            <text:p>0.2354995622</text:p>
          </table:table-cell>
          <table:table-cell/>
          <table:table-cell table:formula="of:=[.A141]*0.000000001" office:value-type="float" office:value="16">
            <text:p>16</text:p>
          </table:table-cell>
          <table:table-cell table:formula="of:=-[.J141]/100*2.54*6" office:value-type="float" office:value="-7.00795589485005">
            <text:p>-7.0079558949</text:p>
          </table:table-cell>
          <table:table-cell/>
          <table:table-cell table:formula="of:=([.E21]-[.P141])/[.E21]" office:value-type="float" office:value="-0.0106711902776948">
            <text:p>-0.010671190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000000000">
            <text:p>1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3.658945189">
            <text:p>103.65894518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8.6700615869835">
            <text:p>48.670061587</text:p>
          </table:table-cell>
          <table:table-cell table:style-name="Default" office:value-type="float" office:value="1.9283614193343">
            <text:p>1.9283614193</text:p>
          </table:table-cell>
          <table:table-cell table:style-name="Default" office:value-type="float" office:value="49.8207268377297">
            <text:p>49.8207268377</text:p>
          </table:table-cell>
          <table:table-cell table:style-name="Default" office:value-type="float" office:value="0.235499665250491">
            <text:p>0.2354996653</text:p>
          </table:table-cell>
          <table:table-cell/>
          <table:table-cell table:formula="of:=[.A142]*0.000000001" office:value-type="float" office:value="17">
            <text:p>17</text:p>
          </table:table-cell>
          <table:table-cell table:formula="of:=-[.J142]/100*2.54*6" office:value-type="float" office:value="-7.41731738585629">
            <text:p>-7.4173173859</text:p>
          </table:table-cell>
          <table:table-cell/>
          <table:table-cell table:formula="of:=([.E22]-[.P142])/[.E22]" office:value-type="float" office:value="-0.00700131603053814">
            <text:p>-0.00700131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000000000">
            <text:p>1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5.083141535">
            <text:p>105.08314153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1.3481945810098">
            <text:p>51.348194581</text:p>
          </table:table-cell>
          <table:table-cell table:style-name="Default" office:value-type="float" office:value="1.92836161862312">
            <text:p>1.9283616186</text:p>
          </table:table-cell>
          <table:table-cell table:style-name="Default" office:value-type="float" office:value="49.8208172802992">
            <text:p>49.8208172803</text:p>
          </table:table-cell>
          <table:table-cell table:style-name="Default" office:value-type="float" office:value="0.235499822133358">
            <text:p>0.2354998221</text:p>
          </table:table-cell>
          <table:table-cell/>
          <table:table-cell table:formula="of:=[.A143]*0.000000001" office:value-type="float" office:value="18">
            <text:p>18</text:p>
          </table:table-cell>
          <table:table-cell table:formula="of:=-[.J143]/100*2.54*6" office:value-type="float" office:value="-7.82546485414589">
            <text:p>-7.8254648541</text:p>
          </table:table-cell>
          <table:table-cell/>
          <table:table-cell table:formula="of:=([.E23]-[.P143])/[.E23]" office:value-type="float" office:value="-0.00686186452035854">
            <text:p>-0.006861864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000000000">
            <text:p>1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2.81326381">
            <text:p>102.8132638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4.0185969420788">
            <text:p>54.0185969421</text:p>
          </table:table-cell>
          <table:table-cell table:style-name="Default" office:value-type="float" office:value="1.92836182905953">
            <text:p>1.9283618291</text:p>
          </table:table-cell>
          <table:table-cell table:style-name="Default" office:value-type="float" office:value="49.8209242282901">
            <text:p>49.8209242283</text:p>
          </table:table-cell>
          <table:table-cell table:style-name="Default" office:value-type="float" office:value="0.235500041567231">
            <text:p>0.2355000416</text:p>
          </table:table-cell>
          <table:table-cell/>
          <table:table-cell table:formula="of:=[.A144]*0.000000001" office:value-type="float" office:value="19">
            <text:p>19</text:p>
          </table:table-cell>
          <table:table-cell table:formula="of:=-[.J144]/100*2.54*6" office:value-type="float" office:value="-8.23243417397281">
            <text:p>-8.232434174</text:p>
          </table:table-cell>
          <table:table-cell/>
          <table:table-cell table:formula="of:=([.E24]-[.P144])/[.E24]" office:value-type="float" office:value="-0.000378685338142016">
            <text:p>-0.000378685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000000000">
            <text:p>2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1.113674461">
            <text:p>101.11367446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6.6814839300511">
            <text:p>56.6814839301</text:p>
          </table:table-cell>
          <table:table-cell table:style-name="Default" office:value-type="float" office:value="1.92836205099566">
            <text:p>1.928362051</text:p>
          </table:table-cell>
          <table:table-cell table:style-name="Default" office:value-type="float" office:value="49.8210495675036">
            <text:p>49.8210495675</text:p>
          </table:table-cell>
          <table:table-cell table:style-name="Default" office:value-type="float" office:value="0.235500332368821">
            <text:p>0.2355003324</text:p>
          </table:table-cell>
          <table:table-cell/>
          <table:table-cell table:formula="of:=[.A145]*0.000000001" office:value-type="float" office:value="20">
            <text:p>20</text:p>
          </table:table-cell>
          <table:table-cell table:formula="of:=-[.J145]/100*2.54*6" office:value-type="float" office:value="-8.63825815093979">
            <text:p>-8.6382581509</text:p>
          </table:table-cell>
          <table:table-cell/>
          <table:table-cell table:formula="of:=([.E25]-[.P145])/[.E25]" office:value-type="float" office:value="-0.00324650080025532">
            <text:p>-0.003246500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1000000000">
            <text:p>2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867995271">
            <text:p>100.86799527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59.3370542063351">
            <text:p>59.3370542063</text:p>
          </table:table-cell>
          <table:table-cell table:style-name="Default" office:value-type="float" office:value="1.92836228436143">
            <text:p>1.9283622844</text:p>
          </table:table-cell>
          <table:table-cell table:style-name="Default" office:value-type="float" office:value="49.8211953018501">
            <text:p>49.8211953019</text:p>
          </table:table-cell>
          <table:table-cell table:style-name="Default" office:value-type="float" office:value="0.235500704042207">
            <text:p>0.235500704</text:p>
          </table:table-cell>
          <table:table-cell/>
          <table:table-cell table:formula="of:=[.A146]*0.000000001" office:value-type="float" office:value="21">
            <text:p>21</text:p>
          </table:table-cell>
          <table:table-cell table:formula="of:=-[.J146]/100*2.54*6" office:value-type="float" office:value="-9.04296706104547">
            <text:p>-9.042967061</text:p>
          </table:table-cell>
          <table:table-cell/>
          <table:table-cell table:formula="of:=([.E26]-[.P146])/[.E26]" office:value-type="float" office:value="0.00826035733222013">
            <text:p>0.008260357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2000000000">
            <text:p>2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8.405859017">
            <text:p>98.40585901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1.9854924880697">
            <text:p>61.9854924881</text:p>
          </table:table-cell>
          <table:table-cell table:style-name="Default" office:value-type="float" office:value="1.9283625292027">
            <text:p>1.9283625292</text:p>
          </table:table-cell>
          <table:table-cell table:style-name="Default" office:value-type="float" office:value="49.8213635322305">
            <text:p>49.8213635322</text:p>
          </table:table-cell>
          <table:table-cell table:style-name="Default" office:value-type="float" office:value="0.235501166479335">
            <text:p>0.2355011665</text:p>
          </table:table-cell>
          <table:table-cell/>
          <table:table-cell table:formula="of:=[.A147]*0.000000001" office:value-type="float" office:value="22">
            <text:p>22</text:p>
          </table:table-cell>
          <table:table-cell table:formula="of:=-[.J147]/100*2.54*6" office:value-type="float" office:value="-9.44658905518182">
            <text:p>-9.4465890552</text:p>
          </table:table-cell>
          <table:table-cell/>
          <table:table-cell table:formula="of:=([.E27]-[.P147])/[.E27]" office:value-type="float" office:value="0.0108358876868881">
            <text:p>0.0108358877</text:p>
          </table:table-cell>
          <table:table-cell table:number-columns-repeated="1006"/>
        </table:table-row>
        <table:table-row table:style-name="ro1">
          <table:table-cell table:style-name="Default" office:value-type="float" office:value="23000000000">
            <text:p>2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8.562115844">
            <text:p>108.56211584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4.6269715777627">
            <text:p>64.6269715778</text:p>
          </table:table-cell>
          <table:table-cell table:style-name="Default" office:value-type="float" office:value="1.92836278537358">
            <text:p>1.9283627854</text:p>
          </table:table-cell>
          <table:table-cell table:style-name="Default" office:value-type="float" office:value="49.8215564713767">
            <text:p>49.8215564714</text:p>
          </table:table-cell>
          <table:table-cell table:style-name="Default" office:value-type="float" office:value="0.235501730166895">
            <text:p>0.2355017302</text:p>
          </table:table-cell>
          <table:table-cell/>
          <table:table-cell table:formula="of:=[.A148]*0.000000001" office:value-type="float" office:value="23">
            <text:p>23</text:p>
          </table:table-cell>
          <table:table-cell table:formula="of:=-[.J148]/100*2.54*6" office:value-type="float" office:value="-9.84915046845104">
            <text:p>-9.8491504685</text:p>
          </table:table-cell>
          <table:table-cell/>
          <table:table-cell table:formula="of:=([.E28]-[.P148])/[.E28]" office:value-type="float" office:value="0.0132948494710632">
            <text:p>0.0132948495</text:p>
          </table:table-cell>
          <table:table-cell table:number-columns-repeated="1006"/>
        </table:table-row>
        <table:table-row table:style-name="ro1">
          <table:table-cell table:style-name="Default" office:value-type="float" office:value="24000000000">
            <text:p>2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7.089307737">
            <text:p>107.08930773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7.2616539394338">
            <text:p>67.2616539394</text:p>
          </table:table-cell>
          <table:table-cell table:style-name="Default" office:value-type="float" office:value="1.9283630531097">
            <text:p>1.9283630531</text:p>
          </table:table-cell>
          <table:table-cell table:style-name="Default" office:value-type="float" office:value="49.8217764275604">
            <text:p>49.8217764276</text:p>
          </table:table-cell>
          <table:table-cell table:style-name="Default" office:value-type="float" office:value="0.235502405954401">
            <text:p>0.235502406</text:p>
          </table:table-cell>
          <table:table-cell/>
          <table:table-cell table:formula="of:=[.A149]*0.000000001" office:value-type="float" office:value="24">
            <text:p>24</text:p>
          </table:table-cell>
          <table:table-cell table:formula="of:=-[.J149]/100*2.54*6" office:value-type="float" office:value="-10.2506760603697">
            <text:p>-10.2506760604</text:p>
          </table:table-cell>
          <table:table-cell/>
          <table:table-cell table:formula="of:=([.E29]-[.P149])/[.E29]" office:value-type="float" office:value="0.0180443787841876">
            <text:p>0.01804437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5000000000">
            <text:p>2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883454103">
            <text:p>100.88345410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69.889692954955">
            <text:p>69.889692955</text:p>
          </table:table-cell>
          <table:table-cell table:style-name="Default" office:value-type="float" office:value="1.92836333231329">
            <text:p>1.9283633323</text:p>
          </table:table-cell>
          <table:table-cell table:style-name="Default" office:value-type="float" office:value="49.8220258214703">
            <text:p>49.8220258215</text:p>
          </table:table-cell>
          <table:table-cell table:style-name="Default" office:value-type="float" office:value="0.235503205287661">
            <text:p>0.2355032053</text:p>
          </table:table-cell>
          <table:table-cell/>
          <table:table-cell table:formula="of:=[.A150]*0.000000001" office:value-type="float" office:value="25">
            <text:p>25</text:p>
          </table:table-cell>
          <table:table-cell table:formula="of:=-[.J150]/100*2.54*6" office:value-type="float" office:value="-10.6511892063351">
            <text:p>-10.6511892063</text:p>
          </table:table-cell>
          <table:table-cell/>
          <table:table-cell table:formula="of:=([.E30]-[.P150])/[.E30]" office:value-type="float" office:value="0.0156043778450822">
            <text:p>0.015604377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6000000000">
            <text:p>2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6.970551225">
            <text:p>106.97055122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72.5112339255597">
            <text:p>72.5112339256</text:p>
          </table:table-cell>
          <table:table-cell table:style-name="Default" office:value-type="float" office:value="1.9283636227544">
            <text:p>1.9283636228</text:p>
          </table:table-cell>
          <table:table-cell table:style-name="Default" office:value-type="float" office:value="49.8223071843786">
            <text:p>49.8223071844</text:p>
          </table:table-cell>
          <table:table-cell table:style-name="Default" office:value-type="float" office:value="0.235504140182275">
            <text:p>0.2355041402</text:p>
          </table:table-cell>
          <table:table-cell/>
          <table:table-cell table:formula="of:=[.A151]*0.000000001" office:value-type="float" office:value="26">
            <text:p>26</text:p>
          </table:table-cell>
          <table:table-cell table:formula="of:=-[.J151]/100*2.54*6" office:value-type="float" office:value="-11.0507120502553">
            <text:p>-11.0507120503</text:p>
          </table:table-cell>
          <table:table-cell/>
          <table:table-cell table:formula="of:=([.E31]-[.P151])/[.E31]" office:value-type="float" office:value="0.0222869210111205">
            <text:p>0.022286921</text:p>
          </table:table-cell>
          <table:table-cell table:number-columns-repeated="1006"/>
        </table:table-row>
        <table:table-row table:style-name="ro1">
          <table:table-cell table:style-name="Default" office:value-type="float" office:value="27000000000">
            <text:p>2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13.850599167">
            <text:p>113.85059916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75.1264148818861">
            <text:p>75.1264148819</text:p>
          </table:table-cell>
          <table:table-cell table:style-name="Default" office:value-type="float" office:value="1.92836392489332">
            <text:p>1.9283639249</text:p>
          </table:table-cell>
          <table:table-cell table:style-name="Default" office:value-type="float" office:value="49.8226231349706">
            <text:p>49.822623135</text:p>
          </table:table-cell>
          <table:table-cell table:style-name="Default" office:value-type="float" office:value="0.235505222894892">
            <text:p>0.2355052229</text:p>
          </table:table-cell>
          <table:table-cell/>
          <table:table-cell table:formula="of:=[.A152]*0.000000001" office:value-type="float" office:value="27">
            <text:p>27</text:p>
          </table:table-cell>
          <table:table-cell table:formula="of:=-[.J152]/100*2.54*6" office:value-type="float" office:value="-11.4492656279994">
            <text:p>-11.449265628</text:p>
          </table:table-cell>
          <table:table-cell/>
          <table:table-cell table:formula="of:=([.E32]-[.P152])/[.E32]" office:value-type="float" office:value="0.0221823343425332">
            <text:p>0.0221823343</text:p>
          </table:table-cell>
          <table:table-cell table:number-columns-repeated="1006"/>
        </table:table-row>
        <table:table-row table:style-name="ro1">
          <table:table-cell table:style-name="Default" office:value-type="float" office:value="28000000000">
            <text:p>2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4.533799832">
            <text:p>104.53379983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77.7353672726467">
            <text:p>77.7353672726</text:p>
          </table:table-cell>
          <table:table-cell table:style-name="Default" office:value-type="float" office:value="1.92836423851132">
            <text:p>1.9283642385</text:p>
          </table:table-cell>
          <table:table-cell table:style-name="Default" office:value-type="float" office:value="49.822976415843">
            <text:p>49.8229764158</text:p>
          </table:table-cell>
          <table:table-cell table:style-name="Default" office:value-type="float" office:value="0.235506466430493">
            <text:p>0.2355064664</text:p>
          </table:table-cell>
          <table:table-cell/>
          <table:table-cell table:formula="of:=[.A153]*0.000000001" office:value-type="float" office:value="28">
            <text:p>28</text:p>
          </table:table-cell>
          <table:table-cell table:formula="of:=-[.J153]/100*2.54*6" office:value-type="float" office:value="-11.8468699723514">
            <text:p>-11.8468699724</text:p>
          </table:table-cell>
          <table:table-cell/>
          <table:table-cell table:formula="of:=([.E33]-[.P153])/[.E33]" office:value-type="float" office:value="0.0201088342196777">
            <text:p>0.020108834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9000000000">
            <text:p>2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254820865">
            <text:p>99.25482086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80.3382165238276">
            <text:p>80.3382165238</text:p>
          </table:table-cell>
          <table:table-cell table:style-name="Default" office:value-type="float" office:value="1.92836456351008">
            <text:p>1.9283645635</text:p>
          </table:table-cell>
          <table:table-cell table:style-name="Default" office:value-type="float" office:value="49.8233698717706">
            <text:p>49.8233698718</text:p>
          </table:table-cell>
          <table:table-cell table:style-name="Default" office:value-type="float" office:value="0.23550788423771">
            <text:p>0.2355078842</text:p>
          </table:table-cell>
          <table:table-cell/>
          <table:table-cell table:formula="of:=[.A154]*0.000000001" office:value-type="float" office:value="29">
            <text:p>29</text:p>
          </table:table-cell>
          <table:table-cell table:formula="of:=-[.J154]/100*2.54*6" office:value-type="float" office:value="-12.2435441982313">
            <text:p>-12.2435441982</text:p>
          </table:table-cell>
          <table:table-cell/>
          <table:table-cell table:formula="of:=([.E34]-[.P154])/[.E34]" office:value-type="float" office:value="0.0241987330732929">
            <text:p>0.02419873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0000000000">
            <text:p>3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9.15613909">
            <text:p>109.156139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82.9350825143861">
            <text:p>82.9350825144</text:p>
          </table:table-cell>
          <table:table-cell table:style-name="Default" office:value-type="float" office:value="1.92836489990604">
            <text:p>1.9283648999</text:p>
          </table:table-cell>
          <table:table-cell table:style-name="Default" office:value-type="float" office:value="49.823806453419">
            <text:p>49.8238064534</text:p>
          </table:table-cell>
          <table:table-cell table:style-name="Default" office:value-type="float" office:value="0.235509490254433">
            <text:p>0.2355094903</text:p>
          </table:table-cell>
          <table:table-cell/>
          <table:table-cell table:formula="of:=[.A155]*0.000000001" office:value-type="float" office:value="30">
            <text:p>30</text:p>
          </table:table-cell>
          <table:table-cell table:formula="of:=-[.J155]/100*2.54*6" office:value-type="float" office:value="-12.6393065751924">
            <text:p>-12.6393065752</text:p>
          </table:table-cell>
          <table:table-cell/>
          <table:table-cell table:formula="of:=([.E35]-[.P155])/[.E35]" office:value-type="float" office:value="0.0280711796531706">
            <text:p>0.0280711797</text:p>
          </table:table-cell>
          <table:table-cell table:number-columns-repeated="1006"/>
        </table:table-row>
        <table:table-row table:style-name="ro1">
          <table:table-cell table:style-name="Default" office:value-type="float" office:value="31000000000">
            <text:p>3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9.758764241">
            <text:p>109.75876424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85.5260799877689">
            <text:p>85.5260799878</text:p>
          </table:table-cell>
          <table:table-cell table:style-name="Default" office:value-type="float" office:value="1.9283652479457">
            <text:p>1.9283652479</text:p>
          </table:table-cell>
          <table:table-cell table:style-name="Default" office:value-type="float" office:value="49.8242892115692">
            <text:p>49.8242892116</text:p>
          </table:table-cell>
          <table:table-cell table:style-name="Default" office:value-type="float" office:value="0.235511298829198">
            <text:p>0.2355112988</text:p>
          </table:table-cell>
          <table:table-cell/>
          <table:table-cell table:formula="of:=[.A156]*0.000000001" office:value-type="float" office:value="31">
            <text:p>31</text:p>
          </table:table-cell>
          <table:table-cell table:formula="of:=-[.J156]/100*2.54*6" office:value-type="float" office:value="-13.034174590136">
            <text:p>-13.0341745901</text:p>
          </table:table-cell>
          <table:table-cell/>
          <table:table-cell table:formula="of:=([.E37]-[.P156])/[.E37]" office:value-type="float" office:value="0.0262351539600225">
            <text:p>0.026235154</text:p>
          </table:table-cell>
          <table:table-cell table:number-columns-repeated="1006"/>
        </table:table-row>
        <table:table-row table:style-name="ro1">
          <table:table-cell table:style-name="Default" office:value-type="float" office:value="32000000000">
            <text:p>3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4.370275879">
            <text:p>104.37027587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88.1113189132519">
            <text:p>88.1113189133</text:p>
          </table:table-cell>
          <table:table-cell table:style-name="Default" office:value-type="float" office:value="1.92836560747858">
            <text:p>1.9283656075</text:p>
          </table:table-cell>
          <table:table-cell table:style-name="Default" office:value-type="float" office:value="49.8248213142717">
            <text:p>49.8248213143</text:p>
          </table:table-cell>
          <table:table-cell table:style-name="Default" office:value-type="float" office:value="0.235513324953438">
            <text:p>0.235513325</text:p>
          </table:table-cell>
          <table:table-cell/>
          <table:table-cell table:formula="of:=[.A157]*0.000000001" office:value-type="float" office:value="32">
            <text:p>32</text:p>
          </table:table-cell>
          <table:table-cell table:formula="of:=-[.J157]/100*2.54*6" office:value-type="float" office:value="-13.4281650023796">
            <text:p>-13.4281650024</text:p>
          </table:table-cell>
          <table:table-cell/>
          <table:table-cell table:formula="of:=([.E39]-[.P157])/[.E39]" office:value-type="float" office:value="0.028150663168116">
            <text:p>0.0281506632</text:p>
          </table:table-cell>
          <table:table-cell table:number-columns-repeated="1006"/>
        </table:table-row>
        <table:table-row table:style-name="ro1">
          <table:table-cell table:style-name="Default" office:value-type="float" office:value="33000000000">
            <text:p>3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225641123">
            <text:p>100.22564112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90.6909047901077">
            <text:p>90.6909047901</text:p>
          </table:table-cell>
          <table:table-cell table:style-name="Default" office:value-type="float" office:value="1.92836597836266">
            <text:p>1.9283659784</text:p>
          </table:table-cell>
          <table:table-cell table:style-name="Default" office:value-type="float" office:value="49.8254060386867">
            <text:p>49.8254060387</text:p>
          </table:table-cell>
          <table:table-cell table:style-name="Default" office:value-type="float" office:value="0.235515584144659">
            <text:p>0.2355155841</text:p>
          </table:table-cell>
          <table:table-cell/>
          <table:table-cell table:formula="of:=[.A158]*0.000000001" office:value-type="float" office:value="33">
            <text:p>33</text:p>
          </table:table-cell>
          <table:table-cell table:formula="of:=-[.J158]/100*2.54*6" office:value-type="float" office:value="-13.8212938900124">
            <text:p>-13.82129389</text:p>
          </table:table-cell>
          <table:table-cell/>
          <table:table-cell table:formula="of:=([.E41]-[.P158])/[.E41]" office:value-type="float" office:value="0.0282784193654538">
            <text:p>0.0282784194</text:p>
          </table:table-cell>
          <table:table-cell table:number-columns-repeated="1006"/>
        </table:table-row>
        <table:table-row table:style-name="ro1">
          <table:table-cell table:style-name="Default" office:value-type="float" office:value="34000000000">
            <text:p>3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1.93431957">
            <text:p>101.9343195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93.2649389178875">
            <text:p>93.2649389179</text:p>
          </table:table-cell>
          <table:table-cell table:style-name="Default" office:value-type="float" office:value="1.92836636089953">
            <text:p>1.9283663609</text:p>
          </table:table-cell>
          <table:table-cell table:style-name="Default" office:value-type="float" office:value="49.8260467567429">
            <text:p>49.8260467567</text:p>
          </table:table-cell>
          <table:table-cell table:style-name="Default" office:value-type="float" office:value="0.235518092248375">
            <text:p>0.2355180922</text:p>
          </table:table-cell>
          <table:table-cell/>
          <table:table-cell table:formula="of:=[.A159]*0.000000001" office:value-type="float" office:value="34">
            <text:p>34</text:p>
          </table:table-cell>
          <table:table-cell table:formula="of:=-[.J159]/100*2.54*6" office:value-type="float" office:value="-14.2135766910861">
            <text:p>-14.2135766911</text:p>
          </table:table-cell>
          <table:table-cell/>
          <table:table-cell table:formula="of:=([.E43]-[.P159])/[.E43]" office:value-type="float" office:value="0.030140694215569">
            <text:p>0.0301406942</text:p>
          </table:table-cell>
          <table:table-cell table:number-columns-repeated="1006"/>
        </table:table-row>
        <table:table-row table:style-name="ro1">
          <table:table-cell table:style-name="Default" office:value-type="float" office:value="35000000000">
            <text:p>3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5.952101555">
            <text:p>105.95210155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95.8335186463548">
            <text:p>95.8335186464</text:p>
          </table:table-cell>
          <table:table-cell table:style-name="Default" office:value-type="float" office:value="1.92836675498697">
            <text:p>1.928366755</text:p>
          </table:table-cell>
          <table:table-cell table:style-name="Default" office:value-type="float" office:value="49.8267469614007">
            <text:p>49.8267469614</text:p>
          </table:table-cell>
          <table:table-cell table:style-name="Default" office:value-type="float" office:value="0.235520865793796">
            <text:p>0.2355208658</text:p>
          </table:table-cell>
          <table:table-cell/>
          <table:table-cell table:formula="of:=[.A160]*0.000000001" office:value-type="float" office:value="35">
            <text:p>35</text:p>
          </table:table-cell>
          <table:table-cell table:formula="of:=-[.J160]/100*2.54*6" office:value-type="float" office:value="-14.6050282417045">
            <text:p>-14.6050282417</text:p>
          </table:table-cell>
          <table:table-cell/>
          <table:table-cell table:formula="of:=([.E45]-[.P160])/[.E45]" office:value-type="float" office:value="0.027037519116811">
            <text:p>0.0270375191</text:p>
          </table:table-cell>
          <table:table-cell table:number-columns-repeated="1006"/>
        </table:table-row>
        <table:table-row table:style-name="ro1">
          <table:table-cell table:style-name="Default" office:value-type="float" office:value="36000000000">
            <text:p>3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681385221">
            <text:p>99.68138522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98.3967375914369">
            <text:p>98.3967375914</text:p>
          </table:table-cell>
          <table:table-cell table:style-name="Default" office:value-type="float" office:value="1.92836716056057">
            <text:p>1.9283671606</text:p>
          </table:table-cell>
          <table:table-cell table:style-name="Default" office:value-type="float" office:value="49.8275102509455">
            <text:p>49.8275102509</text:p>
          </table:table-cell>
          <table:table-cell table:style-name="Default" office:value-type="float" office:value="0.235523921778806">
            <text:p>0.2355239218</text:p>
          </table:table-cell>
          <table:table-cell/>
          <table:table-cell table:formula="of:=[.A161]*0.000000001" office:value-type="float" office:value="36">
            <text:p>36</text:p>
          </table:table-cell>
          <table:table-cell table:formula="of:=-[.J161]/100*2.54*6" office:value-type="float" office:value="-14.995662808935">
            <text:p>-14.9956628089</text:p>
          </table:table-cell>
          <table:table-cell/>
          <table:table-cell table:formula="of:=([.E47]-[.P161])/[.E47]" office:value-type="float" office:value="0.0368667746114003">
            <text:p>0.0368667746</text:p>
          </table:table-cell>
          <table:table-cell table:number-columns-repeated="1006"/>
        </table:table-row>
        <table:table-row table:style-name="ro1">
          <table:table-cell table:style-name="Default" office:value-type="float" office:value="37000000000">
            <text:p>3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3.043660974">
            <text:p>103.04366097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0.954685826742">
            <text:p>100.9546858267</text:p>
          </table:table-cell>
          <table:table-cell table:style-name="Default" office:value-type="float" office:value="1.92836757755996">
            <text:p>1.9283675776</text:p>
          </table:table-cell>
          <table:table-cell table:style-name="Default" office:value-type="float" office:value="49.8283403346738">
            <text:p>49.8283403347</text:p>
          </table:table-cell>
          <table:table-cell table:style-name="Default" office:value-type="float" office:value="0.235527277740402">
            <text:p>0.2355272777</text:p>
          </table:table-cell>
          <table:table-cell/>
          <table:table-cell table:formula="of:=[.A162]*0.000000001" office:value-type="float" office:value="37">
            <text:p>37</text:p>
          </table:table-cell>
          <table:table-cell table:formula="of:=-[.J162]/100*2.54*6" office:value-type="float" office:value="-15.3854941199955">
            <text:p>-15.38549412</text:p>
          </table:table-cell>
          <table:table-cell/>
          <table:table-cell table:formula="of:=([.E49]-[.P162])/[.E49]" office:value-type="float" office:value="0.0338933288970714">
            <text:p>0.0338933289</text:p>
          </table:table-cell>
          <table:table-cell table:number-columns-repeated="1006"/>
        </table:table-row>
        <table:table-row table:style-name="ro1">
          <table:table-cell table:style-name="Default" office:value-type="float" office:value="38000000000">
            <text:p>3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12.534794832">
            <text:p>112.53479483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3.507450057684">
            <text:p>103.5074500577</text:p>
          </table:table-cell>
          <table:table-cell table:style-name="Default" office:value-type="float" office:value="1.9283680062961">
            <text:p>1.9283680063</text:p>
          </table:table-cell>
          <table:table-cell table:style-name="Default" office:value-type="float" office:value="49.8292410209763">
            <text:p>49.829241021</text:p>
          </table:table-cell>
          <table:table-cell table:style-name="Default" office:value-type="float" office:value="0.235530951593346">
            <text:p>0.2355309516</text:p>
          </table:table-cell>
          <table:table-cell/>
          <table:table-cell table:formula="of:=[.A163]*0.000000001" office:value-type="float" office:value="38">
            <text:p>38</text:p>
          </table:table-cell>
          <table:table-cell table:formula="of:=-[.J163]/100*2.54*6" office:value-type="float" office:value="-15.774535388791">
            <text:p>-15.7745353888</text:p>
          </table:table-cell>
          <table:table-cell/>
          <table:table-cell table:formula="of:=([.E51]-[.P163])/[.E51]" office:value-type="float" office:value="0.0356118116346915">
            <text:p>0.0356118116</text:p>
          </table:table-cell>
          <table:table-cell table:number-columns-repeated="1006"/>
        </table:table-row>
        <table:table-row table:style-name="ro1">
          <table:table-cell table:style-name="Default" office:value-type="float" office:value="39000000000">
            <text:p>3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444269253">
            <text:p>99.44426925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6.055113795099">
            <text:p>106.0551137951</text:p>
          </table:table-cell>
          <table:table-cell table:style-name="Default" office:value-type="float" office:value="1.92836844655774">
            <text:p>1.9283684466</text:p>
          </table:table-cell>
          <table:table-cell table:style-name="Default" office:value-type="float" office:value="49.8302162413048">
            <text:p>49.8302162413</text:p>
          </table:table-cell>
          <table:table-cell table:style-name="Default" office:value-type="float" office:value="0.235534961952185">
            <text:p>0.235534962</text:p>
          </table:table-cell>
          <table:table-cell/>
          <table:table-cell table:formula="of:=[.A164]*0.000000001" office:value-type="float" office:value="39">
            <text:p>39</text:p>
          </table:table-cell>
          <table:table-cell table:formula="of:=-[.J164]/100*2.54*6" office:value-type="float" office:value="-16.1627993423731">
            <text:p>-16.1627993424</text:p>
          </table:table-cell>
          <table:table-cell/>
          <table:table-cell table:formula="of:=([.E55]-[.P164])/[.E55]" office:value-type="float" office:value="0.0430789476352261">
            <text:p>0.0430789476</text:p>
          </table:table-cell>
          <table:table-cell table:number-columns-repeated="1006"/>
        </table:table-row>
        <table:table-row table:style-name="ro1">
          <table:table-cell table:style-name="Default" office:value-type="float" office:value="40000000000">
            <text:p>40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1.204531633">
            <text:p>101.20453163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08.597757494111">
            <text:p>108.5977574941</text:p>
          </table:table-cell>
          <table:table-cell table:style-name="Default" office:value-type="float" office:value="1.92836889822608">
            <text:p>1.9283688982</text:p>
          </table:table-cell>
          <table:table-cell table:style-name="Default" office:value-type="float" office:value="49.8312700347091">
            <text:p>49.8312700347</text:p>
          </table:table-cell>
          <table:table-cell table:style-name="Default" office:value-type="float" office:value="0.235539327919419">
            <text:p>0.2355393279</text:p>
          </table:table-cell>
          <table:table-cell/>
          <table:table-cell table:formula="of:=[.A165]*0.000000001" office:value-type="float" office:value="40">
            <text:p>40</text:p>
          </table:table-cell>
          <table:table-cell table:formula="of:=-[.J165]/100*2.54*6" office:value-type="float" office:value="-16.5502982421025">
            <text:p>-16.5502982421</text:p>
          </table:table-cell>
          <table:table-cell/>
          <table:table-cell table:formula="of:=([.E59]-[.P165])/[.E59]" office:value-type="float" office:value="0.0360815309544688">
            <text:p>0.0360815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41000000000">
            <text:p>41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267558886">
            <text:p>100.26755888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11.135458681864">
            <text:p>111.1354586819</text:p>
          </table:table-cell>
          <table:table-cell table:style-name="Default" office:value-type="float" office:value="1.92836936162536">
            <text:p>1.9283693616</text:p>
          </table:table-cell>
          <table:table-cell table:style-name="Default" office:value-type="float" office:value="49.8324065395913">
            <text:p>49.8324065396</text:p>
          </table:table-cell>
          <table:table-cell table:style-name="Default" office:value-type="float" office:value="0.235544068966785">
            <text:p>0.235544069</text:p>
          </table:table-cell>
          <table:table-cell/>
          <table:table-cell table:formula="of:=[.A166]*0.000000001" office:value-type="float" office:value="41">
            <text:p>41</text:p>
          </table:table-cell>
          <table:table-cell table:formula="of:=-[.J166]/100*2.54*6" office:value-type="float" office:value="-16.9370439031161">
            <text:p>-16.9370439031</text:p>
          </table:table-cell>
          <table:table-cell/>
          <table:table-cell table:formula="of:=([.E63]-[.P166])/[.E63]" office:value-type="float" office:value="0.0473776939390227">
            <text:p>0.0473776939</text:p>
          </table:table-cell>
          <table:table-cell table:number-columns-repeated="1006"/>
        </table:table-row>
        <table:table-row table:style-name="ro1">
          <table:table-cell table:style-name="Default" office:value-type="float" office:value="42000000000">
            <text:p>42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172205567">
            <text:p>100.17220556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13.668292099902">
            <text:p>113.6682920999</text:p>
          </table:table-cell>
          <table:table-cell table:style-name="Default" office:value-type="float" office:value="1.9283698365434">
            <text:p>1.9283698365</text:p>
          </table:table-cell>
          <table:table-cell table:style-name="Default" office:value-type="float" office:value="49.8336300183988">
            <text:p>49.8336300184</text:p>
          </table:table-cell>
          <table:table-cell table:style-name="Default" office:value-type="float" office:value="0.235549205272858">
            <text:p>0.2355492053</text:p>
          </table:table-cell>
          <table:table-cell/>
          <table:table-cell table:formula="of:=[.A167]*0.000000001" office:value-type="float" office:value="42">
            <text:p>42</text:p>
          </table:table-cell>
          <table:table-cell table:formula="of:=-[.J167]/100*2.54*6" office:value-type="float" office:value="-17.3230477160251">
            <text:p>-17.323047716</text:p>
          </table:table-cell>
          <table:table-cell/>
          <table:table-cell table:formula="of:=([.E67]-[.P167])/[.E67]" office:value-type="float" office:value="0.052731755845931">
            <text:p>0.0527317558</text:p>
          </table:table-cell>
          <table:table-cell table:number-columns-repeated="1006"/>
        </table:table-row>
        <table:table-row table:style-name="ro1">
          <table:table-cell table:style-name="Default" office:value-type="float" office:value="43000000000">
            <text:p>43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238806605">
            <text:p>99.23880660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16.196329806283">
            <text:p>116.1963298063</text:p>
          </table:table-cell>
          <table:table-cell table:style-name="Default" office:value-type="float" office:value="1.92837032306384">
            <text:p>1.9283703231</text:p>
          </table:table-cell>
          <table:table-cell table:style-name="Default" office:value-type="float" office:value="49.8349448361991">
            <text:p>49.8349448362</text:p>
          </table:table-cell>
          <table:table-cell table:style-name="Default" office:value-type="float" office:value="0.235554757431209">
            <text:p>0.2355547574</text:p>
          </table:table-cell>
          <table:table-cell/>
          <table:table-cell table:formula="of:=[.A168]*0.000000001" office:value-type="float" office:value="43">
            <text:p>43</text:p>
          </table:table-cell>
          <table:table-cell table:formula="of:=-[.J168]/100*2.54*6" office:value-type="float" office:value="-17.7083206624775">
            <text:p>-17.7083206625</text:p>
          </table:table-cell>
          <table:table-cell/>
          <table:table-cell table:formula="of:=([.E72]-[.P168])/[.E72]" office:value-type="float" office:value="0.0330070983596575">
            <text:p>0.0330070984</text:p>
          </table:table-cell>
          <table:table-cell table:number-columns-repeated="1006"/>
        </table:table-row>
        <table:table-row table:style-name="ro1">
          <table:table-cell table:style-name="Default" office:value-type="float" office:value="44000000000">
            <text:p>44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100.66231851">
            <text:p>100.6623185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18.719641284527">
            <text:p>118.7196412845</text:p>
          </table:table-cell>
          <table:table-cell table:style-name="Default" office:value-type="float" office:value="1.92837082122803">
            <text:p>1.9283708212</text:p>
          </table:table-cell>
          <table:table-cell table:style-name="Default" office:value-type="float" office:value="49.8363554719588">
            <text:p>49.836355472</text:p>
          </table:table-cell>
          <table:table-cell table:style-name="Default" office:value-type="float" office:value="0.235560746592504">
            <text:p>0.2355607466</text:p>
          </table:table-cell>
          <table:table-cell/>
          <table:table-cell table:formula="of:=[.A169]*0.000000001" office:value-type="float" office:value="44">
            <text:p>44</text:p>
          </table:table-cell>
          <table:table-cell table:formula="of:=-[.J169]/100*2.54*6" office:value-type="float" office:value="-18.0928733317619">
            <text:p>-18.0928733318</text:p>
          </table:table-cell>
          <table:table-cell/>
          <table:table-cell table:formula="of:=([.E77]-[.P169])/[.E77]" office:value-type="float" office:value="0.0451176004914624">
            <text:p>0.0451176005</text:p>
          </table:table-cell>
          <table:table-cell table:number-columns-repeated="1006"/>
        </table:table-row>
        <table:table-row table:style-name="ro1">
          <table:table-cell table:style-name="Default" office:value-type="float" office:value="45000000000">
            <text:p>45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036338137">
            <text:p>99.03633813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1.23829354849">
            <text:p>121.2382935485</text:p>
          </table:table-cell>
          <table:table-cell table:style-name="Default" office:value-type="float" office:value="1.92837133100461">
            <text:p>1.928371331</text:p>
          </table:table-cell>
          <table:table-cell table:style-name="Default" office:value-type="float" office:value="49.8378665161901">
            <text:p>49.8378665162</text:p>
          </table:table-cell>
          <table:table-cell table:style-name="Default" office:value-type="float" office:value="0.235567194438399">
            <text:p>0.2355671944</text:p>
          </table:table-cell>
          <table:table-cell/>
          <table:table-cell table:formula="of:=[.A170]*0.000000001" office:value-type="float" office:value="45">
            <text:p>45</text:p>
          </table:table-cell>
          <table:table-cell table:formula="of:=-[.J170]/100*2.54*6" office:value-type="float" office:value="-18.4767159367899">
            <text:p>-18.4767159368</text:p>
          </table:table-cell>
          <table:table-cell/>
          <table:table-cell table:formula="of:=([.E83]-[.P170])/[.E83]" office:value-type="float" office:value="0.0564789860701706">
            <text:p>0.0564789861</text:p>
          </table:table-cell>
          <table:table-cell table:number-columns-repeated="1006"/>
        </table:table-row>
        <table:table-row table:style-name="ro1">
          <table:table-cell table:style-name="Default" office:value-type="float" office:value="46000000000">
            <text:p>46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531864945">
            <text:p>99.5318649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3.752351232224">
            <text:p>123.7523512322</text:p>
          </table:table-cell>
          <table:table-cell table:style-name="Default" office:value-type="float" office:value="1.92837185229299">
            <text:p>1.9283718523</text:p>
          </table:table-cell>
          <table:table-cell table:style-name="Default" office:value-type="float" office:value="49.8394826738114">
            <text:p>49.8394826738</text:p>
          </table:table-cell>
          <table:table-cell table:style-name="Default" office:value-type="float" office:value="0.235574123217016">
            <text:p>0.2355741232</text:p>
          </table:table-cell>
          <table:table-cell/>
          <table:table-cell table:formula="of:=[.A171]*0.000000001" office:value-type="float" office:value="46">
            <text:p>46</text:p>
          </table:table-cell>
          <table:table-cell table:formula="of:=-[.J171]/100*2.54*6" office:value-type="float" office:value="-18.8598583277909">
            <text:p>-18.8598583278</text:p>
          </table:table-cell>
          <table:table-cell/>
          <table:table-cell table:formula="of:=([.E88]-[.P171])/[.E88]" office:value-type="float" office:value="0.0268157732373747">
            <text:p>0.0268157732</text:p>
          </table:table-cell>
          <table:table-cell table:number-columns-repeated="1006"/>
        </table:table-row>
        <table:table-row table:style-name="ro1">
          <table:table-cell table:style-name="Default" office:value-type="float" office:value="47000000000">
            <text:p>47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8.942070478">
            <text:p>98.94207047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6.261876670245">
            <text:p>126.2618766702</text:p>
          </table:table-cell>
          <table:table-cell table:style-name="Default" office:value-type="float" office:value="1.92837238528005">
            <text:p>1.9283723853</text:p>
          </table:table-cell>
          <table:table-cell table:style-name="Default" office:value-type="float" office:value="49.8412087540589">
            <text:p>49.8412087541</text:p>
          </table:table-cell>
          <table:table-cell table:style-name="Default" office:value-type="float" office:value="0.235581555599576">
            <text:p>0.2355815556</text:p>
          </table:table-cell>
          <table:table-cell/>
          <table:table-cell table:formula="of:=[.A172]*0.000000001" office:value-type="float" office:value="47">
            <text:p>47</text:p>
          </table:table-cell>
          <table:table-cell table:formula="of:=-[.J172]/100*2.54*6" office:value-type="float" office:value="-19.2423100045453">
            <text:p>-19.2423100045</text:p>
          </table:table-cell>
          <table:table-cell/>
          <table:table-cell table:formula="of:=([.E94]-[.P172])/[.E94]" office:value-type="float" office:value="0.0749728523892037">
            <text:p>0.0749728524</text:p>
          </table:table-cell>
          <table:table-cell table:number-columns-repeated="1006"/>
        </table:table-row>
        <table:table-row table:style-name="ro1">
          <table:table-cell table:style-name="Default" office:value-type="float" office:value="48000000000">
            <text:p>48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205575935">
            <text:p>99.20557593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28.766929991902">
            <text:p>128.7669299919</text:p>
          </table:table-cell>
          <table:table-cell table:style-name="Default" office:value-type="float" office:value="1.92837292986775">
            <text:p>1.9283729299</text:p>
          </table:table-cell>
          <table:table-cell table:style-name="Default" office:value-type="float" office:value="49.8430496846711">
            <text:p>49.8430496847</text:p>
          </table:table-cell>
          <table:table-cell table:style-name="Default" office:value-type="float" office:value="0.235589514880308">
            <text:p>0.2355895149</text:p>
          </table:table-cell>
          <table:table-cell/>
          <table:table-cell table:formula="of:=[.A173]*0.000000001" office:value-type="float" office:value="48">
            <text:p>48</text:p>
          </table:table-cell>
          <table:table-cell table:formula="of:=-[.J173]/100*2.54*6" office:value-type="float" office:value="-19.6240801307659">
            <text:p>-19.6240801308</text:p>
          </table:table-cell>
          <table:table-cell/>
          <table:table-cell table:formula="of:=([.E99]-[.P173])/[.E99]" office:value-type="float" office:value="0.0473143413706056">
            <text:p>0.0473143414</text:p>
          </table:table-cell>
          <table:table-cell table:number-columns-repeated="1006"/>
        </table:table-row>
        <table:table-row table:style-name="ro1">
          <table:table-cell table:style-name="Default" office:value-type="float" office:value="49000000000">
            <text:p>49000000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float" office:value="99.348844085">
            <text:p>99.34884408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31.267569183847">
            <text:p>131.2675691838</text:p>
          </table:table-cell>
          <table:table-cell table:style-name="Default" office:value-type="float" office:value="1.92837348617747">
            <text:p>1.9283734862</text:p>
          </table:table-cell>
          <table:table-cell table:style-name="Default" office:value-type="float" office:value="49.8450105012027">
            <text:p>49.8450105012</text:p>
          </table:table-cell>
          <table:table-cell table:style-name="Default" office:value-type="float" office:value="0.235598024816835">
            <text:p>0.2355980248</text:p>
          </table:table-cell>
          <table:table-cell/>
          <table:table-cell table:formula="of:=[.A174]*0.000000001" office:value-type="float" office:value="49">
            <text:p>49</text:p>
          </table:table-cell>
          <table:table-cell table:formula="of:=-[.J174]/100*2.54*6" office:value-type="float" office:value="-20.0051775436183">
            <text:p>-20.0051775436</text:p>
          </table:table-cell>
          <table:table-cell/>
          <table:table-cell table:formula="of:=([.E105]-[.P174])/[.E105]" office:value-type="float" office:value="-0.0149902303058171">
            <text:p>-0.0149902303</text:p>
          </table:table-cell>
          <table:table-cell table:number-columns-repeated="1006"/>
        </table:table-row>
        <table:table-row table:style-name="ro1">
          <table:table-cell table:style-name="Default" office:value-type="float" office:value="50000000000">
            <text:p>5000000000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8413">
            <text:p>8413</text:p>
          </table:table-cell>
          <table:table-cell table:style-name="Default" office:value-type="float" office:value="338105">
            <text:p>33810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3.9957304383836e-05</text:p>
          </table:table-cell>
          <table:table-cell table:style-name="Default" office:value-type="float" office:value="1408.391252088">
            <text:p>1408.39125208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133.763850177665">
            <text:p>133.7638501777</text:p>
          </table:table-cell>
          <table:table-cell table:style-name="Default" office:value-type="float" office:value="1.92837405398683">
            <text:p>1.928374054</text:p>
          </table:table-cell>
          <table:table-cell table:style-name="Default" office:value-type="float" office:value="49.8470963592405">
            <text:p>49.8470963592</text:p>
          </table:table-cell>
          <table:table-cell table:style-name="Default" office:value-type="float" office:value="0.235607109808762">
            <text:p>0.2356071098</text:p>
          </table:table-cell>
          <table:table-cell/>
          <table:table-cell table:formula="of:=[.A175]*0.000000001" office:value-type="float" office:value="50">
            <text:p>50</text:p>
          </table:table-cell>
          <table:table-cell table:formula="of:=-[.J175]/100*2.54*6" office:value-type="float" office:value="-20.3856107670761">
            <text:p>-20.3856107671</text:p>
          </table:table-cell>
          <table:table-cell/>
          <table:table-cell table:formula="of:=([.E113]-[.P175])/[.E113]" office:value-type="float" office:value="0.0721264529469553">
            <text:p>0.0721264529</text:p>
          </table:table-cell>
          <table:table-cell table:number-columns-repeated="1006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5">
          <table:table-cell table:style-name="ce2"/>
          <table:table-cell table:number-columns-repeated="4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7"/>
          <table:table-cell office:value-type="string">
            <text:p>\</text:p>
          </table:table-cell>
          <table:table-cell table:number-columns-repeated="1015"/>
        </table:table-row>
        <table:table-row table:style-name="ro1" table:number-rows-repeated="19">
          <table:table-cell table:style-name="ce2"/>
          <table:table-cell table:number-columns-repeated="1023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number-style style:name="N8153" number:language="en" number:country="US">
      <number:number number:decimal-places="0" number:min-integer-digits="0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2">08/22/2022</text:date>, <text:time>08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22T08:37:33</dc:date>
    <dc:creator>Brian Young</dc:creator>
    <meta:generator>OpenOffice/4.1.11$Unix OpenOffice.org_project/4112m1$Build-9809</meta:generator>
    <meta:editing-duration>P1DT3H2M36S</meta:editing-duration>
    <meta:editing-cycles>21</meta:editing-cycles>
    <meta:document-statistic meta:table-count="2" meta:cell-count="31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chart:axis-position="-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-25" chart:maximum="-0" chart:origin="-25" chart:interval-major="5" chart:interval-minor-divisor="5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8000">
      <style:chart-properties chart:symbol-type="named-symbol" chart:symbol-name="plus" chart:symbol-width="0.15cm" chart:symbol-height="0.15cm"/>
      <style:graphic-properties draw:stroke="none" svg:stroke-width="0.08cm" svg:stroke-color="#ff6600" draw:fill-color="#ff6600"/>
      <style:text-properties fo:font-size="10pt" style:font-size-asian="10pt" style:font-size-complex="10pt"/>
    </style:style>
    <style:style style:name="ch10" style:family="chart" style:data-style-name="N8000">
      <style:chart-properties chart:symbol-type="non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02cm" svg:y="3.703cm" style:legend-expansion="high" chart:style-name="ch2"/>
        <chart:plot-area chart:style-name="ch3" table:cell-range-address="Sheet1.O123:Sheet1.P173 Sheet1.A121:Sheet1.A121 Sheet1.A1:Sheet1.A1 Sheet1.E3:Sheet1.E111 Sheet1.G1:Sheet1.G1 Sheet1.K3:Sheet1.K53" chart:data-source-has-labels="row" svg:x="1.55cm" svg:y="0.855cm" svg:width="8.312cm" svg:height="6.765cm">
          <chartooo:coordinate-region svg:x="2.26cm" svg:y="1.081cm" svg:width="7.363cm" svg:height="5.989cm"/>
          <chart:axis chart:dimension="x" chart:name="primary-x" chart:style-name="ch4">
            <chart:title svg:x="3.996cm" svg:y="7.801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119cm" chart:style-name="ch8">
              <text:p>Insertion Loss, dB</text:p>
            </chart:title>
            <chart:grid chart:style-name="ch6" chart:class="major"/>
          </chart:axis>
          <chart:series chart:style-name="ch9" chart:values-cell-range-address="Sheet1.P123:Sheet1.P173" chart:label-cell-address="Sheet1.A121:Sheet1.A121" chart:class="chart:scatter">
            <chart:domain table:cell-range-address="Sheet1.O123:Sheet1.O173"/>
            <chart:data-point chart:repeated="51"/>
          </chart:series>
          <chart:series chart:style-name="ch10" chart:values-cell-range-address="Sheet1.E3:Sheet1.E111" chart:label-cell-address="Sheet1.A1:Sheet1.A1" chart:class="chart:scatter">
            <chart:domain table:cell-range-address="Sheet1.D3:Sheet1.D111"/>
            <chart:data-point chart:repeated="109"/>
          </chart:series>
          <chart:series chart:style-name="ch11" chart:values-cell-range-address="Sheet1.K3:Sheet1.K53" chart:label-cell-address="Sheet1.G1:Sheet1.G1" chart:class="chart:scatter">
            <chart:domain table:cell-range-address="Sheet1.J3:Sheet1.J53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Simulated - OpenParEM2D</text:p>
                <draw:g>
                  <svg:desc>Sheet1.A121:Sheet1.A12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asured - Simonovich</text:p>
                <draw:g>
                  <svg:desc>Sheet1.A1:Sheet1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imulated - Simonovic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O123:Sheet1.O173</svg:desc>
                </draw:g>
              </table:table-cell>
              <table:table-cell office:value-type="float" office:value="-0.263089196086479">
                <text:p>-0.263089196086479</text:p>
                <draw:g>
                  <svg:desc>Sheet1.P123:Sheet1.P173</svg:desc>
                </draw:g>
              </table:table-cell>
              <table:table-cell office:value-type="float" office:value="0.297755382501145">
                <text:p>0.297755382501145</text:p>
                <draw:g>
                  <svg:desc>Sheet1.D3:Sheet1.D111</svg:desc>
                </draw:g>
              </table:table-cell>
              <table:table-cell office:value-type="float" office:value="-0.330188679245283">
                <text:p>-0.330188679245283</text:p>
                <draw:g>
                  <svg:desc>Sheet1.E3:Sheet1.E111</svg:desc>
                </draw:g>
              </table:table-cell>
              <table:table-cell office:value-type="float" office:value="0.297755382501145">
                <text:p>0.297755382501145</text:p>
                <draw:g>
                  <svg:desc>Sheet1.J3:Sheet1.J53</svg:desc>
                </draw:g>
              </table:table-cell>
              <table:table-cell office:value-type="float" office:value="-0.279390420899855">
                <text:p>-0.279390420899855</text:p>
                <draw:g>
                  <svg:desc>Sheet1.K3:Sheet1.K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627156763692475">
                <text:p>-0.627156763692475</text:p>
              </table:table-cell>
              <table:table-cell office:value-type="float" office:value="1.00778744846541">
                <text:p>1.00778744846541</text:p>
              </table:table-cell>
              <table:table-cell office:value-type="float" office:value="-0.609579100145138">
                <text:p>-0.609579100145138</text:p>
              </table:table-cell>
              <table:table-cell office:value-type="float" office:value="0.984883188273019">
                <text:p>0.984883188273019</text:p>
              </table:table-cell>
              <table:table-cell office:value-type="float" office:value="-0.584179970972424">
                <text:p>-0.584179970972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09151696208001">
                <text:p>-1.09151696208001</text:p>
              </table:table-cell>
              <table:table-cell office:value-type="float" office:value="1.96976637654604">
                <text:p>1.96976637654604</text:p>
              </table:table-cell>
              <table:table-cell office:value-type="float" office:value="-1.09216255442671">
                <text:p>-1.09216255442671</text:p>
              </table:table-cell>
              <table:table-cell office:value-type="float" office:value="1.96976637654604">
                <text:p>1.96976637654604</text:p>
              </table:table-cell>
              <table:table-cell office:value-type="float" office:value="-1.06676342525399">
                <text:p>-1.06676342525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3701448213755">
                <text:p>-1.53701448213755</text:p>
              </table:table-cell>
              <table:table-cell office:value-type="float" office:value="3.00045808520385">
                <text:p>3.00045808520385</text:p>
              </table:table-cell>
              <table:table-cell office:value-type="float" office:value="-1.47314949201742">
                <text:p>-1.47314949201742</text:p>
              </table:table-cell>
              <table:table-cell office:value-type="float" office:value="3.00045808520385">
                <text:p>3.00045808520385</text:p>
              </table:table-cell>
              <table:table-cell office:value-type="float" office:value="-1.54934687953556">
                <text:p>-1.54934687953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97401691422514">
                <text:p>-1.97401691422514</text:p>
              </table:table-cell>
              <table:table-cell office:value-type="float" office:value="3.98534127347687">
                <text:p>3.98534127347687</text:p>
              </table:table-cell>
              <table:table-cell office:value-type="float" office:value="-1.90493468795356">
                <text:p>-1.90493468795356</text:p>
              </table:table-cell>
              <table:table-cell office:value-type="float" office:value="3.98534127347687">
                <text:p>3.98534127347687</text:p>
              </table:table-cell>
              <table:table-cell office:value-type="float" office:value="-1.9811320754717">
                <text:p>-1.9811320754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40592777582369">
                <text:p>-2.40592777582369</text:p>
              </table:table-cell>
              <table:table-cell office:value-type="float" office:value="4.99312872194228">
                <text:p>4.99312872194228</text:p>
              </table:table-cell>
              <table:table-cell office:value-type="float" office:value="-2.31132075471698">
                <text:p>-2.31132075471698</text:p>
              </table:table-cell>
              <table:table-cell office:value-type="float" office:value="5.01603298213468">
                <text:p>5.01603298213468</text:p>
              </table:table-cell>
              <table:table-cell office:value-type="float" office:value="-2.41291727140784">
                <text:p>-2.41291727140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83426035759022">
                <text:p>-2.83426035759022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79390420899855">
                <text:p>-2.79390420899855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87010159651669">
                <text:p>-2.87010159651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25980871214847">
                <text:p>-3.25980871214847</text:p>
              </table:table-cell>
              <table:table-cell office:value-type="float" office:value="6.98579935868072">
                <text:p>6.98579935868072</text:p>
              </table:table-cell>
              <table:table-cell office:value-type="float" office:value="-3.20029027576197">
                <text:p>-3.20029027576197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3.27648766328012">
                <text:p>-3.27648766328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68303838960473">
                <text:p>-3.68303838960473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58127721335269">
                <text:p>-3.58127721335269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70827285921626">
                <text:p>-3.70827285921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10424600722316">
                <text:p>-4.10424600722316</text:p>
              </table:table-cell>
              <table:table-cell office:value-type="float" office:value="8.97846999541915">
                <text:p>8.97846999541915</text:p>
              </table:table-cell>
              <table:table-cell office:value-type="float" office:value="-4.01306240928883">
                <text:p>-4.01306240928883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4.16545718432511">
                <text:p>-4.16545718432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.52363359210386">
                <text:p>-4.52363359210386</text:p>
              </table:table-cell>
              <table:table-cell office:value-type="float" office:value="9.96335318369217">
                <text:p>9.96335318369217</text:p>
              </table:table-cell>
              <table:table-cell office:value-type="float" office:value="-4.44484760522496">
                <text:p>-4.44484760522496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4.57184325108853">
                <text:p>-4.57184325108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4.94134663467047">
                <text:p>-4.94134663467047</text:p>
              </table:table-cell>
              <table:table-cell office:value-type="float" office:value="10.99404489235">
                <text:p>10.99404489235</text:p>
              </table:table-cell>
              <table:table-cell office:value-type="float" office:value="-4.8766328011611">
                <text:p>-4.8766328011611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5.00362844702467">
                <text:p>-5.00362844702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.35749500690885">
                <text:p>-5.35749500690885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25761973875181">
                <text:p>-5.25761973875181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4100145137881">
                <text:p>-5.4100145137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5.77216512486508">
                <text:p>-5.77216512486508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63860667634253">
                <text:p>-5.63860667634253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81640058055153">
                <text:p>-5.8164005805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6.18542735755307">
                <text:p>-6.18542735755307</text:p>
              </table:table-cell>
              <table:table-cell office:value-type="float" office:value="13.9945029775538">
                <text:p>13.9945029775538</text:p>
              </table:table-cell>
              <table:table-cell office:value-type="float" office:value="-6.17198838896952">
                <text:p>-6.17198838896952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6.24818577648766">
                <text:p>-6.24818577648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6.59734071093205">
                <text:p>-6.59734071093205</text:p>
              </table:table-cell>
              <table:table-cell office:value-type="float" office:value="14.9793861658268">
                <text:p>14.9793861658268</text:p>
              </table:table-cell>
              <table:table-cell office:value-type="float" office:value="-6.55297532656023">
                <text:p>-6.55297532656023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6.65457184325109">
                <text:p>-6.65457184325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7.00795589485005">
                <text:p>-7.00795589485005</text:p>
              </table:table-cell>
              <table:table-cell office:value-type="float" office:value="15.9642693540999">
                <text:p>15.9642693540999</text:p>
              </table:table-cell>
              <table:table-cell office:value-type="float" office:value="-6.93396226415094">
                <text:p>-6.93396226415094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7.06095791001452">
                <text:p>-7.0609579100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7.41731738585629">
                <text:p>-7.41731738585629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36574746008708">
                <text:p>-7.36574746008708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51814223512337">
                <text:p>-7.51814223512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7.82546485414589">
                <text:p>-7.82546485414589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77213352685051">
                <text:p>-7.77213352685051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89912917271408">
                <text:p>-7.89912917271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8.23243417397281">
                <text:p>-8.23243417397281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22931785195936">
                <text:p>-8.2293178519593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33091436865022">
                <text:p>-8.33091436865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8.63825815093979">
                <text:p>-8.63825815093979</text:p>
              </table:table-cell>
              <table:table-cell office:value-type="float" office:value="19.9954191479615">
                <text:p>19.9954191479615</text:p>
              </table:table-cell>
              <table:table-cell office:value-type="float" office:value="-8.61030478955007">
                <text:p>-8.61030478955007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8.68650217706822">
                <text:p>-8.68650217706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9.04296706104547">
                <text:p>-9.04296706104547</text:p>
              </table:table-cell>
              <table:table-cell office:value-type="float" office:value="21.0261108566193">
                <text:p>21.0261108566193</text:p>
              </table:table-cell>
              <table:table-cell office:value-type="float" office:value="-9.11828737300436">
                <text:p>-9.11828737300436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-9.11828737300436">
                <text:p>-9.11828737300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9.44658905518182">
                <text:p>-9.44658905518182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9.84915046845104">
                <text:p>-9.84915046845104</text:p>
              </table:table-cell>
              <table:table-cell office:value-type="float" office:value="22.972972972973">
                <text:p>22.972972972973</text:p>
              </table:table-cell>
              <table:table-cell office:value-type="float" office:value="-9.98185776487664">
                <text:p>-9.98185776487664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-9.93105950653121">
                <text:p>-9.93105950653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0.2506760603697">
                <text:p>-10.2506760603697</text:p>
              </table:table-cell>
              <table:table-cell office:value-type="float" office:value="23.9807604214384">
                <text:p>23.9807604214384</text:p>
              </table:table-cell>
              <table:table-cell office:value-type="float" office:value="-10.4390420899855">
                <text:p>-10.4390420899855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-10.3628447024673">
                <text:p>-10.3628447024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0.6511892063351">
                <text:p>-10.6511892063351</text:p>
              </table:table-cell>
              <table:table-cell office:value-type="float" office:value="25.0114521300962">
                <text:p>25.0114521300962</text:p>
              </table:table-cell>
              <table:table-cell office:value-type="float" office:value="-10.8200290275762">
                <text:p>-10.820029027576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-10.7438316400581">
                <text:p>-10.7438316400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1.0507120502553">
                <text:p>-11.0507120502553</text:p>
              </table:table-cell>
              <table:table-cell office:value-type="float" office:value="25.9963353183692">
                <text:p>25.9963353183692</text:p>
              </table:table-cell>
              <table:table-cell office:value-type="float" office:value="-11.3026124818578">
                <text:p>-11.3026124818578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-11.1502177068215">
                <text:p>-11.1502177068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1.4492656279994">
                <text:p>-11.4492656279994</text:p>
              </table:table-cell>
              <table:table-cell office:value-type="float" office:value="27.0041227668346">
                <text:p>27.0041227668346</text:p>
              </table:table-cell>
              <table:table-cell office:value-type="float" office:value="-11.7089985486212">
                <text:p>-11.708998548621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-11.5312046444122">
                <text:p>-11.5312046444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1.8468699723514">
                <text:p>-11.8468699723514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2.0899854862119">
                <text:p>-12.0899854862119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1.9629898403483">
                <text:p>-11.9629898403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2.2435441982313">
                <text:p>-12.2435441982313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5471698113208">
                <text:p>-12.5471698113208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343976777939">
                <text:p>-12.343976777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2.6393065751924">
                <text:p>-12.6393065751924</text:p>
              </table:table-cell>
              <table:table-cell office:value-type="float" office:value="29.9816765918461">
                <text:p>29.9816765918461</text:p>
              </table:table-cell>
              <table:table-cell office:value-type="float" office:value="-13.0043541364296">
                <text:p>-13.004354136429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-12.7249637155298">
                <text:p>-12.7249637155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3.034174590136">
                <text:p>-13.034174590136</text:p>
              </table:table-cell>
              <table:table-cell office:value-type="float" office:value="30.5771873568484">
                <text:p>30.5771873568484</text:p>
              </table:table-cell>
              <table:table-cell office:value-type="float" office:value="-13.2075471698113">
                <text:p>-13.207547169811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1313497822932">
                <text:p>-13.1313497822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3.4281650023796">
                <text:p>-13.4281650023796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3853410740203">
                <text:p>-13.3853410740203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5377358490566">
                <text:p>-13.53773584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.8212938900124">
                <text:p>-13.8212938900124</text:p>
              </table:table-cell>
              <table:table-cell office:value-type="float" office:value="31.539166284929">
                <text:p>31.539166284929</text:p>
              </table:table-cell>
              <table:table-cell office:value-type="float" office:value="-13.6393323657475">
                <text:p>-13.6393323657475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-13.9187227866473">
                <text:p>-13.9187227866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4.2135766910861">
                <text:p>-14.2135766910861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8171262699565">
                <text:p>-13.8171262699565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-14.3251088534107">
                <text:p>-14.3251088534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4.6050282417045">
                <text:p>-14.6050282417045</text:p>
              </table:table-cell>
              <table:table-cell office:value-type="float" office:value="32.524049473202">
                <text:p>32.524049473202</text:p>
              </table:table-cell>
              <table:table-cell office:value-type="float" office:value="-14.0203193033382">
                <text:p>-14.0203193033382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-14.7060957910015">
                <text:p>-14.7060957910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4.995662808935">
                <text:p>-14.995662808935</text:p>
              </table:table-cell>
              <table:table-cell office:value-type="float" office:value="33.0050389372423">
                <text:p>33.0050389372423</text:p>
              </table:table-cell>
              <table:table-cell office:value-type="float" office:value="-14.2235123367199">
                <text:p>-14.2235123367199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0870827285922">
                <text:p>-15.0870827285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5.3854941199955">
                <text:p>-15.3854941199955</text:p>
              </table:table-cell>
              <table:table-cell office:value-type="float" office:value="33.5547411818598">
                <text:p>33.5547411818598</text:p>
              </table:table-cell>
              <table:table-cell office:value-type="float" office:value="-14.4267053701016">
                <text:p>-14.4267053701016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-15.4934687953556">
                <text:p>-15.4934687953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5.774535388791">
                <text:p>-15.774535388791</text:p>
              </table:table-cell>
              <table:table-cell office:value-type="float" office:value="33.9899221255153">
                <text:p>33.9899221255153</text:p>
              </table:table-cell>
              <table:table-cell office:value-type="float" office:value="-14.655297532656">
                <text:p>-14.655297532656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5.8490566037736">
                <text:p>-15.8490566037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6.1627993423731">
                <text:p>-16.1627993423731</text:p>
              </table:table-cell>
              <table:table-cell office:value-type="float" office:value="34.5396243701328">
                <text:p>34.5396243701328</text:p>
              </table:table-cell>
              <table:table-cell office:value-type="float" office:value="-14.8838896952105">
                <text:p>-14.8838896952105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255442670537">
                <text:p>-16.255442670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6.5502982421025">
                <text:p>-16.5502982421025</text:p>
              </table:table-cell>
              <table:table-cell office:value-type="float" office:value="34.9977095739808">
                <text:p>34.9977095739808</text:p>
              </table:table-cell>
              <table:table-cell office:value-type="float" office:value="-15.010885341074">
                <text:p>-15.010885341074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-16.6364296081277">
                <text:p>-16.6364296081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6.9370439031161">
                <text:p>-16.9370439031161</text:p>
              </table:table-cell>
              <table:table-cell office:value-type="float" office:value="35.5474118185983">
                <text:p>35.5474118185983</text:p>
              </table:table-cell>
              <table:table-cell office:value-type="float" office:value="-15.3410740203193">
                <text:p>-15.3410740203193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-17.0428156748911">
                <text:p>-17.0428156748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7.3230477160251">
                <text:p>-17.3230477160251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5696661828737">
                <text:p>-15.5696661828737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7.3984034833091">
                <text:p>-17.3984034833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7.7083206624775">
                <text:p>-17.7083206624775</text:p>
              </table:table-cell>
              <table:table-cell office:value-type="float" office:value="36.5551992670637">
                <text:p>36.5551992670637</text:p>
              </table:table-cell>
              <table:table-cell office:value-type="float" office:value="-15.72206095791">
                <text:p>-15.72206095791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7.7793904208999">
                <text:p>-17.7793904208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8.0928733317619">
                <text:p>-18.0928733317619</text:p>
              </table:table-cell>
              <table:table-cell office:value-type="float" office:value="37.0132844709116">
                <text:p>37.0132844709116</text:p>
              </table:table-cell>
              <table:table-cell office:value-type="float" office:value="-15.9252539912917">
                <text:p>-15.9252539912917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-18.1857764876633">
                <text:p>-18.1857764876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8.4767159367899">
                <text:p>-18.4767159367899</text:p>
              </table:table-cell>
              <table:table-cell office:value-type="float" office:value="37.5400824553367">
                <text:p>37.5400824553367</text:p>
              </table:table-cell>
              <table:table-cell office:value-type="float" office:value="-16.2046444121916">
                <text:p>-16.204644412191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-18.5413642960813">
                <text:p>-18.5413642960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8.8598583277909">
                <text:p>-18.8598583277909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6.3570391872279">
                <text:p>-16.3570391872279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-18.922351233672">
                <text:p>-18.922351233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9.2423100045453">
                <text:p>-19.2423100045453</text:p>
              </table:table-cell>
              <table:table-cell office:value-type="float" office:value="38.250114521301">
                <text:p>38.250114521301</text:p>
              </table:table-cell>
              <table:table-cell office:value-type="float" office:value="-16.4586357039187">
                <text:p>-16.458635703918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-19.3033381712627">
                <text:p>-19.30333817126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9.6240801307659">
                <text:p>-19.6240801307659</text:p>
              </table:table-cell>
              <table:table-cell office:value-type="float" office:value="38.5707741639945">
                <text:p>38.5707741639945</text:p>
              </table:table-cell>
              <table:table-cell office:value-type="float" office:value="-16.611030478955">
                <text:p>-16.611030478955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-19.6589259796807">
                <text:p>-19.6589259796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0.0051775436183">
                <text:p>-20.0051775436183</text:p>
              </table:table-cell>
              <table:table-cell office:value-type="float" office:value="38.7998167659185">
                <text:p>38.7998167659185</text:p>
              </table:table-cell>
              <table:table-cell office:value-type="float" office:value="-16.7634252539913">
                <text:p>-16.7634252539913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20.0653120464441">
                <text:p>-20.0653120464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0.3856107670761">
                <text:p>-20.385610767076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8904208998549">
                <text:p>-16.8904208998549</text:p>
              </table:table-cell>
              <table:table-cell office:value-type="float" office:value="50">
                <text:p>50</text:p>
              </table:table-cell>
              <table:table-cell office:value-type="float" office:value="-20.3955007256894">
                <text:p>-20.3955007256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2808062299588">
                <text:p>39.2808062299588</text:p>
              </table:table-cell>
              <table:table-cell office:value-type="float" office:value="-16.9920174165457">
                <text:p>-16.992017416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098488318827">
                <text:p>39.5098488318827</text:p>
              </table:table-cell>
              <table:table-cell office:value-type="float" office:value="-17.0936139332366">
                <text:p>-17.093613933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7159871736143">
                <text:p>39.7159871736143</text:p>
              </table:table-cell>
              <table:table-cell office:value-type="float" office:value="-17.1190130624093">
                <text:p>-17.11901306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990838295923">
                <text:p>39.990838295923</text:p>
              </table:table-cell>
              <table:table-cell office:value-type="float" office:value="-17.1698113207547">
                <text:p>-17.169811320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2427851580394">
                <text:p>40.2427851580394</text:p>
              </table:table-cell>
              <table:table-cell office:value-type="float" office:value="-17.2968069666183">
                <text:p>-17.296806966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176362803481">
                <text:p>40.5176362803481</text:p>
              </table:table-cell>
              <table:table-cell office:value-type="float" office:value="-17.5253991291727">
                <text:p>-17.525399129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7237746220797">
                <text:p>40.7237746220797</text:p>
              </table:table-cell>
              <table:table-cell office:value-type="float" office:value="-17.7031930333817">
                <text:p>-17.703193033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986257443885">
                <text:p>40.9986257443885</text:p>
              </table:table-cell>
              <table:table-cell office:value-type="float" office:value="-17.7793904208999">
                <text:p>-17.779390420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20476408612">
                <text:p>41.20476408612</text:p>
              </table:table-cell>
              <table:table-cell office:value-type="float" office:value="-17.7539912917271">
                <text:p>-17.753991291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254237288136">
                <text:p>41.5254237288136</text:p>
              </table:table-cell>
              <table:table-cell office:value-type="float" office:value="-17.855587808418">
                <text:p>-17.85558780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773705909299">
                <text:p>41.7773705909299</text:p>
              </table:table-cell>
              <table:table-cell office:value-type="float" office:value="-18.0841799709724">
                <text:p>-18.084179970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896472743931">
                <text:p>42.1896472743931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957856161246">
                <text:p>42.3957856161246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935409986258">
                <text:p>42.6935409986258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767750801649">
                <text:p>42.8767750801649</text:p>
              </table:table-cell>
              <table:table-cell office:value-type="float" office:value="-18.1857764876633">
                <text:p>-18.185776487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203389830509">
                <text:p>43.2203389830509</text:p>
              </table:table-cell>
              <table:table-cell office:value-type="float" office:value="-18.4905660377359">
                <text:p>-18.490566037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951901053596">
                <text:p>43.4951901053596</text:p>
              </table:table-cell>
              <table:table-cell office:value-type="float" office:value="-18.8461538461538">
                <text:p>-18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555199267064">
                <text:p>43.6555199267064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616582684379">
                <text:p>43.8616582684379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219880897847">
                <text:p>44.0219880897847</text:p>
              </table:table-cell>
              <table:table-cell office:value-type="float" office:value="-18.9477503628447">
                <text:p>-18.947750362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594136509391">
                <text:p>44.1594136509391</text:p>
              </table:table-cell>
              <table:table-cell office:value-type="float" office:value="-18.8715529753266">
                <text:p>-18.871552975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968392120935">
                <text:p>44.2968392120935</text:p>
              </table:table-cell>
              <table:table-cell office:value-type="float" office:value="-18.7699564586357">
                <text:p>-18.769956458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02977553825">
                <text:p>44.502977553825</text:p>
              </table:table-cell>
              <table:table-cell office:value-type="float" office:value="-18.7953555878084">
                <text:p>-18.795355587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091158955566">
                <text:p>44.7091158955566</text:p>
              </table:table-cell>
              <table:table-cell office:value-type="float" office:value="-19.0493468795356">
                <text:p>-19.049346879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465414567109">
                <text:p>44.8465414567109</text:p>
              </table:table-cell>
              <table:table-cell office:value-type="float" office:value="-19.3287373004354">
                <text:p>-19.328737300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068712780577">
                <text:p>45.0068712780577</text:p>
              </table:table-cell>
              <table:table-cell office:value-type="float" office:value="-19.5827285921626">
                <text:p>-19.582728592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130096197893">
                <text:p>45.2130096197893</text:p>
              </table:table-cell>
              <table:table-cell office:value-type="float" office:value="-19.8367198838897">
                <text:p>-19.836719883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504351809437">
                <text:p>45.3504351809437</text:p>
              </table:table-cell>
              <table:table-cell office:value-type="float" office:value="-19.989114658926">
                <text:p>-19.98911465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565735226752">
                <text:p>45.5565735226752</text:p>
              </table:table-cell>
              <table:table-cell office:value-type="float" office:value="-19.7859216255443">
                <text:p>-19.785921625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856161245992">
                <text:p>45.7856161245992</text:p>
              </table:table-cell>
              <table:table-cell office:value-type="float" office:value="-19.5573294629898">
                <text:p>-19.557329462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146587265231">
                <text:p>46.0146587265231</text:p>
              </table:table-cell>
              <table:table-cell office:value-type="float" office:value="-19.3795355587808">
                <text:p>-19.379535558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978928080623">
                <text:p>46.1978928080623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582226294091">
                <text:p>46.3582226294091</text:p>
              </table:table-cell>
              <table:table-cell office:value-type="float" office:value="-20.0399129172714">
                <text:p>-20.039912917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414567109482">
                <text:p>46.5414567109482</text:p>
              </table:table-cell>
              <table:table-cell office:value-type="float" office:value="-20.522496371553">
                <text:p>-20.52249637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01786532295">
                <text:p>46.701786532295</text:p>
              </table:table-cell>
              <table:table-cell office:value-type="float" office:value="-20.8526850507983">
                <text:p>-20.852685050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850206138342">
                <text:p>46.8850206138342</text:p>
              </table:table-cell>
              <table:table-cell office:value-type="float" office:value="-20.9542815674891">
                <text:p>-20.954281567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224461749886">
                <text:p>47.0224461749886</text:p>
              </table:table-cell>
              <table:table-cell office:value-type="float" office:value="-20.8018867924528">
                <text:p>-20.8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598717361429">
                <text:p>47.1598717361429</text:p>
              </table:table-cell>
              <table:table-cell office:value-type="float" office:value="-20.4970972423803">
                <text:p>-20.497097242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202015574897">
                <text:p>47.3202015574897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034356390289">
                <text:p>47.5034356390289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095739807604">
                <text:p>47.7095739807604</text:p>
              </table:table-cell>
              <table:table-cell office:value-type="float" office:value="-19.8621190130624">
                <text:p>-19.862119013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15712322492">
                <text:p>47.915712322492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989464040312">
                <text:p>48.0989464040312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050847457627">
                <text:p>48.3050847457627</text:p>
              </table:table-cell>
              <table:table-cell office:value-type="float" office:value="-21.5638606676343">
                <text:p>-21.563860667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341273476867">
                <text:p>48.5341273476867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944571690334">
                <text:p>48.6944571690334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547869903802">
                <text:p>48.8547869903802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922125515346">
                <text:p>48.9922125515346</text:p>
              </table:table-cell>
              <table:table-cell office:value-type="float" office:value="-19.7097242380261">
                <text:p>-19.709724238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754466330738">
                <text:p>49.1754466330738</text:p>
              </table:table-cell>
              <table:table-cell office:value-type="float" office:value="-19.9637155297533">
                <text:p>-19.96371552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44159413651">
                <text:p>49.244159413651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586807146129">
                <text:p>49.3586807146129</text:p>
              </table:table-cell>
              <table:table-cell office:value-type="float" office:value="-21.3606676342525">
                <text:p>-21.360667634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190105359597">
                <text:p>49.5190105359597</text:p>
              </table:table-cell>
              <table:table-cell office:value-type="float" office:value="-22.2242380261248">
                <text:p>-22.224238026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106275767293">
                <text:p>49.6106275767293</text:p>
              </table:table-cell>
              <table:table-cell office:value-type="float" office:value="-22.656023222061">
                <text:p>-22.6560232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709573980761">
                <text:p>49.7709573980761</text:p>
              </table:table-cell>
              <table:table-cell office:value-type="float" office:value="-22.7830188679245">
                <text:p>-22.7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083829592304">
                <text:p>49.9083829592304</text:p>
              </table:table-cell>
              <table:table-cell office:value-type="float" office:value="-22.5544267053701">
                <text:p>-22.554426705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770957398076">
                <text:p>49.9770957398076</text:p>
              </table:table-cell>
              <table:table-cell office:value-type="float" office:value="-21.9702467343977">
                <text:p>-21.97024673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chart:axis-position="-0.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-0.25" chart:maximum="0.25" chart:origin="-0.25" chart:interval-major="0.05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8000">
      <style:chart-properties chart:symbol-type="named-symbol" chart:symbol-name="star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legend chart:legend-position="end" svg:x="11.941cm" svg:y="3.948cm" style:legend-expansion="high" chart:style-name="ch2"/>
        <chart:plot-area chart:style-name="ch3" table:cell-range-address="Sheet1.O123:Sheet1.O173 Sheet1.R122:Sheet1.R173 Sheet1.O1:Sheet1.O1 Sheet1.O3:Sheet1.O53" chart:data-source-has-labels="row" svg:x="1.55cm" svg:y="0.851cm" svg:width="9.751cm" svg:height="6.762cm">
          <chartooo:coordinate-region svg:x="2.604cm" svg:y="1.077cm" svg:width="8.458cm" svg:height="5.986cm"/>
          <chart:axis chart:dimension="x" chart:name="primary-x" chart:style-name="ch4">
            <chart:title svg:x="4.715cm" svg:y="7.793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792cm" chart:style-name="ch8">
              <text:p>error</text:p>
            </chart:title>
            <chart:grid chart:style-name="ch6" chart:class="major"/>
          </chart:axis>
          <chart:series chart:style-name="ch9" chart:values-cell-range-address="Sheet1.R123:Sheet1.R173" chart:label-cell-address="Sheet1.R122:Sheet1.R122" chart:class="chart:scatter">
            <chart:domain table:cell-range-address="Sheet1.O123:Sheet1.O173"/>
            <chart:data-point chart:repeated="51"/>
          </chart:series>
          <chart:series chart:style-name="ch10" chart:values-cell-range-address="Sheet1.O3:Sheet1.O53" chart:label-cell-address="Sheet1.O1:Sheet1.O1" chart:class="chart:scatter">
            <chart:domain table:cell-range-address="Sheet1.J3:Sheet1.J53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error - OpenParEM2D</text:p>
                <draw:g>
                  <svg:desc>Sheet1.R122:Sheet1.R12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error - Simonovich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O123:Sheet1.O173</svg:desc>
                </draw:g>
              </table:table-cell>
              <table:table-cell office:value-type="float" office:value="0.203215577566664">
                <text:p>0.203215577566664</text:p>
                <draw:g>
                  <svg:desc>Sheet1.R123:Sheet1.R173</svg:desc>
                </draw:g>
              </table:table-cell>
              <table:table-cell office:value-type="float" office:value="0.297755382501145">
                <text:p>0.297755382501145</text:p>
                <draw:g>
                  <svg:desc>Sheet1.J3:Sheet1.J53</svg:desc>
                </draw:g>
              </table:table-cell>
              <table:table-cell office:value-type="float" office:value="0.153846153846154">
                <text:p>0.153846153846154</text:p>
                <draw:g>
                  <svg:desc>Sheet1.O3:Sheet1.O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28835738533608">
                <text:p>-0.028835738533608</text:p>
              </table:table-cell>
              <table:table-cell office:value-type="float" office:value="0.984883188273019">
                <text:p>0.984883188273019</text:p>
              </table:table-cell>
              <table:table-cell office:value-type="float" office:value="0.0416666666666664">
                <text:p>0.0416666666666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9111378986856">
                <text:p>0.00059111378986856</text:p>
              </table:table-cell>
              <table:table-cell office:value-type="float" office:value="1.96976637654604">
                <text:p>1.96976637654604</text:p>
              </table:table-cell>
              <table:table-cell office:value-type="float" office:value="0.0232558139534885">
                <text:p>0.023255813953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433526878746503">
                <text:p>-0.0433526878746503</text:p>
              </table:table-cell>
              <table:table-cell office:value-type="float" office:value="3.00045808520385">
                <text:p>3.00045808520385</text:p>
              </table:table-cell>
              <table:table-cell office:value-type="float" office:value="-0.0517241379310347">
                <text:p>-0.0517241379310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36264879162761">
                <text:p>-0.036264879162761</text:p>
              </table:table-cell>
              <table:table-cell office:value-type="float" office:value="3.98534127347687">
                <text:p>3.98534127347687</text:p>
              </table:table-cell>
              <table:table-cell office:value-type="float" office:value="-0.0399999999999999">
                <text:p>-0.039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409320172951471">
                <text:p>-0.0409320172951471</text:p>
              </table:table-cell>
              <table:table-cell office:value-type="float" office:value="5.01603298213468">
                <text:p>5.01603298213468</text:p>
              </table:table-cell>
              <table:table-cell office:value-type="float" office:value="-0.0439560439560441">
                <text:p>-0.0439560439560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144443565608626">
                <text:p>-0.0144443565608626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0.0272727272727272">
                <text:p>-0.0272727272727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185978243402702">
                <text:p>-0.0185978243402702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0.0238095238095239">
                <text:p>-0.0238095238095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284147722138447">
                <text:p>-0.0284147722138447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0.0354609929078015">
                <text:p>-0.0354609929078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227216994490976">
                <text:p>-0.0227216994490976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0.0379746835443039">
                <text:p>-0.0379746835443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77252391704673">
                <text:p>-0.0177252391704673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0.0285714285714286">
                <text:p>-0.0285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32701878833186">
                <text:p>-0.0132701878833186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0.0260416666666669">
                <text:p>-0.026041666666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9962897888737">
                <text:p>-0.0189962897888737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0.0289855072463769">
                <text:p>-0.0289855072463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236864275500739">
                <text:p>-0.0236864275500739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0.0315315315315315">
                <text:p>-0.0315315315315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217741313440591">
                <text:p>-0.00217741313440591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0.0123456790123456">
                <text:p>-0.0123456790123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677026574356121">
                <text:p>-0.00677026574356121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0.0155038759689922">
                <text:p>-0.0155038759689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106711902776948">
                <text:p>-0.0106711902776948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0.0183150183150185">
                <text:p>-0.0183150183150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700131603053814">
                <text:p>-0.00700131603053814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0.0206896551724138">
                <text:p>-0.0206896551724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686186452035854">
                <text:p>-0.00686186452035854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0.0163398692810455">
                <text:p>-0.0163398692810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0378685338142016">
                <text:p>-0.00037868533814201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0.0123456790123459">
                <text:p>-0.0123456790123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324650080025532">
                <text:p>-0.00324650080025532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0.00884955752212393">
                <text:p>-0.00884955752212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826035733222013">
                <text:p>0.00826035733222013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08358876868881">
                <text:p>0.0108358876868881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32948494710632">
                <text:p>0.0132948494710632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0.00508905852417311">
                <text:p>0.00508905852417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80443787841876">
                <text:p>0.0180443787841876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0.00729927007299273">
                <text:p>0.00729927007299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56043778450822">
                <text:p>0.015604377845082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0.00704225352112662">
                <text:p>0.00704225352112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22869210111205">
                <text:p>0.0222869210111205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0.0134831460674159">
                <text:p>0.0134831460674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21823343425332">
                <text:p>0.022182334342533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0.015184381778742">
                <text:p>0.015184381778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01088342196777">
                <text:p>0.0201088342196777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0.0105042016806722">
                <text:p>0.01050420168067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41987330732929">
                <text:p>0.0241987330732929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0.0161943319838056">
                <text:p>0.0161943319838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0711796531706">
                <text:p>0.028071179653170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62351539600225">
                <text:p>0.0262351539600225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0.018975332068311">
                <text:p>0.018975332068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150663168116">
                <text:p>0.028150663168116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0.0202205882352942">
                <text:p>0.0202205882352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2784193654538">
                <text:p>0.0282784193654538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0.0214285714285713">
                <text:p>0.0214285714285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0140694215569">
                <text:p>0.030140694215569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0.0225303292894281">
                <text:p>0.0225303292894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7037519116811">
                <text:p>0.027037519116811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0.0203045685279187">
                <text:p>0.0203045685279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368667746114003">
                <text:p>0.0368667746114003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0.0309951060358891">
                <text:p>0.0309951060358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338933288970714">
                <text:p>0.0338933288970714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0.0271132376395535">
                <text:p>0.027113237639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56118116346915">
                <text:p>0.0356118116346915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0.0310559006211182">
                <text:p>0.0310559006211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430789476352261">
                <text:p>0.043078947635226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60815309544688">
                <text:p>0.0360815309544688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0.0310650887573964">
                <text:p>0.0310650887573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73776939390227">
                <text:p>0.0473776939390227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0.0414285714285713">
                <text:p>0.0414285714285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52731755845931">
                <text:p>0.052731755845931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0.048611111111111">
                <text:p>0.0486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330070983596575">
                <text:p>0.0330070983596575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0.0291262135922329">
                <text:p>0.0291262135922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451176004914624">
                <text:p>0.0451176004914624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0.0402144772117962">
                <text:p>0.0402144772117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564789860701706">
                <text:p>0.056478986070170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0.0531776913099872">
                <text:p>0.0531776913099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68157732373747">
                <text:p>0.0268157732373747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0.0235910878112714">
                <text:p>0.0235910878112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749728523892037">
                <text:p>0.074972852389203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0.0720390720390721">
                <text:p>0.07203907203907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473143413706056">
                <text:p>0.0473143413706056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0.0456226880394573">
                <text:p>0.0456226880394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149902303058171">
                <text:p>-0.0149902303058171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0.0180412371134021">
                <text:p>-0.0180412371134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721264529469553">
                <text:p>0.0721264529469553</text:p>
              </table:table-cell>
              <table:table-cell office:value-type="float" office:value="50">
                <text:p>50</text:p>
              </table:table-cell>
              <table:table-cell office:value-type="float" office:value="0.0716763005780347">
                <text:p>0.07167630057803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chart:axis-position="-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-25" chart:maximum="-0" chart:origin="-25" chart:interval-major="5" chart:interval-minor-divisor="5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8000">
      <style:chart-properties chart:symbol-type="named-symbol" chart:symbol-name="plus" chart:symbol-width="0.15cm" chart:symbol-height="0.15cm"/>
      <style:graphic-properties draw:stroke="none" svg:stroke-width="0.08cm" svg:stroke-color="#ff6600" draw:fill-color="#ff6600"/>
      <style:text-properties fo:font-size="10pt" style:font-size-asian="10pt" style:font-size-complex="10pt"/>
    </style:style>
    <style:style style:name="ch10" style:family="chart" style:data-style-name="N8000">
      <style:chart-properties chart:symbol-type="non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0.502cm" svg:y="3.702cm" style:legend-expansion="high" chart:style-name="ch2"/>
        <chart:plot-area chart:style-name="ch3" table:cell-range-address="zoomed.O125:zoomed.P175 zoomed.A123:zoomed.A123 zoomed.A3:zoomed.A3 zoomed.E5:zoomed.E113 zoomed.G3:zoomed.G3 zoomed.K5:zoomed.K55" chart:data-source-has-labels="row" svg:x="1.55cm" svg:y="0.851cm" svg:width="8.312cm" svg:height="6.769cm">
          <chartooo:coordinate-region svg:x="2.26cm" svg:y="1.077cm" svg:width="7.363cm" svg:height="5.993cm"/>
          <chart:axis chart:dimension="x" chart:name="primary-x" chart:style-name="ch4">
            <chart:title svg:x="3.996cm" svg:y="7.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117cm" chart:style-name="ch8">
              <text:p>Insertion Loss, dB</text:p>
            </chart:title>
            <chart:grid chart:style-name="ch6" chart:class="major"/>
          </chart:axis>
          <chart:series chart:style-name="ch9" chart:values-cell-range-address="zoomed.P125:zoomed.P175" chart:label-cell-address="zoomed.A123:zoomed.A123" chart:class="chart:scatter">
            <chart:domain table:cell-range-address="zoomed.O125:zoomed.O175"/>
            <chart:data-point chart:repeated="51"/>
          </chart:series>
          <chart:series chart:style-name="ch10" chart:values-cell-range-address="zoomed.E5:zoomed.E113" chart:label-cell-address="zoomed.A3:zoomed.A3" chart:class="chart:scatter">
            <chart:domain table:cell-range-address="zoomed.D5:zoomed.D113"/>
            <chart:data-point chart:repeated="109"/>
          </chart:series>
          <chart:series chart:style-name="ch11" chart:values-cell-range-address="zoomed.K5:zoomed.K55" chart:label-cell-address="zoomed.G3:zoomed.G3" chart:class="chart:scatter">
            <chart:domain table:cell-range-address="zoomed.J5:zoomed.J55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Simulated - OpenParEM2D</text:p>
                <draw:g>
                  <svg:desc>zoomed.A123:zoomed.A12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easured - Simonovich</text:p>
                <draw:g>
                  <svg:desc>zoomed.A3:zoomed.A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imulated - Simonovich</text:p>
                <draw:g>
                  <svg:desc>zoomed.G3:zoomed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zoomed.O125:zoomed.O175</svg:desc>
                </draw:g>
              </table:table-cell>
              <table:table-cell office:value-type="float" office:value="-0.263089196086479">
                <text:p>-0.263089196086479</text:p>
                <draw:g>
                  <svg:desc>zoomed.P125:zoomed.P175</svg:desc>
                </draw:g>
              </table:table-cell>
              <table:table-cell office:value-type="float" office:value="0.3">
                <text:p>0.3</text:p>
                <draw:g>
                  <svg:desc>zoomed.D5:zoomed.D113</svg:desc>
                </draw:g>
              </table:table-cell>
              <table:table-cell office:value-type="float" office:value="-0.271">
                <text:p>-0.271</text:p>
                <draw:g>
                  <svg:desc>zoomed.E5:zoomed.E113</svg:desc>
                </draw:g>
              </table:table-cell>
              <table:table-cell office:value-type="float" office:value="0.3">
                <text:p>0.3</text:p>
                <draw:g>
                  <svg:desc>zoomed.J5:zoomed.J55</svg:desc>
                </draw:g>
              </table:table-cell>
              <table:table-cell office:value-type="float" office:value="-0.271">
                <text:p>-0.271</text:p>
                <draw:g>
                  <svg:desc>zoomed.K5:zoomed.K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627156763692475">
                <text:p>-0.627156763692475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  <table:table-cell office:value-type="float" office:value="0.99161">
                <text:p>0.99161</text:p>
              </table:table-cell>
              <table:table-cell office:value-type="float" office:value="-0.6367">
                <text:p>-0.6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09151696208001">
                <text:p>-1.09151696208001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  <table:table-cell office:value-type="float" office:value="2.0012">
                <text:p>2.0012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3701448213755">
                <text:p>-1.53701448213755</text:p>
              </table:table-cell>
              <table:table-cell office:value-type="float" office:value="3.00779">
                <text:p>3.00779</text:p>
              </table:table-cell>
              <table:table-cell office:value-type="float" office:value="-1.54">
                <text:p>-1.54</text:p>
              </table:table-cell>
              <table:table-cell office:value-type="float" office:value="3.0018">
                <text:p>3.0018</text:p>
              </table:table-cell>
              <table:table-cell office:value-type="float" office:value="-1.5633">
                <text:p>-1.5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97401691422514">
                <text:p>-1.97401691422514</text:p>
              </table:table-cell>
              <table:table-cell office:value-type="float" office:value="4.00839">
                <text:p>4.00839</text:p>
              </table:table-cell>
              <table:table-cell office:value-type="float" office:value="-1.94">
                <text:p>-1.94</text:p>
              </table:table-cell>
              <table:table-cell office:value-type="float" office:value="4.00839">
                <text:p>4.00839</text:p>
              </table:table-cell>
              <table:table-cell office:value-type="float" office:value="-2.0167">
                <text:p>-2.0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40592777582369">
                <text:p>-2.40592777582369</text:p>
              </table:table-cell>
              <table:table-cell office:value-type="float" office:value="5.01498">
                <text:p>5.01498</text:p>
              </table:table-cell>
              <table:table-cell office:value-type="float" office:value="-2.3367">
                <text:p>-2.3367</text:p>
              </table:table-cell>
              <table:table-cell office:value-type="float" office:value="5">
                <text:p>5</text:p>
              </table:table-cell>
              <table:table-cell office:value-type="float" office:value="-2.46">
                <text:p>-2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83426035759022">
                <text:p>-2.83426035759022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79390420899855">
                <text:p>-2.79390420899855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2.87010159651669">
                <text:p>-2.87010159651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25980871214847">
                <text:p>-3.25980871214847</text:p>
              </table:table-cell>
              <table:table-cell office:value-type="float" office:value="6.98579935868072">
                <text:p>6.98579935868072</text:p>
              </table:table-cell>
              <table:table-cell office:value-type="float" office:value="-3.20029027576197">
                <text:p>-3.20029027576197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3.27648766328012">
                <text:p>-3.27648766328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.68303838960473">
                <text:p>-3.68303838960473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58127721335269">
                <text:p>-3.58127721335269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3.70827285921626">
                <text:p>-3.70827285921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10424600722316">
                <text:p>-4.10424600722316</text:p>
              </table:table-cell>
              <table:table-cell office:value-type="float" office:value="8.97846999541915">
                <text:p>8.97846999541915</text:p>
              </table:table-cell>
              <table:table-cell office:value-type="float" office:value="-4.01306240928883">
                <text:p>-4.01306240928883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4.16545718432511">
                <text:p>-4.16545718432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.52363359210386">
                <text:p>-4.52363359210386</text:p>
              </table:table-cell>
              <table:table-cell office:value-type="float" office:value="9.96335318369217">
                <text:p>9.96335318369217</text:p>
              </table:table-cell>
              <table:table-cell office:value-type="float" office:value="-4.44484760522496">
                <text:p>-4.44484760522496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4.57184325108853">
                <text:p>-4.57184325108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4.94134663467047">
                <text:p>-4.94134663467047</text:p>
              </table:table-cell>
              <table:table-cell office:value-type="float" office:value="10.99404489235">
                <text:p>10.99404489235</text:p>
              </table:table-cell>
              <table:table-cell office:value-type="float" office:value="-4.8766328011611">
                <text:p>-4.8766328011611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5.00362844702467">
                <text:p>-5.00362844702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.35749500690885">
                <text:p>-5.35749500690885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25761973875181">
                <text:p>-5.25761973875181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5.4100145137881">
                <text:p>-5.4100145137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5.77216512486508">
                <text:p>-5.77216512486508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63860667634253">
                <text:p>-5.63860667634253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5.81640058055153">
                <text:p>-5.8164005805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6.18542735755307">
                <text:p>-6.18542735755307</text:p>
              </table:table-cell>
              <table:table-cell office:value-type="float" office:value="13.9945029775538">
                <text:p>13.9945029775538</text:p>
              </table:table-cell>
              <table:table-cell office:value-type="float" office:value="-6.17198838896952">
                <text:p>-6.17198838896952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6.24818577648766">
                <text:p>-6.24818577648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6.59734071093205">
                <text:p>-6.59734071093205</text:p>
              </table:table-cell>
              <table:table-cell office:value-type="float" office:value="14.9793861658268">
                <text:p>14.9793861658268</text:p>
              </table:table-cell>
              <table:table-cell office:value-type="float" office:value="-6.55297532656023">
                <text:p>-6.55297532656023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6.65457184325109">
                <text:p>-6.65457184325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7.00795589485005">
                <text:p>-7.00795589485005</text:p>
              </table:table-cell>
              <table:table-cell office:value-type="float" office:value="15.9642693540999">
                <text:p>15.9642693540999</text:p>
              </table:table-cell>
              <table:table-cell office:value-type="float" office:value="-6.93396226415094">
                <text:p>-6.93396226415094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7.06095791001452">
                <text:p>-7.0609579100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7.41731738585629">
                <text:p>-7.41731738585629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36574746008708">
                <text:p>-7.36574746008708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7.51814223512337">
                <text:p>-7.51814223512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7.82546485414589">
                <text:p>-7.82546485414589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77213352685051">
                <text:p>-7.77213352685051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7.89912917271408">
                <text:p>-7.89912917271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8.23243417397281">
                <text:p>-8.23243417397281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22931785195936">
                <text:p>-8.2293178519593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8.33091436865022">
                <text:p>-8.33091436865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8.63825815093979">
                <text:p>-8.63825815093979</text:p>
              </table:table-cell>
              <table:table-cell office:value-type="float" office:value="19.9954191479615">
                <text:p>19.9954191479615</text:p>
              </table:table-cell>
              <table:table-cell office:value-type="float" office:value="-8.61030478955007">
                <text:p>-8.61030478955007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8.68650217706822">
                <text:p>-8.68650217706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9.04296706104547">
                <text:p>-9.04296706104547</text:p>
              </table:table-cell>
              <table:table-cell office:value-type="float" office:value="21.0261108566193">
                <text:p>21.0261108566193</text:p>
              </table:table-cell>
              <table:table-cell office:value-type="float" office:value="-9.11828737300436">
                <text:p>-9.11828737300436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-9.11828737300436">
                <text:p>-9.11828737300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9.44658905518182">
                <text:p>-9.44658905518182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-9.55007256894049">
                <text:p>-9.55007256894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9.84915046845104">
                <text:p>-9.84915046845104</text:p>
              </table:table-cell>
              <table:table-cell office:value-type="float" office:value="22.972972972973">
                <text:p>22.972972972973</text:p>
              </table:table-cell>
              <table:table-cell office:value-type="float" office:value="-9.98185776487664">
                <text:p>-9.98185776487664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-9.93105950653121">
                <text:p>-9.93105950653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0.2506760603697">
                <text:p>-10.2506760603697</text:p>
              </table:table-cell>
              <table:table-cell office:value-type="float" office:value="23.9807604214384">
                <text:p>23.9807604214384</text:p>
              </table:table-cell>
              <table:table-cell office:value-type="float" office:value="-10.4390420899855">
                <text:p>-10.4390420899855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-10.3628447024673">
                <text:p>-10.3628447024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0.6511892063351">
                <text:p>-10.6511892063351</text:p>
              </table:table-cell>
              <table:table-cell office:value-type="float" office:value="25.0114521300962">
                <text:p>25.0114521300962</text:p>
              </table:table-cell>
              <table:table-cell office:value-type="float" office:value="-10.8200290275762">
                <text:p>-10.820029027576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-10.7438316400581">
                <text:p>-10.7438316400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1.0507120502553">
                <text:p>-11.0507120502553</text:p>
              </table:table-cell>
              <table:table-cell office:value-type="float" office:value="25.9963353183692">
                <text:p>25.9963353183692</text:p>
              </table:table-cell>
              <table:table-cell office:value-type="float" office:value="-11.3026124818578">
                <text:p>-11.3026124818578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-11.1502177068215">
                <text:p>-11.1502177068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1.4492656279994">
                <text:p>-11.4492656279994</text:p>
              </table:table-cell>
              <table:table-cell office:value-type="float" office:value="27.0041227668346">
                <text:p>27.0041227668346</text:p>
              </table:table-cell>
              <table:table-cell office:value-type="float" office:value="-11.7089985486212">
                <text:p>-11.708998548621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-11.5312046444122">
                <text:p>-11.53120464441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1.8468699723514">
                <text:p>-11.8468699723514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2.0899854862119">
                <text:p>-12.0899854862119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-11.9629898403483">
                <text:p>-11.9629898403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2.2435441982313">
                <text:p>-12.2435441982313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5471698113208">
                <text:p>-12.5471698113208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-12.343976777939">
                <text:p>-12.343976777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2.6393065751924">
                <text:p>-12.6393065751924</text:p>
              </table:table-cell>
              <table:table-cell office:value-type="float" office:value="29.9816765918461">
                <text:p>29.9816765918461</text:p>
              </table:table-cell>
              <table:table-cell office:value-type="float" office:value="-13.0043541364296">
                <text:p>-13.004354136429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-12.7249637155298">
                <text:p>-12.7249637155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3.034174590136">
                <text:p>-13.034174590136</text:p>
              </table:table-cell>
              <table:table-cell office:value-type="float" office:value="30.5771873568484">
                <text:p>30.5771873568484</text:p>
              </table:table-cell>
              <table:table-cell office:value-type="float" office:value="-13.2075471698113">
                <text:p>-13.2075471698113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1313497822932">
                <text:p>-13.1313497822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3.4281650023796">
                <text:p>-13.4281650023796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-13.3853410740203">
                <text:p>-13.3853410740203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5377358490566">
                <text:p>-13.53773584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.8212938900124">
                <text:p>-13.8212938900124</text:p>
              </table:table-cell>
              <table:table-cell office:value-type="float" office:value="31.539166284929">
                <text:p>31.539166284929</text:p>
              </table:table-cell>
              <table:table-cell office:value-type="float" office:value="-13.6393323657475">
                <text:p>-13.6393323657475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-13.9187227866473">
                <text:p>-13.9187227866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4.2135766910861">
                <text:p>-14.2135766910861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-13.8171262699565">
                <text:p>-13.8171262699565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-14.3251088534107">
                <text:p>-14.3251088534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4.6050282417045">
                <text:p>-14.6050282417045</text:p>
              </table:table-cell>
              <table:table-cell office:value-type="float" office:value="32.524049473202">
                <text:p>32.524049473202</text:p>
              </table:table-cell>
              <table:table-cell office:value-type="float" office:value="-14.0203193033382">
                <text:p>-14.0203193033382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-14.7060957910015">
                <text:p>-14.7060957910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4.995662808935">
                <text:p>-14.995662808935</text:p>
              </table:table-cell>
              <table:table-cell office:value-type="float" office:value="33.0050389372423">
                <text:p>33.0050389372423</text:p>
              </table:table-cell>
              <table:table-cell office:value-type="float" office:value="-14.2235123367199">
                <text:p>-14.2235123367199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0870827285922">
                <text:p>-15.0870827285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5.3854941199955">
                <text:p>-15.3854941199955</text:p>
              </table:table-cell>
              <table:table-cell office:value-type="float" office:value="33.5547411818598">
                <text:p>33.5547411818598</text:p>
              </table:table-cell>
              <table:table-cell office:value-type="float" office:value="-14.4267053701016">
                <text:p>-14.4267053701016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-15.4934687953556">
                <text:p>-15.4934687953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5.774535388791">
                <text:p>-15.774535388791</text:p>
              </table:table-cell>
              <table:table-cell office:value-type="float" office:value="33.9899221255153">
                <text:p>33.9899221255153</text:p>
              </table:table-cell>
              <table:table-cell office:value-type="float" office:value="-14.655297532656">
                <text:p>-14.655297532656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5.8490566037736">
                <text:p>-15.8490566037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6.1627993423731">
                <text:p>-16.1627993423731</text:p>
              </table:table-cell>
              <table:table-cell office:value-type="float" office:value="34.5396243701328">
                <text:p>34.5396243701328</text:p>
              </table:table-cell>
              <table:table-cell office:value-type="float" office:value="-14.8838896952105">
                <text:p>-14.8838896952105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255442670537">
                <text:p>-16.255442670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6.5502982421025">
                <text:p>-16.5502982421025</text:p>
              </table:table-cell>
              <table:table-cell office:value-type="float" office:value="34.9977095739808">
                <text:p>34.9977095739808</text:p>
              </table:table-cell>
              <table:table-cell office:value-type="float" office:value="-15.010885341074">
                <text:p>-15.010885341074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-16.6364296081277">
                <text:p>-16.6364296081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6.9370439031161">
                <text:p>-16.9370439031161</text:p>
              </table:table-cell>
              <table:table-cell office:value-type="float" office:value="35.5474118185983">
                <text:p>35.5474118185983</text:p>
              </table:table-cell>
              <table:table-cell office:value-type="float" office:value="-15.3410740203193">
                <text:p>-15.3410740203193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-17.0428156748911">
                <text:p>-17.0428156748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7.3230477160251">
                <text:p>-17.3230477160251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-15.5696661828737">
                <text:p>-15.5696661828737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7.3984034833091">
                <text:p>-17.3984034833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7.7083206624775">
                <text:p>-17.7083206624775</text:p>
              </table:table-cell>
              <table:table-cell office:value-type="float" office:value="36.5551992670637">
                <text:p>36.5551992670637</text:p>
              </table:table-cell>
              <table:table-cell office:value-type="float" office:value="-15.72206095791">
                <text:p>-15.72206095791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7.7793904208999">
                <text:p>-17.7793904208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8.0928733317619">
                <text:p>-18.0928733317619</text:p>
              </table:table-cell>
              <table:table-cell office:value-type="float" office:value="37.0132844709116">
                <text:p>37.0132844709116</text:p>
              </table:table-cell>
              <table:table-cell office:value-type="float" office:value="-15.9252539912917">
                <text:p>-15.9252539912917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-18.1857764876633">
                <text:p>-18.1857764876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8.4767159367899">
                <text:p>-18.4767159367899</text:p>
              </table:table-cell>
              <table:table-cell office:value-type="float" office:value="37.5400824553367">
                <text:p>37.5400824553367</text:p>
              </table:table-cell>
              <table:table-cell office:value-type="float" office:value="-16.2046444121916">
                <text:p>-16.204644412191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-18.5413642960813">
                <text:p>-18.5413642960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8.8598583277909">
                <text:p>-18.8598583277909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-16.3570391872279">
                <text:p>-16.3570391872279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-18.922351233672">
                <text:p>-18.922351233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9.2423100045453">
                <text:p>-19.2423100045453</text:p>
              </table:table-cell>
              <table:table-cell office:value-type="float" office:value="38.250114521301">
                <text:p>38.250114521301</text:p>
              </table:table-cell>
              <table:table-cell office:value-type="float" office:value="-16.4586357039187">
                <text:p>-16.458635703918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-19.3033381712627">
                <text:p>-19.30333817126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9.6240801307659">
                <text:p>-19.6240801307659</text:p>
              </table:table-cell>
              <table:table-cell office:value-type="float" office:value="38.5707741639945">
                <text:p>38.5707741639945</text:p>
              </table:table-cell>
              <table:table-cell office:value-type="float" office:value="-16.611030478955">
                <text:p>-16.611030478955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-19.6589259796807">
                <text:p>-19.65892597968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0.0051775436183">
                <text:p>-20.0051775436183</text:p>
              </table:table-cell>
              <table:table-cell office:value-type="float" office:value="38.7998167659185">
                <text:p>38.7998167659185</text:p>
              </table:table-cell>
              <table:table-cell office:value-type="float" office:value="-16.7634252539913">
                <text:p>-16.7634252539913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20.0653120464441">
                <text:p>-20.0653120464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0.3856107670761">
                <text:p>-20.385610767076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-16.8904208998549">
                <text:p>-16.8904208998549</text:p>
              </table:table-cell>
              <table:table-cell office:value-type="float" office:value="50">
                <text:p>50</text:p>
              </table:table-cell>
              <table:table-cell office:value-type="float" office:value="-20.3955007256894">
                <text:p>-20.3955007256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2808062299588">
                <text:p>39.2808062299588</text:p>
              </table:table-cell>
              <table:table-cell office:value-type="float" office:value="-16.9920174165457">
                <text:p>-16.992017416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098488318827">
                <text:p>39.5098488318827</text:p>
              </table:table-cell>
              <table:table-cell office:value-type="float" office:value="-17.0936139332366">
                <text:p>-17.093613933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7159871736143">
                <text:p>39.7159871736143</text:p>
              </table:table-cell>
              <table:table-cell office:value-type="float" office:value="-17.1190130624093">
                <text:p>-17.11901306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990838295923">
                <text:p>39.990838295923</text:p>
              </table:table-cell>
              <table:table-cell office:value-type="float" office:value="-17.1698113207547">
                <text:p>-17.1698113207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2427851580394">
                <text:p>40.2427851580394</text:p>
              </table:table-cell>
              <table:table-cell office:value-type="float" office:value="-17.2968069666183">
                <text:p>-17.296806966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5176362803481">
                <text:p>40.5176362803481</text:p>
              </table:table-cell>
              <table:table-cell office:value-type="float" office:value="-17.5253991291727">
                <text:p>-17.525399129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7237746220797">
                <text:p>40.7237746220797</text:p>
              </table:table-cell>
              <table:table-cell office:value-type="float" office:value="-17.7031930333817">
                <text:p>-17.7031930333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986257443885">
                <text:p>40.9986257443885</text:p>
              </table:table-cell>
              <table:table-cell office:value-type="float" office:value="-17.7793904208999">
                <text:p>-17.779390420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20476408612">
                <text:p>41.20476408612</text:p>
              </table:table-cell>
              <table:table-cell office:value-type="float" office:value="-17.7539912917271">
                <text:p>-17.753991291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254237288136">
                <text:p>41.5254237288136</text:p>
              </table:table-cell>
              <table:table-cell office:value-type="float" office:value="-17.855587808418">
                <text:p>-17.85558780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773705909299">
                <text:p>41.7773705909299</text:p>
              </table:table-cell>
              <table:table-cell office:value-type="float" office:value="-18.0841799709724">
                <text:p>-18.084179970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896472743931">
                <text:p>42.1896472743931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3957856161246">
                <text:p>42.3957856161246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935409986258">
                <text:p>42.6935409986258</text:p>
              </table:table-cell>
              <table:table-cell office:value-type="float" office:value="-18.2873730043541">
                <text:p>-18.287373004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767750801649">
                <text:p>42.8767750801649</text:p>
              </table:table-cell>
              <table:table-cell office:value-type="float" office:value="-18.1857764876633">
                <text:p>-18.185776487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-18.3127721335269">
                <text:p>-18.312772133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203389830509">
                <text:p>43.2203389830509</text:p>
              </table:table-cell>
              <table:table-cell office:value-type="float" office:value="-18.4905660377359">
                <text:p>-18.490566037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951901053596">
                <text:p>43.4951901053596</text:p>
              </table:table-cell>
              <table:table-cell office:value-type="float" office:value="-18.8461538461538">
                <text:p>-18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6555199267064">
                <text:p>43.6555199267064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8616582684379">
                <text:p>43.8616582684379</text:p>
              </table:table-cell>
              <table:table-cell office:value-type="float" office:value="-18.9731494920174">
                <text:p>-18.973149492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219880897847">
                <text:p>44.0219880897847</text:p>
              </table:table-cell>
              <table:table-cell office:value-type="float" office:value="-18.9477503628447">
                <text:p>-18.947750362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594136509391">
                <text:p>44.1594136509391</text:p>
              </table:table-cell>
              <table:table-cell office:value-type="float" office:value="-18.8715529753266">
                <text:p>-18.871552975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2968392120935">
                <text:p>44.2968392120935</text:p>
              </table:table-cell>
              <table:table-cell office:value-type="float" office:value="-18.7699564586357">
                <text:p>-18.7699564586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02977553825">
                <text:p>44.502977553825</text:p>
              </table:table-cell>
              <table:table-cell office:value-type="float" office:value="-18.7953555878084">
                <text:p>-18.795355587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091158955566">
                <text:p>44.7091158955566</text:p>
              </table:table-cell>
              <table:table-cell office:value-type="float" office:value="-19.0493468795356">
                <text:p>-19.049346879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465414567109">
                <text:p>44.8465414567109</text:p>
              </table:table-cell>
              <table:table-cell office:value-type="float" office:value="-19.3287373004354">
                <text:p>-19.328737300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0068712780577">
                <text:p>45.0068712780577</text:p>
              </table:table-cell>
              <table:table-cell office:value-type="float" office:value="-19.5827285921626">
                <text:p>-19.582728592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2130096197893">
                <text:p>45.2130096197893</text:p>
              </table:table-cell>
              <table:table-cell office:value-type="float" office:value="-19.8367198838897">
                <text:p>-19.836719883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504351809437">
                <text:p>45.3504351809437</text:p>
              </table:table-cell>
              <table:table-cell office:value-type="float" office:value="-19.989114658926">
                <text:p>-19.98911465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5565735226752">
                <text:p>45.5565735226752</text:p>
              </table:table-cell>
              <table:table-cell office:value-type="float" office:value="-19.7859216255443">
                <text:p>-19.7859216255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856161245992">
                <text:p>45.7856161245992</text:p>
              </table:table-cell>
              <table:table-cell office:value-type="float" office:value="-19.5573294629898">
                <text:p>-19.557329462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0146587265231">
                <text:p>46.0146587265231</text:p>
              </table:table-cell>
              <table:table-cell office:value-type="float" office:value="-19.3795355587808">
                <text:p>-19.379535558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978928080623">
                <text:p>46.1978928080623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3582226294091">
                <text:p>46.3582226294091</text:p>
              </table:table-cell>
              <table:table-cell office:value-type="float" office:value="-20.0399129172714">
                <text:p>-20.039912917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414567109482">
                <text:p>46.5414567109482</text:p>
              </table:table-cell>
              <table:table-cell office:value-type="float" office:value="-20.522496371553">
                <text:p>-20.52249637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01786532295">
                <text:p>46.701786532295</text:p>
              </table:table-cell>
              <table:table-cell office:value-type="float" office:value="-20.8526850507983">
                <text:p>-20.852685050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850206138342">
                <text:p>46.8850206138342</text:p>
              </table:table-cell>
              <table:table-cell office:value-type="float" office:value="-20.9542815674891">
                <text:p>-20.954281567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0224461749886">
                <text:p>47.0224461749886</text:p>
              </table:table-cell>
              <table:table-cell office:value-type="float" office:value="-20.8018867924528">
                <text:p>-20.8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598717361429">
                <text:p>47.1598717361429</text:p>
              </table:table-cell>
              <table:table-cell office:value-type="float" office:value="-20.4970972423803">
                <text:p>-20.497097242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202015574897">
                <text:p>47.3202015574897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034356390289">
                <text:p>47.5034356390289</text:p>
              </table:table-cell>
              <table:table-cell office:value-type="float" office:value="-19.633526850508">
                <text:p>-19.63352685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7095739807604">
                <text:p>47.7095739807604</text:p>
              </table:table-cell>
              <table:table-cell office:value-type="float" office:value="-19.8621190130624">
                <text:p>-19.862119013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915712322492">
                <text:p>47.915712322492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0989464040312">
                <text:p>48.0989464040312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3050847457627">
                <text:p>48.3050847457627</text:p>
              </table:table-cell>
              <table:table-cell office:value-type="float" office:value="-21.5638606676343">
                <text:p>-21.563860667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341273476867">
                <text:p>48.5341273476867</text:p>
              </table:table-cell>
              <table:table-cell office:value-type="float" office:value="-21.2082728592163">
                <text:p>-21.208272859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6944571690334">
                <text:p>48.6944571690334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547869903802">
                <text:p>48.8547869903802</text:p>
              </table:table-cell>
              <table:table-cell office:value-type="float" office:value="-19.9383164005806">
                <text:p>-19.938316400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922125515346">
                <text:p>48.9922125515346</text:p>
              </table:table-cell>
              <table:table-cell office:value-type="float" office:value="-19.7097242380261">
                <text:p>-19.709724238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754466330738">
                <text:p>49.1754466330738</text:p>
              </table:table-cell>
              <table:table-cell office:value-type="float" office:value="-19.9637155297533">
                <text:p>-19.96371552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244159413651">
                <text:p>49.244159413651</text:p>
              </table:table-cell>
              <table:table-cell office:value-type="float" office:value="-20.5986937590711">
                <text:p>-20.598693759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3586807146129">
                <text:p>49.3586807146129</text:p>
              </table:table-cell>
              <table:table-cell office:value-type="float" office:value="-21.3606676342525">
                <text:p>-21.360667634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190105359597">
                <text:p>49.5190105359597</text:p>
              </table:table-cell>
              <table:table-cell office:value-type="float" office:value="-22.2242380261248">
                <text:p>-22.224238026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106275767293">
                <text:p>49.6106275767293</text:p>
              </table:table-cell>
              <table:table-cell office:value-type="float" office:value="-22.656023222061">
                <text:p>-22.65602322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7709573980761">
                <text:p>49.7709573980761</text:p>
              </table:table-cell>
              <table:table-cell office:value-type="float" office:value="-22.7830188679245">
                <text:p>-22.7830188679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083829592304">
                <text:p>49.9083829592304</text:p>
              </table:table-cell>
              <table:table-cell office:value-type="float" office:value="-22.5544267053701">
                <text:p>-22.554426705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9770957398076">
                <text:p>49.9770957398076</text:p>
              </table:table-cell>
              <table:table-cell office:value-type="float" office:value="-21.9702467343977">
                <text:p>-21.97024673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0" chart:maximum="50.0001" chart:interval-major="10" chart:interval-minor-divisor="2" chart:reverse-direction="false" text:line-break="false" chart:axis-position="-0.25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display-label="true" chart:tick-marks-major-inner="true" chart:tick-marks-major-outer="false" chart:tick-marks-minor-inner="true" chart:tick-marks-minor-outer="false" chart:logarithmic="false" chart:minimum="-0.2" chart:maximum="0.2" chart:origin="-0.25" chart:interval-major="0.05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8000">
      <style:chart-properties chart:symbol-type="named-symbol" chart:symbol-name="star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legend chart:legend-position="end" svg:x="11.941cm" svg:y="3.948cm" style:legend-expansion="high" chart:style-name="ch2"/>
        <chart:plot-area chart:style-name="ch3" table:cell-range-address="zoomed.O125:zoomed.O175 zoomed.R124:zoomed.R175 zoomed.O3:zoomed.O3 zoomed.O5:zoomed.O55" chart:data-source-has-labels="row" svg:x="1.55cm" svg:y="0.851cm" svg:width="9.751cm" svg:height="6.762cm">
          <chartooo:coordinate-region svg:x="2.604cm" svg:y="1.077cm" svg:width="8.458cm" svg:height="5.986cm"/>
          <chart:axis chart:dimension="x" chart:name="primary-x" chart:style-name="ch4">
            <chart:title svg:x="4.715cm" svg:y="7.793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4.792cm" chart:style-name="ch8">
              <text:p>error</text:p>
            </chart:title>
            <chart:grid chart:style-name="ch6" chart:class="major"/>
          </chart:axis>
          <chart:series chart:style-name="ch9" chart:values-cell-range-address="zoomed.R125:zoomed.R175" chart:label-cell-address="zoomed.R124:zoomed.R124" chart:class="chart:scatter">
            <chart:domain table:cell-range-address="zoomed.O125:zoomed.O175"/>
            <chart:data-point chart:repeated="51"/>
          </chart:series>
          <chart:series chart:style-name="ch10" chart:values-cell-range-address="zoomed.O5:zoomed.O55" chart:label-cell-address="zoomed.O3:zoomed.O3" chart:class="chart:scatter">
            <chart:domain table:cell-range-address="zoomed.J5:zoomed.J55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error - OpenParEM2D</text:p>
                <draw:g>
                  <svg:desc>zoomed.R124:zoomed.R12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error - Simonovich</text:p>
                <draw:g>
                  <svg:desc>zoomed.O3:zoome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zoomed.O125:zoomed.O175</svg:desc>
                </draw:g>
              </table:table-cell>
              <table:table-cell office:value-type="float" office:value="0.029191158352477">
                <text:p>0.029191158352477</text:p>
                <draw:g>
                  <svg:desc>zoomed.R125:zoomed.R175</svg:desc>
                </draw:g>
              </table:table-cell>
              <table:table-cell office:value-type="float" office:value="0.3">
                <text:p>0.3</text:p>
                <draw:g>
                  <svg:desc>zoomed.J5:zoomed.J55</svg:desc>
                </draw:g>
              </table:table-cell>
              <table:table-cell office:value-type="float" office:value="0">
                <text:p>0</text:p>
                <draw:g>
                  <svg:desc>zoomed.O5:zoomed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9885916562352">
                <text:p>0.0149885916562352</text:p>
              </table:table-cell>
              <table:table-cell office:value-type="float" office:value="0.99161">
                <text:p>0.9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40557857699063">
                <text:p>0.0340557857699063</text:p>
              </table:table-cell>
              <table:table-cell office:value-type="float" office:value="2.0012">
                <text:p>2.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93864796263178">
                <text:p>0.00193864796263178</text:p>
              </table:table-cell>
              <table:table-cell office:value-type="float" office:value="3.0018">
                <text:p>3.0018</text:p>
              </table:table-cell>
              <table:table-cell office:value-type="float" office:value="-0.01512987012987">
                <text:p>-0.01512987012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175344918686307">
                <text:p>-0.0175344918686307</text:p>
              </table:table-cell>
              <table:table-cell office:value-type="float" office:value="4.00839">
                <text:p>4.00839</text:p>
              </table:table-cell>
              <table:table-cell office:value-type="float" office:value="-0.0395360824742269">
                <text:p>-0.0395360824742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296263002626306">
                <text:p>-0.0296263002626306</text:p>
              </table:table-cell>
              <table:table-cell office:value-type="float" office:value="5">
                <text:p>5</text:p>
              </table:table-cell>
              <table:table-cell office:value-type="float" office:value="-0.0527667223006804">
                <text:p>-0.0527667223006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144443565608626">
                <text:p>-0.0144443565608626</text:p>
              </table:table-cell>
              <table:table-cell office:value-type="float" office:value="6.0009161704077">
                <text:p>6.0009161704077</text:p>
              </table:table-cell>
              <table:table-cell office:value-type="float" office:value="-0.0272727272727272">
                <text:p>-0.0272727272727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185978243402702">
                <text:p>-0.0185978243402702</text:p>
              </table:table-cell>
              <table:table-cell office:value-type="float" office:value="6.96289509848832">
                <text:p>6.96289509848832</text:p>
              </table:table-cell>
              <table:table-cell office:value-type="float" office:value="-0.0238095238095239">
                <text:p>-0.0238095238095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284147722138447">
                <text:p>-0.0284147722138447</text:p>
              </table:table-cell>
              <table:table-cell office:value-type="float" office:value="7.97068254695373">
                <text:p>7.97068254695373</text:p>
              </table:table-cell>
              <table:table-cell office:value-type="float" office:value="-0.0354609929078015">
                <text:p>-0.0354609929078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227216994490976">
                <text:p>-0.0227216994490976</text:p>
              </table:table-cell>
              <table:table-cell office:value-type="float" office:value="8.95556573522675">
                <text:p>8.95556573522675</text:p>
              </table:table-cell>
              <table:table-cell office:value-type="float" office:value="-0.0379746835443039">
                <text:p>-0.0379746835443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77252391704673">
                <text:p>-0.0177252391704673</text:p>
              </table:table-cell>
              <table:table-cell office:value-type="float" office:value="9.98625744388456">
                <text:p>9.98625744388456</text:p>
              </table:table-cell>
              <table:table-cell office:value-type="float" office:value="-0.0285714285714286">
                <text:p>-0.0285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32701878833186">
                <text:p>-0.0132701878833186</text:p>
              </table:table-cell>
              <table:table-cell office:value-type="float" office:value="10.9711406321576">
                <text:p>10.9711406321576</text:p>
              </table:table-cell>
              <table:table-cell office:value-type="float" office:value="-0.0260416666666669">
                <text:p>-0.026041666666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9962897888737">
                <text:p>-0.0189962897888737</text:p>
              </table:table-cell>
              <table:table-cell office:value-type="float" office:value="11.978928080623">
                <text:p>11.978928080623</text:p>
              </table:table-cell>
              <table:table-cell office:value-type="float" office:value="-0.0289855072463769">
                <text:p>-0.0289855072463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236864275500739">
                <text:p>-0.0236864275500739</text:p>
              </table:table-cell>
              <table:table-cell office:value-type="float" office:value="12.9867155290884">
                <text:p>12.9867155290884</text:p>
              </table:table-cell>
              <table:table-cell office:value-type="float" office:value="-0.0315315315315315">
                <text:p>-0.0315315315315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0217741313440591">
                <text:p>-0.00217741313440591</text:p>
              </table:table-cell>
              <table:table-cell office:value-type="float" office:value="13.9715987173614">
                <text:p>13.9715987173614</text:p>
              </table:table-cell>
              <table:table-cell office:value-type="float" office:value="-0.0123456790123456">
                <text:p>-0.0123456790123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0677026574356121">
                <text:p>-0.00677026574356121</text:p>
              </table:table-cell>
              <table:table-cell office:value-type="float" office:value="14.9564819056344">
                <text:p>14.9564819056344</text:p>
              </table:table-cell>
              <table:table-cell office:value-type="float" office:value="-0.0155038759689922">
                <text:p>-0.0155038759689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106711902776948">
                <text:p>-0.0106711902776948</text:p>
              </table:table-cell>
              <table:table-cell office:value-type="float" office:value="15.9871736142923">
                <text:p>15.9871736142923</text:p>
              </table:table-cell>
              <table:table-cell office:value-type="float" office:value="-0.0183150183150185">
                <text:p>-0.0183150183150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700131603053814">
                <text:p>-0.00700131603053814</text:p>
              </table:table-cell>
              <table:table-cell office:value-type="float" office:value="16.9949610627577">
                <text:p>16.9949610627577</text:p>
              </table:table-cell>
              <table:table-cell office:value-type="float" office:value="-0.0206896551724138">
                <text:p>-0.0206896551724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686186452035854">
                <text:p>-0.00686186452035854</text:p>
              </table:table-cell>
              <table:table-cell office:value-type="float" office:value="17.9798442510307">
                <text:p>17.9798442510307</text:p>
              </table:table-cell>
              <table:table-cell office:value-type="float" office:value="-0.0163398692810455">
                <text:p>-0.0163398692810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00378685338142016">
                <text:p>-0.000378685338142016</text:p>
              </table:table-cell>
              <table:table-cell office:value-type="float" office:value="18.9876316994961">
                <text:p>18.9876316994961</text:p>
              </table:table-cell>
              <table:table-cell office:value-type="float" office:value="-0.0123456790123459">
                <text:p>-0.0123456790123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0324650080025532">
                <text:p>-0.00324650080025532</text:p>
              </table:table-cell>
              <table:table-cell office:value-type="float" office:value="19.9725148877691">
                <text:p>19.9725148877691</text:p>
              </table:table-cell>
              <table:table-cell office:value-type="float" office:value="-0.00884955752212393">
                <text:p>-0.00884955752212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826035733222013">
                <text:p>0.00826035733222013</text:p>
              </table:table-cell>
              <table:table-cell office:value-type="float" office:value="20.9803023362345">
                <text:p>20.980302336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08358876868881">
                <text:p>0.0108358876868881</text:p>
              </table:table-cell>
              <table:table-cell office:value-type="float" office:value="22.0109940448924">
                <text:p>22.0109940448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32948494710632">
                <text:p>0.0132948494710632</text:p>
              </table:table-cell>
              <table:table-cell office:value-type="float" office:value="23.0187814933578">
                <text:p>23.0187814933578</text:p>
              </table:table-cell>
              <table:table-cell office:value-type="float" office:value="0.00508905852417311">
                <text:p>0.00508905852417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80443787841876">
                <text:p>0.0180443787841876</text:p>
              </table:table-cell>
              <table:table-cell office:value-type="float" office:value="24.0265689418232">
                <text:p>24.0265689418232</text:p>
              </table:table-cell>
              <table:table-cell office:value-type="float" office:value="0.00729927007299273">
                <text:p>0.00729927007299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56043778450822">
                <text:p>0.0156043778450822</text:p>
              </table:table-cell>
              <table:table-cell office:value-type="float" office:value="24.942739349519">
                <text:p>24.942739349519</text:p>
              </table:table-cell>
              <table:table-cell office:value-type="float" office:value="0.00704225352112662">
                <text:p>0.00704225352112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22869210111205">
                <text:p>0.0222869210111205</text:p>
              </table:table-cell>
              <table:table-cell office:value-type="float" office:value="25.9734310581768">
                <text:p>25.9734310581768</text:p>
              </table:table-cell>
              <table:table-cell office:value-type="float" office:value="0.0134831460674159">
                <text:p>0.0134831460674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21823343425332">
                <text:p>0.0221823343425332</text:p>
              </table:table-cell>
              <table:table-cell office:value-type="float" office:value="26.9812185066422">
                <text:p>26.9812185066422</text:p>
              </table:table-cell>
              <table:table-cell office:value-type="float" office:value="0.015184381778742">
                <text:p>0.015184381778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01088342196777">
                <text:p>0.0201088342196777</text:p>
              </table:table-cell>
              <table:table-cell office:value-type="float" office:value="27.9890059551077">
                <text:p>27.9890059551077</text:p>
              </table:table-cell>
              <table:table-cell office:value-type="float" office:value="0.0105042016806722">
                <text:p>0.01050420168067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41987330732929">
                <text:p>0.0241987330732929</text:p>
              </table:table-cell>
              <table:table-cell office:value-type="float" office:value="28.9967934035731">
                <text:p>28.9967934035731</text:p>
              </table:table-cell>
              <table:table-cell office:value-type="float" office:value="0.0161943319838056">
                <text:p>0.0161943319838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0711796531706">
                <text:p>0.0280711796531706</text:p>
              </table:table-cell>
              <table:table-cell office:value-type="float" office:value="30.0045808520385">
                <text:p>30.004580852038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62351539600225">
                <text:p>0.0262351539600225</text:p>
              </table:table-cell>
              <table:table-cell office:value-type="float" office:value="31.0123683005039">
                <text:p>31.0123683005039</text:p>
              </table:table-cell>
              <table:table-cell office:value-type="float" office:value="0.018975332068311">
                <text:p>0.018975332068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150663168116">
                <text:p>0.028150663168116</text:p>
              </table:table-cell>
              <table:table-cell office:value-type="float" office:value="31.9972514887769">
                <text:p>31.9972514887769</text:p>
              </table:table-cell>
              <table:table-cell office:value-type="float" office:value="0.0202205882352942">
                <text:p>0.02022058823529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2784193654538">
                <text:p>0.0282784193654538</text:p>
              </table:table-cell>
              <table:table-cell office:value-type="float" office:value="32.9821346770499">
                <text:p>32.9821346770499</text:p>
              </table:table-cell>
              <table:table-cell office:value-type="float" office:value="0.0214285714285713">
                <text:p>0.0214285714285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0140694215569">
                <text:p>0.030140694215569</text:p>
              </table:table-cell>
              <table:table-cell office:value-type="float" office:value="33.9670178653229">
                <text:p>33.9670178653229</text:p>
              </table:table-cell>
              <table:table-cell office:value-type="float" office:value="0.0225303292894281">
                <text:p>0.0225303292894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7037519116811">
                <text:p>0.027037519116811</text:p>
              </table:table-cell>
              <table:table-cell office:value-type="float" office:value="34.9748053137884">
                <text:p>34.9748053137884</text:p>
              </table:table-cell>
              <table:table-cell office:value-type="float" office:value="0.0203045685279187">
                <text:p>0.0203045685279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368667746114003">
                <text:p>0.0368667746114003</text:p>
              </table:table-cell>
              <table:table-cell office:value-type="float" office:value="36.0054970224462">
                <text:p>36.0054970224462</text:p>
              </table:table-cell>
              <table:table-cell office:value-type="float" office:value="0.0309951060358891">
                <text:p>0.0309951060358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338933288970714">
                <text:p>0.0338933288970714</text:p>
              </table:table-cell>
              <table:table-cell office:value-type="float" office:value="36.9903802107192">
                <text:p>36.9903802107192</text:p>
              </table:table-cell>
              <table:table-cell office:value-type="float" office:value="0.0271132376395535">
                <text:p>0.0271132376395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56118116346915">
                <text:p>0.0356118116346915</text:p>
              </table:table-cell>
              <table:table-cell office:value-type="float" office:value="37.9981676591846">
                <text:p>37.9981676591846</text:p>
              </table:table-cell>
              <table:table-cell office:value-type="float" office:value="0.0310559006211182">
                <text:p>0.0310559006211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430789476352261">
                <text:p>0.0430789476352261</text:p>
              </table:table-cell>
              <table:table-cell office:value-type="float" office:value="39.00595510765">
                <text:p>39.0059551076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60815309544688">
                <text:p>0.0360815309544688</text:p>
              </table:table-cell>
              <table:table-cell office:value-type="float" office:value="39.9679340357306">
                <text:p>39.9679340357306</text:p>
              </table:table-cell>
              <table:table-cell office:value-type="float" office:value="0.0310650887573964">
                <text:p>0.0310650887573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473776939390227">
                <text:p>0.0473776939390227</text:p>
              </table:table-cell>
              <table:table-cell office:value-type="float" office:value="40.9757214841961">
                <text:p>40.9757214841961</text:p>
              </table:table-cell>
              <table:table-cell office:value-type="float" office:value="0.0414285714285713">
                <text:p>0.0414285714285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52731755845931">
                <text:p>0.052731755845931</text:p>
              </table:table-cell>
              <table:table-cell office:value-type="float" office:value="42.0064131928539">
                <text:p>42.0064131928539</text:p>
              </table:table-cell>
              <table:table-cell office:value-type="float" office:value="0.048611111111111">
                <text:p>0.0486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330070983596575">
                <text:p>0.0330070983596575</text:p>
              </table:table-cell>
              <table:table-cell office:value-type="float" office:value="42.9912963811269">
                <text:p>42.9912963811269</text:p>
              </table:table-cell>
              <table:table-cell office:value-type="float" office:value="0.0291262135922329">
                <text:p>0.0291262135922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451176004914624">
                <text:p>0.0451176004914624</text:p>
              </table:table-cell>
              <table:table-cell office:value-type="float" office:value="43.9990838295923">
                <text:p>43.9990838295923</text:p>
              </table:table-cell>
              <table:table-cell office:value-type="float" office:value="0.0402144772117962">
                <text:p>0.0402144772117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564789860701706">
                <text:p>0.0564789860701706</text:p>
              </table:table-cell>
              <table:table-cell office:value-type="float" office:value="44.9839670178653">
                <text:p>44.9839670178653</text:p>
              </table:table-cell>
              <table:table-cell office:value-type="float" office:value="0.0531776913099872">
                <text:p>0.0531776913099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68157732373747">
                <text:p>0.0268157732373747</text:p>
              </table:table-cell>
              <table:table-cell office:value-type="float" office:value="45.9917544663307">
                <text:p>45.9917544663307</text:p>
              </table:table-cell>
              <table:table-cell office:value-type="float" office:value="0.0235910878112714">
                <text:p>0.0235910878112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749728523892037">
                <text:p>0.0749728523892037</text:p>
              </table:table-cell>
              <table:table-cell office:value-type="float" office:value="46.9766376546038">
                <text:p>46.9766376546038</text:p>
              </table:table-cell>
              <table:table-cell office:value-type="float" office:value="0.0720390720390721">
                <text:p>0.07203907203907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473143413706056">
                <text:p>0.0473143413706056</text:p>
              </table:table-cell>
              <table:table-cell office:value-type="float" office:value="48.0073293632616">
                <text:p>48.0073293632616</text:p>
              </table:table-cell>
              <table:table-cell office:value-type="float" office:value="0.0456226880394573">
                <text:p>0.0456226880394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149902303058171">
                <text:p>-0.0149902303058171</text:p>
              </table:table-cell>
              <table:table-cell office:value-type="float" office:value="48.9693082913422">
                <text:p>48.9693082913422</text:p>
              </table:table-cell>
              <table:table-cell office:value-type="float" office:value="-0.0180412371134021">
                <text:p>-0.0180412371134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721264529469553">
                <text:p>0.0721264529469553</text:p>
              </table:table-cell>
              <table:table-cell office:value-type="float" office:value="50">
                <text:p>50</text:p>
              </table:table-cell>
              <table:table-cell office:value-type="float" office:value="0.0716763005780347">
                <text:p>0.07167630057803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